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092cm"/>
    </style:style>
    <style:style style:name="co2" style:family="table-column">
      <style:table-column-properties fo:break-before="auto" style:column-width="4.01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861cm"/>
    </style:style>
    <style:style style:name="co5" style:family="table-column">
      <style:table-column-properties fo:break-before="auto" style:column-width="1.797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4.14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style:use-window-font-color="true" fo:font-style="normal" fo:font-weight="bold"/>
    </style:style>
    <style:style style:name="ce2" style:family="table-cell" style:parent-style-name="Default">
      <style:text-properties style:use-window-font-color="true" fo:font-style="normal"/>
    </style:style>
    <style:style style:name="ce3" style:family="table-cell" style:parent-style-name="Default">
      <style:table-cell-properties fo:background-color="#c0c0c0"/>
      <style:text-properties style:use-window-font-color="true" fo:font-style="normal"/>
    </style:style>
    <style:style style:name="ce4" style:family="table-cell" style:parent-style-name="Default">
      <style:table-cell-properties fo:background-color="#c0c0c0"/>
      <style:text-properties fo:font-weight="bold"/>
    </style:style>
    <style:style style:name="ce5" style:family="table-cell" style:parent-style-name="Default">
      <style:table-cell-properties fo:background-color="#c0c0c0"/>
    </style:style>
  </office:automatic-styles>
  <office:body>
    <office:spreadsheet>
      <table:calculation-settings table:use-regular-expressions="false"/>
      <table:table table:name="p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4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3" table:number-columns-repeated="254"/>
        </table:table-row>
        <table:table-row table:style-name="ro1">
          <table:table-cell office:value-type="float" office:value="36001">
            <text:p>36001</text:p>
          </table:table-cell>
          <table:table-cell office:value-type="string">
            <text:p>Nanggroe Aceh Darussalam</text:p>
          </table:table-cell>
          <table:table-cell table:number-columns-repeated="254"/>
        </table:table-row>
        <table:table-row table:style-name="ro1">
          <table:table-cell office:value-type="float" office:value="36002">
            <text:p>36002</text:p>
          </table:table-cell>
          <table:table-cell office:value-type="string">
            <text:p>Sumatera Utara</text:p>
          </table:table-cell>
          <table:table-cell table:number-columns-repeated="254"/>
        </table:table-row>
        <table:table-row table:style-name="ro1">
          <table:table-cell office:value-type="float" office:value="36003">
            <text:p>36003</text:p>
          </table:table-cell>
          <table:table-cell office:value-type="string">
            <text:p>Sumatera Barat</text:p>
          </table:table-cell>
          <table:table-cell table:number-columns-repeated="254"/>
        </table:table-row>
        <table:table-row table:style-name="ro1">
          <table:table-cell office:value-type="float" office:value="36004">
            <text:p>36004</text:p>
          </table:table-cell>
          <table:table-cell office:value-type="string">
            <text:p>Riau</text:p>
          </table:table-cell>
          <table:table-cell table:number-columns-repeated="254"/>
        </table:table-row>
        <table:table-row table:style-name="ro1">
          <table:table-cell office:value-type="float" office:value="36005">
            <text:p>36005</text:p>
          </table:table-cell>
          <table:table-cell office:value-type="string">
            <text:p>Jambi</text:p>
          </table:table-cell>
          <table:table-cell table:number-columns-repeated="254"/>
        </table:table-row>
        <table:table-row table:style-name="ro1">
          <table:table-cell office:value-type="float" office:value="36006">
            <text:p>36006</text:p>
          </table:table-cell>
          <table:table-cell office:value-type="string">
            <text:p>Sumatera Selatan</text:p>
          </table:table-cell>
          <table:table-cell table:number-columns-repeated="254"/>
        </table:table-row>
        <table:table-row table:style-name="ro1">
          <table:table-cell office:value-type="float" office:value="36007">
            <text:p>36007</text:p>
          </table:table-cell>
          <table:table-cell office:value-type="string">
            <text:p>Bengkulu</text:p>
          </table:table-cell>
          <table:table-cell table:number-columns-repeated="254"/>
        </table:table-row>
        <table:table-row table:style-name="ro1">
          <table:table-cell office:value-type="float" office:value="36008">
            <text:p>36008</text:p>
          </table:table-cell>
          <table:table-cell office:value-type="string">
            <text:p>Lampung</text:p>
          </table:table-cell>
          <table:table-cell table:number-columns-repeated="254"/>
        </table:table-row>
        <table:table-row table:style-name="ro1">
          <table:table-cell office:value-type="float" office:value="36009">
            <text:p>36009</text:p>
          </table:table-cell>
          <table:table-cell office:value-type="string">
            <text:p>Bangka Belitung</text:p>
          </table:table-cell>
          <table:table-cell table:number-columns-repeated="254"/>
        </table:table-row>
        <table:table-row table:style-name="ro1">
          <table:table-cell office:value-type="float" office:value="36010">
            <text:p>36010</text:p>
          </table:table-cell>
          <table:table-cell office:value-type="string">
            <text:p>Kepulauan Riau</text:p>
          </table:table-cell>
          <table:table-cell table:number-columns-repeated="254"/>
        </table:table-row>
        <table:table-row table:style-name="ro1">
          <table:table-cell office:value-type="float" office:value="36011">
            <text:p>36011</text:p>
          </table:table-cell>
          <table:table-cell office:value-type="string">
            <text:p>DKI Jakarta</text:p>
          </table:table-cell>
          <table:table-cell table:number-columns-repeated="254"/>
        </table:table-row>
        <table:table-row table:style-name="ro1">
          <table:table-cell office:value-type="float" office:value="36012">
            <text:p>36012</text:p>
          </table:table-cell>
          <table:table-cell office:value-type="string">
            <text:p>Jawa Barat</text:p>
          </table:table-cell>
          <table:table-cell table:number-columns-repeated="254"/>
        </table:table-row>
        <table:table-row table:style-name="ro1">
          <table:table-cell office:value-type="float" office:value="36013">
            <text:p>36013</text:p>
          </table:table-cell>
          <table:table-cell office:value-type="string">
            <text:p>Jawa Tengah</text:p>
          </table:table-cell>
          <table:table-cell table:number-columns-repeated="254"/>
        </table:table-row>
        <table:table-row table:style-name="ro1">
          <table:table-cell office:value-type="float" office:value="36014">
            <text:p>36014</text:p>
          </table:table-cell>
          <table:table-cell office:value-type="string">
            <text:p>DI Yogyakarta</text:p>
          </table:table-cell>
          <table:table-cell table:number-columns-repeated="254"/>
        </table:table-row>
        <table:table-row table:style-name="ro1">
          <table:table-cell office:value-type="float" office:value="36015">
            <text:p>36015</text:p>
          </table:table-cell>
          <table:table-cell office:value-type="string">
            <text:p>Jawa Timur</text:p>
          </table:table-cell>
          <table:table-cell table:number-columns-repeated="254"/>
        </table:table-row>
        <table:table-row table:style-name="ro1">
          <table:table-cell office:value-type="float" office:value="36016">
            <text:p>36016</text:p>
          </table:table-cell>
          <table:table-cell office:value-type="string">
            <text:p>Banten</text:p>
          </table:table-cell>
          <table:table-cell table:number-columns-repeated="254"/>
        </table:table-row>
        <table:table-row table:style-name="ro1">
          <table:table-cell office:value-type="float" office:value="36017">
            <text:p>36017</text:p>
          </table:table-cell>
          <table:table-cell office:value-type="string">
            <text:p>Bali</text:p>
          </table:table-cell>
          <table:table-cell table:number-columns-repeated="254"/>
        </table:table-row>
        <table:table-row table:style-name="ro1">
          <table:table-cell office:value-type="float" office:value="36018">
            <text:p>36018</text:p>
          </table:table-cell>
          <table:table-cell office:value-type="string">
            <text:p>Nusa Tenggara Barat</text:p>
          </table:table-cell>
          <table:table-cell table:number-columns-repeated="254"/>
        </table:table-row>
        <table:table-row table:style-name="ro1">
          <table:table-cell office:value-type="float" office:value="36019">
            <text:p>36019</text:p>
          </table:table-cell>
          <table:table-cell office:value-type="string">
            <text:p>Nusa Tenggara Timur</text:p>
          </table:table-cell>
          <table:table-cell table:number-columns-repeated="254"/>
        </table:table-row>
        <table:table-row table:style-name="ro1">
          <table:table-cell office:value-type="float" office:value="36020">
            <text:p>36020</text:p>
          </table:table-cell>
          <table:table-cell office:value-type="string">
            <text:p>Kalimantan Barat</text:p>
          </table:table-cell>
          <table:table-cell table:number-columns-repeated="254"/>
        </table:table-row>
        <table:table-row table:style-name="ro1">
          <table:table-cell office:value-type="float" office:value="36021">
            <text:p>36021</text:p>
          </table:table-cell>
          <table:table-cell office:value-type="string">
            <text:p>Kalimantan Tengah</text:p>
          </table:table-cell>
          <table:table-cell table:number-columns-repeated="254"/>
        </table:table-row>
        <table:table-row table:style-name="ro1">
          <table:table-cell office:value-type="float" office:value="36022">
            <text:p>36022</text:p>
          </table:table-cell>
          <table:table-cell office:value-type="string">
            <text:p>Kalimantan Selatan</text:p>
          </table:table-cell>
          <table:table-cell table:number-columns-repeated="254"/>
        </table:table-row>
        <table:table-row table:style-name="ro1">
          <table:table-cell office:value-type="float" office:value="36023">
            <text:p>36023</text:p>
          </table:table-cell>
          <table:table-cell office:value-type="string">
            <text:p>Kalimantan Timur</text:p>
          </table:table-cell>
          <table:table-cell table:number-columns-repeated="254"/>
        </table:table-row>
        <table:table-row table:style-name="ro1">
          <table:table-cell office:value-type="float" office:value="36024">
            <text:p>36024</text:p>
          </table:table-cell>
          <table:table-cell office:value-type="string">
            <text:p>Sulawesi Utara</text:p>
          </table:table-cell>
          <table:table-cell table:number-columns-repeated="254"/>
        </table:table-row>
        <table:table-row table:style-name="ro1">
          <table:table-cell office:value-type="float" office:value="36025">
            <text:p>36025</text:p>
          </table:table-cell>
          <table:table-cell office:value-type="string">
            <text:p>Sulawesi Tengah</text:p>
          </table:table-cell>
          <table:table-cell table:number-columns-repeated="254"/>
        </table:table-row>
        <table:table-row table:style-name="ro1">
          <table:table-cell office:value-type="float" office:value="36026">
            <text:p>36026</text:p>
          </table:table-cell>
          <table:table-cell office:value-type="string">
            <text:p>Sulawesi Selatan</text:p>
          </table:table-cell>
          <table:table-cell table:number-columns-repeated="254"/>
        </table:table-row>
        <table:table-row table:style-name="ro1">
          <table:table-cell office:value-type="float" office:value="36027">
            <text:p>36027</text:p>
          </table:table-cell>
          <table:table-cell office:value-type="string">
            <text:p>Sulawesi Tenggara</text:p>
          </table:table-cell>
          <table:table-cell table:number-columns-repeated="254"/>
        </table:table-row>
        <table:table-row table:style-name="ro1">
          <table:table-cell office:value-type="float" office:value="36028">
            <text:p>36028</text:p>
          </table:table-cell>
          <table:table-cell office:value-type="string">
            <text:p>Sulawesi Barat</text:p>
          </table:table-cell>
          <table:table-cell table:number-columns-repeated="254"/>
        </table:table-row>
        <table:table-row table:style-name="ro1">
          <table:table-cell office:value-type="float" office:value="36029">
            <text:p>36029</text:p>
          </table:table-cell>
          <table:table-cell office:value-type="string">
            <text:p>Gorontalo</text:p>
          </table:table-cell>
          <table:table-cell table:number-columns-repeated="254"/>
        </table:table-row>
        <table:table-row table:style-name="ro1">
          <table:table-cell office:value-type="float" office:value="36030">
            <text:p>36030</text:p>
          </table:table-cell>
          <table:table-cell office:value-type="string">
            <text:p>Maluku</text:p>
          </table:table-cell>
          <table:table-cell table:number-columns-repeated="254"/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Maluku Utara</text:p>
          </table:table-cell>
          <table:table-cell table:number-columns-repeated="254"/>
        </table:table-row>
        <table:table-row table:style-name="ro1">
          <table:table-cell office:value-type="float" office:value="36032">
            <text:p>36032</text:p>
          </table:table-cell>
          <table:table-cell office:value-type="string">
            <text:p>Irian Jaya Barat</text:p>
          </table:table-cell>
          <table:table-cell table:number-columns-repeated="254"/>
        </table:table-row>
        <table:table-row table:style-name="ro1">
          <table:table-cell office:value-type="float" office:value="36033">
            <text:p>36033</text:p>
          </table:table-cell>
          <table:table-cell office:value-type="string">
            <text:p>Papua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ar" table:style-name="ta1" table:print="false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>
            <text:p>ctime</text:p>
          </table:table-cell>
          <table:table-cell office:value-type="string">
            <text:p>2006-08-14 00:00:00+07</text:p>
          </table:table-cell>
        </table:table-row>
        <table:table-row table:style-name="ro1">
          <table:table-cell office:value-type="string">
            <text:p>mtime</text:p>
          </table:table-cell>
          <table:table-cell office:value-type="string">
            <text:p>2006-08-14 00:00:00+07</text:p>
          </table:table-cell>
        </table:table-row>
      </table:table>
      <table:table table:name="k" table:style-name="ta1" table:print="false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51" table:default-cell-style-name="Default"/>
        <table:table-row table:style-name="ro1">
          <table:table-cell table:style-name="ce4" office:value-type="string">
            <text:p>provid</text:p>
          </table:table-cell>
          <table:table-cell table:style-name="ce4" office:value-type="string">
            <text:p>prov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local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SQL:comment</text:p>
          </table:table-cell>
          <table:table-cell table:style-name="ce5" table:number-columns-repeated="247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2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1">
            <text:p>1</text:p>
          </table:table-cell>
          <table:table-cell office:value-type="string">
            <text:p>Aceh Barat</text:p>
          </table:table-cell>
          <table:table-cell table:formula="oooc:=[.A2]*10000+[.D2]" office:value-type="float" office:value="360010001">
            <text:p>360010001</text:p>
          </table:table-cell>
          <table:table-cell/>
          <table:table-cell table:formula="oooc:=&quot;INSERT INTO locality (id,regionid,typeid,name,ctime,mtime) VALUES (&quot;&amp;[.F2]&amp;&quot;,&quot;&amp;[.A2]&amp;&quot;,&quot;&amp;IF([.C2]=&quot;Kabupaten&quot;;3601;3602)&amp;&quot;,&quot;&amp;&quot;'&quot;&amp;[.E2]&amp;&quot;','&quot;&amp;[var.$B$1]&amp;&quot;','&quot;&amp;[var.$B$2]&amp;&quot;');&quot;" office:value-type="string" office:string-value="INSERT INTO locality (id,regionid,typeid,name,ctime,mtime) VALUES (360010001,36001,3601,'Aceh Barat','2006-08-14 00:00:00+07','2006-08-14 00:00:00+07');">
            <text:p>INSERT INTO locality (id,regionid,typeid,name,ctime,mtime) VALUES (360010001,36001,3601,'Aceh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3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2">
            <text:p>2</text:p>
          </table:table-cell>
          <table:table-cell office:value-type="string">
            <text:p>Aceh Barat Daya</text:p>
          </table:table-cell>
          <table:table-cell table:formula="oooc:=[.A3]*10000+[.D3]" office:value-type="float" office:value="360010002">
            <text:p>360010002</text:p>
          </table:table-cell>
          <table:table-cell/>
          <table:table-cell table:formula="oooc:=&quot;INSERT INTO locality (id,regionid,typeid,name,ctime,mtime) VALUES (&quot;&amp;[.F3]&amp;&quot;,&quot;&amp;[.A3]&amp;&quot;,&quot;&amp;IF([.C3]=&quot;Kabupaten&quot;;3601;3602)&amp;&quot;,&quot;&amp;&quot;'&quot;&amp;[.E3]&amp;&quot;','&quot;&amp;[var.$B$1]&amp;&quot;','&quot;&amp;[var.$B$2]&amp;&quot;');&quot;" office:value-type="string" office:string-value="INSERT INTO locality (id,regionid,typeid,name,ctime,mtime) VALUES (360010002,36001,3601,'Aceh Barat Daya','2006-08-14 00:00:00+07','2006-08-14 00:00:00+07');">
            <text:p>INSERT INTO locality (id,regionid,typeid,name,ctime,mtime) VALUES (360010002,36001,3601,'Aceh Barat Day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4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3">
            <text:p>3</text:p>
          </table:table-cell>
          <table:table-cell office:value-type="string">
            <text:p>Aceh Besar</text:p>
          </table:table-cell>
          <table:table-cell table:formula="oooc:=[.A4]*10000+[.D4]" office:value-type="float" office:value="360010003">
            <text:p>360010003</text:p>
          </table:table-cell>
          <table:table-cell/>
          <table:table-cell table:formula="oooc:=&quot;INSERT INTO locality (id,regionid,typeid,name,ctime,mtime) VALUES (&quot;&amp;[.F4]&amp;&quot;,&quot;&amp;[.A4]&amp;&quot;,&quot;&amp;IF([.C4]=&quot;Kabupaten&quot;;3601;3602)&amp;&quot;,&quot;&amp;&quot;'&quot;&amp;[.E4]&amp;&quot;','&quot;&amp;[var.$B$1]&amp;&quot;','&quot;&amp;[var.$B$2]&amp;&quot;');&quot;" office:value-type="string" office:string-value="INSERT INTO locality (id,regionid,typeid,name,ctime,mtime) VALUES (360010003,36001,3601,'Aceh Besar','2006-08-14 00:00:00+07','2006-08-14 00:00:00+07');">
            <text:p>INSERT INTO locality (id,regionid,typeid,name,ctime,mtime) VALUES (360010003,36001,3601,'Aceh Bes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5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4">
            <text:p>4</text:p>
          </table:table-cell>
          <table:table-cell office:value-type="string">
            <text:p>Aceh Jaya</text:p>
          </table:table-cell>
          <table:table-cell table:formula="oooc:=[.A5]*10000+[.D5]" office:value-type="float" office:value="360010004">
            <text:p>360010004</text:p>
          </table:table-cell>
          <table:table-cell/>
          <table:table-cell table:formula="oooc:=&quot;INSERT INTO locality (id,regionid,typeid,name,ctime,mtime) VALUES (&quot;&amp;[.F5]&amp;&quot;,&quot;&amp;[.A5]&amp;&quot;,&quot;&amp;IF([.C5]=&quot;Kabupaten&quot;;3601;3602)&amp;&quot;,&quot;&amp;&quot;'&quot;&amp;[.E5]&amp;&quot;','&quot;&amp;[var.$B$1]&amp;&quot;','&quot;&amp;[var.$B$2]&amp;&quot;');&quot;" office:value-type="string" office:string-value="INSERT INTO locality (id,regionid,typeid,name,ctime,mtime) VALUES (360010004,36001,3601,'Aceh Jaya','2006-08-14 00:00:00+07','2006-08-14 00:00:00+07');">
            <text:p>INSERT INTO locality (id,regionid,typeid,name,ctime,mtime) VALUES (360010004,36001,3601,'Aceh Jay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6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5">
            <text:p>5</text:p>
          </table:table-cell>
          <table:table-cell office:value-type="string">
            <text:p>Aceh Selatan</text:p>
          </table:table-cell>
          <table:table-cell table:formula="oooc:=[.A6]*10000+[.D6]" office:value-type="float" office:value="360010005">
            <text:p>360010005</text:p>
          </table:table-cell>
          <table:table-cell/>
          <table:table-cell table:formula="oooc:=&quot;INSERT INTO locality (id,regionid,typeid,name,ctime,mtime) VALUES (&quot;&amp;[.F6]&amp;&quot;,&quot;&amp;[.A6]&amp;&quot;,&quot;&amp;IF([.C6]=&quot;Kabupaten&quot;;3601;3602)&amp;&quot;,&quot;&amp;&quot;'&quot;&amp;[.E6]&amp;&quot;','&quot;&amp;[var.$B$1]&amp;&quot;','&quot;&amp;[var.$B$2]&amp;&quot;');&quot;" office:value-type="string" office:string-value="INSERT INTO locality (id,regionid,typeid,name,ctime,mtime) VALUES (360010005,36001,3601,'Aceh Selatan','2006-08-14 00:00:00+07','2006-08-14 00:00:00+07');">
            <text:p>INSERT INTO locality (id,regionid,typeid,name,ctime,mtime) VALUES (360010005,36001,3601,'Aceh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7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6">
            <text:p>6</text:p>
          </table:table-cell>
          <table:table-cell office:value-type="string">
            <text:p>Aceh Singkil</text:p>
          </table:table-cell>
          <table:table-cell table:formula="oooc:=[.A7]*10000+[.D7]" office:value-type="float" office:value="360010006">
            <text:p>360010006</text:p>
          </table:table-cell>
          <table:table-cell/>
          <table:table-cell table:formula="oooc:=&quot;INSERT INTO locality (id,regionid,typeid,name,ctime,mtime) VALUES (&quot;&amp;[.F7]&amp;&quot;,&quot;&amp;[.A7]&amp;&quot;,&quot;&amp;IF([.C7]=&quot;Kabupaten&quot;;3601;3602)&amp;&quot;,&quot;&amp;&quot;'&quot;&amp;[.E7]&amp;&quot;','&quot;&amp;[var.$B$1]&amp;&quot;','&quot;&amp;[var.$B$2]&amp;&quot;');&quot;" office:value-type="string" office:string-value="INSERT INTO locality (id,regionid,typeid,name,ctime,mtime) VALUES (360010006,36001,3601,'Aceh Singkil','2006-08-14 00:00:00+07','2006-08-14 00:00:00+07');">
            <text:p>INSERT INTO locality (id,regionid,typeid,name,ctime,mtime) VALUES (360010006,36001,3601,'Aceh Singkil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8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7">
            <text:p>7</text:p>
          </table:table-cell>
          <table:table-cell office:value-type="string">
            <text:p>Aceh Tamiang</text:p>
          </table:table-cell>
          <table:table-cell table:formula="oooc:=[.A8]*10000+[.D8]" office:value-type="float" office:value="360010007">
            <text:p>360010007</text:p>
          </table:table-cell>
          <table:table-cell/>
          <table:table-cell table:formula="oooc:=&quot;INSERT INTO locality (id,regionid,typeid,name,ctime,mtime) VALUES (&quot;&amp;[.F8]&amp;&quot;,&quot;&amp;[.A8]&amp;&quot;,&quot;&amp;IF([.C8]=&quot;Kabupaten&quot;;3601;3602)&amp;&quot;,&quot;&amp;&quot;'&quot;&amp;[.E8]&amp;&quot;','&quot;&amp;[var.$B$1]&amp;&quot;','&quot;&amp;[var.$B$2]&amp;&quot;');&quot;" office:value-type="string" office:string-value="INSERT INTO locality (id,regionid,typeid,name,ctime,mtime) VALUES (360010007,36001,3601,'Aceh Tamiang','2006-08-14 00:00:00+07','2006-08-14 00:00:00+07');">
            <text:p>INSERT INTO locality (id,regionid,typeid,name,ctime,mtime) VALUES (360010007,36001,3601,'Aceh Tami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9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8">
            <text:p>8</text:p>
          </table:table-cell>
          <table:table-cell office:value-type="string">
            <text:p>Aceh Tengah</text:p>
          </table:table-cell>
          <table:table-cell table:formula="oooc:=[.A9]*10000+[.D9]" office:value-type="float" office:value="360010008">
            <text:p>360010008</text:p>
          </table:table-cell>
          <table:table-cell/>
          <table:table-cell table:formula="oooc:=&quot;INSERT INTO locality (id,regionid,typeid,name,ctime,mtime) VALUES (&quot;&amp;[.F9]&amp;&quot;,&quot;&amp;[.A9]&amp;&quot;,&quot;&amp;IF([.C9]=&quot;Kabupaten&quot;;3601;3602)&amp;&quot;,&quot;&amp;&quot;'&quot;&amp;[.E9]&amp;&quot;','&quot;&amp;[var.$B$1]&amp;&quot;','&quot;&amp;[var.$B$2]&amp;&quot;');&quot;" office:value-type="string" office:string-value="INSERT INTO locality (id,regionid,typeid,name,ctime,mtime) VALUES (360010008,36001,3601,'Aceh Tengah','2006-08-14 00:00:00+07','2006-08-14 00:00:00+07');">
            <text:p>INSERT INTO locality (id,regionid,typeid,name,ctime,mtime) VALUES (360010008,36001,3601,'Aceh Tengah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10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9">
            <text:p>9</text:p>
          </table:table-cell>
          <table:table-cell office:value-type="string">
            <text:p>Aceh Tenggara</text:p>
          </table:table-cell>
          <table:table-cell table:formula="oooc:=[.A10]*10000+[.D10]" office:value-type="float" office:value="360010009">
            <text:p>360010009</text:p>
          </table:table-cell>
          <table:table-cell/>
          <table:table-cell table:formula="oooc:=&quot;INSERT INTO locality (id,regionid,typeid,name,ctime,mtime) VALUES (&quot;&amp;[.F10]&amp;&quot;,&quot;&amp;[.A10]&amp;&quot;,&quot;&amp;IF([.C10]=&quot;Kabupaten&quot;;3601;3602)&amp;&quot;,&quot;&amp;&quot;'&quot;&amp;[.E10]&amp;&quot;','&quot;&amp;[var.$B$1]&amp;&quot;','&quot;&amp;[var.$B$2]&amp;&quot;');&quot;" office:value-type="string" office:string-value="INSERT INTO locality (id,regionid,typeid,name,ctime,mtime) VALUES (360010009,36001,3601,'Aceh Tenggara','2006-08-14 00:00:00+07','2006-08-14 00:00:00+07');">
            <text:p>INSERT INTO locality (id,regionid,typeid,name,ctime,mtime) VALUES (360010009,36001,3601,'Aceh Tengg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11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10">
            <text:p>10</text:p>
          </table:table-cell>
          <table:table-cell office:value-type="string">
            <text:p>Aceh Timur</text:p>
          </table:table-cell>
          <table:table-cell table:formula="oooc:=[.A11]*10000+[.D11]" office:value-type="float" office:value="360010010">
            <text:p>360010010</text:p>
          </table:table-cell>
          <table:table-cell/>
          <table:table-cell table:formula="oooc:=&quot;INSERT INTO locality (id,regionid,typeid,name,ctime,mtime) VALUES (&quot;&amp;[.F11]&amp;&quot;,&quot;&amp;[.A11]&amp;&quot;,&quot;&amp;IF([.C11]=&quot;Kabupaten&quot;;3601;3602)&amp;&quot;,&quot;&amp;&quot;'&quot;&amp;[.E11]&amp;&quot;','&quot;&amp;[var.$B$1]&amp;&quot;','&quot;&amp;[var.$B$2]&amp;&quot;');&quot;" office:value-type="string" office:string-value="INSERT INTO locality (id,regionid,typeid,name,ctime,mtime) VALUES (360010010,36001,3601,'Aceh Timur','2006-08-14 00:00:00+07','2006-08-14 00:00:00+07');">
            <text:p>INSERT INTO locality (id,regionid,typeid,name,ctime,mtime) VALUES (360010010,36001,3601,'Aceh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12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11">
            <text:p>11</text:p>
          </table:table-cell>
          <table:table-cell office:value-type="string">
            <text:p>Aceh Utara</text:p>
          </table:table-cell>
          <table:table-cell table:formula="oooc:=[.A12]*10000+[.D12]" office:value-type="float" office:value="360010011">
            <text:p>360010011</text:p>
          </table:table-cell>
          <table:table-cell/>
          <table:table-cell table:formula="oooc:=&quot;INSERT INTO locality (id,regionid,typeid,name,ctime,mtime) VALUES (&quot;&amp;[.F12]&amp;&quot;,&quot;&amp;[.A12]&amp;&quot;,&quot;&amp;IF([.C12]=&quot;Kabupaten&quot;;3601;3602)&amp;&quot;,&quot;&amp;&quot;'&quot;&amp;[.E12]&amp;&quot;','&quot;&amp;[var.$B$1]&amp;&quot;','&quot;&amp;[var.$B$2]&amp;&quot;');&quot;" office:value-type="string" office:string-value="INSERT INTO locality (id,regionid,typeid,name,ctime,mtime) VALUES (360010011,36001,3601,'Aceh Utara','2006-08-14 00:00:00+07','2006-08-14 00:00:00+07');">
            <text:p>INSERT INTO locality (id,regionid,typeid,name,ctime,mtime) VALUES (360010011,36001,3601,'Aceh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13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12">
            <text:p>12</text:p>
          </table:table-cell>
          <table:table-cell office:value-type="string">
            <text:p>Bener Meriah</text:p>
          </table:table-cell>
          <table:table-cell table:formula="oooc:=[.A13]*10000+[.D13]" office:value-type="float" office:value="360010012">
            <text:p>360010012</text:p>
          </table:table-cell>
          <table:table-cell/>
          <table:table-cell table:formula="oooc:=&quot;INSERT INTO locality (id,regionid,typeid,name,ctime,mtime) VALUES (&quot;&amp;[.F13]&amp;&quot;,&quot;&amp;[.A13]&amp;&quot;,&quot;&amp;IF([.C13]=&quot;Kabupaten&quot;;3601;3602)&amp;&quot;,&quot;&amp;&quot;'&quot;&amp;[.E13]&amp;&quot;','&quot;&amp;[var.$B$1]&amp;&quot;','&quot;&amp;[var.$B$2]&amp;&quot;');&quot;" office:value-type="string" office:string-value="INSERT INTO locality (id,regionid,typeid,name,ctime,mtime) VALUES (360010012,36001,3601,'Bener Meriah','2006-08-14 00:00:00+07','2006-08-14 00:00:00+07');">
            <text:p>INSERT INTO locality (id,regionid,typeid,name,ctime,mtime) VALUES (360010012,36001,3601,'Bener Meriah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14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13">
            <text:p>13</text:p>
          </table:table-cell>
          <table:table-cell office:value-type="string">
            <text:p>Bireuen</text:p>
          </table:table-cell>
          <table:table-cell table:formula="oooc:=[.A14]*10000+[.D14]" office:value-type="float" office:value="360010013">
            <text:p>360010013</text:p>
          </table:table-cell>
          <table:table-cell/>
          <table:table-cell table:formula="oooc:=&quot;INSERT INTO locality (id,regionid,typeid,name,ctime,mtime) VALUES (&quot;&amp;[.F14]&amp;&quot;,&quot;&amp;[.A14]&amp;&quot;,&quot;&amp;IF([.C14]=&quot;Kabupaten&quot;;3601;3602)&amp;&quot;,&quot;&amp;&quot;'&quot;&amp;[.E14]&amp;&quot;','&quot;&amp;[var.$B$1]&amp;&quot;','&quot;&amp;[var.$B$2]&amp;&quot;');&quot;" office:value-type="string" office:string-value="INSERT INTO locality (id,regionid,typeid,name,ctime,mtime) VALUES (360010013,36001,3601,'Bireuen','2006-08-14 00:00:00+07','2006-08-14 00:00:00+07');">
            <text:p>INSERT INTO locality (id,regionid,typeid,name,ctime,mtime) VALUES (360010013,36001,3601,'Bireue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15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14">
            <text:p>14</text:p>
          </table:table-cell>
          <table:table-cell office:value-type="string">
            <text:p>Gayo Lues</text:p>
          </table:table-cell>
          <table:table-cell table:formula="oooc:=[.A15]*10000+[.D15]" office:value-type="float" office:value="360010014">
            <text:p>360010014</text:p>
          </table:table-cell>
          <table:table-cell/>
          <table:table-cell table:formula="oooc:=&quot;INSERT INTO locality (id,regionid,typeid,name,ctime,mtime) VALUES (&quot;&amp;[.F15]&amp;&quot;,&quot;&amp;[.A15]&amp;&quot;,&quot;&amp;IF([.C15]=&quot;Kabupaten&quot;;3601;3602)&amp;&quot;,&quot;&amp;&quot;'&quot;&amp;[.E15]&amp;&quot;','&quot;&amp;[var.$B$1]&amp;&quot;','&quot;&amp;[var.$B$2]&amp;&quot;');&quot;" office:value-type="string" office:string-value="INSERT INTO locality (id,regionid,typeid,name,ctime,mtime) VALUES (360010014,36001,3601,'Gayo Lues','2006-08-14 00:00:00+07','2006-08-14 00:00:00+07');">
            <text:p>INSERT INTO locality (id,regionid,typeid,name,ctime,mtime) VALUES (360010014,36001,3601,'Gayo Lues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16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15">
            <text:p>15</text:p>
          </table:table-cell>
          <table:table-cell office:value-type="string">
            <text:p>Nagan Raya</text:p>
          </table:table-cell>
          <table:table-cell table:formula="oooc:=[.A16]*10000+[.D16]" office:value-type="float" office:value="360010015">
            <text:p>360010015</text:p>
          </table:table-cell>
          <table:table-cell/>
          <table:table-cell table:formula="oooc:=&quot;INSERT INTO locality (id,regionid,typeid,name,ctime,mtime) VALUES (&quot;&amp;[.F16]&amp;&quot;,&quot;&amp;[.A16]&amp;&quot;,&quot;&amp;IF([.C16]=&quot;Kabupaten&quot;;3601;3602)&amp;&quot;,&quot;&amp;&quot;'&quot;&amp;[.E16]&amp;&quot;','&quot;&amp;[var.$B$1]&amp;&quot;','&quot;&amp;[var.$B$2]&amp;&quot;');&quot;" office:value-type="string" office:string-value="INSERT INTO locality (id,regionid,typeid,name,ctime,mtime) VALUES (360010015,36001,3601,'Nagan Raya','2006-08-14 00:00:00+07','2006-08-14 00:00:00+07');">
            <text:p>INSERT INTO locality (id,regionid,typeid,name,ctime,mtime) VALUES (360010015,36001,3601,'Nagan Ray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17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16">
            <text:p>16</text:p>
          </table:table-cell>
          <table:table-cell office:value-type="string">
            <text:p>Pidie</text:p>
          </table:table-cell>
          <table:table-cell table:formula="oooc:=[.A17]*10000+[.D17]" office:value-type="float" office:value="360010016">
            <text:p>360010016</text:p>
          </table:table-cell>
          <table:table-cell/>
          <table:table-cell table:formula="oooc:=&quot;INSERT INTO locality (id,regionid,typeid,name,ctime,mtime) VALUES (&quot;&amp;[.F17]&amp;&quot;,&quot;&amp;[.A17]&amp;&quot;,&quot;&amp;IF([.C17]=&quot;Kabupaten&quot;;3601;3602)&amp;&quot;,&quot;&amp;&quot;'&quot;&amp;[.E17]&amp;&quot;','&quot;&amp;[var.$B$1]&amp;&quot;','&quot;&amp;[var.$B$2]&amp;&quot;');&quot;" office:value-type="string" office:string-value="INSERT INTO locality (id,regionid,typeid,name,ctime,mtime) VALUES (360010016,36001,3601,'Pidie','2006-08-14 00:00:00+07','2006-08-14 00:00:00+07');">
            <text:p>INSERT INTO locality (id,regionid,typeid,name,ctime,mtime) VALUES (360010016,36001,3601,'Pidie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18];[p.$A$1:.$B$50];2;0)" office:value-type="string" office:string-value="Nanggroe Aceh Darussalam">
            <text:p>Nanggroe Aceh Darussalam</text:p>
          </table:table-cell>
          <table:table-cell office:value-type="string">
            <text:p>Kabupaten</text:p>
          </table:table-cell>
          <table:table-cell office:value-type="float" office:value="17">
            <text:p>17</text:p>
          </table:table-cell>
          <table:table-cell office:value-type="string">
            <text:p>Simeulue</text:p>
          </table:table-cell>
          <table:table-cell table:formula="oooc:=[.A18]*10000+[.D18]" office:value-type="float" office:value="360010017">
            <text:p>360010017</text:p>
          </table:table-cell>
          <table:table-cell/>
          <table:table-cell table:formula="oooc:=&quot;INSERT INTO locality (id,regionid,typeid,name,ctime,mtime) VALUES (&quot;&amp;[.F18]&amp;&quot;,&quot;&amp;[.A18]&amp;&quot;,&quot;&amp;IF([.C18]=&quot;Kabupaten&quot;;3601;3602)&amp;&quot;,&quot;&amp;&quot;'&quot;&amp;[.E18]&amp;&quot;','&quot;&amp;[var.$B$1]&amp;&quot;','&quot;&amp;[var.$B$2]&amp;&quot;');&quot;" office:value-type="string" office:string-value="INSERT INTO locality (id,regionid,typeid,name,ctime,mtime) VALUES (360010017,36001,3601,'Simeulue','2006-08-14 00:00:00+07','2006-08-14 00:00:00+07');">
            <text:p>INSERT INTO locality (id,regionid,typeid,name,ctime,mtime) VALUES (360010017,36001,3601,'Simeulue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19];[p.$A$1:.$B$50];2;0)" office:value-type="string" office:string-value="Nanggroe Aceh Darussalam">
            <text:p>Nanggroe Aceh Darussalam</text:p>
          </table:table-cell>
          <table:table-cell office:value-type="string">
            <text:p>Kota</text:p>
          </table:table-cell>
          <table:table-cell office:value-type="float" office:value="18">
            <text:p>18</text:p>
          </table:table-cell>
          <table:table-cell office:value-type="string">
            <text:p>Banda Aceh</text:p>
          </table:table-cell>
          <table:table-cell table:formula="oooc:=[.A19]*10000+[.D19]" office:value-type="float" office:value="360010018">
            <text:p>360010018</text:p>
          </table:table-cell>
          <table:table-cell/>
          <table:table-cell table:formula="oooc:=&quot;INSERT INTO locality (id,regionid,typeid,name,ctime,mtime) VALUES (&quot;&amp;[.F19]&amp;&quot;,&quot;&amp;[.A19]&amp;&quot;,&quot;&amp;IF([.C19]=&quot;Kabupaten&quot;;3601;3602)&amp;&quot;,&quot;&amp;&quot;'&quot;&amp;[.E19]&amp;&quot;','&quot;&amp;[var.$B$1]&amp;&quot;','&quot;&amp;[var.$B$2]&amp;&quot;');&quot;" office:value-type="string" office:string-value="INSERT INTO locality (id,regionid,typeid,name,ctime,mtime) VALUES (360010018,36001,3602,'Banda Aceh','2006-08-14 00:00:00+07','2006-08-14 00:00:00+07');">
            <text:p>INSERT INTO locality (id,regionid,typeid,name,ctime,mtime) VALUES (360010018,36001,3602,'Banda Aceh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20];[p.$A$1:.$B$50];2;0)" office:value-type="string" office:string-value="Nanggroe Aceh Darussalam">
            <text:p>Nanggroe Aceh Darussalam</text:p>
          </table:table-cell>
          <table:table-cell office:value-type="string">
            <text:p>Kota</text:p>
          </table:table-cell>
          <table:table-cell office:value-type="float" office:value="19">
            <text:p>19</text:p>
          </table:table-cell>
          <table:table-cell office:value-type="string">
            <text:p>Langsa</text:p>
          </table:table-cell>
          <table:table-cell table:formula="oooc:=[.A20]*10000+[.D20]" office:value-type="float" office:value="360010019">
            <text:p>360010019</text:p>
          </table:table-cell>
          <table:table-cell/>
          <table:table-cell table:formula="oooc:=&quot;INSERT INTO locality (id,regionid,typeid,name,ctime,mtime) VALUES (&quot;&amp;[.F20]&amp;&quot;,&quot;&amp;[.A20]&amp;&quot;,&quot;&amp;IF([.C20]=&quot;Kabupaten&quot;;3601;3602)&amp;&quot;,&quot;&amp;&quot;'&quot;&amp;[.E20]&amp;&quot;','&quot;&amp;[var.$B$1]&amp;&quot;','&quot;&amp;[var.$B$2]&amp;&quot;');&quot;" office:value-type="string" office:string-value="INSERT INTO locality (id,regionid,typeid,name,ctime,mtime) VALUES (360010019,36001,3602,'Langsa','2006-08-14 00:00:00+07','2006-08-14 00:00:00+07');">
            <text:p>INSERT INTO locality (id,regionid,typeid,name,ctime,mtime) VALUES (360010019,36001,3602,'Langs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21];[p.$A$1:.$B$50];2;0)" office:value-type="string" office:string-value="Nanggroe Aceh Darussalam">
            <text:p>Nanggroe Aceh Darussalam</text:p>
          </table:table-cell>
          <table:table-cell office:value-type="string">
            <text:p>Kota</text:p>
          </table:table-cell>
          <table:table-cell office:value-type="float" office:value="20">
            <text:p>20</text:p>
          </table:table-cell>
          <table:table-cell office:value-type="string">
            <text:p>Lhokseumawe</text:p>
          </table:table-cell>
          <table:table-cell table:formula="oooc:=[.A21]*10000+[.D21]" office:value-type="float" office:value="360010020">
            <text:p>360010020</text:p>
          </table:table-cell>
          <table:table-cell/>
          <table:table-cell table:formula="oooc:=&quot;INSERT INTO locality (id,regionid,typeid,name,ctime,mtime) VALUES (&quot;&amp;[.F21]&amp;&quot;,&quot;&amp;[.A21]&amp;&quot;,&quot;&amp;IF([.C21]=&quot;Kabupaten&quot;;3601;3602)&amp;&quot;,&quot;&amp;&quot;'&quot;&amp;[.E21]&amp;&quot;','&quot;&amp;[var.$B$1]&amp;&quot;','&quot;&amp;[var.$B$2]&amp;&quot;');&quot;" office:value-type="string" office:string-value="INSERT INTO locality (id,regionid,typeid,name,ctime,mtime) VALUES (360010020,36001,3602,'Lhokseumawe','2006-08-14 00:00:00+07','2006-08-14 00:00:00+07');">
            <text:p>INSERT INTO locality (id,regionid,typeid,name,ctime,mtime) VALUES (360010020,36001,3602,'Lhokseumawe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1">
            <text:p>36001</text:p>
          </table:table-cell>
          <table:table-cell table:formula="oooc:=VLOOKUP([.A22];[p.$A$1:.$B$50];2;0)" office:value-type="string" office:string-value="Nanggroe Aceh Darussalam">
            <text:p>Nanggroe Aceh Darussalam</text:p>
          </table:table-cell>
          <table:table-cell office:value-type="string">
            <text:p>Kota</text:p>
          </table:table-cell>
          <table:table-cell office:value-type="float" office:value="21">
            <text:p>21</text:p>
          </table:table-cell>
          <table:table-cell office:value-type="string">
            <text:p>Sabang</text:p>
          </table:table-cell>
          <table:table-cell table:formula="oooc:=[.A22]*10000+[.D22]" office:value-type="float" office:value="360010021">
            <text:p>360010021</text:p>
          </table:table-cell>
          <table:table-cell/>
          <table:table-cell table:formula="oooc:=&quot;INSERT INTO locality (id,regionid,typeid,name,ctime,mtime) VALUES (&quot;&amp;[.F22]&amp;&quot;,&quot;&amp;[.A22]&amp;&quot;,&quot;&amp;IF([.C22]=&quot;Kabupaten&quot;;3601;3602)&amp;&quot;,&quot;&amp;&quot;'&quot;&amp;[.E22]&amp;&quot;','&quot;&amp;[var.$B$1]&amp;&quot;','&quot;&amp;[var.$B$2]&amp;&quot;');&quot;" office:value-type="string" office:string-value="INSERT INTO locality (id,regionid,typeid,name,ctime,mtime) VALUES (360010021,36001,3602,'Sabang','2006-08-14 00:00:00+07','2006-08-14 00:00:00+07');">
            <text:p>INSERT INTO locality (id,regionid,typeid,name,ctime,mtime) VALUES (360010021,36001,3602,'Sab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23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22">
            <text:p>22</text:p>
          </table:table-cell>
          <table:table-cell office:value-type="string">
            <text:p>Asahan</text:p>
          </table:table-cell>
          <table:table-cell table:formula="oooc:=[.A23]*10000+[.D23]" office:value-type="float" office:value="360020022">
            <text:p>360020022</text:p>
          </table:table-cell>
          <table:table-cell/>
          <table:table-cell table:formula="oooc:=&quot;INSERT INTO locality (id,regionid,typeid,name,ctime,mtime) VALUES (&quot;&amp;[.F23]&amp;&quot;,&quot;&amp;[.A23]&amp;&quot;,&quot;&amp;IF([.C23]=&quot;Kabupaten&quot;;3601;3602)&amp;&quot;,&quot;&amp;&quot;'&quot;&amp;[.E23]&amp;&quot;','&quot;&amp;[var.$B$1]&amp;&quot;','&quot;&amp;[var.$B$2]&amp;&quot;');&quot;" office:value-type="string" office:string-value="INSERT INTO locality (id,regionid,typeid,name,ctime,mtime) VALUES (360020022,36002,3601,'Asahan','2006-08-14 00:00:00+07','2006-08-14 00:00:00+07');">
            <text:p>INSERT INTO locality (id,regionid,typeid,name,ctime,mtime) VALUES (360020022,36002,3601,'Asah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24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23">
            <text:p>23</text:p>
          </table:table-cell>
          <table:table-cell office:value-type="string">
            <text:p>Dairi</text:p>
          </table:table-cell>
          <table:table-cell table:formula="oooc:=[.A24]*10000+[.D24]" office:value-type="float" office:value="360020023">
            <text:p>360020023</text:p>
          </table:table-cell>
          <table:table-cell/>
          <table:table-cell table:formula="oooc:=&quot;INSERT INTO locality (id,regionid,typeid,name,ctime,mtime) VALUES (&quot;&amp;[.F24]&amp;&quot;,&quot;&amp;[.A24]&amp;&quot;,&quot;&amp;IF([.C24]=&quot;Kabupaten&quot;;3601;3602)&amp;&quot;,&quot;&amp;&quot;'&quot;&amp;[.E24]&amp;&quot;','&quot;&amp;[var.$B$1]&amp;&quot;','&quot;&amp;[var.$B$2]&amp;&quot;');&quot;" office:value-type="string" office:string-value="INSERT INTO locality (id,regionid,typeid,name,ctime,mtime) VALUES (360020023,36002,3601,'Dairi','2006-08-14 00:00:00+07','2006-08-14 00:00:00+07');">
            <text:p>INSERT INTO locality (id,regionid,typeid,name,ctime,mtime) VALUES (360020023,36002,3601,'Dair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25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24">
            <text:p>24</text:p>
          </table:table-cell>
          <table:table-cell office:value-type="string">
            <text:p>Deli Serdang</text:p>
          </table:table-cell>
          <table:table-cell table:formula="oooc:=[.A25]*10000+[.D25]" office:value-type="float" office:value="360020024">
            <text:p>360020024</text:p>
          </table:table-cell>
          <table:table-cell/>
          <table:table-cell table:formula="oooc:=&quot;INSERT INTO locality (id,regionid,typeid,name,ctime,mtime) VALUES (&quot;&amp;[.F25]&amp;&quot;,&quot;&amp;[.A25]&amp;&quot;,&quot;&amp;IF([.C25]=&quot;Kabupaten&quot;;3601;3602)&amp;&quot;,&quot;&amp;&quot;'&quot;&amp;[.E25]&amp;&quot;','&quot;&amp;[var.$B$1]&amp;&quot;','&quot;&amp;[var.$B$2]&amp;&quot;');&quot;" office:value-type="string" office:string-value="INSERT INTO locality (id,regionid,typeid,name,ctime,mtime) VALUES (360020024,36002,3601,'Deli Serdang','2006-08-14 00:00:00+07','2006-08-14 00:00:00+07');">
            <text:p>INSERT INTO locality (id,regionid,typeid,name,ctime,mtime) VALUES (360020024,36002,3601,'Deli Serd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26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25">
            <text:p>25</text:p>
          </table:table-cell>
          <table:table-cell office:value-type="string">
            <text:p>Humbang Hasundutan</text:p>
          </table:table-cell>
          <table:table-cell table:formula="oooc:=[.A26]*10000+[.D26]" office:value-type="float" office:value="360020025">
            <text:p>360020025</text:p>
          </table:table-cell>
          <table:table-cell/>
          <table:table-cell table:formula="oooc:=&quot;INSERT INTO locality (id,regionid,typeid,name,ctime,mtime) VALUES (&quot;&amp;[.F26]&amp;&quot;,&quot;&amp;[.A26]&amp;&quot;,&quot;&amp;IF([.C26]=&quot;Kabupaten&quot;;3601;3602)&amp;&quot;,&quot;&amp;&quot;'&quot;&amp;[.E26]&amp;&quot;','&quot;&amp;[var.$B$1]&amp;&quot;','&quot;&amp;[var.$B$2]&amp;&quot;');&quot;" office:value-type="string" office:string-value="INSERT INTO locality (id,regionid,typeid,name,ctime,mtime) VALUES (360020025,36002,3601,'Humbang Hasundutan','2006-08-14 00:00:00+07','2006-08-14 00:00:00+07');">
            <text:p>INSERT INTO locality (id,regionid,typeid,name,ctime,mtime) VALUES (360020025,36002,3601,'Humbang Hasundu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27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26">
            <text:p>26</text:p>
          </table:table-cell>
          <table:table-cell office:value-type="string">
            <text:p>Karo</text:p>
          </table:table-cell>
          <table:table-cell table:formula="oooc:=[.A27]*10000+[.D27]" office:value-type="float" office:value="360020026">
            <text:p>360020026</text:p>
          </table:table-cell>
          <table:table-cell/>
          <table:table-cell table:formula="oooc:=&quot;INSERT INTO locality (id,regionid,typeid,name,ctime,mtime) VALUES (&quot;&amp;[.F27]&amp;&quot;,&quot;&amp;[.A27]&amp;&quot;,&quot;&amp;IF([.C27]=&quot;Kabupaten&quot;;3601;3602)&amp;&quot;,&quot;&amp;&quot;'&quot;&amp;[.E27]&amp;&quot;','&quot;&amp;[var.$B$1]&amp;&quot;','&quot;&amp;[var.$B$2]&amp;&quot;');&quot;" office:value-type="string" office:string-value="INSERT INTO locality (id,regionid,typeid,name,ctime,mtime) VALUES (360020026,36002,3601,'Karo','2006-08-14 00:00:00+07','2006-08-14 00:00:00+07');">
            <text:p>INSERT INTO locality (id,regionid,typeid,name,ctime,mtime) VALUES (360020026,36002,3601,'Kar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28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27">
            <text:p>27</text:p>
          </table:table-cell>
          <table:table-cell office:value-type="string">
            <text:p>Labuhan Batu</text:p>
          </table:table-cell>
          <table:table-cell table:formula="oooc:=[.A28]*10000+[.D28]" office:value-type="float" office:value="360020027">
            <text:p>360020027</text:p>
          </table:table-cell>
          <table:table-cell/>
          <table:table-cell table:formula="oooc:=&quot;INSERT INTO locality (id,regionid,typeid,name,ctime,mtime) VALUES (&quot;&amp;[.F28]&amp;&quot;,&quot;&amp;[.A28]&amp;&quot;,&quot;&amp;IF([.C28]=&quot;Kabupaten&quot;;3601;3602)&amp;&quot;,&quot;&amp;&quot;'&quot;&amp;[.E28]&amp;&quot;','&quot;&amp;[var.$B$1]&amp;&quot;','&quot;&amp;[var.$B$2]&amp;&quot;');&quot;" office:value-type="string" office:string-value="INSERT INTO locality (id,regionid,typeid,name,ctime,mtime) VALUES (360020027,36002,3601,'Labuhan Batu','2006-08-14 00:00:00+07','2006-08-14 00:00:00+07');">
            <text:p>INSERT INTO locality (id,regionid,typeid,name,ctime,mtime) VALUES (360020027,36002,3601,'Labuhan Bat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29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28">
            <text:p>28</text:p>
          </table:table-cell>
          <table:table-cell office:value-type="string">
            <text:p>Langkat</text:p>
          </table:table-cell>
          <table:table-cell table:formula="oooc:=[.A29]*10000+[.D29]" office:value-type="float" office:value="360020028">
            <text:p>360020028</text:p>
          </table:table-cell>
          <table:table-cell/>
          <table:table-cell table:formula="oooc:=&quot;INSERT INTO locality (id,regionid,typeid,name,ctime,mtime) VALUES (&quot;&amp;[.F29]&amp;&quot;,&quot;&amp;[.A29]&amp;&quot;,&quot;&amp;IF([.C29]=&quot;Kabupaten&quot;;3601;3602)&amp;&quot;,&quot;&amp;&quot;'&quot;&amp;[.E29]&amp;&quot;','&quot;&amp;[var.$B$1]&amp;&quot;','&quot;&amp;[var.$B$2]&amp;&quot;');&quot;" office:value-type="string" office:string-value="INSERT INTO locality (id,regionid,typeid,name,ctime,mtime) VALUES (360020028,36002,3601,'Langkat','2006-08-14 00:00:00+07','2006-08-14 00:00:00+07');">
            <text:p>INSERT INTO locality (id,regionid,typeid,name,ctime,mtime) VALUES (360020028,36002,3601,'Langk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30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29">
            <text:p>29</text:p>
          </table:table-cell>
          <table:table-cell office:value-type="string">
            <text:p>Mandailing Natal</text:p>
          </table:table-cell>
          <table:table-cell table:formula="oooc:=[.A30]*10000+[.D30]" office:value-type="float" office:value="360020029">
            <text:p>360020029</text:p>
          </table:table-cell>
          <table:table-cell/>
          <table:table-cell table:formula="oooc:=&quot;INSERT INTO locality (id,regionid,typeid,name,ctime,mtime) VALUES (&quot;&amp;[.F30]&amp;&quot;,&quot;&amp;[.A30]&amp;&quot;,&quot;&amp;IF([.C30]=&quot;Kabupaten&quot;;3601;3602)&amp;&quot;,&quot;&amp;&quot;'&quot;&amp;[.E30]&amp;&quot;','&quot;&amp;[var.$B$1]&amp;&quot;','&quot;&amp;[var.$B$2]&amp;&quot;');&quot;" office:value-type="string" office:string-value="INSERT INTO locality (id,regionid,typeid,name,ctime,mtime) VALUES (360020029,36002,3601,'Mandailing Natal','2006-08-14 00:00:00+07','2006-08-14 00:00:00+07');">
            <text:p>INSERT INTO locality (id,regionid,typeid,name,ctime,mtime) VALUES (360020029,36002,3601,'Mandailing Natal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31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30">
            <text:p>30</text:p>
          </table:table-cell>
          <table:table-cell office:value-type="string">
            <text:p>Nias</text:p>
          </table:table-cell>
          <table:table-cell table:formula="oooc:=[.A31]*10000+[.D31]" office:value-type="float" office:value="360020030">
            <text:p>360020030</text:p>
          </table:table-cell>
          <table:table-cell/>
          <table:table-cell table:formula="oooc:=&quot;INSERT INTO locality (id,regionid,typeid,name,ctime,mtime) VALUES (&quot;&amp;[.F31]&amp;&quot;,&quot;&amp;[.A31]&amp;&quot;,&quot;&amp;IF([.C31]=&quot;Kabupaten&quot;;3601;3602)&amp;&quot;,&quot;&amp;&quot;'&quot;&amp;[.E31]&amp;&quot;','&quot;&amp;[var.$B$1]&amp;&quot;','&quot;&amp;[var.$B$2]&amp;&quot;');&quot;" office:value-type="string" office:string-value="INSERT INTO locality (id,regionid,typeid,name,ctime,mtime) VALUES (360020030,36002,3601,'Nias','2006-08-14 00:00:00+07','2006-08-14 00:00:00+07');">
            <text:p>INSERT INTO locality (id,regionid,typeid,name,ctime,mtime) VALUES (360020030,36002,3601,'Nias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32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31">
            <text:p>31</text:p>
          </table:table-cell>
          <table:table-cell office:value-type="string">
            <text:p>Nias Selatan</text:p>
          </table:table-cell>
          <table:table-cell table:formula="oooc:=[.A32]*10000+[.D32]" office:value-type="float" office:value="360020031">
            <text:p>360020031</text:p>
          </table:table-cell>
          <table:table-cell/>
          <table:table-cell table:formula="oooc:=&quot;INSERT INTO locality (id,regionid,typeid,name,ctime,mtime) VALUES (&quot;&amp;[.F32]&amp;&quot;,&quot;&amp;[.A32]&amp;&quot;,&quot;&amp;IF([.C32]=&quot;Kabupaten&quot;;3601;3602)&amp;&quot;,&quot;&amp;&quot;'&quot;&amp;[.E32]&amp;&quot;','&quot;&amp;[var.$B$1]&amp;&quot;','&quot;&amp;[var.$B$2]&amp;&quot;');&quot;" office:value-type="string" office:string-value="INSERT INTO locality (id,regionid,typeid,name,ctime,mtime) VALUES (360020031,36002,3601,'Nias Selatan','2006-08-14 00:00:00+07','2006-08-14 00:00:00+07');">
            <text:p>INSERT INTO locality (id,regionid,typeid,name,ctime,mtime) VALUES (360020031,36002,3601,'Nias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33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32">
            <text:p>32</text:p>
          </table:table-cell>
          <table:table-cell office:value-type="string">
            <text:p>Pakpak Bharat</text:p>
          </table:table-cell>
          <table:table-cell table:formula="oooc:=[.A33]*10000+[.D33]" office:value-type="float" office:value="360020032">
            <text:p>360020032</text:p>
          </table:table-cell>
          <table:table-cell/>
          <table:table-cell table:formula="oooc:=&quot;INSERT INTO locality (id,regionid,typeid,name,ctime,mtime) VALUES (&quot;&amp;[.F33]&amp;&quot;,&quot;&amp;[.A33]&amp;&quot;,&quot;&amp;IF([.C33]=&quot;Kabupaten&quot;;3601;3602)&amp;&quot;,&quot;&amp;&quot;'&quot;&amp;[.E33]&amp;&quot;','&quot;&amp;[var.$B$1]&amp;&quot;','&quot;&amp;[var.$B$2]&amp;&quot;');&quot;" office:value-type="string" office:string-value="INSERT INTO locality (id,regionid,typeid,name,ctime,mtime) VALUES (360020032,36002,3601,'Pakpak Bharat','2006-08-14 00:00:00+07','2006-08-14 00:00:00+07');">
            <text:p>INSERT INTO locality (id,regionid,typeid,name,ctime,mtime) VALUES (360020032,36002,3601,'Pakpak Bh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34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33">
            <text:p>33</text:p>
          </table:table-cell>
          <table:table-cell office:value-type="string">
            <text:p>Samosir</text:p>
          </table:table-cell>
          <table:table-cell table:formula="oooc:=[.A34]*10000+[.D34]" office:value-type="float" office:value="360020033">
            <text:p>360020033</text:p>
          </table:table-cell>
          <table:table-cell/>
          <table:table-cell table:formula="oooc:=&quot;INSERT INTO locality (id,regionid,typeid,name,ctime,mtime) VALUES (&quot;&amp;[.F34]&amp;&quot;,&quot;&amp;[.A34]&amp;&quot;,&quot;&amp;IF([.C34]=&quot;Kabupaten&quot;;3601;3602)&amp;&quot;,&quot;&amp;&quot;'&quot;&amp;[.E34]&amp;&quot;','&quot;&amp;[var.$B$1]&amp;&quot;','&quot;&amp;[var.$B$2]&amp;&quot;');&quot;" office:value-type="string" office:string-value="INSERT INTO locality (id,regionid,typeid,name,ctime,mtime) VALUES (360020033,36002,3601,'Samosir','2006-08-14 00:00:00+07','2006-08-14 00:00:00+07');">
            <text:p>INSERT INTO locality (id,regionid,typeid,name,ctime,mtime) VALUES (360020033,36002,3601,'Samosi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35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34">
            <text:p>34</text:p>
          </table:table-cell>
          <table:table-cell office:value-type="string">
            <text:p>Serdang Bedagai</text:p>
          </table:table-cell>
          <table:table-cell table:formula="oooc:=[.A35]*10000+[.D35]" office:value-type="float" office:value="360020034">
            <text:p>360020034</text:p>
          </table:table-cell>
          <table:table-cell/>
          <table:table-cell table:formula="oooc:=&quot;INSERT INTO locality (id,regionid,typeid,name,ctime,mtime) VALUES (&quot;&amp;[.F35]&amp;&quot;,&quot;&amp;[.A35]&amp;&quot;,&quot;&amp;IF([.C35]=&quot;Kabupaten&quot;;3601;3602)&amp;&quot;,&quot;&amp;&quot;'&quot;&amp;[.E35]&amp;&quot;','&quot;&amp;[var.$B$1]&amp;&quot;','&quot;&amp;[var.$B$2]&amp;&quot;');&quot;" office:value-type="string" office:string-value="INSERT INTO locality (id,regionid,typeid,name,ctime,mtime) VALUES (360020034,36002,3601,'Serdang Bedagai','2006-08-14 00:00:00+07','2006-08-14 00:00:00+07');">
            <text:p>INSERT INTO locality (id,regionid,typeid,name,ctime,mtime) VALUES (360020034,36002,3601,'Serdang Bedaga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36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35">
            <text:p>35</text:p>
          </table:table-cell>
          <table:table-cell office:value-type="string">
            <text:p>Simalungun</text:p>
          </table:table-cell>
          <table:table-cell table:formula="oooc:=[.A36]*10000+[.D36]" office:value-type="float" office:value="360020035">
            <text:p>360020035</text:p>
          </table:table-cell>
          <table:table-cell/>
          <table:table-cell table:formula="oooc:=&quot;INSERT INTO locality (id,regionid,typeid,name,ctime,mtime) VALUES (&quot;&amp;[.F36]&amp;&quot;,&quot;&amp;[.A36]&amp;&quot;,&quot;&amp;IF([.C36]=&quot;Kabupaten&quot;;3601;3602)&amp;&quot;,&quot;&amp;&quot;'&quot;&amp;[.E36]&amp;&quot;','&quot;&amp;[var.$B$1]&amp;&quot;','&quot;&amp;[var.$B$2]&amp;&quot;');&quot;" office:value-type="string" office:string-value="INSERT INTO locality (id,regionid,typeid,name,ctime,mtime) VALUES (360020035,36002,3601,'Simalungun','2006-08-14 00:00:00+07','2006-08-14 00:00:00+07');">
            <text:p>INSERT INTO locality (id,regionid,typeid,name,ctime,mtime) VALUES (360020035,36002,3601,'Simalungu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37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36">
            <text:p>36</text:p>
          </table:table-cell>
          <table:table-cell office:value-type="string">
            <text:p>Tapanuli Selatan</text:p>
          </table:table-cell>
          <table:table-cell table:formula="oooc:=[.A37]*10000+[.D37]" office:value-type="float" office:value="360020036">
            <text:p>360020036</text:p>
          </table:table-cell>
          <table:table-cell/>
          <table:table-cell table:formula="oooc:=&quot;INSERT INTO locality (id,regionid,typeid,name,ctime,mtime) VALUES (&quot;&amp;[.F37]&amp;&quot;,&quot;&amp;[.A37]&amp;&quot;,&quot;&amp;IF([.C37]=&quot;Kabupaten&quot;;3601;3602)&amp;&quot;,&quot;&amp;&quot;'&quot;&amp;[.E37]&amp;&quot;','&quot;&amp;[var.$B$1]&amp;&quot;','&quot;&amp;[var.$B$2]&amp;&quot;');&quot;" office:value-type="string" office:string-value="INSERT INTO locality (id,regionid,typeid,name,ctime,mtime) VALUES (360020036,36002,3601,'Tapanuli Selatan','2006-08-14 00:00:00+07','2006-08-14 00:00:00+07');">
            <text:p>INSERT INTO locality (id,regionid,typeid,name,ctime,mtime) VALUES (360020036,36002,3601,'Tapanuli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38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37">
            <text:p>37</text:p>
          </table:table-cell>
          <table:table-cell office:value-type="string">
            <text:p>Tapanuli Tengah</text:p>
          </table:table-cell>
          <table:table-cell table:formula="oooc:=[.A38]*10000+[.D38]" office:value-type="float" office:value="360020037">
            <text:p>360020037</text:p>
          </table:table-cell>
          <table:table-cell/>
          <table:table-cell table:formula="oooc:=&quot;INSERT INTO locality (id,regionid,typeid,name,ctime,mtime) VALUES (&quot;&amp;[.F38]&amp;&quot;,&quot;&amp;[.A38]&amp;&quot;,&quot;&amp;IF([.C38]=&quot;Kabupaten&quot;;3601;3602)&amp;&quot;,&quot;&amp;&quot;'&quot;&amp;[.E38]&amp;&quot;','&quot;&amp;[var.$B$1]&amp;&quot;','&quot;&amp;[var.$B$2]&amp;&quot;');&quot;" office:value-type="string" office:string-value="INSERT INTO locality (id,regionid,typeid,name,ctime,mtime) VALUES (360020037,36002,3601,'Tapanuli Tengah','2006-08-14 00:00:00+07','2006-08-14 00:00:00+07');">
            <text:p>INSERT INTO locality (id,regionid,typeid,name,ctime,mtime) VALUES (360020037,36002,3601,'Tapanuli Tengah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39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38">
            <text:p>38</text:p>
          </table:table-cell>
          <table:table-cell office:value-type="string">
            <text:p>Tapanuli Utara</text:p>
          </table:table-cell>
          <table:table-cell table:formula="oooc:=[.A39]*10000+[.D39]" office:value-type="float" office:value="360020038">
            <text:p>360020038</text:p>
          </table:table-cell>
          <table:table-cell/>
          <table:table-cell table:formula="oooc:=&quot;INSERT INTO locality (id,regionid,typeid,name,ctime,mtime) VALUES (&quot;&amp;[.F39]&amp;&quot;,&quot;&amp;[.A39]&amp;&quot;,&quot;&amp;IF([.C39]=&quot;Kabupaten&quot;;3601;3602)&amp;&quot;,&quot;&amp;&quot;'&quot;&amp;[.E39]&amp;&quot;','&quot;&amp;[var.$B$1]&amp;&quot;','&quot;&amp;[var.$B$2]&amp;&quot;');&quot;" office:value-type="string" office:string-value="INSERT INTO locality (id,regionid,typeid,name,ctime,mtime) VALUES (360020038,36002,3601,'Tapanuli Utara','2006-08-14 00:00:00+07','2006-08-14 00:00:00+07');">
            <text:p>INSERT INTO locality (id,regionid,typeid,name,ctime,mtime) VALUES (360020038,36002,3601,'Tapanuli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40];[p.$A$1:.$B$50];2;0)" office:value-type="string" office:string-value="Sumatera Utara">
            <text:p>Sumatera Utara</text:p>
          </table:table-cell>
          <table:table-cell office:value-type="string">
            <text:p>Kabupaten</text:p>
          </table:table-cell>
          <table:table-cell office:value-type="float" office:value="39">
            <text:p>39</text:p>
          </table:table-cell>
          <table:table-cell office:value-type="string">
            <text:p>Toba Samosir</text:p>
          </table:table-cell>
          <table:table-cell table:formula="oooc:=[.A40]*10000+[.D40]" office:value-type="float" office:value="360020039">
            <text:p>360020039</text:p>
          </table:table-cell>
          <table:table-cell/>
          <table:table-cell table:formula="oooc:=&quot;INSERT INTO locality (id,regionid,typeid,name,ctime,mtime) VALUES (&quot;&amp;[.F40]&amp;&quot;,&quot;&amp;[.A40]&amp;&quot;,&quot;&amp;IF([.C40]=&quot;Kabupaten&quot;;3601;3602)&amp;&quot;,&quot;&amp;&quot;'&quot;&amp;[.E40]&amp;&quot;','&quot;&amp;[var.$B$1]&amp;&quot;','&quot;&amp;[var.$B$2]&amp;&quot;');&quot;" office:value-type="string" office:string-value="INSERT INTO locality (id,regionid,typeid,name,ctime,mtime) VALUES (360020039,36002,3601,'Toba Samosir','2006-08-14 00:00:00+07','2006-08-14 00:00:00+07');">
            <text:p>INSERT INTO locality (id,regionid,typeid,name,ctime,mtime) VALUES (360020039,36002,3601,'Toba Samosi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41];[p.$A$1:.$B$50];2;0)" office:value-type="string" office:string-value="Sumatera Utara">
            <text:p>Sumatera Utara</text:p>
          </table:table-cell>
          <table:table-cell office:value-type="string">
            <text:p>Kota</text:p>
          </table:table-cell>
          <table:table-cell office:value-type="float" office:value="40">
            <text:p>40</text:p>
          </table:table-cell>
          <table:table-cell office:value-type="string">
            <text:p>Binjai</text:p>
          </table:table-cell>
          <table:table-cell table:formula="oooc:=[.A41]*10000+[.D41]" office:value-type="float" office:value="360020040">
            <text:p>360020040</text:p>
          </table:table-cell>
          <table:table-cell/>
          <table:table-cell table:formula="oooc:=&quot;INSERT INTO locality (id,regionid,typeid,name,ctime,mtime) VALUES (&quot;&amp;[.F41]&amp;&quot;,&quot;&amp;[.A41]&amp;&quot;,&quot;&amp;IF([.C41]=&quot;Kabupaten&quot;;3601;3602)&amp;&quot;,&quot;&amp;&quot;'&quot;&amp;[.E41]&amp;&quot;','&quot;&amp;[var.$B$1]&amp;&quot;','&quot;&amp;[var.$B$2]&amp;&quot;');&quot;" office:value-type="string" office:string-value="INSERT INTO locality (id,regionid,typeid,name,ctime,mtime) VALUES (360020040,36002,3602,'Binjai','2006-08-14 00:00:00+07','2006-08-14 00:00:00+07');">
            <text:p>INSERT INTO locality (id,regionid,typeid,name,ctime,mtime) VALUES (360020040,36002,3602,'Binja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42];[p.$A$1:.$B$50];2;0)" office:value-type="string" office:string-value="Sumatera Utara">
            <text:p>Sumatera Utara</text:p>
          </table:table-cell>
          <table:table-cell office:value-type="string">
            <text:p>Kota</text:p>
          </table:table-cell>
          <table:table-cell office:value-type="float" office:value="41">
            <text:p>41</text:p>
          </table:table-cell>
          <table:table-cell office:value-type="string">
            <text:p>Medan</text:p>
          </table:table-cell>
          <table:table-cell table:formula="oooc:=[.A42]*10000+[.D42]" office:value-type="float" office:value="360020041">
            <text:p>360020041</text:p>
          </table:table-cell>
          <table:table-cell/>
          <table:table-cell table:formula="oooc:=&quot;INSERT INTO locality (id,regionid,typeid,name,ctime,mtime) VALUES (&quot;&amp;[.F42]&amp;&quot;,&quot;&amp;[.A42]&amp;&quot;,&quot;&amp;IF([.C42]=&quot;Kabupaten&quot;;3601;3602)&amp;&quot;,&quot;&amp;&quot;'&quot;&amp;[.E42]&amp;&quot;','&quot;&amp;[var.$B$1]&amp;&quot;','&quot;&amp;[var.$B$2]&amp;&quot;');&quot;" office:value-type="string" office:string-value="INSERT INTO locality (id,regionid,typeid,name,ctime,mtime) VALUES (360020041,36002,3602,'Medan','2006-08-14 00:00:00+07','2006-08-14 00:00:00+07');">
            <text:p>INSERT INTO locality (id,regionid,typeid,name,ctime,mtime) VALUES (360020041,36002,3602,'Med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43];[p.$A$1:.$B$50];2;0)" office:value-type="string" office:string-value="Sumatera Utara">
            <text:p>Sumatera Utara</text:p>
          </table:table-cell>
          <table:table-cell office:value-type="string">
            <text:p>Kota</text:p>
          </table:table-cell>
          <table:table-cell office:value-type="float" office:value="42">
            <text:p>42</text:p>
          </table:table-cell>
          <table:table-cell office:value-type="string">
            <text:p>Padang Sidempuan</text:p>
          </table:table-cell>
          <table:table-cell table:formula="oooc:=[.A43]*10000+[.D43]" office:value-type="float" office:value="360020042">
            <text:p>360020042</text:p>
          </table:table-cell>
          <table:table-cell/>
          <table:table-cell table:formula="oooc:=&quot;INSERT INTO locality (id,regionid,typeid,name,ctime,mtime) VALUES (&quot;&amp;[.F43]&amp;&quot;,&quot;&amp;[.A43]&amp;&quot;,&quot;&amp;IF([.C43]=&quot;Kabupaten&quot;;3601;3602)&amp;&quot;,&quot;&amp;&quot;'&quot;&amp;[.E43]&amp;&quot;','&quot;&amp;[var.$B$1]&amp;&quot;','&quot;&amp;[var.$B$2]&amp;&quot;');&quot;" office:value-type="string" office:string-value="INSERT INTO locality (id,regionid,typeid,name,ctime,mtime) VALUES (360020042,36002,3602,'Padang Sidempuan','2006-08-14 00:00:00+07','2006-08-14 00:00:00+07');">
            <text:p>INSERT INTO locality (id,regionid,typeid,name,ctime,mtime) VALUES (360020042,36002,3602,'Padang Sidempu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44];[p.$A$1:.$B$50];2;0)" office:value-type="string" office:string-value="Sumatera Utara">
            <text:p>Sumatera Utara</text:p>
          </table:table-cell>
          <table:table-cell office:value-type="string">
            <text:p>Kota</text:p>
          </table:table-cell>
          <table:table-cell office:value-type="float" office:value="43">
            <text:p>43</text:p>
          </table:table-cell>
          <table:table-cell office:value-type="string">
            <text:p>Pematangsiantar</text:p>
          </table:table-cell>
          <table:table-cell table:formula="oooc:=[.A44]*10000+[.D44]" office:value-type="float" office:value="360020043">
            <text:p>360020043</text:p>
          </table:table-cell>
          <table:table-cell/>
          <table:table-cell table:formula="oooc:=&quot;INSERT INTO locality (id,regionid,typeid,name,ctime,mtime) VALUES (&quot;&amp;[.F44]&amp;&quot;,&quot;&amp;[.A44]&amp;&quot;,&quot;&amp;IF([.C44]=&quot;Kabupaten&quot;;3601;3602)&amp;&quot;,&quot;&amp;&quot;'&quot;&amp;[.E44]&amp;&quot;','&quot;&amp;[var.$B$1]&amp;&quot;','&quot;&amp;[var.$B$2]&amp;&quot;');&quot;" office:value-type="string" office:string-value="INSERT INTO locality (id,regionid,typeid,name,ctime,mtime) VALUES (360020043,36002,3602,'Pematangsiantar','2006-08-14 00:00:00+07','2006-08-14 00:00:00+07');">
            <text:p>INSERT INTO locality (id,regionid,typeid,name,ctime,mtime) VALUES (360020043,36002,3602,'Pematangsiant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45];[p.$A$1:.$B$50];2;0)" office:value-type="string" office:string-value="Sumatera Utara">
            <text:p>Sumatera Utara</text:p>
          </table:table-cell>
          <table:table-cell office:value-type="string">
            <text:p>Kota</text:p>
          </table:table-cell>
          <table:table-cell office:value-type="float" office:value="44">
            <text:p>44</text:p>
          </table:table-cell>
          <table:table-cell office:value-type="string">
            <text:p>Sibolga</text:p>
          </table:table-cell>
          <table:table-cell table:formula="oooc:=[.A45]*10000+[.D45]" office:value-type="float" office:value="360020044">
            <text:p>360020044</text:p>
          </table:table-cell>
          <table:table-cell/>
          <table:table-cell table:formula="oooc:=&quot;INSERT INTO locality (id,regionid,typeid,name,ctime,mtime) VALUES (&quot;&amp;[.F45]&amp;&quot;,&quot;&amp;[.A45]&amp;&quot;,&quot;&amp;IF([.C45]=&quot;Kabupaten&quot;;3601;3602)&amp;&quot;,&quot;&amp;&quot;'&quot;&amp;[.E45]&amp;&quot;','&quot;&amp;[var.$B$1]&amp;&quot;','&quot;&amp;[var.$B$2]&amp;&quot;');&quot;" office:value-type="string" office:string-value="INSERT INTO locality (id,regionid,typeid,name,ctime,mtime) VALUES (360020044,36002,3602,'Sibolga','2006-08-14 00:00:00+07','2006-08-14 00:00:00+07');">
            <text:p>INSERT INTO locality (id,regionid,typeid,name,ctime,mtime) VALUES (360020044,36002,3602,'Sibolg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46];[p.$A$1:.$B$50];2;0)" office:value-type="string" office:string-value="Sumatera Utara">
            <text:p>Sumatera Utara</text:p>
          </table:table-cell>
          <table:table-cell office:value-type="string">
            <text:p>Kota</text:p>
          </table:table-cell>
          <table:table-cell office:value-type="float" office:value="45">
            <text:p>45</text:p>
          </table:table-cell>
          <table:table-cell office:value-type="string">
            <text:p>Tanjung Balai</text:p>
          </table:table-cell>
          <table:table-cell table:formula="oooc:=[.A46]*10000+[.D46]" office:value-type="float" office:value="360020045">
            <text:p>360020045</text:p>
          </table:table-cell>
          <table:table-cell/>
          <table:table-cell table:formula="oooc:=&quot;INSERT INTO locality (id,regionid,typeid,name,ctime,mtime) VALUES (&quot;&amp;[.F46]&amp;&quot;,&quot;&amp;[.A46]&amp;&quot;,&quot;&amp;IF([.C46]=&quot;Kabupaten&quot;;3601;3602)&amp;&quot;,&quot;&amp;&quot;'&quot;&amp;[.E46]&amp;&quot;','&quot;&amp;[var.$B$1]&amp;&quot;','&quot;&amp;[var.$B$2]&amp;&quot;');&quot;" office:value-type="string" office:string-value="INSERT INTO locality (id,regionid,typeid,name,ctime,mtime) VALUES (360020045,36002,3602,'Tanjung Balai','2006-08-14 00:00:00+07','2006-08-14 00:00:00+07');">
            <text:p>INSERT INTO locality (id,regionid,typeid,name,ctime,mtime) VALUES (360020045,36002,3602,'Tanjung Bala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2">
            <text:p>36002</text:p>
          </table:table-cell>
          <table:table-cell table:formula="oooc:=VLOOKUP([.A47];[p.$A$1:.$B$50];2;0)" office:value-type="string" office:string-value="Sumatera Utara">
            <text:p>Sumatera Utara</text:p>
          </table:table-cell>
          <table:table-cell office:value-type="string">
            <text:p>Kota</text:p>
          </table:table-cell>
          <table:table-cell office:value-type="float" office:value="46">
            <text:p>46</text:p>
          </table:table-cell>
          <table:table-cell office:value-type="string">
            <text:p>Tebing Tinggi</text:p>
          </table:table-cell>
          <table:table-cell table:formula="oooc:=[.A47]*10000+[.D47]" office:value-type="float" office:value="360020046">
            <text:p>360020046</text:p>
          </table:table-cell>
          <table:table-cell/>
          <table:table-cell table:formula="oooc:=&quot;INSERT INTO locality (id,regionid,typeid,name,ctime,mtime) VALUES (&quot;&amp;[.F47]&amp;&quot;,&quot;&amp;[.A47]&amp;&quot;,&quot;&amp;IF([.C47]=&quot;Kabupaten&quot;;3601;3602)&amp;&quot;,&quot;&amp;&quot;'&quot;&amp;[.E47]&amp;&quot;','&quot;&amp;[var.$B$1]&amp;&quot;','&quot;&amp;[var.$B$2]&amp;&quot;');&quot;" office:value-type="string" office:string-value="INSERT INTO locality (id,regionid,typeid,name,ctime,mtime) VALUES (360020046,36002,3602,'Tebing Tinggi','2006-08-14 00:00:00+07','2006-08-14 00:00:00+07');">
            <text:p>INSERT INTO locality (id,regionid,typeid,name,ctime,mtime) VALUES (360020046,36002,3602,'Tebing Tingg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48];[p.$A$1:.$B$50];2;0)" office:value-type="string" office:string-value="Sumatera Barat">
            <text:p>Sumatera Barat</text:p>
          </table:table-cell>
          <table:table-cell office:value-type="string">
            <text:p>Kabupaten</text:p>
          </table:table-cell>
          <table:table-cell office:value-type="float" office:value="47">
            <text:p>47</text:p>
          </table:table-cell>
          <table:table-cell office:value-type="string">
            <text:p>Agam</text:p>
          </table:table-cell>
          <table:table-cell table:formula="oooc:=[.A48]*10000+[.D48]" office:value-type="float" office:value="360030047">
            <text:p>360030047</text:p>
          </table:table-cell>
          <table:table-cell/>
          <table:table-cell table:formula="oooc:=&quot;INSERT INTO locality (id,regionid,typeid,name,ctime,mtime) VALUES (&quot;&amp;[.F48]&amp;&quot;,&quot;&amp;[.A48]&amp;&quot;,&quot;&amp;IF([.C48]=&quot;Kabupaten&quot;;3601;3602)&amp;&quot;,&quot;&amp;&quot;'&quot;&amp;[.E48]&amp;&quot;','&quot;&amp;[var.$B$1]&amp;&quot;','&quot;&amp;[var.$B$2]&amp;&quot;');&quot;" office:value-type="string" office:string-value="INSERT INTO locality (id,regionid,typeid,name,ctime,mtime) VALUES (360030047,36003,3601,'Agam','2006-08-14 00:00:00+07','2006-08-14 00:00:00+07');">
            <text:p>INSERT INTO locality (id,regionid,typeid,name,ctime,mtime) VALUES (360030047,36003,3601,'Agam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49];[p.$A$1:.$B$50];2;0)" office:value-type="string" office:string-value="Sumatera Barat">
            <text:p>Sumatera Barat</text:p>
          </table:table-cell>
          <table:table-cell office:value-type="string">
            <text:p>Kabupaten</text:p>
          </table:table-cell>
          <table:table-cell office:value-type="float" office:value="48">
            <text:p>48</text:p>
          </table:table-cell>
          <table:table-cell office:value-type="string">
            <text:p>Dharmasraya</text:p>
          </table:table-cell>
          <table:table-cell table:formula="oooc:=[.A49]*10000+[.D49]" office:value-type="float" office:value="360030048">
            <text:p>360030048</text:p>
          </table:table-cell>
          <table:table-cell/>
          <table:table-cell table:formula="oooc:=&quot;INSERT INTO locality (id,regionid,typeid,name,ctime,mtime) VALUES (&quot;&amp;[.F49]&amp;&quot;,&quot;&amp;[.A49]&amp;&quot;,&quot;&amp;IF([.C49]=&quot;Kabupaten&quot;;3601;3602)&amp;&quot;,&quot;&amp;&quot;'&quot;&amp;[.E49]&amp;&quot;','&quot;&amp;[var.$B$1]&amp;&quot;','&quot;&amp;[var.$B$2]&amp;&quot;');&quot;" office:value-type="string" office:string-value="INSERT INTO locality (id,regionid,typeid,name,ctime,mtime) VALUES (360030048,36003,3601,'Dharmasraya','2006-08-14 00:00:00+07','2006-08-14 00:00:00+07');">
            <text:p>INSERT INTO locality (id,regionid,typeid,name,ctime,mtime) VALUES (360030048,36003,3601,'Dharmasray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50];[p.$A$1:.$B$50];2;0)" office:value-type="string" office:string-value="Sumatera Barat">
            <text:p>Sumatera Barat</text:p>
          </table:table-cell>
          <table:table-cell office:value-type="string">
            <text:p>Kabupaten</text:p>
          </table:table-cell>
          <table:table-cell office:value-type="float" office:value="49">
            <text:p>49</text:p>
          </table:table-cell>
          <table:table-cell office:value-type="string">
            <text:p>Kepulauan Mentawai</text:p>
          </table:table-cell>
          <table:table-cell table:formula="oooc:=[.A50]*10000+[.D50]" office:value-type="float" office:value="360030049">
            <text:p>360030049</text:p>
          </table:table-cell>
          <table:table-cell/>
          <table:table-cell table:formula="oooc:=&quot;INSERT INTO locality (id,regionid,typeid,name,ctime,mtime) VALUES (&quot;&amp;[.F50]&amp;&quot;,&quot;&amp;[.A50]&amp;&quot;,&quot;&amp;IF([.C50]=&quot;Kabupaten&quot;;3601;3602)&amp;&quot;,&quot;&amp;&quot;'&quot;&amp;[.E50]&amp;&quot;','&quot;&amp;[var.$B$1]&amp;&quot;','&quot;&amp;[var.$B$2]&amp;&quot;');&quot;" office:value-type="string" office:string-value="INSERT INTO locality (id,regionid,typeid,name,ctime,mtime) VALUES (360030049,36003,3601,'Kepulauan Mentawai','2006-08-14 00:00:00+07','2006-08-14 00:00:00+07');">
            <text:p>INSERT INTO locality (id,regionid,typeid,name,ctime,mtime) VALUES (360030049,36003,3601,'Kepulauan Mentawa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51];[p.$A$1:.$B$50];2;0)" office:value-type="string" office:string-value="Sumatera Barat">
            <text:p>Sumatera Barat</text:p>
          </table:table-cell>
          <table:table-cell office:value-type="string">
            <text:p>Kabupaten</text:p>
          </table:table-cell>
          <table:table-cell office:value-type="float" office:value="50">
            <text:p>50</text:p>
          </table:table-cell>
          <table:table-cell office:value-type="string">
            <text:p>Limapuluh Koto</text:p>
          </table:table-cell>
          <table:table-cell table:formula="oooc:=[.A51]*10000+[.D51]" office:value-type="float" office:value="360030050">
            <text:p>360030050</text:p>
          </table:table-cell>
          <table:table-cell/>
          <table:table-cell table:formula="oooc:=&quot;INSERT INTO locality (id,regionid,typeid,name,ctime,mtime) VALUES (&quot;&amp;[.F51]&amp;&quot;,&quot;&amp;[.A51]&amp;&quot;,&quot;&amp;IF([.C51]=&quot;Kabupaten&quot;;3601;3602)&amp;&quot;,&quot;&amp;&quot;'&quot;&amp;[.E51]&amp;&quot;','&quot;&amp;[var.$B$1]&amp;&quot;','&quot;&amp;[var.$B$2]&amp;&quot;');&quot;" office:value-type="string" office:string-value="INSERT INTO locality (id,regionid,typeid,name,ctime,mtime) VALUES (360030050,36003,3601,'Limapuluh Koto','2006-08-14 00:00:00+07','2006-08-14 00:00:00+07');">
            <text:p>INSERT INTO locality (id,regionid,typeid,name,ctime,mtime) VALUES (360030050,36003,3601,'Limapuluh Kot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52];[p.$A$1:.$B$50];2;0)" office:value-type="string" office:string-value="Sumatera Barat">
            <text:p>Sumatera Barat</text:p>
          </table:table-cell>
          <table:table-cell office:value-type="string">
            <text:p>Kabupaten</text:p>
          </table:table-cell>
          <table:table-cell office:value-type="float" office:value="51">
            <text:p>51</text:p>
          </table:table-cell>
          <table:table-cell office:value-type="string">
            <text:p>Padang Pariaman</text:p>
          </table:table-cell>
          <table:table-cell table:formula="oooc:=[.A52]*10000+[.D52]" office:value-type="float" office:value="360030051">
            <text:p>360030051</text:p>
          </table:table-cell>
          <table:table-cell/>
          <table:table-cell table:formula="oooc:=&quot;INSERT INTO locality (id,regionid,typeid,name,ctime,mtime) VALUES (&quot;&amp;[.F52]&amp;&quot;,&quot;&amp;[.A52]&amp;&quot;,&quot;&amp;IF([.C52]=&quot;Kabupaten&quot;;3601;3602)&amp;&quot;,&quot;&amp;&quot;'&quot;&amp;[.E52]&amp;&quot;','&quot;&amp;[var.$B$1]&amp;&quot;','&quot;&amp;[var.$B$2]&amp;&quot;');&quot;" office:value-type="string" office:string-value="INSERT INTO locality (id,regionid,typeid,name,ctime,mtime) VALUES (360030051,36003,3601,'Padang Pariaman','2006-08-14 00:00:00+07','2006-08-14 00:00:00+07');">
            <text:p>INSERT INTO locality (id,regionid,typeid,name,ctime,mtime) VALUES (360030051,36003,3601,'Padang Pariam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53];[p.$A$1:.$B$50];2;0)" office:value-type="string" office:string-value="Sumatera Barat">
            <text:p>Sumatera Barat</text:p>
          </table:table-cell>
          <table:table-cell office:value-type="string">
            <text:p>Kabupaten</text:p>
          </table:table-cell>
          <table:table-cell office:value-type="float" office:value="52">
            <text:p>52</text:p>
          </table:table-cell>
          <table:table-cell office:value-type="string">
            <text:p>Pasaman</text:p>
          </table:table-cell>
          <table:table-cell table:formula="oooc:=[.A53]*10000+[.D53]" office:value-type="float" office:value="360030052">
            <text:p>360030052</text:p>
          </table:table-cell>
          <table:table-cell/>
          <table:table-cell table:formula="oooc:=&quot;INSERT INTO locality (id,regionid,typeid,name,ctime,mtime) VALUES (&quot;&amp;[.F53]&amp;&quot;,&quot;&amp;[.A53]&amp;&quot;,&quot;&amp;IF([.C53]=&quot;Kabupaten&quot;;3601;3602)&amp;&quot;,&quot;&amp;&quot;'&quot;&amp;[.E53]&amp;&quot;','&quot;&amp;[var.$B$1]&amp;&quot;','&quot;&amp;[var.$B$2]&amp;&quot;');&quot;" office:value-type="string" office:string-value="INSERT INTO locality (id,regionid,typeid,name,ctime,mtime) VALUES (360030052,36003,3601,'Pasaman','2006-08-14 00:00:00+07','2006-08-14 00:00:00+07');">
            <text:p>INSERT INTO locality (id,regionid,typeid,name,ctime,mtime) VALUES (360030052,36003,3601,'Pasam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54];[p.$A$1:.$B$50];2;0)" office:value-type="string" office:string-value="Sumatera Barat">
            <text:p>Sumatera Barat</text:p>
          </table:table-cell>
          <table:table-cell office:value-type="string">
            <text:p>Kabupaten</text:p>
          </table:table-cell>
          <table:table-cell office:value-type="float" office:value="53">
            <text:p>53</text:p>
          </table:table-cell>
          <table:table-cell office:value-type="string">
            <text:p>Pasaman Barat</text:p>
          </table:table-cell>
          <table:table-cell table:formula="oooc:=[.A54]*10000+[.D54]" office:value-type="float" office:value="360030053">
            <text:p>360030053</text:p>
          </table:table-cell>
          <table:table-cell/>
          <table:table-cell table:formula="oooc:=&quot;INSERT INTO locality (id,regionid,typeid,name,ctime,mtime) VALUES (&quot;&amp;[.F54]&amp;&quot;,&quot;&amp;[.A54]&amp;&quot;,&quot;&amp;IF([.C54]=&quot;Kabupaten&quot;;3601;3602)&amp;&quot;,&quot;&amp;&quot;'&quot;&amp;[.E54]&amp;&quot;','&quot;&amp;[var.$B$1]&amp;&quot;','&quot;&amp;[var.$B$2]&amp;&quot;');&quot;" office:value-type="string" office:string-value="INSERT INTO locality (id,regionid,typeid,name,ctime,mtime) VALUES (360030053,36003,3601,'Pasaman Barat','2006-08-14 00:00:00+07','2006-08-14 00:00:00+07');">
            <text:p>INSERT INTO locality (id,regionid,typeid,name,ctime,mtime) VALUES (360030053,36003,3601,'Pasaman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55];[p.$A$1:.$B$50];2;0)" office:value-type="string" office:string-value="Sumatera Barat">
            <text:p>Sumatera Barat</text:p>
          </table:table-cell>
          <table:table-cell office:value-type="string">
            <text:p>Kabupaten</text:p>
          </table:table-cell>
          <table:table-cell office:value-type="float" office:value="54">
            <text:p>54</text:p>
          </table:table-cell>
          <table:table-cell office:value-type="string">
            <text:p>Pesisir Selatan</text:p>
          </table:table-cell>
          <table:table-cell table:formula="oooc:=[.A55]*10000+[.D55]" office:value-type="float" office:value="360030054">
            <text:p>360030054</text:p>
          </table:table-cell>
          <table:table-cell/>
          <table:table-cell table:formula="oooc:=&quot;INSERT INTO locality (id,regionid,typeid,name,ctime,mtime) VALUES (&quot;&amp;[.F55]&amp;&quot;,&quot;&amp;[.A55]&amp;&quot;,&quot;&amp;IF([.C55]=&quot;Kabupaten&quot;;3601;3602)&amp;&quot;,&quot;&amp;&quot;'&quot;&amp;[.E55]&amp;&quot;','&quot;&amp;[var.$B$1]&amp;&quot;','&quot;&amp;[var.$B$2]&amp;&quot;');&quot;" office:value-type="string" office:string-value="INSERT INTO locality (id,regionid,typeid,name,ctime,mtime) VALUES (360030054,36003,3601,'Pesisir Selatan','2006-08-14 00:00:00+07','2006-08-14 00:00:00+07');">
            <text:p>INSERT INTO locality (id,regionid,typeid,name,ctime,mtime) VALUES (360030054,36003,3601,'Pesisir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56];[p.$A$1:.$B$50];2;0)" office:value-type="string" office:string-value="Sumatera Barat">
            <text:p>Sumatera Barat</text:p>
          </table:table-cell>
          <table:table-cell office:value-type="string">
            <text:p>Kabupaten</text:p>
          </table:table-cell>
          <table:table-cell office:value-type="float" office:value="55">
            <text:p>55</text:p>
          </table:table-cell>
          <table:table-cell office:value-type="string">
            <text:p>Sawahlunto Sijunjung</text:p>
          </table:table-cell>
          <table:table-cell table:formula="oooc:=[.A56]*10000+[.D56]" office:value-type="float" office:value="360030055">
            <text:p>360030055</text:p>
          </table:table-cell>
          <table:table-cell/>
          <table:table-cell table:formula="oooc:=&quot;INSERT INTO locality (id,regionid,typeid,name,ctime,mtime) VALUES (&quot;&amp;[.F56]&amp;&quot;,&quot;&amp;[.A56]&amp;&quot;,&quot;&amp;IF([.C56]=&quot;Kabupaten&quot;;3601;3602)&amp;&quot;,&quot;&amp;&quot;'&quot;&amp;[.E56]&amp;&quot;','&quot;&amp;[var.$B$1]&amp;&quot;','&quot;&amp;[var.$B$2]&amp;&quot;');&quot;" office:value-type="string" office:string-value="INSERT INTO locality (id,regionid,typeid,name,ctime,mtime) VALUES (360030055,36003,3601,'Sawahlunto Sijunjung','2006-08-14 00:00:00+07','2006-08-14 00:00:00+07');">
            <text:p>INSERT INTO locality (id,regionid,typeid,name,ctime,mtime) VALUES (360030055,36003,3601,'Sawahlunto Sijunju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57];[p.$A$1:.$B$50];2;0)" office:value-type="string" office:string-value="Sumatera Barat">
            <text:p>Sumatera Barat</text:p>
          </table:table-cell>
          <table:table-cell office:value-type="string">
            <text:p>Kabupaten</text:p>
          </table:table-cell>
          <table:table-cell office:value-type="float" office:value="56">
            <text:p>56</text:p>
          </table:table-cell>
          <table:table-cell office:value-type="string">
            <text:p>Solok</text:p>
          </table:table-cell>
          <table:table-cell table:formula="oooc:=[.A57]*10000+[.D57]" office:value-type="float" office:value="360030056">
            <text:p>360030056</text:p>
          </table:table-cell>
          <table:table-cell/>
          <table:table-cell table:formula="oooc:=&quot;INSERT INTO locality (id,regionid,typeid,name,ctime,mtime) VALUES (&quot;&amp;[.F57]&amp;&quot;,&quot;&amp;[.A57]&amp;&quot;,&quot;&amp;IF([.C57]=&quot;Kabupaten&quot;;3601;3602)&amp;&quot;,&quot;&amp;&quot;'&quot;&amp;[.E57]&amp;&quot;','&quot;&amp;[var.$B$1]&amp;&quot;','&quot;&amp;[var.$B$2]&amp;&quot;');&quot;" office:value-type="string" office:string-value="INSERT INTO locality (id,regionid,typeid,name,ctime,mtime) VALUES (360030056,36003,3601,'Solok','2006-08-14 00:00:00+07','2006-08-14 00:00:00+07');">
            <text:p>INSERT INTO locality (id,regionid,typeid,name,ctime,mtime) VALUES (360030056,36003,3601,'Solok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58];[p.$A$1:.$B$50];2;0)" office:value-type="string" office:string-value="Sumatera Barat">
            <text:p>Sumatera Barat</text:p>
          </table:table-cell>
          <table:table-cell office:value-type="string">
            <text:p>Kabupaten</text:p>
          </table:table-cell>
          <table:table-cell office:value-type="float" office:value="57">
            <text:p>57</text:p>
          </table:table-cell>
          <table:table-cell office:value-type="string">
            <text:p>Solok Selatan</text:p>
          </table:table-cell>
          <table:table-cell table:formula="oooc:=[.A58]*10000+[.D58]" office:value-type="float" office:value="360030057">
            <text:p>360030057</text:p>
          </table:table-cell>
          <table:table-cell/>
          <table:table-cell table:formula="oooc:=&quot;INSERT INTO locality (id,regionid,typeid,name,ctime,mtime) VALUES (&quot;&amp;[.F58]&amp;&quot;,&quot;&amp;[.A58]&amp;&quot;,&quot;&amp;IF([.C58]=&quot;Kabupaten&quot;;3601;3602)&amp;&quot;,&quot;&amp;&quot;'&quot;&amp;[.E58]&amp;&quot;','&quot;&amp;[var.$B$1]&amp;&quot;','&quot;&amp;[var.$B$2]&amp;&quot;');&quot;" office:value-type="string" office:string-value="INSERT INTO locality (id,regionid,typeid,name,ctime,mtime) VALUES (360030057,36003,3601,'Solok Selatan','2006-08-14 00:00:00+07','2006-08-14 00:00:00+07');">
            <text:p>INSERT INTO locality (id,regionid,typeid,name,ctime,mtime) VALUES (360030057,36003,3601,'Solok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59];[p.$A$1:.$B$50];2;0)" office:value-type="string" office:string-value="Sumatera Barat">
            <text:p>Sumatera Barat</text:p>
          </table:table-cell>
          <table:table-cell office:value-type="string">
            <text:p>Kabupaten</text:p>
          </table:table-cell>
          <table:table-cell office:value-type="float" office:value="58">
            <text:p>58</text:p>
          </table:table-cell>
          <table:table-cell office:value-type="string">
            <text:p>Tanah Datar</text:p>
          </table:table-cell>
          <table:table-cell table:formula="oooc:=[.A59]*10000+[.D59]" office:value-type="float" office:value="360030058">
            <text:p>360030058</text:p>
          </table:table-cell>
          <table:table-cell/>
          <table:table-cell table:formula="oooc:=&quot;INSERT INTO locality (id,regionid,typeid,name,ctime,mtime) VALUES (&quot;&amp;[.F59]&amp;&quot;,&quot;&amp;[.A59]&amp;&quot;,&quot;&amp;IF([.C59]=&quot;Kabupaten&quot;;3601;3602)&amp;&quot;,&quot;&amp;&quot;'&quot;&amp;[.E59]&amp;&quot;','&quot;&amp;[var.$B$1]&amp;&quot;','&quot;&amp;[var.$B$2]&amp;&quot;');&quot;" office:value-type="string" office:string-value="INSERT INTO locality (id,regionid,typeid,name,ctime,mtime) VALUES (360030058,36003,3601,'Tanah Datar','2006-08-14 00:00:00+07','2006-08-14 00:00:00+07');">
            <text:p>INSERT INTO locality (id,regionid,typeid,name,ctime,mtime) VALUES (360030058,36003,3601,'Tanah Dat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60];[p.$A$1:.$B$50];2;0)" office:value-type="string" office:string-value="Sumatera Barat">
            <text:p>Sumatera Barat</text:p>
          </table:table-cell>
          <table:table-cell office:value-type="string">
            <text:p>Kota</text:p>
          </table:table-cell>
          <table:table-cell office:value-type="float" office:value="59">
            <text:p>59</text:p>
          </table:table-cell>
          <table:table-cell office:value-type="string">
            <text:p>Bukittinggi</text:p>
          </table:table-cell>
          <table:table-cell table:formula="oooc:=[.A60]*10000+[.D60]" office:value-type="float" office:value="360030059">
            <text:p>360030059</text:p>
          </table:table-cell>
          <table:table-cell/>
          <table:table-cell table:formula="oooc:=&quot;INSERT INTO locality (id,regionid,typeid,name,ctime,mtime) VALUES (&quot;&amp;[.F60]&amp;&quot;,&quot;&amp;[.A60]&amp;&quot;,&quot;&amp;IF([.C60]=&quot;Kabupaten&quot;;3601;3602)&amp;&quot;,&quot;&amp;&quot;'&quot;&amp;[.E60]&amp;&quot;','&quot;&amp;[var.$B$1]&amp;&quot;','&quot;&amp;[var.$B$2]&amp;&quot;');&quot;" office:value-type="string" office:string-value="INSERT INTO locality (id,regionid,typeid,name,ctime,mtime) VALUES (360030059,36003,3602,'Bukittinggi','2006-08-14 00:00:00+07','2006-08-14 00:00:00+07');">
            <text:p>INSERT INTO locality (id,regionid,typeid,name,ctime,mtime) VALUES (360030059,36003,3602,'Bukittingg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61];[p.$A$1:.$B$50];2;0)" office:value-type="string" office:string-value="Sumatera Barat">
            <text:p>Sumatera Barat</text:p>
          </table:table-cell>
          <table:table-cell office:value-type="string">
            <text:p>Kota</text:p>
          </table:table-cell>
          <table:table-cell office:value-type="float" office:value="60">
            <text:p>60</text:p>
          </table:table-cell>
          <table:table-cell office:value-type="string">
            <text:p>Padang</text:p>
          </table:table-cell>
          <table:table-cell table:formula="oooc:=[.A61]*10000+[.D61]" office:value-type="float" office:value="360030060">
            <text:p>360030060</text:p>
          </table:table-cell>
          <table:table-cell/>
          <table:table-cell table:formula="oooc:=&quot;INSERT INTO locality (id,regionid,typeid,name,ctime,mtime) VALUES (&quot;&amp;[.F61]&amp;&quot;,&quot;&amp;[.A61]&amp;&quot;,&quot;&amp;IF([.C61]=&quot;Kabupaten&quot;;3601;3602)&amp;&quot;,&quot;&amp;&quot;'&quot;&amp;[.E61]&amp;&quot;','&quot;&amp;[var.$B$1]&amp;&quot;','&quot;&amp;[var.$B$2]&amp;&quot;');&quot;" office:value-type="string" office:string-value="INSERT INTO locality (id,regionid,typeid,name,ctime,mtime) VALUES (360030060,36003,3602,'Padang','2006-08-14 00:00:00+07','2006-08-14 00:00:00+07');">
            <text:p>INSERT INTO locality (id,regionid,typeid,name,ctime,mtime) VALUES (360030060,36003,3602,'Pad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62];[p.$A$1:.$B$50];2;0)" office:value-type="string" office:string-value="Sumatera Barat">
            <text:p>Sumatera Barat</text:p>
          </table:table-cell>
          <table:table-cell office:value-type="string">
            <text:p>Kota</text:p>
          </table:table-cell>
          <table:table-cell office:value-type="float" office:value="61">
            <text:p>61</text:p>
          </table:table-cell>
          <table:table-cell office:value-type="string">
            <text:p>Padangpanjang</text:p>
          </table:table-cell>
          <table:table-cell table:formula="oooc:=[.A62]*10000+[.D62]" office:value-type="float" office:value="360030061">
            <text:p>360030061</text:p>
          </table:table-cell>
          <table:table-cell/>
          <table:table-cell table:formula="oooc:=&quot;INSERT INTO locality (id,regionid,typeid,name,ctime,mtime) VALUES (&quot;&amp;[.F62]&amp;&quot;,&quot;&amp;[.A62]&amp;&quot;,&quot;&amp;IF([.C62]=&quot;Kabupaten&quot;;3601;3602)&amp;&quot;,&quot;&amp;&quot;'&quot;&amp;[.E62]&amp;&quot;','&quot;&amp;[var.$B$1]&amp;&quot;','&quot;&amp;[var.$B$2]&amp;&quot;');&quot;" office:value-type="string" office:string-value="INSERT INTO locality (id,regionid,typeid,name,ctime,mtime) VALUES (360030061,36003,3602,'Padangpanjang','2006-08-14 00:00:00+07','2006-08-14 00:00:00+07');">
            <text:p>INSERT INTO locality (id,regionid,typeid,name,ctime,mtime) VALUES (360030061,36003,3602,'Padangpanj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63];[p.$A$1:.$B$50];2;0)" office:value-type="string" office:string-value="Sumatera Barat">
            <text:p>Sumatera Barat</text:p>
          </table:table-cell>
          <table:table-cell office:value-type="string">
            <text:p>Kota</text:p>
          </table:table-cell>
          <table:table-cell office:value-type="float" office:value="62">
            <text:p>62</text:p>
          </table:table-cell>
          <table:table-cell office:value-type="string">
            <text:p>Pariaman</text:p>
          </table:table-cell>
          <table:table-cell table:formula="oooc:=[.A63]*10000+[.D63]" office:value-type="float" office:value="360030062">
            <text:p>360030062</text:p>
          </table:table-cell>
          <table:table-cell/>
          <table:table-cell table:formula="oooc:=&quot;INSERT INTO locality (id,regionid,typeid,name,ctime,mtime) VALUES (&quot;&amp;[.F63]&amp;&quot;,&quot;&amp;[.A63]&amp;&quot;,&quot;&amp;IF([.C63]=&quot;Kabupaten&quot;;3601;3602)&amp;&quot;,&quot;&amp;&quot;'&quot;&amp;[.E63]&amp;&quot;','&quot;&amp;[var.$B$1]&amp;&quot;','&quot;&amp;[var.$B$2]&amp;&quot;');&quot;" office:value-type="string" office:string-value="INSERT INTO locality (id,regionid,typeid,name,ctime,mtime) VALUES (360030062,36003,3602,'Pariaman','2006-08-14 00:00:00+07','2006-08-14 00:00:00+07');">
            <text:p>INSERT INTO locality (id,regionid,typeid,name,ctime,mtime) VALUES (360030062,36003,3602,'Pariam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64];[p.$A$1:.$B$50];2;0)" office:value-type="string" office:string-value="Sumatera Barat">
            <text:p>Sumatera Barat</text:p>
          </table:table-cell>
          <table:table-cell office:value-type="string">
            <text:p>Kota</text:p>
          </table:table-cell>
          <table:table-cell office:value-type="float" office:value="63">
            <text:p>63</text:p>
          </table:table-cell>
          <table:table-cell office:value-type="string">
            <text:p>Payakumbuh</text:p>
          </table:table-cell>
          <table:table-cell table:formula="oooc:=[.A64]*10000+[.D64]" office:value-type="float" office:value="360030063">
            <text:p>360030063</text:p>
          </table:table-cell>
          <table:table-cell/>
          <table:table-cell table:formula="oooc:=&quot;INSERT INTO locality (id,regionid,typeid,name,ctime,mtime) VALUES (&quot;&amp;[.F64]&amp;&quot;,&quot;&amp;[.A64]&amp;&quot;,&quot;&amp;IF([.C64]=&quot;Kabupaten&quot;;3601;3602)&amp;&quot;,&quot;&amp;&quot;'&quot;&amp;[.E64]&amp;&quot;','&quot;&amp;[var.$B$1]&amp;&quot;','&quot;&amp;[var.$B$2]&amp;&quot;');&quot;" office:value-type="string" office:string-value="INSERT INTO locality (id,regionid,typeid,name,ctime,mtime) VALUES (360030063,36003,3602,'Payakumbuh','2006-08-14 00:00:00+07','2006-08-14 00:00:00+07');">
            <text:p>INSERT INTO locality (id,regionid,typeid,name,ctime,mtime) VALUES (360030063,36003,3602,'Payakumbuh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65];[p.$A$1:.$B$50];2;0)" office:value-type="string" office:string-value="Sumatera Barat">
            <text:p>Sumatera Barat</text:p>
          </table:table-cell>
          <table:table-cell office:value-type="string">
            <text:p>Kota</text:p>
          </table:table-cell>
          <table:table-cell office:value-type="float" office:value="64">
            <text:p>64</text:p>
          </table:table-cell>
          <table:table-cell office:value-type="string">
            <text:p>Sawahlunto</text:p>
          </table:table-cell>
          <table:table-cell table:formula="oooc:=[.A65]*10000+[.D65]" office:value-type="float" office:value="360030064">
            <text:p>360030064</text:p>
          </table:table-cell>
          <table:table-cell/>
          <table:table-cell table:formula="oooc:=&quot;INSERT INTO locality (id,regionid,typeid,name,ctime,mtime) VALUES (&quot;&amp;[.F65]&amp;&quot;,&quot;&amp;[.A65]&amp;&quot;,&quot;&amp;IF([.C65]=&quot;Kabupaten&quot;;3601;3602)&amp;&quot;,&quot;&amp;&quot;'&quot;&amp;[.E65]&amp;&quot;','&quot;&amp;[var.$B$1]&amp;&quot;','&quot;&amp;[var.$B$2]&amp;&quot;');&quot;" office:value-type="string" office:string-value="INSERT INTO locality (id,regionid,typeid,name,ctime,mtime) VALUES (360030064,36003,3602,'Sawahlunto','2006-08-14 00:00:00+07','2006-08-14 00:00:00+07');">
            <text:p>INSERT INTO locality (id,regionid,typeid,name,ctime,mtime) VALUES (360030064,36003,3602,'Sawahlunt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3">
            <text:p>36003</text:p>
          </table:table-cell>
          <table:table-cell table:formula="oooc:=VLOOKUP([.A66];[p.$A$1:.$B$50];2;0)" office:value-type="string" office:string-value="Sumatera Barat">
            <text:p>Sumatera Barat</text:p>
          </table:table-cell>
          <table:table-cell office:value-type="string">
            <text:p>Kota</text:p>
          </table:table-cell>
          <table:table-cell office:value-type="float" office:value="65">
            <text:p>65</text:p>
          </table:table-cell>
          <table:table-cell office:value-type="string">
            <text:p>Solok</text:p>
          </table:table-cell>
          <table:table-cell table:formula="oooc:=[.A66]*10000+[.D66]" office:value-type="float" office:value="360030065">
            <text:p>360030065</text:p>
          </table:table-cell>
          <table:table-cell/>
          <table:table-cell table:formula="oooc:=&quot;INSERT INTO locality (id,regionid,typeid,name,ctime,mtime) VALUES (&quot;&amp;[.F66]&amp;&quot;,&quot;&amp;[.A66]&amp;&quot;,&quot;&amp;IF([.C66]=&quot;Kabupaten&quot;;3601;3602)&amp;&quot;,&quot;&amp;&quot;'&quot;&amp;[.E66]&amp;&quot;','&quot;&amp;[var.$B$1]&amp;&quot;','&quot;&amp;[var.$B$2]&amp;&quot;');&quot;" office:value-type="string" office:string-value="INSERT INTO locality (id,regionid,typeid,name,ctime,mtime) VALUES (360030065,36003,3602,'Solok','2006-08-14 00:00:00+07','2006-08-14 00:00:00+07');">
            <text:p>INSERT INTO locality (id,regionid,typeid,name,ctime,mtime) VALUES (360030065,36003,3602,'Solok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4">
            <text:p>36004</text:p>
          </table:table-cell>
          <table:table-cell table:formula="oooc:=VLOOKUP([.A67];[p.$A$1:.$B$50];2;0)" office:value-type="string" office:string-value="Riau">
            <text:p>Riau</text:p>
          </table:table-cell>
          <table:table-cell office:value-type="string">
            <text:p>Kabupaten</text:p>
          </table:table-cell>
          <table:table-cell office:value-type="float" office:value="66">
            <text:p>66</text:p>
          </table:table-cell>
          <table:table-cell office:value-type="string">
            <text:p>Bengkalis</text:p>
          </table:table-cell>
          <table:table-cell table:formula="oooc:=[.A67]*10000+[.D67]" office:value-type="float" office:value="360040066">
            <text:p>360040066</text:p>
          </table:table-cell>
          <table:table-cell/>
          <table:table-cell table:formula="oooc:=&quot;INSERT INTO locality (id,regionid,typeid,name,ctime,mtime) VALUES (&quot;&amp;[.F67]&amp;&quot;,&quot;&amp;[.A67]&amp;&quot;,&quot;&amp;IF([.C67]=&quot;Kabupaten&quot;;3601;3602)&amp;&quot;,&quot;&amp;&quot;'&quot;&amp;[.E67]&amp;&quot;','&quot;&amp;[var.$B$1]&amp;&quot;','&quot;&amp;[var.$B$2]&amp;&quot;');&quot;" office:value-type="string" office:string-value="INSERT INTO locality (id,regionid,typeid,name,ctime,mtime) VALUES (360040066,36004,3601,'Bengkalis','2006-08-14 00:00:00+07','2006-08-14 00:00:00+07');">
            <text:p>INSERT INTO locality (id,regionid,typeid,name,ctime,mtime) VALUES (360040066,36004,3601,'Bengkalis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4">
            <text:p>36004</text:p>
          </table:table-cell>
          <table:table-cell table:formula="oooc:=VLOOKUP([.A68];[p.$A$1:.$B$50];2;0)" office:value-type="string" office:string-value="Riau">
            <text:p>Riau</text:p>
          </table:table-cell>
          <table:table-cell office:value-type="string">
            <text:p>Kabupaten</text:p>
          </table:table-cell>
          <table:table-cell office:value-type="float" office:value="67">
            <text:p>67</text:p>
          </table:table-cell>
          <table:table-cell office:value-type="string">
            <text:p>Indragiri Hilir</text:p>
          </table:table-cell>
          <table:table-cell table:formula="oooc:=[.A68]*10000+[.D68]" office:value-type="float" office:value="360040067">
            <text:p>360040067</text:p>
          </table:table-cell>
          <table:table-cell/>
          <table:table-cell table:formula="oooc:=&quot;INSERT INTO locality (id,regionid,typeid,name,ctime,mtime) VALUES (&quot;&amp;[.F68]&amp;&quot;,&quot;&amp;[.A68]&amp;&quot;,&quot;&amp;IF([.C68]=&quot;Kabupaten&quot;;3601;3602)&amp;&quot;,&quot;&amp;&quot;'&quot;&amp;[.E68]&amp;&quot;','&quot;&amp;[var.$B$1]&amp;&quot;','&quot;&amp;[var.$B$2]&amp;&quot;');&quot;" office:value-type="string" office:string-value="INSERT INTO locality (id,regionid,typeid,name,ctime,mtime) VALUES (360040067,36004,3601,'Indragiri Hilir','2006-08-14 00:00:00+07','2006-08-14 00:00:00+07');">
            <text:p>INSERT INTO locality (id,regionid,typeid,name,ctime,mtime) VALUES (360040067,36004,3601,'Indragiri Hili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4">
            <text:p>36004</text:p>
          </table:table-cell>
          <table:table-cell table:formula="oooc:=VLOOKUP([.A69];[p.$A$1:.$B$50];2;0)" office:value-type="string" office:string-value="Riau">
            <text:p>Riau</text:p>
          </table:table-cell>
          <table:table-cell office:value-type="string">
            <text:p>Kabupaten</text:p>
          </table:table-cell>
          <table:table-cell office:value-type="float" office:value="68">
            <text:p>68</text:p>
          </table:table-cell>
          <table:table-cell office:value-type="string">
            <text:p>Indragiri Hulu</text:p>
          </table:table-cell>
          <table:table-cell table:formula="oooc:=[.A69]*10000+[.D69]" office:value-type="float" office:value="360040068">
            <text:p>360040068</text:p>
          </table:table-cell>
          <table:table-cell/>
          <table:table-cell table:formula="oooc:=&quot;INSERT INTO locality (id,regionid,typeid,name,ctime,mtime) VALUES (&quot;&amp;[.F69]&amp;&quot;,&quot;&amp;[.A69]&amp;&quot;,&quot;&amp;IF([.C69]=&quot;Kabupaten&quot;;3601;3602)&amp;&quot;,&quot;&amp;&quot;'&quot;&amp;[.E69]&amp;&quot;','&quot;&amp;[var.$B$1]&amp;&quot;','&quot;&amp;[var.$B$2]&amp;&quot;');&quot;" office:value-type="string" office:string-value="INSERT INTO locality (id,regionid,typeid,name,ctime,mtime) VALUES (360040068,36004,3601,'Indragiri Hulu','2006-08-14 00:00:00+07','2006-08-14 00:00:00+07');">
            <text:p>INSERT INTO locality (id,regionid,typeid,name,ctime,mtime) VALUES (360040068,36004,3601,'Indragiri Hul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4">
            <text:p>36004</text:p>
          </table:table-cell>
          <table:table-cell table:formula="oooc:=VLOOKUP([.A70];[p.$A$1:.$B$50];2;0)" office:value-type="string" office:string-value="Riau">
            <text:p>Riau</text:p>
          </table:table-cell>
          <table:table-cell office:value-type="string">
            <text:p>Kabupaten</text:p>
          </table:table-cell>
          <table:table-cell office:value-type="float" office:value="69">
            <text:p>69</text:p>
          </table:table-cell>
          <table:table-cell office:value-type="string">
            <text:p>Kampar</text:p>
          </table:table-cell>
          <table:table-cell table:formula="oooc:=[.A70]*10000+[.D70]" office:value-type="float" office:value="360040069">
            <text:p>360040069</text:p>
          </table:table-cell>
          <table:table-cell/>
          <table:table-cell table:formula="oooc:=&quot;INSERT INTO locality (id,regionid,typeid,name,ctime,mtime) VALUES (&quot;&amp;[.F70]&amp;&quot;,&quot;&amp;[.A70]&amp;&quot;,&quot;&amp;IF([.C70]=&quot;Kabupaten&quot;;3601;3602)&amp;&quot;,&quot;&amp;&quot;'&quot;&amp;[.E70]&amp;&quot;','&quot;&amp;[var.$B$1]&amp;&quot;','&quot;&amp;[var.$B$2]&amp;&quot;');&quot;" office:value-type="string" office:string-value="INSERT INTO locality (id,regionid,typeid,name,ctime,mtime) VALUES (360040069,36004,3601,'Kampar','2006-08-14 00:00:00+07','2006-08-14 00:00:00+07');">
            <text:p>INSERT INTO locality (id,regionid,typeid,name,ctime,mtime) VALUES (360040069,36004,3601,'Kamp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4">
            <text:p>36004</text:p>
          </table:table-cell>
          <table:table-cell table:formula="oooc:=VLOOKUP([.A71];[p.$A$1:.$B$50];2;0)" office:value-type="string" office:string-value="Riau">
            <text:p>Riau</text:p>
          </table:table-cell>
          <table:table-cell office:value-type="string">
            <text:p>Kabupaten</text:p>
          </table:table-cell>
          <table:table-cell office:value-type="float" office:value="70">
            <text:p>70</text:p>
          </table:table-cell>
          <table:table-cell office:value-type="string">
            <text:p>Kuantan Singingi</text:p>
          </table:table-cell>
          <table:table-cell table:formula="oooc:=[.A71]*10000+[.D71]" office:value-type="float" office:value="360040070">
            <text:p>360040070</text:p>
          </table:table-cell>
          <table:table-cell/>
          <table:table-cell table:formula="oooc:=&quot;INSERT INTO locality (id,regionid,typeid,name,ctime,mtime) VALUES (&quot;&amp;[.F71]&amp;&quot;,&quot;&amp;[.A71]&amp;&quot;,&quot;&amp;IF([.C71]=&quot;Kabupaten&quot;;3601;3602)&amp;&quot;,&quot;&amp;&quot;'&quot;&amp;[.E71]&amp;&quot;','&quot;&amp;[var.$B$1]&amp;&quot;','&quot;&amp;[var.$B$2]&amp;&quot;');&quot;" office:value-type="string" office:string-value="INSERT INTO locality (id,regionid,typeid,name,ctime,mtime) VALUES (360040070,36004,3601,'Kuantan Singingi','2006-08-14 00:00:00+07','2006-08-14 00:00:00+07');">
            <text:p>INSERT INTO locality (id,regionid,typeid,name,ctime,mtime) VALUES (360040070,36004,3601,'Kuantan Singing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4">
            <text:p>36004</text:p>
          </table:table-cell>
          <table:table-cell table:formula="oooc:=VLOOKUP([.A72];[p.$A$1:.$B$50];2;0)" office:value-type="string" office:string-value="Riau">
            <text:p>Riau</text:p>
          </table:table-cell>
          <table:table-cell office:value-type="string">
            <text:p>Kabupaten</text:p>
          </table:table-cell>
          <table:table-cell office:value-type="float" office:value="71">
            <text:p>71</text:p>
          </table:table-cell>
          <table:table-cell office:value-type="string">
            <text:p>Pelalawan</text:p>
          </table:table-cell>
          <table:table-cell table:formula="oooc:=[.A72]*10000+[.D72]" office:value-type="float" office:value="360040071">
            <text:p>360040071</text:p>
          </table:table-cell>
          <table:table-cell/>
          <table:table-cell table:formula="oooc:=&quot;INSERT INTO locality (id,regionid,typeid,name,ctime,mtime) VALUES (&quot;&amp;[.F72]&amp;&quot;,&quot;&amp;[.A72]&amp;&quot;,&quot;&amp;IF([.C72]=&quot;Kabupaten&quot;;3601;3602)&amp;&quot;,&quot;&amp;&quot;'&quot;&amp;[.E72]&amp;&quot;','&quot;&amp;[var.$B$1]&amp;&quot;','&quot;&amp;[var.$B$2]&amp;&quot;');&quot;" office:value-type="string" office:string-value="INSERT INTO locality (id,regionid,typeid,name,ctime,mtime) VALUES (360040071,36004,3601,'Pelalawan','2006-08-14 00:00:00+07','2006-08-14 00:00:00+07');">
            <text:p>INSERT INTO locality (id,regionid,typeid,name,ctime,mtime) VALUES (360040071,36004,3601,'Pelalaw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4">
            <text:p>36004</text:p>
          </table:table-cell>
          <table:table-cell table:formula="oooc:=VLOOKUP([.A73];[p.$A$1:.$B$50];2;0)" office:value-type="string" office:string-value="Riau">
            <text:p>Riau</text:p>
          </table:table-cell>
          <table:table-cell office:value-type="string">
            <text:p>Kabupaten</text:p>
          </table:table-cell>
          <table:table-cell office:value-type="float" office:value="72">
            <text:p>72</text:p>
          </table:table-cell>
          <table:table-cell office:value-type="string">
            <text:p>Rokan Hilir</text:p>
          </table:table-cell>
          <table:table-cell table:formula="oooc:=[.A73]*10000+[.D73]" office:value-type="float" office:value="360040072">
            <text:p>360040072</text:p>
          </table:table-cell>
          <table:table-cell/>
          <table:table-cell table:formula="oooc:=&quot;INSERT INTO locality (id,regionid,typeid,name,ctime,mtime) VALUES (&quot;&amp;[.F73]&amp;&quot;,&quot;&amp;[.A73]&amp;&quot;,&quot;&amp;IF([.C73]=&quot;Kabupaten&quot;;3601;3602)&amp;&quot;,&quot;&amp;&quot;'&quot;&amp;[.E73]&amp;&quot;','&quot;&amp;[var.$B$1]&amp;&quot;','&quot;&amp;[var.$B$2]&amp;&quot;');&quot;" office:value-type="string" office:string-value="INSERT INTO locality (id,regionid,typeid,name,ctime,mtime) VALUES (360040072,36004,3601,'Rokan Hilir','2006-08-14 00:00:00+07','2006-08-14 00:00:00+07');">
            <text:p>INSERT INTO locality (id,regionid,typeid,name,ctime,mtime) VALUES (360040072,36004,3601,'Rokan Hili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4">
            <text:p>36004</text:p>
          </table:table-cell>
          <table:table-cell table:formula="oooc:=VLOOKUP([.A74];[p.$A$1:.$B$50];2;0)" office:value-type="string" office:string-value="Riau">
            <text:p>Riau</text:p>
          </table:table-cell>
          <table:table-cell office:value-type="string">
            <text:p>Kabupaten</text:p>
          </table:table-cell>
          <table:table-cell office:value-type="float" office:value="73">
            <text:p>73</text:p>
          </table:table-cell>
          <table:table-cell office:value-type="string">
            <text:p>Rokan Hulu</text:p>
          </table:table-cell>
          <table:table-cell table:formula="oooc:=[.A74]*10000+[.D74]" office:value-type="float" office:value="360040073">
            <text:p>360040073</text:p>
          </table:table-cell>
          <table:table-cell/>
          <table:table-cell table:formula="oooc:=&quot;INSERT INTO locality (id,regionid,typeid,name,ctime,mtime) VALUES (&quot;&amp;[.F74]&amp;&quot;,&quot;&amp;[.A74]&amp;&quot;,&quot;&amp;IF([.C74]=&quot;Kabupaten&quot;;3601;3602)&amp;&quot;,&quot;&amp;&quot;'&quot;&amp;[.E74]&amp;&quot;','&quot;&amp;[var.$B$1]&amp;&quot;','&quot;&amp;[var.$B$2]&amp;&quot;');&quot;" office:value-type="string" office:string-value="INSERT INTO locality (id,regionid,typeid,name,ctime,mtime) VALUES (360040073,36004,3601,'Rokan Hulu','2006-08-14 00:00:00+07','2006-08-14 00:00:00+07');">
            <text:p>INSERT INTO locality (id,regionid,typeid,name,ctime,mtime) VALUES (360040073,36004,3601,'Rokan Hul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4">
            <text:p>36004</text:p>
          </table:table-cell>
          <table:table-cell table:formula="oooc:=VLOOKUP([.A75];[p.$A$1:.$B$50];2;0)" office:value-type="string" office:string-value="Riau">
            <text:p>Riau</text:p>
          </table:table-cell>
          <table:table-cell office:value-type="string">
            <text:p>Kabupaten</text:p>
          </table:table-cell>
          <table:table-cell office:value-type="float" office:value="74">
            <text:p>74</text:p>
          </table:table-cell>
          <table:table-cell office:value-type="string">
            <text:p>Siak</text:p>
          </table:table-cell>
          <table:table-cell table:formula="oooc:=[.A75]*10000+[.D75]" office:value-type="float" office:value="360040074">
            <text:p>360040074</text:p>
          </table:table-cell>
          <table:table-cell/>
          <table:table-cell table:formula="oooc:=&quot;INSERT INTO locality (id,regionid,typeid,name,ctime,mtime) VALUES (&quot;&amp;[.F75]&amp;&quot;,&quot;&amp;[.A75]&amp;&quot;,&quot;&amp;IF([.C75]=&quot;Kabupaten&quot;;3601;3602)&amp;&quot;,&quot;&amp;&quot;'&quot;&amp;[.E75]&amp;&quot;','&quot;&amp;[var.$B$1]&amp;&quot;','&quot;&amp;[var.$B$2]&amp;&quot;');&quot;" office:value-type="string" office:string-value="INSERT INTO locality (id,regionid,typeid,name,ctime,mtime) VALUES (360040074,36004,3601,'Siak','2006-08-14 00:00:00+07','2006-08-14 00:00:00+07');">
            <text:p>INSERT INTO locality (id,regionid,typeid,name,ctime,mtime) VALUES (360040074,36004,3601,'Siak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4">
            <text:p>36004</text:p>
          </table:table-cell>
          <table:table-cell table:formula="oooc:=VLOOKUP([.A76];[p.$A$1:.$B$50];2;0)" office:value-type="string" office:string-value="Riau">
            <text:p>Riau</text:p>
          </table:table-cell>
          <table:table-cell office:value-type="string">
            <text:p>Kota</text:p>
          </table:table-cell>
          <table:table-cell office:value-type="float" office:value="75">
            <text:p>75</text:p>
          </table:table-cell>
          <table:table-cell office:value-type="string">
            <text:p>Dumai</text:p>
          </table:table-cell>
          <table:table-cell table:formula="oooc:=[.A76]*10000+[.D76]" office:value-type="float" office:value="360040075">
            <text:p>360040075</text:p>
          </table:table-cell>
          <table:table-cell/>
          <table:table-cell table:formula="oooc:=&quot;INSERT INTO locality (id,regionid,typeid,name,ctime,mtime) VALUES (&quot;&amp;[.F76]&amp;&quot;,&quot;&amp;[.A76]&amp;&quot;,&quot;&amp;IF([.C76]=&quot;Kabupaten&quot;;3601;3602)&amp;&quot;,&quot;&amp;&quot;'&quot;&amp;[.E76]&amp;&quot;','&quot;&amp;[var.$B$1]&amp;&quot;','&quot;&amp;[var.$B$2]&amp;&quot;');&quot;" office:value-type="string" office:string-value="INSERT INTO locality (id,regionid,typeid,name,ctime,mtime) VALUES (360040075,36004,3602,'Dumai','2006-08-14 00:00:00+07','2006-08-14 00:00:00+07');">
            <text:p>INSERT INTO locality (id,regionid,typeid,name,ctime,mtime) VALUES (360040075,36004,3602,'Duma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4">
            <text:p>36004</text:p>
          </table:table-cell>
          <table:table-cell table:formula="oooc:=VLOOKUP([.A77];[p.$A$1:.$B$50];2;0)" office:value-type="string" office:string-value="Riau">
            <text:p>Riau</text:p>
          </table:table-cell>
          <table:table-cell office:value-type="string">
            <text:p>Kota</text:p>
          </table:table-cell>
          <table:table-cell office:value-type="float" office:value="76">
            <text:p>76</text:p>
          </table:table-cell>
          <table:table-cell office:value-type="string">
            <text:p>Pekanbaru</text:p>
          </table:table-cell>
          <table:table-cell table:formula="oooc:=[.A77]*10000+[.D77]" office:value-type="float" office:value="360040076">
            <text:p>360040076</text:p>
          </table:table-cell>
          <table:table-cell/>
          <table:table-cell table:formula="oooc:=&quot;INSERT INTO locality (id,regionid,typeid,name,ctime,mtime) VALUES (&quot;&amp;[.F77]&amp;&quot;,&quot;&amp;[.A77]&amp;&quot;,&quot;&amp;IF([.C77]=&quot;Kabupaten&quot;;3601;3602)&amp;&quot;,&quot;&amp;&quot;'&quot;&amp;[.E77]&amp;&quot;','&quot;&amp;[var.$B$1]&amp;&quot;','&quot;&amp;[var.$B$2]&amp;&quot;');&quot;" office:value-type="string" office:string-value="INSERT INTO locality (id,regionid,typeid,name,ctime,mtime) VALUES (360040076,36004,3602,'Pekanbaru','2006-08-14 00:00:00+07','2006-08-14 00:00:00+07');">
            <text:p>INSERT INTO locality (id,regionid,typeid,name,ctime,mtime) VALUES (360040076,36004,3602,'Pekanbar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5">
            <text:p>36005</text:p>
          </table:table-cell>
          <table:table-cell table:formula="oooc:=VLOOKUP([.A78];[p.$A$1:.$B$50];2;0)" office:value-type="string" office:string-value="Jambi">
            <text:p>Jambi</text:p>
          </table:table-cell>
          <table:table-cell office:value-type="string">
            <text:p>Kabupaten</text:p>
          </table:table-cell>
          <table:table-cell office:value-type="float" office:value="77">
            <text:p>77</text:p>
          </table:table-cell>
          <table:table-cell office:value-type="string">
            <text:p>Batang Hari</text:p>
          </table:table-cell>
          <table:table-cell table:formula="oooc:=[.A78]*10000+[.D78]" office:value-type="float" office:value="360050077">
            <text:p>360050077</text:p>
          </table:table-cell>
          <table:table-cell/>
          <table:table-cell table:formula="oooc:=&quot;INSERT INTO locality (id,regionid,typeid,name,ctime,mtime) VALUES (&quot;&amp;[.F78]&amp;&quot;,&quot;&amp;[.A78]&amp;&quot;,&quot;&amp;IF([.C78]=&quot;Kabupaten&quot;;3601;3602)&amp;&quot;,&quot;&amp;&quot;'&quot;&amp;[.E78]&amp;&quot;','&quot;&amp;[var.$B$1]&amp;&quot;','&quot;&amp;[var.$B$2]&amp;&quot;');&quot;" office:value-type="string" office:string-value="INSERT INTO locality (id,regionid,typeid,name,ctime,mtime) VALUES (360050077,36005,3601,'Batang Hari','2006-08-14 00:00:00+07','2006-08-14 00:00:00+07');">
            <text:p>INSERT INTO locality (id,regionid,typeid,name,ctime,mtime) VALUES (360050077,36005,3601,'Batang Har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5">
            <text:p>36005</text:p>
          </table:table-cell>
          <table:table-cell table:formula="oooc:=VLOOKUP([.A79];[p.$A$1:.$B$50];2;0)" office:value-type="string" office:string-value="Jambi">
            <text:p>Jambi</text:p>
          </table:table-cell>
          <table:table-cell office:value-type="string">
            <text:p>Kabupaten</text:p>
          </table:table-cell>
          <table:table-cell office:value-type="float" office:value="78">
            <text:p>78</text:p>
          </table:table-cell>
          <table:table-cell office:value-type="string">
            <text:p>Bungo</text:p>
          </table:table-cell>
          <table:table-cell table:formula="oooc:=[.A79]*10000+[.D79]" office:value-type="float" office:value="360050078">
            <text:p>360050078</text:p>
          </table:table-cell>
          <table:table-cell/>
          <table:table-cell table:formula="oooc:=&quot;INSERT INTO locality (id,regionid,typeid,name,ctime,mtime) VALUES (&quot;&amp;[.F79]&amp;&quot;,&quot;&amp;[.A79]&amp;&quot;,&quot;&amp;IF([.C79]=&quot;Kabupaten&quot;;3601;3602)&amp;&quot;,&quot;&amp;&quot;'&quot;&amp;[.E79]&amp;&quot;','&quot;&amp;[var.$B$1]&amp;&quot;','&quot;&amp;[var.$B$2]&amp;&quot;');&quot;" office:value-type="string" office:string-value="INSERT INTO locality (id,regionid,typeid,name,ctime,mtime) VALUES (360050078,36005,3601,'Bungo','2006-08-14 00:00:00+07','2006-08-14 00:00:00+07');">
            <text:p>INSERT INTO locality (id,regionid,typeid,name,ctime,mtime) VALUES (360050078,36005,3601,'Bung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5">
            <text:p>36005</text:p>
          </table:table-cell>
          <table:table-cell table:formula="oooc:=VLOOKUP([.A80];[p.$A$1:.$B$50];2;0)" office:value-type="string" office:string-value="Jambi">
            <text:p>Jambi</text:p>
          </table:table-cell>
          <table:table-cell office:value-type="string">
            <text:p>Kabupaten</text:p>
          </table:table-cell>
          <table:table-cell office:value-type="float" office:value="79">
            <text:p>79</text:p>
          </table:table-cell>
          <table:table-cell office:value-type="string">
            <text:p>Kerinci</text:p>
          </table:table-cell>
          <table:table-cell table:formula="oooc:=[.A80]*10000+[.D80]" office:value-type="float" office:value="360050079">
            <text:p>360050079</text:p>
          </table:table-cell>
          <table:table-cell/>
          <table:table-cell table:formula="oooc:=&quot;INSERT INTO locality (id,regionid,typeid,name,ctime,mtime) VALUES (&quot;&amp;[.F80]&amp;&quot;,&quot;&amp;[.A80]&amp;&quot;,&quot;&amp;IF([.C80]=&quot;Kabupaten&quot;;3601;3602)&amp;&quot;,&quot;&amp;&quot;'&quot;&amp;[.E80]&amp;&quot;','&quot;&amp;[var.$B$1]&amp;&quot;','&quot;&amp;[var.$B$2]&amp;&quot;');&quot;" office:value-type="string" office:string-value="INSERT INTO locality (id,regionid,typeid,name,ctime,mtime) VALUES (360050079,36005,3601,'Kerinci','2006-08-14 00:00:00+07','2006-08-14 00:00:00+07');">
            <text:p>INSERT INTO locality (id,regionid,typeid,name,ctime,mtime) VALUES (360050079,36005,3601,'Kerinc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5">
            <text:p>36005</text:p>
          </table:table-cell>
          <table:table-cell table:formula="oooc:=VLOOKUP([.A81];[p.$A$1:.$B$50];2;0)" office:value-type="string" office:string-value="Jambi">
            <text:p>Jambi</text:p>
          </table:table-cell>
          <table:table-cell office:value-type="string">
            <text:p>Kabupaten</text:p>
          </table:table-cell>
          <table:table-cell office:value-type="float" office:value="80">
            <text:p>80</text:p>
          </table:table-cell>
          <table:table-cell office:value-type="string">
            <text:p>Merangin</text:p>
          </table:table-cell>
          <table:table-cell table:formula="oooc:=[.A81]*10000+[.D81]" office:value-type="float" office:value="360050080">
            <text:p>360050080</text:p>
          </table:table-cell>
          <table:table-cell/>
          <table:table-cell table:formula="oooc:=&quot;INSERT INTO locality (id,regionid,typeid,name,ctime,mtime) VALUES (&quot;&amp;[.F81]&amp;&quot;,&quot;&amp;[.A81]&amp;&quot;,&quot;&amp;IF([.C81]=&quot;Kabupaten&quot;;3601;3602)&amp;&quot;,&quot;&amp;&quot;'&quot;&amp;[.E81]&amp;&quot;','&quot;&amp;[var.$B$1]&amp;&quot;','&quot;&amp;[var.$B$2]&amp;&quot;');&quot;" office:value-type="string" office:string-value="INSERT INTO locality (id,regionid,typeid,name,ctime,mtime) VALUES (360050080,36005,3601,'Merangin','2006-08-14 00:00:00+07','2006-08-14 00:00:00+07');">
            <text:p>INSERT INTO locality (id,regionid,typeid,name,ctime,mtime) VALUES (360050080,36005,3601,'Merangi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5">
            <text:p>36005</text:p>
          </table:table-cell>
          <table:table-cell table:formula="oooc:=VLOOKUP([.A82];[p.$A$1:.$B$50];2;0)" office:value-type="string" office:string-value="Jambi">
            <text:p>Jambi</text:p>
          </table:table-cell>
          <table:table-cell office:value-type="string">
            <text:p>Kabupaten</text:p>
          </table:table-cell>
          <table:table-cell office:value-type="float" office:value="81">
            <text:p>81</text:p>
          </table:table-cell>
          <table:table-cell office:value-type="string">
            <text:p>Muaro Jambi</text:p>
          </table:table-cell>
          <table:table-cell table:formula="oooc:=[.A82]*10000+[.D82]" office:value-type="float" office:value="360050081">
            <text:p>360050081</text:p>
          </table:table-cell>
          <table:table-cell/>
          <table:table-cell table:formula="oooc:=&quot;INSERT INTO locality (id,regionid,typeid,name,ctime,mtime) VALUES (&quot;&amp;[.F82]&amp;&quot;,&quot;&amp;[.A82]&amp;&quot;,&quot;&amp;IF([.C82]=&quot;Kabupaten&quot;;3601;3602)&amp;&quot;,&quot;&amp;&quot;'&quot;&amp;[.E82]&amp;&quot;','&quot;&amp;[var.$B$1]&amp;&quot;','&quot;&amp;[var.$B$2]&amp;&quot;');&quot;" office:value-type="string" office:string-value="INSERT INTO locality (id,regionid,typeid,name,ctime,mtime) VALUES (360050081,36005,3601,'Muaro Jambi','2006-08-14 00:00:00+07','2006-08-14 00:00:00+07');">
            <text:p>INSERT INTO locality (id,regionid,typeid,name,ctime,mtime) VALUES (360050081,36005,3601,'Muaro Jamb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5">
            <text:p>36005</text:p>
          </table:table-cell>
          <table:table-cell table:formula="oooc:=VLOOKUP([.A83];[p.$A$1:.$B$50];2;0)" office:value-type="string" office:string-value="Jambi">
            <text:p>Jambi</text:p>
          </table:table-cell>
          <table:table-cell office:value-type="string">
            <text:p>Kabupaten</text:p>
          </table:table-cell>
          <table:table-cell office:value-type="float" office:value="82">
            <text:p>82</text:p>
          </table:table-cell>
          <table:table-cell office:value-type="string">
            <text:p>Sarolangun</text:p>
          </table:table-cell>
          <table:table-cell table:formula="oooc:=[.A83]*10000+[.D83]" office:value-type="float" office:value="360050082">
            <text:p>360050082</text:p>
          </table:table-cell>
          <table:table-cell/>
          <table:table-cell table:formula="oooc:=&quot;INSERT INTO locality (id,regionid,typeid,name,ctime,mtime) VALUES (&quot;&amp;[.F83]&amp;&quot;,&quot;&amp;[.A83]&amp;&quot;,&quot;&amp;IF([.C83]=&quot;Kabupaten&quot;;3601;3602)&amp;&quot;,&quot;&amp;&quot;'&quot;&amp;[.E83]&amp;&quot;','&quot;&amp;[var.$B$1]&amp;&quot;','&quot;&amp;[var.$B$2]&amp;&quot;');&quot;" office:value-type="string" office:string-value="INSERT INTO locality (id,regionid,typeid,name,ctime,mtime) VALUES (360050082,36005,3601,'Sarolangun','2006-08-14 00:00:00+07','2006-08-14 00:00:00+07');">
            <text:p>INSERT INTO locality (id,regionid,typeid,name,ctime,mtime) VALUES (360050082,36005,3601,'Sarolangu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5">
            <text:p>36005</text:p>
          </table:table-cell>
          <table:table-cell table:formula="oooc:=VLOOKUP([.A84];[p.$A$1:.$B$50];2;0)" office:value-type="string" office:string-value="Jambi">
            <text:p>Jambi</text:p>
          </table:table-cell>
          <table:table-cell office:value-type="string">
            <text:p>Kabupaten</text:p>
          </table:table-cell>
          <table:table-cell office:value-type="float" office:value="83">
            <text:p>83</text:p>
          </table:table-cell>
          <table:table-cell office:value-type="string">
            <text:p>Tanjung Jabung Barat</text:p>
          </table:table-cell>
          <table:table-cell table:formula="oooc:=[.A84]*10000+[.D84]" office:value-type="float" office:value="360050083">
            <text:p>360050083</text:p>
          </table:table-cell>
          <table:table-cell/>
          <table:table-cell table:formula="oooc:=&quot;INSERT INTO locality (id,regionid,typeid,name,ctime,mtime) VALUES (&quot;&amp;[.F84]&amp;&quot;,&quot;&amp;[.A84]&amp;&quot;,&quot;&amp;IF([.C84]=&quot;Kabupaten&quot;;3601;3602)&amp;&quot;,&quot;&amp;&quot;'&quot;&amp;[.E84]&amp;&quot;','&quot;&amp;[var.$B$1]&amp;&quot;','&quot;&amp;[var.$B$2]&amp;&quot;');&quot;" office:value-type="string" office:string-value="INSERT INTO locality (id,regionid,typeid,name,ctime,mtime) VALUES (360050083,36005,3601,'Tanjung Jabung Barat','2006-08-14 00:00:00+07','2006-08-14 00:00:00+07');">
            <text:p>INSERT INTO locality (id,regionid,typeid,name,ctime,mtime) VALUES (360050083,36005,3601,'Tanjung Jabung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5">
            <text:p>36005</text:p>
          </table:table-cell>
          <table:table-cell table:formula="oooc:=VLOOKUP([.A85];[p.$A$1:.$B$50];2;0)" office:value-type="string" office:string-value="Jambi">
            <text:p>Jambi</text:p>
          </table:table-cell>
          <table:table-cell office:value-type="string">
            <text:p>Kabupaten</text:p>
          </table:table-cell>
          <table:table-cell office:value-type="float" office:value="84">
            <text:p>84</text:p>
          </table:table-cell>
          <table:table-cell office:value-type="string">
            <text:p>Tanjung Jabung Timur</text:p>
          </table:table-cell>
          <table:table-cell table:formula="oooc:=[.A85]*10000+[.D85]" office:value-type="float" office:value="360050084">
            <text:p>360050084</text:p>
          </table:table-cell>
          <table:table-cell/>
          <table:table-cell table:formula="oooc:=&quot;INSERT INTO locality (id,regionid,typeid,name,ctime,mtime) VALUES (&quot;&amp;[.F85]&amp;&quot;,&quot;&amp;[.A85]&amp;&quot;,&quot;&amp;IF([.C85]=&quot;Kabupaten&quot;;3601;3602)&amp;&quot;,&quot;&amp;&quot;'&quot;&amp;[.E85]&amp;&quot;','&quot;&amp;[var.$B$1]&amp;&quot;','&quot;&amp;[var.$B$2]&amp;&quot;');&quot;" office:value-type="string" office:string-value="INSERT INTO locality (id,regionid,typeid,name,ctime,mtime) VALUES (360050084,36005,3601,'Tanjung Jabung Timur','2006-08-14 00:00:00+07','2006-08-14 00:00:00+07');">
            <text:p>INSERT INTO locality (id,regionid,typeid,name,ctime,mtime) VALUES (360050084,36005,3601,'Tanjung Jabung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5">
            <text:p>36005</text:p>
          </table:table-cell>
          <table:table-cell table:formula="oooc:=VLOOKUP([.A86];[p.$A$1:.$B$50];2;0)" office:value-type="string" office:string-value="Jambi">
            <text:p>Jambi</text:p>
          </table:table-cell>
          <table:table-cell office:value-type="string">
            <text:p>Kabupaten</text:p>
          </table:table-cell>
          <table:table-cell office:value-type="float" office:value="85">
            <text:p>85</text:p>
          </table:table-cell>
          <table:table-cell office:value-type="string">
            <text:p>Tebo</text:p>
          </table:table-cell>
          <table:table-cell table:formula="oooc:=[.A86]*10000+[.D86]" office:value-type="float" office:value="360050085">
            <text:p>360050085</text:p>
          </table:table-cell>
          <table:table-cell/>
          <table:table-cell table:formula="oooc:=&quot;INSERT INTO locality (id,regionid,typeid,name,ctime,mtime) VALUES (&quot;&amp;[.F86]&amp;&quot;,&quot;&amp;[.A86]&amp;&quot;,&quot;&amp;IF([.C86]=&quot;Kabupaten&quot;;3601;3602)&amp;&quot;,&quot;&amp;&quot;'&quot;&amp;[.E86]&amp;&quot;','&quot;&amp;[var.$B$1]&amp;&quot;','&quot;&amp;[var.$B$2]&amp;&quot;');&quot;" office:value-type="string" office:string-value="INSERT INTO locality (id,regionid,typeid,name,ctime,mtime) VALUES (360050085,36005,3601,'Tebo','2006-08-14 00:00:00+07','2006-08-14 00:00:00+07');">
            <text:p>INSERT INTO locality (id,regionid,typeid,name,ctime,mtime) VALUES (360050085,36005,3601,'Teb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5">
            <text:p>36005</text:p>
          </table:table-cell>
          <table:table-cell table:formula="oooc:=VLOOKUP([.A87];[p.$A$1:.$B$50];2;0)" office:value-type="string" office:string-value="Jambi">
            <text:p>Jambi</text:p>
          </table:table-cell>
          <table:table-cell office:value-type="string">
            <text:p>Kota</text:p>
          </table:table-cell>
          <table:table-cell office:value-type="float" office:value="86">
            <text:p>86</text:p>
          </table:table-cell>
          <table:table-cell office:value-type="string">
            <text:p>Jambi</text:p>
          </table:table-cell>
          <table:table-cell table:formula="oooc:=[.A87]*10000+[.D87]" office:value-type="float" office:value="360050086">
            <text:p>360050086</text:p>
          </table:table-cell>
          <table:table-cell/>
          <table:table-cell table:formula="oooc:=&quot;INSERT INTO locality (id,regionid,typeid,name,ctime,mtime) VALUES (&quot;&amp;[.F87]&amp;&quot;,&quot;&amp;[.A87]&amp;&quot;,&quot;&amp;IF([.C87]=&quot;Kabupaten&quot;;3601;3602)&amp;&quot;,&quot;&amp;&quot;'&quot;&amp;[.E87]&amp;&quot;','&quot;&amp;[var.$B$1]&amp;&quot;','&quot;&amp;[var.$B$2]&amp;&quot;');&quot;" office:value-type="string" office:string-value="INSERT INTO locality (id,regionid,typeid,name,ctime,mtime) VALUES (360050086,36005,3602,'Jambi','2006-08-14 00:00:00+07','2006-08-14 00:00:00+07');">
            <text:p>INSERT INTO locality (id,regionid,typeid,name,ctime,mtime) VALUES (360050086,36005,3602,'Jamb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88];[p.$A$1:.$B$50];2;0)" office:value-type="string" office:string-value="Sumatera Selatan">
            <text:p>Sumatera Selatan</text:p>
          </table:table-cell>
          <table:table-cell office:value-type="string">
            <text:p>Kabupaten</text:p>
          </table:table-cell>
          <table:table-cell office:value-type="float" office:value="87">
            <text:p>87</text:p>
          </table:table-cell>
          <table:table-cell office:value-type="string">
            <text:p>Banyuasin</text:p>
          </table:table-cell>
          <table:table-cell table:formula="oooc:=[.A88]*10000+[.D88]" office:value-type="float" office:value="360060087">
            <text:p>360060087</text:p>
          </table:table-cell>
          <table:table-cell/>
          <table:table-cell table:formula="oooc:=&quot;INSERT INTO locality (id,regionid,typeid,name,ctime,mtime) VALUES (&quot;&amp;[.F88]&amp;&quot;,&quot;&amp;[.A88]&amp;&quot;,&quot;&amp;IF([.C88]=&quot;Kabupaten&quot;;3601;3602)&amp;&quot;,&quot;&amp;&quot;'&quot;&amp;[.E88]&amp;&quot;','&quot;&amp;[var.$B$1]&amp;&quot;','&quot;&amp;[var.$B$2]&amp;&quot;');&quot;" office:value-type="string" office:string-value="INSERT INTO locality (id,regionid,typeid,name,ctime,mtime) VALUES (360060087,36006,3601,'Banyuasin','2006-08-14 00:00:00+07','2006-08-14 00:00:00+07');">
            <text:p>INSERT INTO locality (id,regionid,typeid,name,ctime,mtime) VALUES (360060087,36006,3601,'Banyuasi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89];[p.$A$1:.$B$50];2;0)" office:value-type="string" office:string-value="Sumatera Selatan">
            <text:p>Sumatera Selatan</text:p>
          </table:table-cell>
          <table:table-cell office:value-type="string">
            <text:p>Kabupaten</text:p>
          </table:table-cell>
          <table:table-cell office:value-type="float" office:value="88">
            <text:p>88</text:p>
          </table:table-cell>
          <table:table-cell office:value-type="string">
            <text:p>Lahat</text:p>
          </table:table-cell>
          <table:table-cell table:formula="oooc:=[.A89]*10000+[.D89]" office:value-type="float" office:value="360060088">
            <text:p>360060088</text:p>
          </table:table-cell>
          <table:table-cell/>
          <table:table-cell table:formula="oooc:=&quot;INSERT INTO locality (id,regionid,typeid,name,ctime,mtime) VALUES (&quot;&amp;[.F89]&amp;&quot;,&quot;&amp;[.A89]&amp;&quot;,&quot;&amp;IF([.C89]=&quot;Kabupaten&quot;;3601;3602)&amp;&quot;,&quot;&amp;&quot;'&quot;&amp;[.E89]&amp;&quot;','&quot;&amp;[var.$B$1]&amp;&quot;','&quot;&amp;[var.$B$2]&amp;&quot;');&quot;" office:value-type="string" office:string-value="INSERT INTO locality (id,regionid,typeid,name,ctime,mtime) VALUES (360060088,36006,3601,'Lahat','2006-08-14 00:00:00+07','2006-08-14 00:00:00+07');">
            <text:p>INSERT INTO locality (id,regionid,typeid,name,ctime,mtime) VALUES (360060088,36006,3601,'Lah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90];[p.$A$1:.$B$50];2;0)" office:value-type="string" office:string-value="Sumatera Selatan">
            <text:p>Sumatera Selatan</text:p>
          </table:table-cell>
          <table:table-cell office:value-type="string">
            <text:p>Kabupaten</text:p>
          </table:table-cell>
          <table:table-cell office:value-type="float" office:value="89">
            <text:p>89</text:p>
          </table:table-cell>
          <table:table-cell office:value-type="string">
            <text:p>Muara Enim</text:p>
          </table:table-cell>
          <table:table-cell table:formula="oooc:=[.A90]*10000+[.D90]" office:value-type="float" office:value="360060089">
            <text:p>360060089</text:p>
          </table:table-cell>
          <table:table-cell/>
          <table:table-cell table:formula="oooc:=&quot;INSERT INTO locality (id,regionid,typeid,name,ctime,mtime) VALUES (&quot;&amp;[.F90]&amp;&quot;,&quot;&amp;[.A90]&amp;&quot;,&quot;&amp;IF([.C90]=&quot;Kabupaten&quot;;3601;3602)&amp;&quot;,&quot;&amp;&quot;'&quot;&amp;[.E90]&amp;&quot;','&quot;&amp;[var.$B$1]&amp;&quot;','&quot;&amp;[var.$B$2]&amp;&quot;');&quot;" office:value-type="string" office:string-value="INSERT INTO locality (id,regionid,typeid,name,ctime,mtime) VALUES (360060089,36006,3601,'Muara Enim','2006-08-14 00:00:00+07','2006-08-14 00:00:00+07');">
            <text:p>INSERT INTO locality (id,regionid,typeid,name,ctime,mtime) VALUES (360060089,36006,3601,'Muara Enim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91];[p.$A$1:.$B$50];2;0)" office:value-type="string" office:string-value="Sumatera Selatan">
            <text:p>Sumatera Selatan</text:p>
          </table:table-cell>
          <table:table-cell office:value-type="string">
            <text:p>Kabupaten</text:p>
          </table:table-cell>
          <table:table-cell office:value-type="float" office:value="90">
            <text:p>90</text:p>
          </table:table-cell>
          <table:table-cell office:value-type="string">
            <text:p>Musi Banyuasin</text:p>
          </table:table-cell>
          <table:table-cell table:formula="oooc:=[.A91]*10000+[.D91]" office:value-type="float" office:value="360060090">
            <text:p>360060090</text:p>
          </table:table-cell>
          <table:table-cell/>
          <table:table-cell table:formula="oooc:=&quot;INSERT INTO locality (id,regionid,typeid,name,ctime,mtime) VALUES (&quot;&amp;[.F91]&amp;&quot;,&quot;&amp;[.A91]&amp;&quot;,&quot;&amp;IF([.C91]=&quot;Kabupaten&quot;;3601;3602)&amp;&quot;,&quot;&amp;&quot;'&quot;&amp;[.E91]&amp;&quot;','&quot;&amp;[var.$B$1]&amp;&quot;','&quot;&amp;[var.$B$2]&amp;&quot;');&quot;" office:value-type="string" office:string-value="INSERT INTO locality (id,regionid,typeid,name,ctime,mtime) VALUES (360060090,36006,3601,'Musi Banyuasin','2006-08-14 00:00:00+07','2006-08-14 00:00:00+07');">
            <text:p>INSERT INTO locality (id,regionid,typeid,name,ctime,mtime) VALUES (360060090,36006,3601,'Musi Banyuasi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92];[p.$A$1:.$B$50];2;0)" office:value-type="string" office:string-value="Sumatera Selatan">
            <text:p>Sumatera Selatan</text:p>
          </table:table-cell>
          <table:table-cell office:value-type="string">
            <text:p>Kabupaten</text:p>
          </table:table-cell>
          <table:table-cell office:value-type="float" office:value="91">
            <text:p>91</text:p>
          </table:table-cell>
          <table:table-cell office:value-type="string">
            <text:p>Musi Rawas</text:p>
          </table:table-cell>
          <table:table-cell table:formula="oooc:=[.A92]*10000+[.D92]" office:value-type="float" office:value="360060091">
            <text:p>360060091</text:p>
          </table:table-cell>
          <table:table-cell/>
          <table:table-cell table:formula="oooc:=&quot;INSERT INTO locality (id,regionid,typeid,name,ctime,mtime) VALUES (&quot;&amp;[.F92]&amp;&quot;,&quot;&amp;[.A92]&amp;&quot;,&quot;&amp;IF([.C92]=&quot;Kabupaten&quot;;3601;3602)&amp;&quot;,&quot;&amp;&quot;'&quot;&amp;[.E92]&amp;&quot;','&quot;&amp;[var.$B$1]&amp;&quot;','&quot;&amp;[var.$B$2]&amp;&quot;');&quot;" office:value-type="string" office:string-value="INSERT INTO locality (id,regionid,typeid,name,ctime,mtime) VALUES (360060091,36006,3601,'Musi Rawas','2006-08-14 00:00:00+07','2006-08-14 00:00:00+07');">
            <text:p>INSERT INTO locality (id,regionid,typeid,name,ctime,mtime) VALUES (360060091,36006,3601,'Musi Rawas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93];[p.$A$1:.$B$50];2;0)" office:value-type="string" office:string-value="Sumatera Selatan">
            <text:p>Sumatera Selatan</text:p>
          </table:table-cell>
          <table:table-cell office:value-type="string">
            <text:p>Kabupaten</text:p>
          </table:table-cell>
          <table:table-cell office:value-type="float" office:value="92">
            <text:p>92</text:p>
          </table:table-cell>
          <table:table-cell office:value-type="string">
            <text:p>Ogan Ilir</text:p>
          </table:table-cell>
          <table:table-cell table:formula="oooc:=[.A93]*10000+[.D93]" office:value-type="float" office:value="360060092">
            <text:p>360060092</text:p>
          </table:table-cell>
          <table:table-cell/>
          <table:table-cell table:formula="oooc:=&quot;INSERT INTO locality (id,regionid,typeid,name,ctime,mtime) VALUES (&quot;&amp;[.F93]&amp;&quot;,&quot;&amp;[.A93]&amp;&quot;,&quot;&amp;IF([.C93]=&quot;Kabupaten&quot;;3601;3602)&amp;&quot;,&quot;&amp;&quot;'&quot;&amp;[.E93]&amp;&quot;','&quot;&amp;[var.$B$1]&amp;&quot;','&quot;&amp;[var.$B$2]&amp;&quot;');&quot;" office:value-type="string" office:string-value="INSERT INTO locality (id,regionid,typeid,name,ctime,mtime) VALUES (360060092,36006,3601,'Ogan Ilir','2006-08-14 00:00:00+07','2006-08-14 00:00:00+07');">
            <text:p>INSERT INTO locality (id,regionid,typeid,name,ctime,mtime) VALUES (360060092,36006,3601,'Ogan Ili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94];[p.$A$1:.$B$50];2;0)" office:value-type="string" office:string-value="Sumatera Selatan">
            <text:p>Sumatera Selatan</text:p>
          </table:table-cell>
          <table:table-cell office:value-type="string">
            <text:p>Kabupaten</text:p>
          </table:table-cell>
          <table:table-cell office:value-type="float" office:value="93">
            <text:p>93</text:p>
          </table:table-cell>
          <table:table-cell office:value-type="string">
            <text:p>Ogan Komering Ilir</text:p>
          </table:table-cell>
          <table:table-cell table:formula="oooc:=[.A94]*10000+[.D94]" office:value-type="float" office:value="360060093">
            <text:p>360060093</text:p>
          </table:table-cell>
          <table:table-cell/>
          <table:table-cell table:formula="oooc:=&quot;INSERT INTO locality (id,regionid,typeid,name,ctime,mtime) VALUES (&quot;&amp;[.F94]&amp;&quot;,&quot;&amp;[.A94]&amp;&quot;,&quot;&amp;IF([.C94]=&quot;Kabupaten&quot;;3601;3602)&amp;&quot;,&quot;&amp;&quot;'&quot;&amp;[.E94]&amp;&quot;','&quot;&amp;[var.$B$1]&amp;&quot;','&quot;&amp;[var.$B$2]&amp;&quot;');&quot;" office:value-type="string" office:string-value="INSERT INTO locality (id,regionid,typeid,name,ctime,mtime) VALUES (360060093,36006,3601,'Ogan Komering Ilir','2006-08-14 00:00:00+07','2006-08-14 00:00:00+07');">
            <text:p>INSERT INTO locality (id,regionid,typeid,name,ctime,mtime) VALUES (360060093,36006,3601,'Ogan Komering Ili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95];[p.$A$1:.$B$50];2;0)" office:value-type="string" office:string-value="Sumatera Selatan">
            <text:p>Sumatera Selatan</text:p>
          </table:table-cell>
          <table:table-cell office:value-type="string">
            <text:p>Kabupaten</text:p>
          </table:table-cell>
          <table:table-cell office:value-type="float" office:value="94">
            <text:p>94</text:p>
          </table:table-cell>
          <table:table-cell office:value-type="string">
            <text:p>Ogan Komering Ulu</text:p>
          </table:table-cell>
          <table:table-cell table:formula="oooc:=[.A95]*10000+[.D95]" office:value-type="float" office:value="360060094">
            <text:p>360060094</text:p>
          </table:table-cell>
          <table:table-cell/>
          <table:table-cell table:formula="oooc:=&quot;INSERT INTO locality (id,regionid,typeid,name,ctime,mtime) VALUES (&quot;&amp;[.F95]&amp;&quot;,&quot;&amp;[.A95]&amp;&quot;,&quot;&amp;IF([.C95]=&quot;Kabupaten&quot;;3601;3602)&amp;&quot;,&quot;&amp;&quot;'&quot;&amp;[.E95]&amp;&quot;','&quot;&amp;[var.$B$1]&amp;&quot;','&quot;&amp;[var.$B$2]&amp;&quot;');&quot;" office:value-type="string" office:string-value="INSERT INTO locality (id,regionid,typeid,name,ctime,mtime) VALUES (360060094,36006,3601,'Ogan Komering Ulu','2006-08-14 00:00:00+07','2006-08-14 00:00:00+07');">
            <text:p>INSERT INTO locality (id,regionid,typeid,name,ctime,mtime) VALUES (360060094,36006,3601,'Ogan Komering Ul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96];[p.$A$1:.$B$50];2;0)" office:value-type="string" office:string-value="Sumatera Selatan">
            <text:p>Sumatera Selatan</text:p>
          </table:table-cell>
          <table:table-cell office:value-type="string">
            <text:p>Kabupaten</text:p>
          </table:table-cell>
          <table:table-cell office:value-type="float" office:value="95">
            <text:p>95</text:p>
          </table:table-cell>
          <table:table-cell office:value-type="string">
            <text:p>Ogan Komering Ulu Selatan</text:p>
          </table:table-cell>
          <table:table-cell table:formula="oooc:=[.A96]*10000+[.D96]" office:value-type="float" office:value="360060095">
            <text:p>360060095</text:p>
          </table:table-cell>
          <table:table-cell/>
          <table:table-cell table:formula="oooc:=&quot;INSERT INTO locality (id,regionid,typeid,name,ctime,mtime) VALUES (&quot;&amp;[.F96]&amp;&quot;,&quot;&amp;[.A96]&amp;&quot;,&quot;&amp;IF([.C96]=&quot;Kabupaten&quot;;3601;3602)&amp;&quot;,&quot;&amp;&quot;'&quot;&amp;[.E96]&amp;&quot;','&quot;&amp;[var.$B$1]&amp;&quot;','&quot;&amp;[var.$B$2]&amp;&quot;');&quot;" office:value-type="string" office:string-value="INSERT INTO locality (id,regionid,typeid,name,ctime,mtime) VALUES (360060095,36006,3601,'Ogan Komering Ulu Selatan','2006-08-14 00:00:00+07','2006-08-14 00:00:00+07');">
            <text:p>INSERT INTO locality (id,regionid,typeid,name,ctime,mtime) VALUES (360060095,36006,3601,'Ogan Komering Ulu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97];[p.$A$1:.$B$50];2;0)" office:value-type="string" office:string-value="Sumatera Selatan">
            <text:p>Sumatera Selatan</text:p>
          </table:table-cell>
          <table:table-cell office:value-type="string">
            <text:p>Kabupaten</text:p>
          </table:table-cell>
          <table:table-cell office:value-type="float" office:value="96">
            <text:p>96</text:p>
          </table:table-cell>
          <table:table-cell office:value-type="string">
            <text:p>Ogan Komering Ulu Timur</text:p>
          </table:table-cell>
          <table:table-cell table:formula="oooc:=[.A97]*10000+[.D97]" office:value-type="float" office:value="360060096">
            <text:p>360060096</text:p>
          </table:table-cell>
          <table:table-cell/>
          <table:table-cell table:formula="oooc:=&quot;INSERT INTO locality (id,regionid,typeid,name,ctime,mtime) VALUES (&quot;&amp;[.F97]&amp;&quot;,&quot;&amp;[.A97]&amp;&quot;,&quot;&amp;IF([.C97]=&quot;Kabupaten&quot;;3601;3602)&amp;&quot;,&quot;&amp;&quot;'&quot;&amp;[.E97]&amp;&quot;','&quot;&amp;[var.$B$1]&amp;&quot;','&quot;&amp;[var.$B$2]&amp;&quot;');&quot;" office:value-type="string" office:string-value="INSERT INTO locality (id,regionid,typeid,name,ctime,mtime) VALUES (360060096,36006,3601,'Ogan Komering Ulu Timur','2006-08-14 00:00:00+07','2006-08-14 00:00:00+07');">
            <text:p>INSERT INTO locality (id,regionid,typeid,name,ctime,mtime) VALUES (360060096,36006,3601,'Ogan Komering Ulu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98];[p.$A$1:.$B$50];2;0)" office:value-type="string" office:string-value="Sumatera Selatan">
            <text:p>Sumatera Selatan</text:p>
          </table:table-cell>
          <table:table-cell office:value-type="string">
            <text:p>Kota</text:p>
          </table:table-cell>
          <table:table-cell office:value-type="float" office:value="97">
            <text:p>97</text:p>
          </table:table-cell>
          <table:table-cell office:value-type="string">
            <text:p>Lubuklinggau</text:p>
          </table:table-cell>
          <table:table-cell table:formula="oooc:=[.A98]*10000+[.D98]" office:value-type="float" office:value="360060097">
            <text:p>360060097</text:p>
          </table:table-cell>
          <table:table-cell/>
          <table:table-cell table:formula="oooc:=&quot;INSERT INTO locality (id,regionid,typeid,name,ctime,mtime) VALUES (&quot;&amp;[.F98]&amp;&quot;,&quot;&amp;[.A98]&amp;&quot;,&quot;&amp;IF([.C98]=&quot;Kabupaten&quot;;3601;3602)&amp;&quot;,&quot;&amp;&quot;'&quot;&amp;[.E98]&amp;&quot;','&quot;&amp;[var.$B$1]&amp;&quot;','&quot;&amp;[var.$B$2]&amp;&quot;');&quot;" office:value-type="string" office:string-value="INSERT INTO locality (id,regionid,typeid,name,ctime,mtime) VALUES (360060097,36006,3602,'Lubuklinggau','2006-08-14 00:00:00+07','2006-08-14 00:00:00+07');">
            <text:p>INSERT INTO locality (id,regionid,typeid,name,ctime,mtime) VALUES (360060097,36006,3602,'Lubuklingga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99];[p.$A$1:.$B$50];2;0)" office:value-type="string" office:string-value="Sumatera Selatan">
            <text:p>Sumatera Selatan</text:p>
          </table:table-cell>
          <table:table-cell office:value-type="string">
            <text:p>Kota</text:p>
          </table:table-cell>
          <table:table-cell office:value-type="float" office:value="98">
            <text:p>98</text:p>
          </table:table-cell>
          <table:table-cell office:value-type="string">
            <text:p>Pagar Alam</text:p>
          </table:table-cell>
          <table:table-cell table:formula="oooc:=[.A99]*10000+[.D99]" office:value-type="float" office:value="360060098">
            <text:p>360060098</text:p>
          </table:table-cell>
          <table:table-cell/>
          <table:table-cell table:formula="oooc:=&quot;INSERT INTO locality (id,regionid,typeid,name,ctime,mtime) VALUES (&quot;&amp;[.F99]&amp;&quot;,&quot;&amp;[.A99]&amp;&quot;,&quot;&amp;IF([.C99]=&quot;Kabupaten&quot;;3601;3602)&amp;&quot;,&quot;&amp;&quot;'&quot;&amp;[.E99]&amp;&quot;','&quot;&amp;[var.$B$1]&amp;&quot;','&quot;&amp;[var.$B$2]&amp;&quot;');&quot;" office:value-type="string" office:string-value="INSERT INTO locality (id,regionid,typeid,name,ctime,mtime) VALUES (360060098,36006,3602,'Pagar Alam','2006-08-14 00:00:00+07','2006-08-14 00:00:00+07');">
            <text:p>INSERT INTO locality (id,regionid,typeid,name,ctime,mtime) VALUES (360060098,36006,3602,'Pagar Alam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100];[p.$A$1:.$B$50];2;0)" office:value-type="string" office:string-value="Sumatera Selatan">
            <text:p>Sumatera Selatan</text:p>
          </table:table-cell>
          <table:table-cell office:value-type="string">
            <text:p>Kota</text:p>
          </table:table-cell>
          <table:table-cell office:value-type="float" office:value="99">
            <text:p>99</text:p>
          </table:table-cell>
          <table:table-cell office:value-type="string">
            <text:p>Palembang</text:p>
          </table:table-cell>
          <table:table-cell table:formula="oooc:=[.A100]*10000+[.D100]" office:value-type="float" office:value="360060099">
            <text:p>360060099</text:p>
          </table:table-cell>
          <table:table-cell/>
          <table:table-cell table:formula="oooc:=&quot;INSERT INTO locality (id,regionid,typeid,name,ctime,mtime) VALUES (&quot;&amp;[.F100]&amp;&quot;,&quot;&amp;[.A100]&amp;&quot;,&quot;&amp;IF([.C100]=&quot;Kabupaten&quot;;3601;3602)&amp;&quot;,&quot;&amp;&quot;'&quot;&amp;[.E100]&amp;&quot;','&quot;&amp;[var.$B$1]&amp;&quot;','&quot;&amp;[var.$B$2]&amp;&quot;');&quot;" office:value-type="string" office:string-value="INSERT INTO locality (id,regionid,typeid,name,ctime,mtime) VALUES (360060099,36006,3602,'Palembang','2006-08-14 00:00:00+07','2006-08-14 00:00:00+07');">
            <text:p>INSERT INTO locality (id,regionid,typeid,name,ctime,mtime) VALUES (360060099,36006,3602,'Palemb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6">
            <text:p>36006</text:p>
          </table:table-cell>
          <table:table-cell table:formula="oooc:=VLOOKUP([.A101];[p.$A$1:.$B$50];2;0)" office:value-type="string" office:string-value="Sumatera Selatan">
            <text:p>Sumatera Selatan</text:p>
          </table:table-cell>
          <table:table-cell office:value-type="string">
            <text:p>Kota</text:p>
          </table:table-cell>
          <table:table-cell office:value-type="float" office:value="100">
            <text:p>100</text:p>
          </table:table-cell>
          <table:table-cell office:value-type="string">
            <text:p>Prabumulih</text:p>
          </table:table-cell>
          <table:table-cell table:formula="oooc:=[.A101]*10000+[.D101]" office:value-type="float" office:value="360060100">
            <text:p>360060100</text:p>
          </table:table-cell>
          <table:table-cell/>
          <table:table-cell table:formula="oooc:=&quot;INSERT INTO locality (id,regionid,typeid,name,ctime,mtime) VALUES (&quot;&amp;[.F101]&amp;&quot;,&quot;&amp;[.A101]&amp;&quot;,&quot;&amp;IF([.C101]=&quot;Kabupaten&quot;;3601;3602)&amp;&quot;,&quot;&amp;&quot;'&quot;&amp;[.E101]&amp;&quot;','&quot;&amp;[var.$B$1]&amp;&quot;','&quot;&amp;[var.$B$2]&amp;&quot;');&quot;" office:value-type="string" office:string-value="INSERT INTO locality (id,regionid,typeid,name,ctime,mtime) VALUES (360060100,36006,3602,'Prabumulih','2006-08-14 00:00:00+07','2006-08-14 00:00:00+07');">
            <text:p>INSERT INTO locality (id,regionid,typeid,name,ctime,mtime) VALUES (360060100,36006,3602,'Prabumulih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7">
            <text:p>36007</text:p>
          </table:table-cell>
          <table:table-cell table:formula="oooc:=VLOOKUP([.A102];[p.$A$1:.$B$50];2;0)" office:value-type="string" office:string-value="Bengkulu">
            <text:p>Bengkulu</text:p>
          </table:table-cell>
          <table:table-cell office:value-type="string">
            <text:p>Kabupaten</text:p>
          </table:table-cell>
          <table:table-cell office:value-type="float" office:value="101">
            <text:p>101</text:p>
          </table:table-cell>
          <table:table-cell office:value-type="string">
            <text:p>Bengkulu Selatan</text:p>
          </table:table-cell>
          <table:table-cell table:formula="oooc:=[.A102]*10000+[.D102]" office:value-type="float" office:value="360070101">
            <text:p>360070101</text:p>
          </table:table-cell>
          <table:table-cell/>
          <table:table-cell table:formula="oooc:=&quot;INSERT INTO locality (id,regionid,typeid,name,ctime,mtime) VALUES (&quot;&amp;[.F102]&amp;&quot;,&quot;&amp;[.A102]&amp;&quot;,&quot;&amp;IF([.C102]=&quot;Kabupaten&quot;;3601;3602)&amp;&quot;,&quot;&amp;&quot;'&quot;&amp;[.E102]&amp;&quot;','&quot;&amp;[var.$B$1]&amp;&quot;','&quot;&amp;[var.$B$2]&amp;&quot;');&quot;" office:value-type="string" office:string-value="INSERT INTO locality (id,regionid,typeid,name,ctime,mtime) VALUES (360070101,36007,3601,'Bengkulu Selatan','2006-08-14 00:00:00+07','2006-08-14 00:00:00+07');">
            <text:p>INSERT INTO locality (id,regionid,typeid,name,ctime,mtime) VALUES (360070101,36007,3601,'Bengkulu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7">
            <text:p>36007</text:p>
          </table:table-cell>
          <table:table-cell table:formula="oooc:=VLOOKUP([.A103];[p.$A$1:.$B$50];2;0)" office:value-type="string" office:string-value="Bengkulu">
            <text:p>Bengkulu</text:p>
          </table:table-cell>
          <table:table-cell office:value-type="string">
            <text:p>Kabupaten</text:p>
          </table:table-cell>
          <table:table-cell office:value-type="float" office:value="102">
            <text:p>102</text:p>
          </table:table-cell>
          <table:table-cell office:value-type="string">
            <text:p>Bengkulu Utara</text:p>
          </table:table-cell>
          <table:table-cell table:formula="oooc:=[.A103]*10000+[.D103]" office:value-type="float" office:value="360070102">
            <text:p>360070102</text:p>
          </table:table-cell>
          <table:table-cell/>
          <table:table-cell table:formula="oooc:=&quot;INSERT INTO locality (id,regionid,typeid,name,ctime,mtime) VALUES (&quot;&amp;[.F103]&amp;&quot;,&quot;&amp;[.A103]&amp;&quot;,&quot;&amp;IF([.C103]=&quot;Kabupaten&quot;;3601;3602)&amp;&quot;,&quot;&amp;&quot;'&quot;&amp;[.E103]&amp;&quot;','&quot;&amp;[var.$B$1]&amp;&quot;','&quot;&amp;[var.$B$2]&amp;&quot;');&quot;" office:value-type="string" office:string-value="INSERT INTO locality (id,regionid,typeid,name,ctime,mtime) VALUES (360070102,36007,3601,'Bengkulu Utara','2006-08-14 00:00:00+07','2006-08-14 00:00:00+07');">
            <text:p>INSERT INTO locality (id,regionid,typeid,name,ctime,mtime) VALUES (360070102,36007,3601,'Bengkulu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7">
            <text:p>36007</text:p>
          </table:table-cell>
          <table:table-cell table:formula="oooc:=VLOOKUP([.A104];[p.$A$1:.$B$50];2;0)" office:value-type="string" office:string-value="Bengkulu">
            <text:p>Bengkulu</text:p>
          </table:table-cell>
          <table:table-cell office:value-type="string">
            <text:p>Kabupaten</text:p>
          </table:table-cell>
          <table:table-cell office:value-type="float" office:value="103">
            <text:p>103</text:p>
          </table:table-cell>
          <table:table-cell office:value-type="string">
            <text:p>Kaur</text:p>
          </table:table-cell>
          <table:table-cell table:formula="oooc:=[.A104]*10000+[.D104]" office:value-type="float" office:value="360070103">
            <text:p>360070103</text:p>
          </table:table-cell>
          <table:table-cell/>
          <table:table-cell table:formula="oooc:=&quot;INSERT INTO locality (id,regionid,typeid,name,ctime,mtime) VALUES (&quot;&amp;[.F104]&amp;&quot;,&quot;&amp;[.A104]&amp;&quot;,&quot;&amp;IF([.C104]=&quot;Kabupaten&quot;;3601;3602)&amp;&quot;,&quot;&amp;&quot;'&quot;&amp;[.E104]&amp;&quot;','&quot;&amp;[var.$B$1]&amp;&quot;','&quot;&amp;[var.$B$2]&amp;&quot;');&quot;" office:value-type="string" office:string-value="INSERT INTO locality (id,regionid,typeid,name,ctime,mtime) VALUES (360070103,36007,3601,'Kaur','2006-08-14 00:00:00+07','2006-08-14 00:00:00+07');">
            <text:p>INSERT INTO locality (id,regionid,typeid,name,ctime,mtime) VALUES (360070103,36007,3601,'Ka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7">
            <text:p>36007</text:p>
          </table:table-cell>
          <table:table-cell table:formula="oooc:=VLOOKUP([.A105];[p.$A$1:.$B$50];2;0)" office:value-type="string" office:string-value="Bengkulu">
            <text:p>Bengkulu</text:p>
          </table:table-cell>
          <table:table-cell office:value-type="string">
            <text:p>Kabupaten</text:p>
          </table:table-cell>
          <table:table-cell office:value-type="float" office:value="104">
            <text:p>104</text:p>
          </table:table-cell>
          <table:table-cell office:value-type="string">
            <text:p>Kepahiang</text:p>
          </table:table-cell>
          <table:table-cell table:formula="oooc:=[.A105]*10000+[.D105]" office:value-type="float" office:value="360070104">
            <text:p>360070104</text:p>
          </table:table-cell>
          <table:table-cell/>
          <table:table-cell table:formula="oooc:=&quot;INSERT INTO locality (id,regionid,typeid,name,ctime,mtime) VALUES (&quot;&amp;[.F105]&amp;&quot;,&quot;&amp;[.A105]&amp;&quot;,&quot;&amp;IF([.C105]=&quot;Kabupaten&quot;;3601;3602)&amp;&quot;,&quot;&amp;&quot;'&quot;&amp;[.E105]&amp;&quot;','&quot;&amp;[var.$B$1]&amp;&quot;','&quot;&amp;[var.$B$2]&amp;&quot;');&quot;" office:value-type="string" office:string-value="INSERT INTO locality (id,regionid,typeid,name,ctime,mtime) VALUES (360070104,36007,3601,'Kepahiang','2006-08-14 00:00:00+07','2006-08-14 00:00:00+07');">
            <text:p>INSERT INTO locality (id,regionid,typeid,name,ctime,mtime) VALUES (360070104,36007,3601,'Kepahi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7">
            <text:p>36007</text:p>
          </table:table-cell>
          <table:table-cell table:formula="oooc:=VLOOKUP([.A106];[p.$A$1:.$B$50];2;0)" office:value-type="string" office:string-value="Bengkulu">
            <text:p>Bengkulu</text:p>
          </table:table-cell>
          <table:table-cell office:value-type="string">
            <text:p>Kabupaten</text:p>
          </table:table-cell>
          <table:table-cell office:value-type="float" office:value="105">
            <text:p>105</text:p>
          </table:table-cell>
          <table:table-cell office:value-type="string">
            <text:p>Lebong</text:p>
          </table:table-cell>
          <table:table-cell table:formula="oooc:=[.A106]*10000+[.D106]" office:value-type="float" office:value="360070105">
            <text:p>360070105</text:p>
          </table:table-cell>
          <table:table-cell/>
          <table:table-cell table:formula="oooc:=&quot;INSERT INTO locality (id,regionid,typeid,name,ctime,mtime) VALUES (&quot;&amp;[.F106]&amp;&quot;,&quot;&amp;[.A106]&amp;&quot;,&quot;&amp;IF([.C106]=&quot;Kabupaten&quot;;3601;3602)&amp;&quot;,&quot;&amp;&quot;'&quot;&amp;[.E106]&amp;&quot;','&quot;&amp;[var.$B$1]&amp;&quot;','&quot;&amp;[var.$B$2]&amp;&quot;');&quot;" office:value-type="string" office:string-value="INSERT INTO locality (id,regionid,typeid,name,ctime,mtime) VALUES (360070105,36007,3601,'Lebong','2006-08-14 00:00:00+07','2006-08-14 00:00:00+07');">
            <text:p>INSERT INTO locality (id,regionid,typeid,name,ctime,mtime) VALUES (360070105,36007,3601,'Lebo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7">
            <text:p>36007</text:p>
          </table:table-cell>
          <table:table-cell table:formula="oooc:=VLOOKUP([.A107];[p.$A$1:.$B$50];2;0)" office:value-type="string" office:string-value="Bengkulu">
            <text:p>Bengkulu</text:p>
          </table:table-cell>
          <table:table-cell office:value-type="string">
            <text:p>Kabupaten</text:p>
          </table:table-cell>
          <table:table-cell office:value-type="float" office:value="106">
            <text:p>106</text:p>
          </table:table-cell>
          <table:table-cell office:value-type="string">
            <text:p>Muko-Muko</text:p>
          </table:table-cell>
          <table:table-cell table:formula="oooc:=[.A107]*10000+[.D107]" office:value-type="float" office:value="360070106">
            <text:p>360070106</text:p>
          </table:table-cell>
          <table:table-cell/>
          <table:table-cell table:formula="oooc:=&quot;INSERT INTO locality (id,regionid,typeid,name,ctime,mtime) VALUES (&quot;&amp;[.F107]&amp;&quot;,&quot;&amp;[.A107]&amp;&quot;,&quot;&amp;IF([.C107]=&quot;Kabupaten&quot;;3601;3602)&amp;&quot;,&quot;&amp;&quot;'&quot;&amp;[.E107]&amp;&quot;','&quot;&amp;[var.$B$1]&amp;&quot;','&quot;&amp;[var.$B$2]&amp;&quot;');&quot;" office:value-type="string" office:string-value="INSERT INTO locality (id,regionid,typeid,name,ctime,mtime) VALUES (360070106,36007,3601,'Muko-Muko','2006-08-14 00:00:00+07','2006-08-14 00:00:00+07');">
            <text:p>INSERT INTO locality (id,regionid,typeid,name,ctime,mtime) VALUES (360070106,36007,3601,'Muko-Muk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7">
            <text:p>36007</text:p>
          </table:table-cell>
          <table:table-cell table:formula="oooc:=VLOOKUP([.A108];[p.$A$1:.$B$50];2;0)" office:value-type="string" office:string-value="Bengkulu">
            <text:p>Bengkulu</text:p>
          </table:table-cell>
          <table:table-cell office:value-type="string">
            <text:p>Kabupaten</text:p>
          </table:table-cell>
          <table:table-cell office:value-type="float" office:value="107">
            <text:p>107</text:p>
          </table:table-cell>
          <table:table-cell office:value-type="string">
            <text:p>Rejang Lebong</text:p>
          </table:table-cell>
          <table:table-cell table:formula="oooc:=[.A108]*10000+[.D108]" office:value-type="float" office:value="360070107">
            <text:p>360070107</text:p>
          </table:table-cell>
          <table:table-cell/>
          <table:table-cell table:formula="oooc:=&quot;INSERT INTO locality (id,regionid,typeid,name,ctime,mtime) VALUES (&quot;&amp;[.F108]&amp;&quot;,&quot;&amp;[.A108]&amp;&quot;,&quot;&amp;IF([.C108]=&quot;Kabupaten&quot;;3601;3602)&amp;&quot;,&quot;&amp;&quot;'&quot;&amp;[.E108]&amp;&quot;','&quot;&amp;[var.$B$1]&amp;&quot;','&quot;&amp;[var.$B$2]&amp;&quot;');&quot;" office:value-type="string" office:string-value="INSERT INTO locality (id,regionid,typeid,name,ctime,mtime) VALUES (360070107,36007,3601,'Rejang Lebong','2006-08-14 00:00:00+07','2006-08-14 00:00:00+07');">
            <text:p>INSERT INTO locality (id,regionid,typeid,name,ctime,mtime) VALUES (360070107,36007,3601,'Rejang Lebo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7">
            <text:p>36007</text:p>
          </table:table-cell>
          <table:table-cell table:formula="oooc:=VLOOKUP([.A109];[p.$A$1:.$B$50];2;0)" office:value-type="string" office:string-value="Bengkulu">
            <text:p>Bengkulu</text:p>
          </table:table-cell>
          <table:table-cell office:value-type="string">
            <text:p>Kabupaten</text:p>
          </table:table-cell>
          <table:table-cell office:value-type="float" office:value="108">
            <text:p>108</text:p>
          </table:table-cell>
          <table:table-cell office:value-type="string">
            <text:p>Seluma</text:p>
          </table:table-cell>
          <table:table-cell table:formula="oooc:=[.A109]*10000+[.D109]" office:value-type="float" office:value="360070108">
            <text:p>360070108</text:p>
          </table:table-cell>
          <table:table-cell/>
          <table:table-cell table:formula="oooc:=&quot;INSERT INTO locality (id,regionid,typeid,name,ctime,mtime) VALUES (&quot;&amp;[.F109]&amp;&quot;,&quot;&amp;[.A109]&amp;&quot;,&quot;&amp;IF([.C109]=&quot;Kabupaten&quot;;3601;3602)&amp;&quot;,&quot;&amp;&quot;'&quot;&amp;[.E109]&amp;&quot;','&quot;&amp;[var.$B$1]&amp;&quot;','&quot;&amp;[var.$B$2]&amp;&quot;');&quot;" office:value-type="string" office:string-value="INSERT INTO locality (id,regionid,typeid,name,ctime,mtime) VALUES (360070108,36007,3601,'Seluma','2006-08-14 00:00:00+07','2006-08-14 00:00:00+07');">
            <text:p>INSERT INTO locality (id,regionid,typeid,name,ctime,mtime) VALUES (360070108,36007,3601,'Selum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7">
            <text:p>36007</text:p>
          </table:table-cell>
          <table:table-cell table:formula="oooc:=VLOOKUP([.A110];[p.$A$1:.$B$50];2;0)" office:value-type="string" office:string-value="Bengkulu">
            <text:p>Bengkulu</text:p>
          </table:table-cell>
          <table:table-cell office:value-type="string">
            <text:p>Kota</text:p>
          </table:table-cell>
          <table:table-cell office:value-type="float" office:value="109">
            <text:p>109</text:p>
          </table:table-cell>
          <table:table-cell office:value-type="string">
            <text:p>Bengkulu</text:p>
          </table:table-cell>
          <table:table-cell table:formula="oooc:=[.A110]*10000+[.D110]" office:value-type="float" office:value="360070109">
            <text:p>360070109</text:p>
          </table:table-cell>
          <table:table-cell/>
          <table:table-cell table:formula="oooc:=&quot;INSERT INTO locality (id,regionid,typeid,name,ctime,mtime) VALUES (&quot;&amp;[.F110]&amp;&quot;,&quot;&amp;[.A110]&amp;&quot;,&quot;&amp;IF([.C110]=&quot;Kabupaten&quot;;3601;3602)&amp;&quot;,&quot;&amp;&quot;'&quot;&amp;[.E110]&amp;&quot;','&quot;&amp;[var.$B$1]&amp;&quot;','&quot;&amp;[var.$B$2]&amp;&quot;');&quot;" office:value-type="string" office:string-value="INSERT INTO locality (id,regionid,typeid,name,ctime,mtime) VALUES (360070109,36007,3602,'Bengkulu','2006-08-14 00:00:00+07','2006-08-14 00:00:00+07');">
            <text:p>INSERT INTO locality (id,regionid,typeid,name,ctime,mtime) VALUES (360070109,36007,3602,'Bengkul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8">
            <text:p>36008</text:p>
          </table:table-cell>
          <table:table-cell table:formula="oooc:=VLOOKUP([.A111];[p.$A$1:.$B$50];2;0)" office:value-type="string" office:string-value="Lampung">
            <text:p>Lampung</text:p>
          </table:table-cell>
          <table:table-cell office:value-type="string">
            <text:p>Kabupaten</text:p>
          </table:table-cell>
          <table:table-cell office:value-type="float" office:value="110">
            <text:p>110</text:p>
          </table:table-cell>
          <table:table-cell office:value-type="string">
            <text:p>Lampung Barat</text:p>
          </table:table-cell>
          <table:table-cell table:formula="oooc:=[.A111]*10000+[.D111]" office:value-type="float" office:value="360080110">
            <text:p>360080110</text:p>
          </table:table-cell>
          <table:table-cell/>
          <table:table-cell table:formula="oooc:=&quot;INSERT INTO locality (id,regionid,typeid,name,ctime,mtime) VALUES (&quot;&amp;[.F111]&amp;&quot;,&quot;&amp;[.A111]&amp;&quot;,&quot;&amp;IF([.C111]=&quot;Kabupaten&quot;;3601;3602)&amp;&quot;,&quot;&amp;&quot;'&quot;&amp;[.E111]&amp;&quot;','&quot;&amp;[var.$B$1]&amp;&quot;','&quot;&amp;[var.$B$2]&amp;&quot;');&quot;" office:value-type="string" office:string-value="INSERT INTO locality (id,regionid,typeid,name,ctime,mtime) VALUES (360080110,36008,3601,'Lampung Barat','2006-08-14 00:00:00+07','2006-08-14 00:00:00+07');">
            <text:p>INSERT INTO locality (id,regionid,typeid,name,ctime,mtime) VALUES (360080110,36008,3601,'Lampung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8">
            <text:p>36008</text:p>
          </table:table-cell>
          <table:table-cell table:formula="oooc:=VLOOKUP([.A112];[p.$A$1:.$B$50];2;0)" office:value-type="string" office:string-value="Lampung">
            <text:p>Lampung</text:p>
          </table:table-cell>
          <table:table-cell office:value-type="string">
            <text:p>Kabupaten</text:p>
          </table:table-cell>
          <table:table-cell office:value-type="float" office:value="111">
            <text:p>111</text:p>
          </table:table-cell>
          <table:table-cell office:value-type="string">
            <text:p>Lampung Selatan</text:p>
          </table:table-cell>
          <table:table-cell table:formula="oooc:=[.A112]*10000+[.D112]" office:value-type="float" office:value="360080111">
            <text:p>360080111</text:p>
          </table:table-cell>
          <table:table-cell/>
          <table:table-cell table:formula="oooc:=&quot;INSERT INTO locality (id,regionid,typeid,name,ctime,mtime) VALUES (&quot;&amp;[.F112]&amp;&quot;,&quot;&amp;[.A112]&amp;&quot;,&quot;&amp;IF([.C112]=&quot;Kabupaten&quot;;3601;3602)&amp;&quot;,&quot;&amp;&quot;'&quot;&amp;[.E112]&amp;&quot;','&quot;&amp;[var.$B$1]&amp;&quot;','&quot;&amp;[var.$B$2]&amp;&quot;');&quot;" office:value-type="string" office:string-value="INSERT INTO locality (id,regionid,typeid,name,ctime,mtime) VALUES (360080111,36008,3601,'Lampung Selatan','2006-08-14 00:00:00+07','2006-08-14 00:00:00+07');">
            <text:p>INSERT INTO locality (id,regionid,typeid,name,ctime,mtime) VALUES (360080111,36008,3601,'Lampung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8">
            <text:p>36008</text:p>
          </table:table-cell>
          <table:table-cell table:formula="oooc:=VLOOKUP([.A113];[p.$A$1:.$B$50];2;0)" office:value-type="string" office:string-value="Lampung">
            <text:p>Lampung</text:p>
          </table:table-cell>
          <table:table-cell office:value-type="string">
            <text:p>Kabupaten</text:p>
          </table:table-cell>
          <table:table-cell office:value-type="float" office:value="112">
            <text:p>112</text:p>
          </table:table-cell>
          <table:table-cell office:value-type="string">
            <text:p>Lampung Tengah</text:p>
          </table:table-cell>
          <table:table-cell table:formula="oooc:=[.A113]*10000+[.D113]" office:value-type="float" office:value="360080112">
            <text:p>360080112</text:p>
          </table:table-cell>
          <table:table-cell/>
          <table:table-cell table:formula="oooc:=&quot;INSERT INTO locality (id,regionid,typeid,name,ctime,mtime) VALUES (&quot;&amp;[.F113]&amp;&quot;,&quot;&amp;[.A113]&amp;&quot;,&quot;&amp;IF([.C113]=&quot;Kabupaten&quot;;3601;3602)&amp;&quot;,&quot;&amp;&quot;'&quot;&amp;[.E113]&amp;&quot;','&quot;&amp;[var.$B$1]&amp;&quot;','&quot;&amp;[var.$B$2]&amp;&quot;');&quot;" office:value-type="string" office:string-value="INSERT INTO locality (id,regionid,typeid,name,ctime,mtime) VALUES (360080112,36008,3601,'Lampung Tengah','2006-08-14 00:00:00+07','2006-08-14 00:00:00+07');">
            <text:p>INSERT INTO locality (id,regionid,typeid,name,ctime,mtime) VALUES (360080112,36008,3601,'Lampung Tengah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8">
            <text:p>36008</text:p>
          </table:table-cell>
          <table:table-cell table:formula="oooc:=VLOOKUP([.A114];[p.$A$1:.$B$50];2;0)" office:value-type="string" office:string-value="Lampung">
            <text:p>Lampung</text:p>
          </table:table-cell>
          <table:table-cell office:value-type="string">
            <text:p>Kabupaten</text:p>
          </table:table-cell>
          <table:table-cell office:value-type="float" office:value="113">
            <text:p>113</text:p>
          </table:table-cell>
          <table:table-cell office:value-type="string">
            <text:p>Lampung Timur</text:p>
          </table:table-cell>
          <table:table-cell table:formula="oooc:=[.A114]*10000+[.D114]" office:value-type="float" office:value="360080113">
            <text:p>360080113</text:p>
          </table:table-cell>
          <table:table-cell/>
          <table:table-cell table:formula="oooc:=&quot;INSERT INTO locality (id,regionid,typeid,name,ctime,mtime) VALUES (&quot;&amp;[.F114]&amp;&quot;,&quot;&amp;[.A114]&amp;&quot;,&quot;&amp;IF([.C114]=&quot;Kabupaten&quot;;3601;3602)&amp;&quot;,&quot;&amp;&quot;'&quot;&amp;[.E114]&amp;&quot;','&quot;&amp;[var.$B$1]&amp;&quot;','&quot;&amp;[var.$B$2]&amp;&quot;');&quot;" office:value-type="string" office:string-value="INSERT INTO locality (id,regionid,typeid,name,ctime,mtime) VALUES (360080113,36008,3601,'Lampung Timur','2006-08-14 00:00:00+07','2006-08-14 00:00:00+07');">
            <text:p>INSERT INTO locality (id,regionid,typeid,name,ctime,mtime) VALUES (360080113,36008,3601,'Lampung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8">
            <text:p>36008</text:p>
          </table:table-cell>
          <table:table-cell table:formula="oooc:=VLOOKUP([.A115];[p.$A$1:.$B$50];2;0)" office:value-type="string" office:string-value="Lampung">
            <text:p>Lampung</text:p>
          </table:table-cell>
          <table:table-cell office:value-type="string">
            <text:p>Kabupaten</text:p>
          </table:table-cell>
          <table:table-cell office:value-type="float" office:value="114">
            <text:p>114</text:p>
          </table:table-cell>
          <table:table-cell office:value-type="string">
            <text:p>Lampung Utara</text:p>
          </table:table-cell>
          <table:table-cell table:formula="oooc:=[.A115]*10000+[.D115]" office:value-type="float" office:value="360080114">
            <text:p>360080114</text:p>
          </table:table-cell>
          <table:table-cell/>
          <table:table-cell table:formula="oooc:=&quot;INSERT INTO locality (id,regionid,typeid,name,ctime,mtime) VALUES (&quot;&amp;[.F115]&amp;&quot;,&quot;&amp;[.A115]&amp;&quot;,&quot;&amp;IF([.C115]=&quot;Kabupaten&quot;;3601;3602)&amp;&quot;,&quot;&amp;&quot;'&quot;&amp;[.E115]&amp;&quot;','&quot;&amp;[var.$B$1]&amp;&quot;','&quot;&amp;[var.$B$2]&amp;&quot;');&quot;" office:value-type="string" office:string-value="INSERT INTO locality (id,regionid,typeid,name,ctime,mtime) VALUES (360080114,36008,3601,'Lampung Utara','2006-08-14 00:00:00+07','2006-08-14 00:00:00+07');">
            <text:p>INSERT INTO locality (id,regionid,typeid,name,ctime,mtime) VALUES (360080114,36008,3601,'Lampung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8">
            <text:p>36008</text:p>
          </table:table-cell>
          <table:table-cell table:formula="oooc:=VLOOKUP([.A116];[p.$A$1:.$B$50];2;0)" office:value-type="string" office:string-value="Lampung">
            <text:p>Lampung</text:p>
          </table:table-cell>
          <table:table-cell office:value-type="string">
            <text:p>Kabupaten</text:p>
          </table:table-cell>
          <table:table-cell office:value-type="float" office:value="115">
            <text:p>115</text:p>
          </table:table-cell>
          <table:table-cell office:value-type="string">
            <text:p>Tanggamus</text:p>
          </table:table-cell>
          <table:table-cell table:formula="oooc:=[.A116]*10000+[.D116]" office:value-type="float" office:value="360080115">
            <text:p>360080115</text:p>
          </table:table-cell>
          <table:table-cell/>
          <table:table-cell table:formula="oooc:=&quot;INSERT INTO locality (id,regionid,typeid,name,ctime,mtime) VALUES (&quot;&amp;[.F116]&amp;&quot;,&quot;&amp;[.A116]&amp;&quot;,&quot;&amp;IF([.C116]=&quot;Kabupaten&quot;;3601;3602)&amp;&quot;,&quot;&amp;&quot;'&quot;&amp;[.E116]&amp;&quot;','&quot;&amp;[var.$B$1]&amp;&quot;','&quot;&amp;[var.$B$2]&amp;&quot;');&quot;" office:value-type="string" office:string-value="INSERT INTO locality (id,regionid,typeid,name,ctime,mtime) VALUES (360080115,36008,3601,'Tanggamus','2006-08-14 00:00:00+07','2006-08-14 00:00:00+07');">
            <text:p>INSERT INTO locality (id,regionid,typeid,name,ctime,mtime) VALUES (360080115,36008,3601,'Tanggamus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8">
            <text:p>36008</text:p>
          </table:table-cell>
          <table:table-cell table:formula="oooc:=VLOOKUP([.A117];[p.$A$1:.$B$50];2;0)" office:value-type="string" office:string-value="Lampung">
            <text:p>Lampung</text:p>
          </table:table-cell>
          <table:table-cell office:value-type="string">
            <text:p>Kabupaten</text:p>
          </table:table-cell>
          <table:table-cell office:value-type="float" office:value="116">
            <text:p>116</text:p>
          </table:table-cell>
          <table:table-cell office:value-type="string">
            <text:p>Tulang Bawang</text:p>
          </table:table-cell>
          <table:table-cell table:formula="oooc:=[.A117]*10000+[.D117]" office:value-type="float" office:value="360080116">
            <text:p>360080116</text:p>
          </table:table-cell>
          <table:table-cell/>
          <table:table-cell table:formula="oooc:=&quot;INSERT INTO locality (id,regionid,typeid,name,ctime,mtime) VALUES (&quot;&amp;[.F117]&amp;&quot;,&quot;&amp;[.A117]&amp;&quot;,&quot;&amp;IF([.C117]=&quot;Kabupaten&quot;;3601;3602)&amp;&quot;,&quot;&amp;&quot;'&quot;&amp;[.E117]&amp;&quot;','&quot;&amp;[var.$B$1]&amp;&quot;','&quot;&amp;[var.$B$2]&amp;&quot;');&quot;" office:value-type="string" office:string-value="INSERT INTO locality (id,regionid,typeid,name,ctime,mtime) VALUES (360080116,36008,3601,'Tulang Bawang','2006-08-14 00:00:00+07','2006-08-14 00:00:00+07');">
            <text:p>INSERT INTO locality (id,regionid,typeid,name,ctime,mtime) VALUES (360080116,36008,3601,'Tulang Baw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8">
            <text:p>36008</text:p>
          </table:table-cell>
          <table:table-cell table:formula="oooc:=VLOOKUP([.A118];[p.$A$1:.$B$50];2;0)" office:value-type="string" office:string-value="Lampung">
            <text:p>Lampung</text:p>
          </table:table-cell>
          <table:table-cell office:value-type="string">
            <text:p>Kabupaten</text:p>
          </table:table-cell>
          <table:table-cell office:value-type="float" office:value="117">
            <text:p>117</text:p>
          </table:table-cell>
          <table:table-cell office:value-type="string">
            <text:p>Way Kanan</text:p>
          </table:table-cell>
          <table:table-cell table:formula="oooc:=[.A118]*10000+[.D118]" office:value-type="float" office:value="360080117">
            <text:p>360080117</text:p>
          </table:table-cell>
          <table:table-cell/>
          <table:table-cell table:formula="oooc:=&quot;INSERT INTO locality (id,regionid,typeid,name,ctime,mtime) VALUES (&quot;&amp;[.F118]&amp;&quot;,&quot;&amp;[.A118]&amp;&quot;,&quot;&amp;IF([.C118]=&quot;Kabupaten&quot;;3601;3602)&amp;&quot;,&quot;&amp;&quot;'&quot;&amp;[.E118]&amp;&quot;','&quot;&amp;[var.$B$1]&amp;&quot;','&quot;&amp;[var.$B$2]&amp;&quot;');&quot;" office:value-type="string" office:string-value="INSERT INTO locality (id,regionid,typeid,name,ctime,mtime) VALUES (360080117,36008,3601,'Way Kanan','2006-08-14 00:00:00+07','2006-08-14 00:00:00+07');">
            <text:p>INSERT INTO locality (id,regionid,typeid,name,ctime,mtime) VALUES (360080117,36008,3601,'Way Kan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8">
            <text:p>36008</text:p>
          </table:table-cell>
          <table:table-cell table:formula="oooc:=VLOOKUP([.A119];[p.$A$1:.$B$50];2;0)" office:value-type="string" office:string-value="Lampung">
            <text:p>Lampung</text:p>
          </table:table-cell>
          <table:table-cell office:value-type="string">
            <text:p>Kota</text:p>
          </table:table-cell>
          <table:table-cell office:value-type="float" office:value="118">
            <text:p>118</text:p>
          </table:table-cell>
          <table:table-cell office:value-type="string">
            <text:p>Bandar Lampung</text:p>
          </table:table-cell>
          <table:table-cell table:formula="oooc:=[.A119]*10000+[.D119]" office:value-type="float" office:value="360080118">
            <text:p>360080118</text:p>
          </table:table-cell>
          <table:table-cell/>
          <table:table-cell table:formula="oooc:=&quot;INSERT INTO locality (id,regionid,typeid,name,ctime,mtime) VALUES (&quot;&amp;[.F119]&amp;&quot;,&quot;&amp;[.A119]&amp;&quot;,&quot;&amp;IF([.C119]=&quot;Kabupaten&quot;;3601;3602)&amp;&quot;,&quot;&amp;&quot;'&quot;&amp;[.E119]&amp;&quot;','&quot;&amp;[var.$B$1]&amp;&quot;','&quot;&amp;[var.$B$2]&amp;&quot;');&quot;" office:value-type="string" office:string-value="INSERT INTO locality (id,regionid,typeid,name,ctime,mtime) VALUES (360080118,36008,3602,'Bandar Lampung','2006-08-14 00:00:00+07','2006-08-14 00:00:00+07');">
            <text:p>INSERT INTO locality (id,regionid,typeid,name,ctime,mtime) VALUES (360080118,36008,3602,'Bandar Lampu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8">
            <text:p>36008</text:p>
          </table:table-cell>
          <table:table-cell table:formula="oooc:=VLOOKUP([.A120];[p.$A$1:.$B$50];2;0)" office:value-type="string" office:string-value="Lampung">
            <text:p>Lampung</text:p>
          </table:table-cell>
          <table:table-cell office:value-type="string">
            <text:p>Kota</text:p>
          </table:table-cell>
          <table:table-cell office:value-type="float" office:value="119">
            <text:p>119</text:p>
          </table:table-cell>
          <table:table-cell office:value-type="string">
            <text:p>Metro</text:p>
          </table:table-cell>
          <table:table-cell table:formula="oooc:=[.A120]*10000+[.D120]" office:value-type="float" office:value="360080119">
            <text:p>360080119</text:p>
          </table:table-cell>
          <table:table-cell/>
          <table:table-cell table:formula="oooc:=&quot;INSERT INTO locality (id,regionid,typeid,name,ctime,mtime) VALUES (&quot;&amp;[.F120]&amp;&quot;,&quot;&amp;[.A120]&amp;&quot;,&quot;&amp;IF([.C120]=&quot;Kabupaten&quot;;3601;3602)&amp;&quot;,&quot;&amp;&quot;'&quot;&amp;[.E120]&amp;&quot;','&quot;&amp;[var.$B$1]&amp;&quot;','&quot;&amp;[var.$B$2]&amp;&quot;');&quot;" office:value-type="string" office:string-value="INSERT INTO locality (id,regionid,typeid,name,ctime,mtime) VALUES (360080119,36008,3602,'Metro','2006-08-14 00:00:00+07','2006-08-14 00:00:00+07');">
            <text:p>INSERT INTO locality (id,regionid,typeid,name,ctime,mtime) VALUES (360080119,36008,3602,'Metr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9">
            <text:p>36009</text:p>
          </table:table-cell>
          <table:table-cell table:formula="oooc:=VLOOKUP([.A121];[p.$A$1:.$B$50];2;0)" office:value-type="string" office:string-value="Bangka Belitung">
            <text:p>Bangka Belitung</text:p>
          </table:table-cell>
          <table:table-cell office:value-type="string">
            <text:p>Kabupaten</text:p>
          </table:table-cell>
          <table:table-cell office:value-type="float" office:value="120">
            <text:p>120</text:p>
          </table:table-cell>
          <table:table-cell office:value-type="string">
            <text:p>Bangka</text:p>
          </table:table-cell>
          <table:table-cell table:formula="oooc:=[.A121]*10000+[.D121]" office:value-type="float" office:value="360090120">
            <text:p>360090120</text:p>
          </table:table-cell>
          <table:table-cell/>
          <table:table-cell table:formula="oooc:=&quot;INSERT INTO locality (id,regionid,typeid,name,ctime,mtime) VALUES (&quot;&amp;[.F121]&amp;&quot;,&quot;&amp;[.A121]&amp;&quot;,&quot;&amp;IF([.C121]=&quot;Kabupaten&quot;;3601;3602)&amp;&quot;,&quot;&amp;&quot;'&quot;&amp;[.E121]&amp;&quot;','&quot;&amp;[var.$B$1]&amp;&quot;','&quot;&amp;[var.$B$2]&amp;&quot;');&quot;" office:value-type="string" office:string-value="INSERT INTO locality (id,regionid,typeid,name,ctime,mtime) VALUES (360090120,36009,3601,'Bangka','2006-08-14 00:00:00+07','2006-08-14 00:00:00+07');">
            <text:p>INSERT INTO locality (id,regionid,typeid,name,ctime,mtime) VALUES (360090120,36009,3601,'Bangk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9">
            <text:p>36009</text:p>
          </table:table-cell>
          <table:table-cell table:formula="oooc:=VLOOKUP([.A122];[p.$A$1:.$B$50];2;0)" office:value-type="string" office:string-value="Bangka Belitung">
            <text:p>Bangka Belitung</text:p>
          </table:table-cell>
          <table:table-cell office:value-type="string">
            <text:p>Kabupaten</text:p>
          </table:table-cell>
          <table:table-cell office:value-type="float" office:value="121">
            <text:p>121</text:p>
          </table:table-cell>
          <table:table-cell office:value-type="string">
            <text:p>Bangka Barat</text:p>
          </table:table-cell>
          <table:table-cell table:formula="oooc:=[.A122]*10000+[.D122]" office:value-type="float" office:value="360090121">
            <text:p>360090121</text:p>
          </table:table-cell>
          <table:table-cell/>
          <table:table-cell table:formula="oooc:=&quot;INSERT INTO locality (id,regionid,typeid,name,ctime,mtime) VALUES (&quot;&amp;[.F122]&amp;&quot;,&quot;&amp;[.A122]&amp;&quot;,&quot;&amp;IF([.C122]=&quot;Kabupaten&quot;;3601;3602)&amp;&quot;,&quot;&amp;&quot;'&quot;&amp;[.E122]&amp;&quot;','&quot;&amp;[var.$B$1]&amp;&quot;','&quot;&amp;[var.$B$2]&amp;&quot;');&quot;" office:value-type="string" office:string-value="INSERT INTO locality (id,regionid,typeid,name,ctime,mtime) VALUES (360090121,36009,3601,'Bangka Barat','2006-08-14 00:00:00+07','2006-08-14 00:00:00+07');">
            <text:p>INSERT INTO locality (id,regionid,typeid,name,ctime,mtime) VALUES (360090121,36009,3601,'Bangka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9">
            <text:p>36009</text:p>
          </table:table-cell>
          <table:table-cell table:formula="oooc:=VLOOKUP([.A123];[p.$A$1:.$B$50];2;0)" office:value-type="string" office:string-value="Bangka Belitung">
            <text:p>Bangka Belitung</text:p>
          </table:table-cell>
          <table:table-cell office:value-type="string">
            <text:p>Kabupaten</text:p>
          </table:table-cell>
          <table:table-cell office:value-type="float" office:value="122">
            <text:p>122</text:p>
          </table:table-cell>
          <table:table-cell office:value-type="string">
            <text:p>Bangka Selatan</text:p>
          </table:table-cell>
          <table:table-cell table:formula="oooc:=[.A123]*10000+[.D123]" office:value-type="float" office:value="360090122">
            <text:p>360090122</text:p>
          </table:table-cell>
          <table:table-cell/>
          <table:table-cell table:formula="oooc:=&quot;INSERT INTO locality (id,regionid,typeid,name,ctime,mtime) VALUES (&quot;&amp;[.F123]&amp;&quot;,&quot;&amp;[.A123]&amp;&quot;,&quot;&amp;IF([.C123]=&quot;Kabupaten&quot;;3601;3602)&amp;&quot;,&quot;&amp;&quot;'&quot;&amp;[.E123]&amp;&quot;','&quot;&amp;[var.$B$1]&amp;&quot;','&quot;&amp;[var.$B$2]&amp;&quot;');&quot;" office:value-type="string" office:string-value="INSERT INTO locality (id,regionid,typeid,name,ctime,mtime) VALUES (360090122,36009,3601,'Bangka Selatan','2006-08-14 00:00:00+07','2006-08-14 00:00:00+07');">
            <text:p>INSERT INTO locality (id,regionid,typeid,name,ctime,mtime) VALUES (360090122,36009,3601,'Bangka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9">
            <text:p>36009</text:p>
          </table:table-cell>
          <table:table-cell table:formula="oooc:=VLOOKUP([.A124];[p.$A$1:.$B$50];2;0)" office:value-type="string" office:string-value="Bangka Belitung">
            <text:p>Bangka Belitung</text:p>
          </table:table-cell>
          <table:table-cell office:value-type="string">
            <text:p>Kabupaten</text:p>
          </table:table-cell>
          <table:table-cell office:value-type="float" office:value="123">
            <text:p>123</text:p>
          </table:table-cell>
          <table:table-cell office:value-type="string">
            <text:p>Bangka Tengah</text:p>
          </table:table-cell>
          <table:table-cell table:formula="oooc:=[.A124]*10000+[.D124]" office:value-type="float" office:value="360090123">
            <text:p>360090123</text:p>
          </table:table-cell>
          <table:table-cell/>
          <table:table-cell table:formula="oooc:=&quot;INSERT INTO locality (id,regionid,typeid,name,ctime,mtime) VALUES (&quot;&amp;[.F124]&amp;&quot;,&quot;&amp;[.A124]&amp;&quot;,&quot;&amp;IF([.C124]=&quot;Kabupaten&quot;;3601;3602)&amp;&quot;,&quot;&amp;&quot;'&quot;&amp;[.E124]&amp;&quot;','&quot;&amp;[var.$B$1]&amp;&quot;','&quot;&amp;[var.$B$2]&amp;&quot;');&quot;" office:value-type="string" office:string-value="INSERT INTO locality (id,regionid,typeid,name,ctime,mtime) VALUES (360090123,36009,3601,'Bangka Tengah','2006-08-14 00:00:00+07','2006-08-14 00:00:00+07');">
            <text:p>INSERT INTO locality (id,regionid,typeid,name,ctime,mtime) VALUES (360090123,36009,3601,'Bangka Tengah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9">
            <text:p>36009</text:p>
          </table:table-cell>
          <table:table-cell table:formula="oooc:=VLOOKUP([.A125];[p.$A$1:.$B$50];2;0)" office:value-type="string" office:string-value="Bangka Belitung">
            <text:p>Bangka Belitung</text:p>
          </table:table-cell>
          <table:table-cell office:value-type="string">
            <text:p>Kabupaten</text:p>
          </table:table-cell>
          <table:table-cell office:value-type="float" office:value="124">
            <text:p>124</text:p>
          </table:table-cell>
          <table:table-cell office:value-type="string">
            <text:p>Belitung</text:p>
          </table:table-cell>
          <table:table-cell table:formula="oooc:=[.A125]*10000+[.D125]" office:value-type="float" office:value="360090124">
            <text:p>360090124</text:p>
          </table:table-cell>
          <table:table-cell/>
          <table:table-cell table:formula="oooc:=&quot;INSERT INTO locality (id,regionid,typeid,name,ctime,mtime) VALUES (&quot;&amp;[.F125]&amp;&quot;,&quot;&amp;[.A125]&amp;&quot;,&quot;&amp;IF([.C125]=&quot;Kabupaten&quot;;3601;3602)&amp;&quot;,&quot;&amp;&quot;'&quot;&amp;[.E125]&amp;&quot;','&quot;&amp;[var.$B$1]&amp;&quot;','&quot;&amp;[var.$B$2]&amp;&quot;');&quot;" office:value-type="string" office:string-value="INSERT INTO locality (id,regionid,typeid,name,ctime,mtime) VALUES (360090124,36009,3601,'Belitung','2006-08-14 00:00:00+07','2006-08-14 00:00:00+07');">
            <text:p>INSERT INTO locality (id,regionid,typeid,name,ctime,mtime) VALUES (360090124,36009,3601,'Belitu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9">
            <text:p>36009</text:p>
          </table:table-cell>
          <table:table-cell table:formula="oooc:=VLOOKUP([.A126];[p.$A$1:.$B$50];2;0)" office:value-type="string" office:string-value="Bangka Belitung">
            <text:p>Bangka Belitung</text:p>
          </table:table-cell>
          <table:table-cell office:value-type="string">
            <text:p>Kabupaten</text:p>
          </table:table-cell>
          <table:table-cell office:value-type="float" office:value="125">
            <text:p>125</text:p>
          </table:table-cell>
          <table:table-cell office:value-type="string">
            <text:p>Belitung Timur</text:p>
          </table:table-cell>
          <table:table-cell table:formula="oooc:=[.A126]*10000+[.D126]" office:value-type="float" office:value="360090125">
            <text:p>360090125</text:p>
          </table:table-cell>
          <table:table-cell/>
          <table:table-cell table:formula="oooc:=&quot;INSERT INTO locality (id,regionid,typeid,name,ctime,mtime) VALUES (&quot;&amp;[.F126]&amp;&quot;,&quot;&amp;[.A126]&amp;&quot;,&quot;&amp;IF([.C126]=&quot;Kabupaten&quot;;3601;3602)&amp;&quot;,&quot;&amp;&quot;'&quot;&amp;[.E126]&amp;&quot;','&quot;&amp;[var.$B$1]&amp;&quot;','&quot;&amp;[var.$B$2]&amp;&quot;');&quot;" office:value-type="string" office:string-value="INSERT INTO locality (id,regionid,typeid,name,ctime,mtime) VALUES (360090125,36009,3601,'Belitung Timur','2006-08-14 00:00:00+07','2006-08-14 00:00:00+07');">
            <text:p>INSERT INTO locality (id,regionid,typeid,name,ctime,mtime) VALUES (360090125,36009,3601,'Belitung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09">
            <text:p>36009</text:p>
          </table:table-cell>
          <table:table-cell table:formula="oooc:=VLOOKUP([.A127];[p.$A$1:.$B$50];2;0)" office:value-type="string" office:string-value="Bangka Belitung">
            <text:p>Bangka Belitung</text:p>
          </table:table-cell>
          <table:table-cell office:value-type="string">
            <text:p>Kota</text:p>
          </table:table-cell>
          <table:table-cell office:value-type="float" office:value="126">
            <text:p>126</text:p>
          </table:table-cell>
          <table:table-cell office:value-type="string">
            <text:p>Pangkal Pinang</text:p>
          </table:table-cell>
          <table:table-cell table:formula="oooc:=[.A127]*10000+[.D127]" office:value-type="float" office:value="360090126">
            <text:p>360090126</text:p>
          </table:table-cell>
          <table:table-cell/>
          <table:table-cell table:formula="oooc:=&quot;INSERT INTO locality (id,regionid,typeid,name,ctime,mtime) VALUES (&quot;&amp;[.F127]&amp;&quot;,&quot;&amp;[.A127]&amp;&quot;,&quot;&amp;IF([.C127]=&quot;Kabupaten&quot;;3601;3602)&amp;&quot;,&quot;&amp;&quot;'&quot;&amp;[.E127]&amp;&quot;','&quot;&amp;[var.$B$1]&amp;&quot;','&quot;&amp;[var.$B$2]&amp;&quot;');&quot;" office:value-type="string" office:string-value="INSERT INTO locality (id,regionid,typeid,name,ctime,mtime) VALUES (360090126,36009,3602,'Pangkal Pinang','2006-08-14 00:00:00+07','2006-08-14 00:00:00+07');">
            <text:p>INSERT INTO locality (id,regionid,typeid,name,ctime,mtime) VALUES (360090126,36009,3602,'Pangkal Pin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0">
            <text:p>36010</text:p>
          </table:table-cell>
          <table:table-cell table:formula="oooc:=VLOOKUP([.A128];[p.$A$1:.$B$50];2;0)" office:value-type="string" office:string-value="Kepulauan Riau">
            <text:p>Kepulauan Riau</text:p>
          </table:table-cell>
          <table:table-cell office:value-type="string">
            <text:p>Kabupaten</text:p>
          </table:table-cell>
          <table:table-cell office:value-type="float" office:value="127">
            <text:p>127</text:p>
          </table:table-cell>
          <table:table-cell office:value-type="string">
            <text:p>Bintan</text:p>
          </table:table-cell>
          <table:table-cell table:formula="oooc:=[.A128]*10000+[.D128]" office:value-type="float" office:value="360100127">
            <text:p>360100127</text:p>
          </table:table-cell>
          <table:table-cell office:value-type="string">
            <text:p>dulu bernama Kepulauan Riau</text:p>
          </table:table-cell>
          <table:table-cell table:formula="oooc:=&quot;INSERT INTO locality (id,regionid,typeid,name,ctime,mtime) VALUES (&quot;&amp;[.F128]&amp;&quot;,&quot;&amp;[.A128]&amp;&quot;,&quot;&amp;IF([.C128]=&quot;Kabupaten&quot;;3601;3602)&amp;&quot;,&quot;&amp;&quot;'&quot;&amp;[.E128]&amp;&quot;','&quot;&amp;[var.$B$1]&amp;&quot;','&quot;&amp;[var.$B$2]&amp;&quot;');&quot;" office:value-type="string" office:string-value="INSERT INTO locality (id,regionid,typeid,name,ctime,mtime) VALUES (360100127,36010,3601,'Bintan','2006-08-14 00:00:00+07','2006-08-14 00:00:00+07');">
            <text:p>INSERT INTO locality (id,regionid,typeid,name,ctime,mtime) VALUES (360100127,36010,3601,'Bin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0">
            <text:p>36010</text:p>
          </table:table-cell>
          <table:table-cell table:formula="oooc:=VLOOKUP([.A129];[p.$A$1:.$B$50];2;0)" office:value-type="string" office:string-value="Kepulauan Riau">
            <text:p>Kepulauan Riau</text:p>
          </table:table-cell>
          <table:table-cell office:value-type="string">
            <text:p>Kabupaten</text:p>
          </table:table-cell>
          <table:table-cell office:value-type="float" office:value="128">
            <text:p>128</text:p>
          </table:table-cell>
          <table:table-cell office:value-type="string">
            <text:p>Karimun</text:p>
          </table:table-cell>
          <table:table-cell table:formula="oooc:=[.A129]*10000+[.D129]" office:value-type="float" office:value="360100128">
            <text:p>360100128</text:p>
          </table:table-cell>
          <table:table-cell/>
          <table:table-cell table:formula="oooc:=&quot;INSERT INTO locality (id,regionid,typeid,name,ctime,mtime) VALUES (&quot;&amp;[.F129]&amp;&quot;,&quot;&amp;[.A129]&amp;&quot;,&quot;&amp;IF([.C129]=&quot;Kabupaten&quot;;3601;3602)&amp;&quot;,&quot;&amp;&quot;'&quot;&amp;[.E129]&amp;&quot;','&quot;&amp;[var.$B$1]&amp;&quot;','&quot;&amp;[var.$B$2]&amp;&quot;');&quot;" office:value-type="string" office:string-value="INSERT INTO locality (id,regionid,typeid,name,ctime,mtime) VALUES (360100128,36010,3601,'Karimun','2006-08-14 00:00:00+07','2006-08-14 00:00:00+07');">
            <text:p>INSERT INTO locality (id,regionid,typeid,name,ctime,mtime) VALUES (360100128,36010,3601,'Karimu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0">
            <text:p>36010</text:p>
          </table:table-cell>
          <table:table-cell table:formula="oooc:=VLOOKUP([.A130];[p.$A$1:.$B$50];2;0)" office:value-type="string" office:string-value="Kepulauan Riau">
            <text:p>Kepulauan Riau</text:p>
          </table:table-cell>
          <table:table-cell office:value-type="string">
            <text:p>Kabupaten</text:p>
          </table:table-cell>
          <table:table-cell office:value-type="float" office:value="129">
            <text:p>129</text:p>
          </table:table-cell>
          <table:table-cell office:value-type="string">
            <text:p>Lingga</text:p>
          </table:table-cell>
          <table:table-cell table:formula="oooc:=[.A130]*10000+[.D130]" office:value-type="float" office:value="360100129">
            <text:p>360100129</text:p>
          </table:table-cell>
          <table:table-cell/>
          <table:table-cell table:formula="oooc:=&quot;INSERT INTO locality (id,regionid,typeid,name,ctime,mtime) VALUES (&quot;&amp;[.F130]&amp;&quot;,&quot;&amp;[.A130]&amp;&quot;,&quot;&amp;IF([.C130]=&quot;Kabupaten&quot;;3601;3602)&amp;&quot;,&quot;&amp;&quot;'&quot;&amp;[.E130]&amp;&quot;','&quot;&amp;[var.$B$1]&amp;&quot;','&quot;&amp;[var.$B$2]&amp;&quot;');&quot;" office:value-type="string" office:string-value="INSERT INTO locality (id,regionid,typeid,name,ctime,mtime) VALUES (360100129,36010,3601,'Lingga','2006-08-14 00:00:00+07','2006-08-14 00:00:00+07');">
            <text:p>INSERT INTO locality (id,regionid,typeid,name,ctime,mtime) VALUES (360100129,36010,3601,'Lingg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0">
            <text:p>36010</text:p>
          </table:table-cell>
          <table:table-cell table:formula="oooc:=VLOOKUP([.A131];[p.$A$1:.$B$50];2;0)" office:value-type="string" office:string-value="Kepulauan Riau">
            <text:p>Kepulauan Riau</text:p>
          </table:table-cell>
          <table:table-cell office:value-type="string">
            <text:p>Kabupaten</text:p>
          </table:table-cell>
          <table:table-cell office:value-type="float" office:value="130">
            <text:p>130</text:p>
          </table:table-cell>
          <table:table-cell office:value-type="string">
            <text:p>Natuna</text:p>
          </table:table-cell>
          <table:table-cell table:formula="oooc:=[.A131]*10000+[.D131]" office:value-type="float" office:value="360100130">
            <text:p>360100130</text:p>
          </table:table-cell>
          <table:table-cell/>
          <table:table-cell table:formula="oooc:=&quot;INSERT INTO locality (id,regionid,typeid,name,ctime,mtime) VALUES (&quot;&amp;[.F131]&amp;&quot;,&quot;&amp;[.A131]&amp;&quot;,&quot;&amp;IF([.C131]=&quot;Kabupaten&quot;;3601;3602)&amp;&quot;,&quot;&amp;&quot;'&quot;&amp;[.E131]&amp;&quot;','&quot;&amp;[var.$B$1]&amp;&quot;','&quot;&amp;[var.$B$2]&amp;&quot;');&quot;" office:value-type="string" office:string-value="INSERT INTO locality (id,regionid,typeid,name,ctime,mtime) VALUES (360100130,36010,3601,'Natuna','2006-08-14 00:00:00+07','2006-08-14 00:00:00+07');">
            <text:p>INSERT INTO locality (id,regionid,typeid,name,ctime,mtime) VALUES (360100130,36010,3601,'Natun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0">
            <text:p>36010</text:p>
          </table:table-cell>
          <table:table-cell table:formula="oooc:=VLOOKUP([.A132];[p.$A$1:.$B$50];2;0)" office:value-type="string" office:string-value="Kepulauan Riau">
            <text:p>Kepulauan Riau</text:p>
          </table:table-cell>
          <table:table-cell office:value-type="string">
            <text:p>Kota</text:p>
          </table:table-cell>
          <table:table-cell office:value-type="float" office:value="131">
            <text:p>131</text:p>
          </table:table-cell>
          <table:table-cell office:value-type="string">
            <text:p>Batam</text:p>
          </table:table-cell>
          <table:table-cell table:formula="oooc:=[.A132]*10000+[.D132]" office:value-type="float" office:value="360100131">
            <text:p>360100131</text:p>
          </table:table-cell>
          <table:table-cell/>
          <table:table-cell table:formula="oooc:=&quot;INSERT INTO locality (id,regionid,typeid,name,ctime,mtime) VALUES (&quot;&amp;[.F132]&amp;&quot;,&quot;&amp;[.A132]&amp;&quot;,&quot;&amp;IF([.C132]=&quot;Kabupaten&quot;;3601;3602)&amp;&quot;,&quot;&amp;&quot;'&quot;&amp;[.E132]&amp;&quot;','&quot;&amp;[var.$B$1]&amp;&quot;','&quot;&amp;[var.$B$2]&amp;&quot;');&quot;" office:value-type="string" office:string-value="INSERT INTO locality (id,regionid,typeid,name,ctime,mtime) VALUES (360100131,36010,3602,'Batam','2006-08-14 00:00:00+07','2006-08-14 00:00:00+07');">
            <text:p>INSERT INTO locality (id,regionid,typeid,name,ctime,mtime) VALUES (360100131,36010,3602,'Batam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0">
            <text:p>36010</text:p>
          </table:table-cell>
          <table:table-cell table:formula="oooc:=VLOOKUP([.A133];[p.$A$1:.$B$50];2;0)" office:value-type="string" office:string-value="Kepulauan Riau">
            <text:p>Kepulauan Riau</text:p>
          </table:table-cell>
          <table:table-cell office:value-type="string">
            <text:p>Kota</text:p>
          </table:table-cell>
          <table:table-cell office:value-type="float" office:value="132">
            <text:p>132</text:p>
          </table:table-cell>
          <table:table-cell office:value-type="string">
            <text:p>Tanjung Pinang</text:p>
          </table:table-cell>
          <table:table-cell table:formula="oooc:=[.A133]*10000+[.D133]" office:value-type="float" office:value="360100132">
            <text:p>360100132</text:p>
          </table:table-cell>
          <table:table-cell/>
          <table:table-cell table:formula="oooc:=&quot;INSERT INTO locality (id,regionid,typeid,name,ctime,mtime) VALUES (&quot;&amp;[.F133]&amp;&quot;,&quot;&amp;[.A133]&amp;&quot;,&quot;&amp;IF([.C133]=&quot;Kabupaten&quot;;3601;3602)&amp;&quot;,&quot;&amp;&quot;'&quot;&amp;[.E133]&amp;&quot;','&quot;&amp;[var.$B$1]&amp;&quot;','&quot;&amp;[var.$B$2]&amp;&quot;');&quot;" office:value-type="string" office:string-value="INSERT INTO locality (id,regionid,typeid,name,ctime,mtime) VALUES (360100132,36010,3602,'Tanjung Pinang','2006-08-14 00:00:00+07','2006-08-14 00:00:00+07');">
            <text:p>INSERT INTO locality (id,regionid,typeid,name,ctime,mtime) VALUES (360100132,36010,3602,'Tanjung Pin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1">
            <text:p>36011</text:p>
          </table:table-cell>
          <table:table-cell table:formula="oooc:=VLOOKUP([.A134];[p.$A$1:.$B$50];2;0)" office:value-type="string" office:string-value="DKI Jakarta">
            <text:p>DKI Jakarta</text:p>
          </table:table-cell>
          <table:table-cell office:value-type="string">
            <text:p>Kabupaten</text:p>
          </table:table-cell>
          <table:table-cell office:value-type="float" office:value="133">
            <text:p>133</text:p>
          </table:table-cell>
          <table:table-cell office:value-type="string">
            <text:p>Kepulauan Seribu</text:p>
          </table:table-cell>
          <table:table-cell table:formula="oooc:=[.A134]*10000+[.D134]" office:value-type="float" office:value="360110133">
            <text:p>360110133</text:p>
          </table:table-cell>
          <table:table-cell/>
          <table:table-cell table:formula="oooc:=&quot;INSERT INTO locality (id,regionid,typeid,name,ctime,mtime) VALUES (&quot;&amp;[.F134]&amp;&quot;,&quot;&amp;[.A134]&amp;&quot;,&quot;&amp;IF([.C134]=&quot;Kabupaten&quot;;3601;3602)&amp;&quot;,&quot;&amp;&quot;'&quot;&amp;[.E134]&amp;&quot;','&quot;&amp;[var.$B$1]&amp;&quot;','&quot;&amp;[var.$B$2]&amp;&quot;');&quot;" office:value-type="string" office:string-value="INSERT INTO locality (id,regionid,typeid,name,ctime,mtime) VALUES (360110133,36011,3601,'Kepulauan Seribu','2006-08-14 00:00:00+07','2006-08-14 00:00:00+07');">
            <text:p>INSERT INTO locality (id,regionid,typeid,name,ctime,mtime) VALUES (360110133,36011,3601,'Kepulauan Serib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1">
            <text:p>36011</text:p>
          </table:table-cell>
          <table:table-cell table:formula="oooc:=VLOOKUP([.A135];[p.$A$1:.$B$50];2;0)" office:value-type="string" office:string-value="DKI Jakarta">
            <text:p>DKI Jakarta</text:p>
          </table:table-cell>
          <table:table-cell office:value-type="string">
            <text:p>Kota</text:p>
          </table:table-cell>
          <table:table-cell office:value-type="float" office:value="134">
            <text:p>134</text:p>
          </table:table-cell>
          <table:table-cell office:value-type="string">
            <text:p>Jakarta Barat</text:p>
          </table:table-cell>
          <table:table-cell table:formula="oooc:=[.A135]*10000+[.D135]" office:value-type="float" office:value="360110134">
            <text:p>360110134</text:p>
          </table:table-cell>
          <table:table-cell/>
          <table:table-cell table:formula="oooc:=&quot;INSERT INTO locality (id,regionid,typeid,name,ctime,mtime) VALUES (&quot;&amp;[.F135]&amp;&quot;,&quot;&amp;[.A135]&amp;&quot;,&quot;&amp;IF([.C135]=&quot;Kabupaten&quot;;3601;3602)&amp;&quot;,&quot;&amp;&quot;'&quot;&amp;[.E135]&amp;&quot;','&quot;&amp;[var.$B$1]&amp;&quot;','&quot;&amp;[var.$B$2]&amp;&quot;');&quot;" office:value-type="string" office:string-value="INSERT INTO locality (id,regionid,typeid,name,ctime,mtime) VALUES (360110134,36011,3602,'Jakarta Barat','2006-08-14 00:00:00+07','2006-08-14 00:00:00+07');">
            <text:p>INSERT INTO locality (id,regionid,typeid,name,ctime,mtime) VALUES (360110134,36011,3602,'Jakarta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1">
            <text:p>36011</text:p>
          </table:table-cell>
          <table:table-cell table:formula="oooc:=VLOOKUP([.A136];[p.$A$1:.$B$50];2;0)" office:value-type="string" office:string-value="DKI Jakarta">
            <text:p>DKI Jakarta</text:p>
          </table:table-cell>
          <table:table-cell office:value-type="string">
            <text:p>Kota</text:p>
          </table:table-cell>
          <table:table-cell office:value-type="float" office:value="135">
            <text:p>135</text:p>
          </table:table-cell>
          <table:table-cell office:value-type="string">
            <text:p>Jakarta Pusat</text:p>
          </table:table-cell>
          <table:table-cell table:formula="oooc:=[.A136]*10000+[.D136]" office:value-type="float" office:value="360110135">
            <text:p>360110135</text:p>
          </table:table-cell>
          <table:table-cell/>
          <table:table-cell table:formula="oooc:=&quot;INSERT INTO locality (id,regionid,typeid,name,ctime,mtime) VALUES (&quot;&amp;[.F136]&amp;&quot;,&quot;&amp;[.A136]&amp;&quot;,&quot;&amp;IF([.C136]=&quot;Kabupaten&quot;;3601;3602)&amp;&quot;,&quot;&amp;&quot;'&quot;&amp;[.E136]&amp;&quot;','&quot;&amp;[var.$B$1]&amp;&quot;','&quot;&amp;[var.$B$2]&amp;&quot;');&quot;" office:value-type="string" office:string-value="INSERT INTO locality (id,regionid,typeid,name,ctime,mtime) VALUES (360110135,36011,3602,'Jakarta Pusat','2006-08-14 00:00:00+07','2006-08-14 00:00:00+07');">
            <text:p>INSERT INTO locality (id,regionid,typeid,name,ctime,mtime) VALUES (360110135,36011,3602,'Jakarta Pus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1">
            <text:p>36011</text:p>
          </table:table-cell>
          <table:table-cell table:formula="oooc:=VLOOKUP([.A137];[p.$A$1:.$B$50];2;0)" office:value-type="string" office:string-value="DKI Jakarta">
            <text:p>DKI Jakarta</text:p>
          </table:table-cell>
          <table:table-cell office:value-type="string">
            <text:p>Kota</text:p>
          </table:table-cell>
          <table:table-cell office:value-type="float" office:value="136">
            <text:p>136</text:p>
          </table:table-cell>
          <table:table-cell office:value-type="string">
            <text:p>Jakarta Selatan</text:p>
          </table:table-cell>
          <table:table-cell table:formula="oooc:=[.A137]*10000+[.D137]" office:value-type="float" office:value="360110136">
            <text:p>360110136</text:p>
          </table:table-cell>
          <table:table-cell/>
          <table:table-cell table:formula="oooc:=&quot;INSERT INTO locality (id,regionid,typeid,name,ctime,mtime) VALUES (&quot;&amp;[.F137]&amp;&quot;,&quot;&amp;[.A137]&amp;&quot;,&quot;&amp;IF([.C137]=&quot;Kabupaten&quot;;3601;3602)&amp;&quot;,&quot;&amp;&quot;'&quot;&amp;[.E137]&amp;&quot;','&quot;&amp;[var.$B$1]&amp;&quot;','&quot;&amp;[var.$B$2]&amp;&quot;');&quot;" office:value-type="string" office:string-value="INSERT INTO locality (id,regionid,typeid,name,ctime,mtime) VALUES (360110136,36011,3602,'Jakarta Selatan','2006-08-14 00:00:00+07','2006-08-14 00:00:00+07');">
            <text:p>INSERT INTO locality (id,regionid,typeid,name,ctime,mtime) VALUES (360110136,36011,3602,'Jakarta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1">
            <text:p>36011</text:p>
          </table:table-cell>
          <table:table-cell table:formula="oooc:=VLOOKUP([.A138];[p.$A$1:.$B$50];2;0)" office:value-type="string" office:string-value="DKI Jakarta">
            <text:p>DKI Jakarta</text:p>
          </table:table-cell>
          <table:table-cell office:value-type="string">
            <text:p>Kota</text:p>
          </table:table-cell>
          <table:table-cell office:value-type="float" office:value="137">
            <text:p>137</text:p>
          </table:table-cell>
          <table:table-cell office:value-type="string">
            <text:p>Jakarta Timur</text:p>
          </table:table-cell>
          <table:table-cell table:formula="oooc:=[.A138]*10000+[.D138]" office:value-type="float" office:value="360110137">
            <text:p>360110137</text:p>
          </table:table-cell>
          <table:table-cell/>
          <table:table-cell table:formula="oooc:=&quot;INSERT INTO locality (id,regionid,typeid,name,ctime,mtime) VALUES (&quot;&amp;[.F138]&amp;&quot;,&quot;&amp;[.A138]&amp;&quot;,&quot;&amp;IF([.C138]=&quot;Kabupaten&quot;;3601;3602)&amp;&quot;,&quot;&amp;&quot;'&quot;&amp;[.E138]&amp;&quot;','&quot;&amp;[var.$B$1]&amp;&quot;','&quot;&amp;[var.$B$2]&amp;&quot;');&quot;" office:value-type="string" office:string-value="INSERT INTO locality (id,regionid,typeid,name,ctime,mtime) VALUES (360110137,36011,3602,'Jakarta Timur','2006-08-14 00:00:00+07','2006-08-14 00:00:00+07');">
            <text:p>INSERT INTO locality (id,regionid,typeid,name,ctime,mtime) VALUES (360110137,36011,3602,'Jakarta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1">
            <text:p>36011</text:p>
          </table:table-cell>
          <table:table-cell table:formula="oooc:=VLOOKUP([.A139];[p.$A$1:.$B$50];2;0)" office:value-type="string" office:string-value="DKI Jakarta">
            <text:p>DKI Jakarta</text:p>
          </table:table-cell>
          <table:table-cell office:value-type="string">
            <text:p>Kota</text:p>
          </table:table-cell>
          <table:table-cell office:value-type="float" office:value="138">
            <text:p>138</text:p>
          </table:table-cell>
          <table:table-cell office:value-type="string">
            <text:p>Jakarta Utara</text:p>
          </table:table-cell>
          <table:table-cell table:formula="oooc:=[.A139]*10000+[.D139]" office:value-type="float" office:value="360110138">
            <text:p>360110138</text:p>
          </table:table-cell>
          <table:table-cell/>
          <table:table-cell table:formula="oooc:=&quot;INSERT INTO locality (id,regionid,typeid,name,ctime,mtime) VALUES (&quot;&amp;[.F139]&amp;&quot;,&quot;&amp;[.A139]&amp;&quot;,&quot;&amp;IF([.C139]=&quot;Kabupaten&quot;;3601;3602)&amp;&quot;,&quot;&amp;&quot;'&quot;&amp;[.E139]&amp;&quot;','&quot;&amp;[var.$B$1]&amp;&quot;','&quot;&amp;[var.$B$2]&amp;&quot;');&quot;" office:value-type="string" office:string-value="INSERT INTO locality (id,regionid,typeid,name,ctime,mtime) VALUES (360110138,36011,3602,'Jakarta Utara','2006-08-14 00:00:00+07','2006-08-14 00:00:00+07');">
            <text:p>INSERT INTO locality (id,regionid,typeid,name,ctime,mtime) VALUES (360110138,36011,3602,'Jakarta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40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39">
            <text:p>139</text:p>
          </table:table-cell>
          <table:table-cell office:value-type="string">
            <text:p>Bandung</text:p>
          </table:table-cell>
          <table:table-cell table:formula="oooc:=[.A140]*10000+[.D140]" office:value-type="float" office:value="360120139">
            <text:p>360120139</text:p>
          </table:table-cell>
          <table:table-cell/>
          <table:table-cell table:formula="oooc:=&quot;INSERT INTO locality (id,regionid,typeid,name,ctime,mtime) VALUES (&quot;&amp;[.F140]&amp;&quot;,&quot;&amp;[.A140]&amp;&quot;,&quot;&amp;IF([.C140]=&quot;Kabupaten&quot;;3601;3602)&amp;&quot;,&quot;&amp;&quot;'&quot;&amp;[.E140]&amp;&quot;','&quot;&amp;[var.$B$1]&amp;&quot;','&quot;&amp;[var.$B$2]&amp;&quot;');&quot;" office:value-type="string" office:string-value="INSERT INTO locality (id,regionid,typeid,name,ctime,mtime) VALUES (360120139,36012,3601,'Bandung','2006-08-14 00:00:00+07','2006-08-14 00:00:00+07');">
            <text:p>INSERT INTO locality (id,regionid,typeid,name,ctime,mtime) VALUES (360120139,36012,3601,'Bandu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41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40">
            <text:p>140</text:p>
          </table:table-cell>
          <table:table-cell office:value-type="string">
            <text:p>Bekasi</text:p>
          </table:table-cell>
          <table:table-cell table:formula="oooc:=[.A141]*10000+[.D141]" office:value-type="float" office:value="360120140">
            <text:p>360120140</text:p>
          </table:table-cell>
          <table:table-cell/>
          <table:table-cell table:formula="oooc:=&quot;INSERT INTO locality (id,regionid,typeid,name,ctime,mtime) VALUES (&quot;&amp;[.F141]&amp;&quot;,&quot;&amp;[.A141]&amp;&quot;,&quot;&amp;IF([.C141]=&quot;Kabupaten&quot;;3601;3602)&amp;&quot;,&quot;&amp;&quot;'&quot;&amp;[.E141]&amp;&quot;','&quot;&amp;[var.$B$1]&amp;&quot;','&quot;&amp;[var.$B$2]&amp;&quot;');&quot;" office:value-type="string" office:string-value="INSERT INTO locality (id,regionid,typeid,name,ctime,mtime) VALUES (360120140,36012,3601,'Bekasi','2006-08-14 00:00:00+07','2006-08-14 00:00:00+07');">
            <text:p>INSERT INTO locality (id,regionid,typeid,name,ctime,mtime) VALUES (360120140,36012,3601,'Bekas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42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41">
            <text:p>141</text:p>
          </table:table-cell>
          <table:table-cell office:value-type="string">
            <text:p>Bogor</text:p>
          </table:table-cell>
          <table:table-cell table:formula="oooc:=[.A142]*10000+[.D142]" office:value-type="float" office:value="360120141">
            <text:p>360120141</text:p>
          </table:table-cell>
          <table:table-cell/>
          <table:table-cell table:formula="oooc:=&quot;INSERT INTO locality (id,regionid,typeid,name,ctime,mtime) VALUES (&quot;&amp;[.F142]&amp;&quot;,&quot;&amp;[.A142]&amp;&quot;,&quot;&amp;IF([.C142]=&quot;Kabupaten&quot;;3601;3602)&amp;&quot;,&quot;&amp;&quot;'&quot;&amp;[.E142]&amp;&quot;','&quot;&amp;[var.$B$1]&amp;&quot;','&quot;&amp;[var.$B$2]&amp;&quot;');&quot;" office:value-type="string" office:string-value="INSERT INTO locality (id,regionid,typeid,name,ctime,mtime) VALUES (360120141,36012,3601,'Bogor','2006-08-14 00:00:00+07','2006-08-14 00:00:00+07');">
            <text:p>INSERT INTO locality (id,regionid,typeid,name,ctime,mtime) VALUES (360120141,36012,3601,'Bogo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43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42">
            <text:p>142</text:p>
          </table:table-cell>
          <table:table-cell office:value-type="string">
            <text:p>Ciamis</text:p>
          </table:table-cell>
          <table:table-cell table:formula="oooc:=[.A143]*10000+[.D143]" office:value-type="float" office:value="360120142">
            <text:p>360120142</text:p>
          </table:table-cell>
          <table:table-cell/>
          <table:table-cell table:formula="oooc:=&quot;INSERT INTO locality (id,regionid,typeid,name,ctime,mtime) VALUES (&quot;&amp;[.F143]&amp;&quot;,&quot;&amp;[.A143]&amp;&quot;,&quot;&amp;IF([.C143]=&quot;Kabupaten&quot;;3601;3602)&amp;&quot;,&quot;&amp;&quot;'&quot;&amp;[.E143]&amp;&quot;','&quot;&amp;[var.$B$1]&amp;&quot;','&quot;&amp;[var.$B$2]&amp;&quot;');&quot;" office:value-type="string" office:string-value="INSERT INTO locality (id,regionid,typeid,name,ctime,mtime) VALUES (360120142,36012,3601,'Ciamis','2006-08-14 00:00:00+07','2006-08-14 00:00:00+07');">
            <text:p>INSERT INTO locality (id,regionid,typeid,name,ctime,mtime) VALUES (360120142,36012,3601,'Ciamis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44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43">
            <text:p>143</text:p>
          </table:table-cell>
          <table:table-cell office:value-type="string">
            <text:p>Cianjur</text:p>
          </table:table-cell>
          <table:table-cell table:formula="oooc:=[.A144]*10000+[.D144]" office:value-type="float" office:value="360120143">
            <text:p>360120143</text:p>
          </table:table-cell>
          <table:table-cell/>
          <table:table-cell table:formula="oooc:=&quot;INSERT INTO locality (id,regionid,typeid,name,ctime,mtime) VALUES (&quot;&amp;[.F144]&amp;&quot;,&quot;&amp;[.A144]&amp;&quot;,&quot;&amp;IF([.C144]=&quot;Kabupaten&quot;;3601;3602)&amp;&quot;,&quot;&amp;&quot;'&quot;&amp;[.E144]&amp;&quot;','&quot;&amp;[var.$B$1]&amp;&quot;','&quot;&amp;[var.$B$2]&amp;&quot;');&quot;" office:value-type="string" office:string-value="INSERT INTO locality (id,regionid,typeid,name,ctime,mtime) VALUES (360120143,36012,3601,'Cianjur','2006-08-14 00:00:00+07','2006-08-14 00:00:00+07');">
            <text:p>INSERT INTO locality (id,regionid,typeid,name,ctime,mtime) VALUES (360120143,36012,3601,'Cianj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45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44">
            <text:p>144</text:p>
          </table:table-cell>
          <table:table-cell office:value-type="string">
            <text:p>Cirebon</text:p>
          </table:table-cell>
          <table:table-cell table:formula="oooc:=[.A145]*10000+[.D145]" office:value-type="float" office:value="360120144">
            <text:p>360120144</text:p>
          </table:table-cell>
          <table:table-cell/>
          <table:table-cell table:formula="oooc:=&quot;INSERT INTO locality (id,regionid,typeid,name,ctime,mtime) VALUES (&quot;&amp;[.F145]&amp;&quot;,&quot;&amp;[.A145]&amp;&quot;,&quot;&amp;IF([.C145]=&quot;Kabupaten&quot;;3601;3602)&amp;&quot;,&quot;&amp;&quot;'&quot;&amp;[.E145]&amp;&quot;','&quot;&amp;[var.$B$1]&amp;&quot;','&quot;&amp;[var.$B$2]&amp;&quot;');&quot;" office:value-type="string" office:string-value="INSERT INTO locality (id,regionid,typeid,name,ctime,mtime) VALUES (360120144,36012,3601,'Cirebon','2006-08-14 00:00:00+07','2006-08-14 00:00:00+07');">
            <text:p>INSERT INTO locality (id,regionid,typeid,name,ctime,mtime) VALUES (360120144,36012,3601,'Cirebo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46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45">
            <text:p>145</text:p>
          </table:table-cell>
          <table:table-cell office:value-type="string">
            <text:p>Garut</text:p>
          </table:table-cell>
          <table:table-cell table:formula="oooc:=[.A146]*10000+[.D146]" office:value-type="float" office:value="360120145">
            <text:p>360120145</text:p>
          </table:table-cell>
          <table:table-cell/>
          <table:table-cell table:formula="oooc:=&quot;INSERT INTO locality (id,regionid,typeid,name,ctime,mtime) VALUES (&quot;&amp;[.F146]&amp;&quot;,&quot;&amp;[.A146]&amp;&quot;,&quot;&amp;IF([.C146]=&quot;Kabupaten&quot;;3601;3602)&amp;&quot;,&quot;&amp;&quot;'&quot;&amp;[.E146]&amp;&quot;','&quot;&amp;[var.$B$1]&amp;&quot;','&quot;&amp;[var.$B$2]&amp;&quot;');&quot;" office:value-type="string" office:string-value="INSERT INTO locality (id,regionid,typeid,name,ctime,mtime) VALUES (360120145,36012,3601,'Garut','2006-08-14 00:00:00+07','2006-08-14 00:00:00+07');">
            <text:p>INSERT INTO locality (id,regionid,typeid,name,ctime,mtime) VALUES (360120145,36012,3601,'Garu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47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46">
            <text:p>146</text:p>
          </table:table-cell>
          <table:table-cell office:value-type="string">
            <text:p>Indramayu</text:p>
          </table:table-cell>
          <table:table-cell table:formula="oooc:=[.A147]*10000+[.D147]" office:value-type="float" office:value="360120146">
            <text:p>360120146</text:p>
          </table:table-cell>
          <table:table-cell/>
          <table:table-cell table:formula="oooc:=&quot;INSERT INTO locality (id,regionid,typeid,name,ctime,mtime) VALUES (&quot;&amp;[.F147]&amp;&quot;,&quot;&amp;[.A147]&amp;&quot;,&quot;&amp;IF([.C147]=&quot;Kabupaten&quot;;3601;3602)&amp;&quot;,&quot;&amp;&quot;'&quot;&amp;[.E147]&amp;&quot;','&quot;&amp;[var.$B$1]&amp;&quot;','&quot;&amp;[var.$B$2]&amp;&quot;');&quot;" office:value-type="string" office:string-value="INSERT INTO locality (id,regionid,typeid,name,ctime,mtime) VALUES (360120146,36012,3601,'Indramayu','2006-08-14 00:00:00+07','2006-08-14 00:00:00+07');">
            <text:p>INSERT INTO locality (id,regionid,typeid,name,ctime,mtime) VALUES (360120146,36012,3601,'Indramay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48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47">
            <text:p>147</text:p>
          </table:table-cell>
          <table:table-cell office:value-type="string">
            <text:p>Karawang</text:p>
          </table:table-cell>
          <table:table-cell table:formula="oooc:=[.A148]*10000+[.D148]" office:value-type="float" office:value="360120147">
            <text:p>360120147</text:p>
          </table:table-cell>
          <table:table-cell/>
          <table:table-cell table:formula="oooc:=&quot;INSERT INTO locality (id,regionid,typeid,name,ctime,mtime) VALUES (&quot;&amp;[.F148]&amp;&quot;,&quot;&amp;[.A148]&amp;&quot;,&quot;&amp;IF([.C148]=&quot;Kabupaten&quot;;3601;3602)&amp;&quot;,&quot;&amp;&quot;'&quot;&amp;[.E148]&amp;&quot;','&quot;&amp;[var.$B$1]&amp;&quot;','&quot;&amp;[var.$B$2]&amp;&quot;');&quot;" office:value-type="string" office:string-value="INSERT INTO locality (id,regionid,typeid,name,ctime,mtime) VALUES (360120147,36012,3601,'Karawang','2006-08-14 00:00:00+07','2006-08-14 00:00:00+07');">
            <text:p>INSERT INTO locality (id,regionid,typeid,name,ctime,mtime) VALUES (360120147,36012,3601,'Karaw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49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48">
            <text:p>148</text:p>
          </table:table-cell>
          <table:table-cell office:value-type="string">
            <text:p>Kuningan</text:p>
          </table:table-cell>
          <table:table-cell table:formula="oooc:=[.A149]*10000+[.D149]" office:value-type="float" office:value="360120148">
            <text:p>360120148</text:p>
          </table:table-cell>
          <table:table-cell/>
          <table:table-cell table:formula="oooc:=&quot;INSERT INTO locality (id,regionid,typeid,name,ctime,mtime) VALUES (&quot;&amp;[.F149]&amp;&quot;,&quot;&amp;[.A149]&amp;&quot;,&quot;&amp;IF([.C149]=&quot;Kabupaten&quot;;3601;3602)&amp;&quot;,&quot;&amp;&quot;'&quot;&amp;[.E149]&amp;&quot;','&quot;&amp;[var.$B$1]&amp;&quot;','&quot;&amp;[var.$B$2]&amp;&quot;');&quot;" office:value-type="string" office:string-value="INSERT INTO locality (id,regionid,typeid,name,ctime,mtime) VALUES (360120148,36012,3601,'Kuningan','2006-08-14 00:00:00+07','2006-08-14 00:00:00+07');">
            <text:p>INSERT INTO locality (id,regionid,typeid,name,ctime,mtime) VALUES (360120148,36012,3601,'Kuning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50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49">
            <text:p>149</text:p>
          </table:table-cell>
          <table:table-cell office:value-type="string">
            <text:p>Majalengka</text:p>
          </table:table-cell>
          <table:table-cell table:formula="oooc:=[.A150]*10000+[.D150]" office:value-type="float" office:value="360120149">
            <text:p>360120149</text:p>
          </table:table-cell>
          <table:table-cell/>
          <table:table-cell table:formula="oooc:=&quot;INSERT INTO locality (id,regionid,typeid,name,ctime,mtime) VALUES (&quot;&amp;[.F150]&amp;&quot;,&quot;&amp;[.A150]&amp;&quot;,&quot;&amp;IF([.C150]=&quot;Kabupaten&quot;;3601;3602)&amp;&quot;,&quot;&amp;&quot;'&quot;&amp;[.E150]&amp;&quot;','&quot;&amp;[var.$B$1]&amp;&quot;','&quot;&amp;[var.$B$2]&amp;&quot;');&quot;" office:value-type="string" office:string-value="INSERT INTO locality (id,regionid,typeid,name,ctime,mtime) VALUES (360120149,36012,3601,'Majalengka','2006-08-14 00:00:00+07','2006-08-14 00:00:00+07');">
            <text:p>INSERT INTO locality (id,regionid,typeid,name,ctime,mtime) VALUES (360120149,36012,3601,'Majalengk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51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50">
            <text:p>150</text:p>
          </table:table-cell>
          <table:table-cell office:value-type="string">
            <text:p>Purwakarta</text:p>
          </table:table-cell>
          <table:table-cell table:formula="oooc:=[.A151]*10000+[.D151]" office:value-type="float" office:value="360120150">
            <text:p>360120150</text:p>
          </table:table-cell>
          <table:table-cell/>
          <table:table-cell table:formula="oooc:=&quot;INSERT INTO locality (id,regionid,typeid,name,ctime,mtime) VALUES (&quot;&amp;[.F151]&amp;&quot;,&quot;&amp;[.A151]&amp;&quot;,&quot;&amp;IF([.C151]=&quot;Kabupaten&quot;;3601;3602)&amp;&quot;,&quot;&amp;&quot;'&quot;&amp;[.E151]&amp;&quot;','&quot;&amp;[var.$B$1]&amp;&quot;','&quot;&amp;[var.$B$2]&amp;&quot;');&quot;" office:value-type="string" office:string-value="INSERT INTO locality (id,regionid,typeid,name,ctime,mtime) VALUES (360120150,36012,3601,'Purwakarta','2006-08-14 00:00:00+07','2006-08-14 00:00:00+07');">
            <text:p>INSERT INTO locality (id,regionid,typeid,name,ctime,mtime) VALUES (360120150,36012,3601,'Purwakart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52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51">
            <text:p>151</text:p>
          </table:table-cell>
          <table:table-cell office:value-type="string">
            <text:p>Subang</text:p>
          </table:table-cell>
          <table:table-cell table:formula="oooc:=[.A152]*10000+[.D152]" office:value-type="float" office:value="360120151">
            <text:p>360120151</text:p>
          </table:table-cell>
          <table:table-cell/>
          <table:table-cell table:formula="oooc:=&quot;INSERT INTO locality (id,regionid,typeid,name,ctime,mtime) VALUES (&quot;&amp;[.F152]&amp;&quot;,&quot;&amp;[.A152]&amp;&quot;,&quot;&amp;IF([.C152]=&quot;Kabupaten&quot;;3601;3602)&amp;&quot;,&quot;&amp;&quot;'&quot;&amp;[.E152]&amp;&quot;','&quot;&amp;[var.$B$1]&amp;&quot;','&quot;&amp;[var.$B$2]&amp;&quot;');&quot;" office:value-type="string" office:string-value="INSERT INTO locality (id,regionid,typeid,name,ctime,mtime) VALUES (360120151,36012,3601,'Subang','2006-08-14 00:00:00+07','2006-08-14 00:00:00+07');">
            <text:p>INSERT INTO locality (id,regionid,typeid,name,ctime,mtime) VALUES (360120151,36012,3601,'Sub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53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52">
            <text:p>152</text:p>
          </table:table-cell>
          <table:table-cell office:value-type="string">
            <text:p>Sukabumi</text:p>
          </table:table-cell>
          <table:table-cell table:formula="oooc:=[.A153]*10000+[.D153]" office:value-type="float" office:value="360120152">
            <text:p>360120152</text:p>
          </table:table-cell>
          <table:table-cell/>
          <table:table-cell table:formula="oooc:=&quot;INSERT INTO locality (id,regionid,typeid,name,ctime,mtime) VALUES (&quot;&amp;[.F153]&amp;&quot;,&quot;&amp;[.A153]&amp;&quot;,&quot;&amp;IF([.C153]=&quot;Kabupaten&quot;;3601;3602)&amp;&quot;,&quot;&amp;&quot;'&quot;&amp;[.E153]&amp;&quot;','&quot;&amp;[var.$B$1]&amp;&quot;','&quot;&amp;[var.$B$2]&amp;&quot;');&quot;" office:value-type="string" office:string-value="INSERT INTO locality (id,regionid,typeid,name,ctime,mtime) VALUES (360120152,36012,3601,'Sukabumi','2006-08-14 00:00:00+07','2006-08-14 00:00:00+07');">
            <text:p>INSERT INTO locality (id,regionid,typeid,name,ctime,mtime) VALUES (360120152,36012,3601,'Sukabum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54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53">
            <text:p>153</text:p>
          </table:table-cell>
          <table:table-cell office:value-type="string">
            <text:p>Sumedang</text:p>
          </table:table-cell>
          <table:table-cell table:formula="oooc:=[.A154]*10000+[.D154]" office:value-type="float" office:value="360120153">
            <text:p>360120153</text:p>
          </table:table-cell>
          <table:table-cell/>
          <table:table-cell table:formula="oooc:=&quot;INSERT INTO locality (id,regionid,typeid,name,ctime,mtime) VALUES (&quot;&amp;[.F154]&amp;&quot;,&quot;&amp;[.A154]&amp;&quot;,&quot;&amp;IF([.C154]=&quot;Kabupaten&quot;;3601;3602)&amp;&quot;,&quot;&amp;&quot;'&quot;&amp;[.E154]&amp;&quot;','&quot;&amp;[var.$B$1]&amp;&quot;','&quot;&amp;[var.$B$2]&amp;&quot;');&quot;" office:value-type="string" office:string-value="INSERT INTO locality (id,regionid,typeid,name,ctime,mtime) VALUES (360120153,36012,3601,'Sumedang','2006-08-14 00:00:00+07','2006-08-14 00:00:00+07');">
            <text:p>INSERT INTO locality (id,regionid,typeid,name,ctime,mtime) VALUES (360120153,36012,3601,'Sumed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55];[p.$A$1:.$B$50];2;0)" office:value-type="string" office:string-value="Jawa Barat">
            <text:p>Jawa Barat</text:p>
          </table:table-cell>
          <table:table-cell office:value-type="string">
            <text:p>Kabupaten</text:p>
          </table:table-cell>
          <table:table-cell office:value-type="float" office:value="154">
            <text:p>154</text:p>
          </table:table-cell>
          <table:table-cell office:value-type="string">
            <text:p>Tasikmalaya</text:p>
          </table:table-cell>
          <table:table-cell table:formula="oooc:=[.A155]*10000+[.D155]" office:value-type="float" office:value="360120154">
            <text:p>360120154</text:p>
          </table:table-cell>
          <table:table-cell/>
          <table:table-cell table:formula="oooc:=&quot;INSERT INTO locality (id,regionid,typeid,name,ctime,mtime) VALUES (&quot;&amp;[.F155]&amp;&quot;,&quot;&amp;[.A155]&amp;&quot;,&quot;&amp;IF([.C155]=&quot;Kabupaten&quot;;3601;3602)&amp;&quot;,&quot;&amp;&quot;'&quot;&amp;[.E155]&amp;&quot;','&quot;&amp;[var.$B$1]&amp;&quot;','&quot;&amp;[var.$B$2]&amp;&quot;');&quot;" office:value-type="string" office:string-value="INSERT INTO locality (id,regionid,typeid,name,ctime,mtime) VALUES (360120154,36012,3601,'Tasikmalaya','2006-08-14 00:00:00+07','2006-08-14 00:00:00+07');">
            <text:p>INSERT INTO locality (id,regionid,typeid,name,ctime,mtime) VALUES (360120154,36012,3601,'Tasikmalay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56];[p.$A$1:.$B$50];2;0)" office:value-type="string" office:string-value="Jawa Barat">
            <text:p>Jawa Barat</text:p>
          </table:table-cell>
          <table:table-cell office:value-type="string">
            <text:p>Kota</text:p>
          </table:table-cell>
          <table:table-cell office:value-type="float" office:value="155">
            <text:p>155</text:p>
          </table:table-cell>
          <table:table-cell office:value-type="string">
            <text:p>Bandung</text:p>
          </table:table-cell>
          <table:table-cell table:formula="oooc:=[.A156]*10000+[.D156]" office:value-type="float" office:value="360120155">
            <text:p>360120155</text:p>
          </table:table-cell>
          <table:table-cell/>
          <table:table-cell table:formula="oooc:=&quot;INSERT INTO locality (id,regionid,typeid,name,ctime,mtime) VALUES (&quot;&amp;[.F156]&amp;&quot;,&quot;&amp;[.A156]&amp;&quot;,&quot;&amp;IF([.C156]=&quot;Kabupaten&quot;;3601;3602)&amp;&quot;,&quot;&amp;&quot;'&quot;&amp;[.E156]&amp;&quot;','&quot;&amp;[var.$B$1]&amp;&quot;','&quot;&amp;[var.$B$2]&amp;&quot;');&quot;" office:value-type="string" office:string-value="INSERT INTO locality (id,regionid,typeid,name,ctime,mtime) VALUES (360120155,36012,3602,'Bandung','2006-08-14 00:00:00+07','2006-08-14 00:00:00+07');">
            <text:p>INSERT INTO locality (id,regionid,typeid,name,ctime,mtime) VALUES (360120155,36012,3602,'Bandu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57];[p.$A$1:.$B$50];2;0)" office:value-type="string" office:string-value="Jawa Barat">
            <text:p>Jawa Barat</text:p>
          </table:table-cell>
          <table:table-cell office:value-type="string">
            <text:p>Kota</text:p>
          </table:table-cell>
          <table:table-cell office:value-type="float" office:value="156">
            <text:p>156</text:p>
          </table:table-cell>
          <table:table-cell office:value-type="string">
            <text:p>Banjar</text:p>
          </table:table-cell>
          <table:table-cell table:formula="oooc:=[.A157]*10000+[.D157]" office:value-type="float" office:value="360120156">
            <text:p>360120156</text:p>
          </table:table-cell>
          <table:table-cell/>
          <table:table-cell table:formula="oooc:=&quot;INSERT INTO locality (id,regionid,typeid,name,ctime,mtime) VALUES (&quot;&amp;[.F157]&amp;&quot;,&quot;&amp;[.A157]&amp;&quot;,&quot;&amp;IF([.C157]=&quot;Kabupaten&quot;;3601;3602)&amp;&quot;,&quot;&amp;&quot;'&quot;&amp;[.E157]&amp;&quot;','&quot;&amp;[var.$B$1]&amp;&quot;','&quot;&amp;[var.$B$2]&amp;&quot;');&quot;" office:value-type="string" office:string-value="INSERT INTO locality (id,regionid,typeid,name,ctime,mtime) VALUES (360120156,36012,3602,'Banjar','2006-08-14 00:00:00+07','2006-08-14 00:00:00+07');">
            <text:p>INSERT INTO locality (id,regionid,typeid,name,ctime,mtime) VALUES (360120156,36012,3602,'Banj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58];[p.$A$1:.$B$50];2;0)" office:value-type="string" office:string-value="Jawa Barat">
            <text:p>Jawa Barat</text:p>
          </table:table-cell>
          <table:table-cell office:value-type="string">
            <text:p>Kota</text:p>
          </table:table-cell>
          <table:table-cell office:value-type="float" office:value="157">
            <text:p>157</text:p>
          </table:table-cell>
          <table:table-cell office:value-type="string">
            <text:p>Bekasi</text:p>
          </table:table-cell>
          <table:table-cell table:formula="oooc:=[.A158]*10000+[.D158]" office:value-type="float" office:value="360120157">
            <text:p>360120157</text:p>
          </table:table-cell>
          <table:table-cell/>
          <table:table-cell table:formula="oooc:=&quot;INSERT INTO locality (id,regionid,typeid,name,ctime,mtime) VALUES (&quot;&amp;[.F158]&amp;&quot;,&quot;&amp;[.A158]&amp;&quot;,&quot;&amp;IF([.C158]=&quot;Kabupaten&quot;;3601;3602)&amp;&quot;,&quot;&amp;&quot;'&quot;&amp;[.E158]&amp;&quot;','&quot;&amp;[var.$B$1]&amp;&quot;','&quot;&amp;[var.$B$2]&amp;&quot;');&quot;" office:value-type="string" office:string-value="INSERT INTO locality (id,regionid,typeid,name,ctime,mtime) VALUES (360120157,36012,3602,'Bekasi','2006-08-14 00:00:00+07','2006-08-14 00:00:00+07');">
            <text:p>INSERT INTO locality (id,regionid,typeid,name,ctime,mtime) VALUES (360120157,36012,3602,'Bekas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59];[p.$A$1:.$B$50];2;0)" office:value-type="string" office:string-value="Jawa Barat">
            <text:p>Jawa Barat</text:p>
          </table:table-cell>
          <table:table-cell office:value-type="string">
            <text:p>Kota</text:p>
          </table:table-cell>
          <table:table-cell office:value-type="float" office:value="158">
            <text:p>158</text:p>
          </table:table-cell>
          <table:table-cell office:value-type="string">
            <text:p>Bogor</text:p>
          </table:table-cell>
          <table:table-cell table:formula="oooc:=[.A159]*10000+[.D159]" office:value-type="float" office:value="360120158">
            <text:p>360120158</text:p>
          </table:table-cell>
          <table:table-cell/>
          <table:table-cell table:formula="oooc:=&quot;INSERT INTO locality (id,regionid,typeid,name,ctime,mtime) VALUES (&quot;&amp;[.F159]&amp;&quot;,&quot;&amp;[.A159]&amp;&quot;,&quot;&amp;IF([.C159]=&quot;Kabupaten&quot;;3601;3602)&amp;&quot;,&quot;&amp;&quot;'&quot;&amp;[.E159]&amp;&quot;','&quot;&amp;[var.$B$1]&amp;&quot;','&quot;&amp;[var.$B$2]&amp;&quot;');&quot;" office:value-type="string" office:string-value="INSERT INTO locality (id,regionid,typeid,name,ctime,mtime) VALUES (360120158,36012,3602,'Bogor','2006-08-14 00:00:00+07','2006-08-14 00:00:00+07');">
            <text:p>INSERT INTO locality (id,regionid,typeid,name,ctime,mtime) VALUES (360120158,36012,3602,'Bogo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60];[p.$A$1:.$B$50];2;0)" office:value-type="string" office:string-value="Jawa Barat">
            <text:p>Jawa Barat</text:p>
          </table:table-cell>
          <table:table-cell office:value-type="string">
            <text:p>Kota</text:p>
          </table:table-cell>
          <table:table-cell office:value-type="float" office:value="159">
            <text:p>159</text:p>
          </table:table-cell>
          <table:table-cell office:value-type="string">
            <text:p>Cimahi</text:p>
          </table:table-cell>
          <table:table-cell table:formula="oooc:=[.A160]*10000+[.D160]" office:value-type="float" office:value="360120159">
            <text:p>360120159</text:p>
          </table:table-cell>
          <table:table-cell/>
          <table:table-cell table:formula="oooc:=&quot;INSERT INTO locality (id,regionid,typeid,name,ctime,mtime) VALUES (&quot;&amp;[.F160]&amp;&quot;,&quot;&amp;[.A160]&amp;&quot;,&quot;&amp;IF([.C160]=&quot;Kabupaten&quot;;3601;3602)&amp;&quot;,&quot;&amp;&quot;'&quot;&amp;[.E160]&amp;&quot;','&quot;&amp;[var.$B$1]&amp;&quot;','&quot;&amp;[var.$B$2]&amp;&quot;');&quot;" office:value-type="string" office:string-value="INSERT INTO locality (id,regionid,typeid,name,ctime,mtime) VALUES (360120159,36012,3602,'Cimahi','2006-08-14 00:00:00+07','2006-08-14 00:00:00+07');">
            <text:p>INSERT INTO locality (id,regionid,typeid,name,ctime,mtime) VALUES (360120159,36012,3602,'Cimah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61];[p.$A$1:.$B$50];2;0)" office:value-type="string" office:string-value="Jawa Barat">
            <text:p>Jawa Barat</text:p>
          </table:table-cell>
          <table:table-cell office:value-type="string">
            <text:p>Kota</text:p>
          </table:table-cell>
          <table:table-cell office:value-type="float" office:value="160">
            <text:p>160</text:p>
          </table:table-cell>
          <table:table-cell office:value-type="string">
            <text:p>Cirebon</text:p>
          </table:table-cell>
          <table:table-cell table:formula="oooc:=[.A161]*10000+[.D161]" office:value-type="float" office:value="360120160">
            <text:p>360120160</text:p>
          </table:table-cell>
          <table:table-cell/>
          <table:table-cell table:formula="oooc:=&quot;INSERT INTO locality (id,regionid,typeid,name,ctime,mtime) VALUES (&quot;&amp;[.F161]&amp;&quot;,&quot;&amp;[.A161]&amp;&quot;,&quot;&amp;IF([.C161]=&quot;Kabupaten&quot;;3601;3602)&amp;&quot;,&quot;&amp;&quot;'&quot;&amp;[.E161]&amp;&quot;','&quot;&amp;[var.$B$1]&amp;&quot;','&quot;&amp;[var.$B$2]&amp;&quot;');&quot;" office:value-type="string" office:string-value="INSERT INTO locality (id,regionid,typeid,name,ctime,mtime) VALUES (360120160,36012,3602,'Cirebon','2006-08-14 00:00:00+07','2006-08-14 00:00:00+07');">
            <text:p>INSERT INTO locality (id,regionid,typeid,name,ctime,mtime) VALUES (360120160,36012,3602,'Cirebo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62];[p.$A$1:.$B$50];2;0)" office:value-type="string" office:string-value="Jawa Barat">
            <text:p>Jawa Barat</text:p>
          </table:table-cell>
          <table:table-cell office:value-type="string">
            <text:p>Kota</text:p>
          </table:table-cell>
          <table:table-cell office:value-type="float" office:value="161">
            <text:p>161</text:p>
          </table:table-cell>
          <table:table-cell office:value-type="string">
            <text:p>Depok</text:p>
          </table:table-cell>
          <table:table-cell table:formula="oooc:=[.A162]*10000+[.D162]" office:value-type="float" office:value="360120161">
            <text:p>360120161</text:p>
          </table:table-cell>
          <table:table-cell/>
          <table:table-cell table:formula="oooc:=&quot;INSERT INTO locality (id,regionid,typeid,name,ctime,mtime) VALUES (&quot;&amp;[.F162]&amp;&quot;,&quot;&amp;[.A162]&amp;&quot;,&quot;&amp;IF([.C162]=&quot;Kabupaten&quot;;3601;3602)&amp;&quot;,&quot;&amp;&quot;'&quot;&amp;[.E162]&amp;&quot;','&quot;&amp;[var.$B$1]&amp;&quot;','&quot;&amp;[var.$B$2]&amp;&quot;');&quot;" office:value-type="string" office:string-value="INSERT INTO locality (id,regionid,typeid,name,ctime,mtime) VALUES (360120161,36012,3602,'Depok','2006-08-14 00:00:00+07','2006-08-14 00:00:00+07');">
            <text:p>INSERT INTO locality (id,regionid,typeid,name,ctime,mtime) VALUES (360120161,36012,3602,'Depok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63];[p.$A$1:.$B$50];2;0)" office:value-type="string" office:string-value="Jawa Barat">
            <text:p>Jawa Barat</text:p>
          </table:table-cell>
          <table:table-cell office:value-type="string">
            <text:p>Kota</text:p>
          </table:table-cell>
          <table:table-cell office:value-type="float" office:value="162">
            <text:p>162</text:p>
          </table:table-cell>
          <table:table-cell office:value-type="string">
            <text:p>Sukabumi</text:p>
          </table:table-cell>
          <table:table-cell table:formula="oooc:=[.A163]*10000+[.D163]" office:value-type="float" office:value="360120162">
            <text:p>360120162</text:p>
          </table:table-cell>
          <table:table-cell/>
          <table:table-cell table:formula="oooc:=&quot;INSERT INTO locality (id,regionid,typeid,name,ctime,mtime) VALUES (&quot;&amp;[.F163]&amp;&quot;,&quot;&amp;[.A163]&amp;&quot;,&quot;&amp;IF([.C163]=&quot;Kabupaten&quot;;3601;3602)&amp;&quot;,&quot;&amp;&quot;'&quot;&amp;[.E163]&amp;&quot;','&quot;&amp;[var.$B$1]&amp;&quot;','&quot;&amp;[var.$B$2]&amp;&quot;');&quot;" office:value-type="string" office:string-value="INSERT INTO locality (id,regionid,typeid,name,ctime,mtime) VALUES (360120162,36012,3602,'Sukabumi','2006-08-14 00:00:00+07','2006-08-14 00:00:00+07');">
            <text:p>INSERT INTO locality (id,regionid,typeid,name,ctime,mtime) VALUES (360120162,36012,3602,'Sukabum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2">
            <text:p>36012</text:p>
          </table:table-cell>
          <table:table-cell table:formula="oooc:=VLOOKUP([.A164];[p.$A$1:.$B$50];2;0)" office:value-type="string" office:string-value="Jawa Barat">
            <text:p>Jawa Barat</text:p>
          </table:table-cell>
          <table:table-cell office:value-type="string">
            <text:p>Kota</text:p>
          </table:table-cell>
          <table:table-cell office:value-type="float" office:value="163">
            <text:p>163</text:p>
          </table:table-cell>
          <table:table-cell office:value-type="string">
            <text:p>Tasikmalaya</text:p>
          </table:table-cell>
          <table:table-cell table:formula="oooc:=[.A164]*10000+[.D164]" office:value-type="float" office:value="360120163">
            <text:p>360120163</text:p>
          </table:table-cell>
          <table:table-cell/>
          <table:table-cell table:formula="oooc:=&quot;INSERT INTO locality (id,regionid,typeid,name,ctime,mtime) VALUES (&quot;&amp;[.F164]&amp;&quot;,&quot;&amp;[.A164]&amp;&quot;,&quot;&amp;IF([.C164]=&quot;Kabupaten&quot;;3601;3602)&amp;&quot;,&quot;&amp;&quot;'&quot;&amp;[.E164]&amp;&quot;','&quot;&amp;[var.$B$1]&amp;&quot;','&quot;&amp;[var.$B$2]&amp;&quot;');&quot;" office:value-type="string" office:string-value="INSERT INTO locality (id,regionid,typeid,name,ctime,mtime) VALUES (360120163,36012,3602,'Tasikmalaya','2006-08-14 00:00:00+07','2006-08-14 00:00:00+07');">
            <text:p>INSERT INTO locality (id,regionid,typeid,name,ctime,mtime) VALUES (360120163,36012,3602,'Tasikmalay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65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64">
            <text:p>164</text:p>
          </table:table-cell>
          <table:table-cell office:value-type="string">
            <text:p>Banjarnegara</text:p>
          </table:table-cell>
          <table:table-cell table:formula="oooc:=[.A165]*10000+[.D165]" office:value-type="float" office:value="360130164">
            <text:p>360130164</text:p>
          </table:table-cell>
          <table:table-cell/>
          <table:table-cell table:formula="oooc:=&quot;INSERT INTO locality (id,regionid,typeid,name,ctime,mtime) VALUES (&quot;&amp;[.F165]&amp;&quot;,&quot;&amp;[.A165]&amp;&quot;,&quot;&amp;IF([.C165]=&quot;Kabupaten&quot;;3601;3602)&amp;&quot;,&quot;&amp;&quot;'&quot;&amp;[.E165]&amp;&quot;','&quot;&amp;[var.$B$1]&amp;&quot;','&quot;&amp;[var.$B$2]&amp;&quot;');&quot;" office:value-type="string" office:string-value="INSERT INTO locality (id,regionid,typeid,name,ctime,mtime) VALUES (360130164,36013,3601,'Banjarnegara','2006-08-14 00:00:00+07','2006-08-14 00:00:00+07');">
            <text:p>INSERT INTO locality (id,regionid,typeid,name,ctime,mtime) VALUES (360130164,36013,3601,'Banjarneg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66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65">
            <text:p>165</text:p>
          </table:table-cell>
          <table:table-cell office:value-type="string">
            <text:p>Banyumas</text:p>
          </table:table-cell>
          <table:table-cell table:formula="oooc:=[.A166]*10000+[.D166]" office:value-type="float" office:value="360130165">
            <text:p>360130165</text:p>
          </table:table-cell>
          <table:table-cell/>
          <table:table-cell table:formula="oooc:=&quot;INSERT INTO locality (id,regionid,typeid,name,ctime,mtime) VALUES (&quot;&amp;[.F166]&amp;&quot;,&quot;&amp;[.A166]&amp;&quot;,&quot;&amp;IF([.C166]=&quot;Kabupaten&quot;;3601;3602)&amp;&quot;,&quot;&amp;&quot;'&quot;&amp;[.E166]&amp;&quot;','&quot;&amp;[var.$B$1]&amp;&quot;','&quot;&amp;[var.$B$2]&amp;&quot;');&quot;" office:value-type="string" office:string-value="INSERT INTO locality (id,regionid,typeid,name,ctime,mtime) VALUES (360130165,36013,3601,'Banyumas','2006-08-14 00:00:00+07','2006-08-14 00:00:00+07');">
            <text:p>INSERT INTO locality (id,regionid,typeid,name,ctime,mtime) VALUES (360130165,36013,3601,'Banyumas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67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66">
            <text:p>166</text:p>
          </table:table-cell>
          <table:table-cell office:value-type="string">
            <text:p>Batang</text:p>
          </table:table-cell>
          <table:table-cell table:formula="oooc:=[.A167]*10000+[.D167]" office:value-type="float" office:value="360130166">
            <text:p>360130166</text:p>
          </table:table-cell>
          <table:table-cell/>
          <table:table-cell table:formula="oooc:=&quot;INSERT INTO locality (id,regionid,typeid,name,ctime,mtime) VALUES (&quot;&amp;[.F167]&amp;&quot;,&quot;&amp;[.A167]&amp;&quot;,&quot;&amp;IF([.C167]=&quot;Kabupaten&quot;;3601;3602)&amp;&quot;,&quot;&amp;&quot;'&quot;&amp;[.E167]&amp;&quot;','&quot;&amp;[var.$B$1]&amp;&quot;','&quot;&amp;[var.$B$2]&amp;&quot;');&quot;" office:value-type="string" office:string-value="INSERT INTO locality (id,regionid,typeid,name,ctime,mtime) VALUES (360130166,36013,3601,'Batang','2006-08-14 00:00:00+07','2006-08-14 00:00:00+07');">
            <text:p>INSERT INTO locality (id,regionid,typeid,name,ctime,mtime) VALUES (360130166,36013,3601,'Bat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68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67">
            <text:p>167</text:p>
          </table:table-cell>
          <table:table-cell office:value-type="string">
            <text:p>Blora</text:p>
          </table:table-cell>
          <table:table-cell table:formula="oooc:=[.A168]*10000+[.D168]" office:value-type="float" office:value="360130167">
            <text:p>360130167</text:p>
          </table:table-cell>
          <table:table-cell/>
          <table:table-cell table:formula="oooc:=&quot;INSERT INTO locality (id,regionid,typeid,name,ctime,mtime) VALUES (&quot;&amp;[.F168]&amp;&quot;,&quot;&amp;[.A168]&amp;&quot;,&quot;&amp;IF([.C168]=&quot;Kabupaten&quot;;3601;3602)&amp;&quot;,&quot;&amp;&quot;'&quot;&amp;[.E168]&amp;&quot;','&quot;&amp;[var.$B$1]&amp;&quot;','&quot;&amp;[var.$B$2]&amp;&quot;');&quot;" office:value-type="string" office:string-value="INSERT INTO locality (id,regionid,typeid,name,ctime,mtime) VALUES (360130167,36013,3601,'Blora','2006-08-14 00:00:00+07','2006-08-14 00:00:00+07');">
            <text:p>INSERT INTO locality (id,regionid,typeid,name,ctime,mtime) VALUES (360130167,36013,3601,'Blo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69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68">
            <text:p>168</text:p>
          </table:table-cell>
          <table:table-cell office:value-type="string">
            <text:p>Boyolali</text:p>
          </table:table-cell>
          <table:table-cell table:formula="oooc:=[.A169]*10000+[.D169]" office:value-type="float" office:value="360130168">
            <text:p>360130168</text:p>
          </table:table-cell>
          <table:table-cell/>
          <table:table-cell table:formula="oooc:=&quot;INSERT INTO locality (id,regionid,typeid,name,ctime,mtime) VALUES (&quot;&amp;[.F169]&amp;&quot;,&quot;&amp;[.A169]&amp;&quot;,&quot;&amp;IF([.C169]=&quot;Kabupaten&quot;;3601;3602)&amp;&quot;,&quot;&amp;&quot;'&quot;&amp;[.E169]&amp;&quot;','&quot;&amp;[var.$B$1]&amp;&quot;','&quot;&amp;[var.$B$2]&amp;&quot;');&quot;" office:value-type="string" office:string-value="INSERT INTO locality (id,regionid,typeid,name,ctime,mtime) VALUES (360130168,36013,3601,'Boyolali','2006-08-14 00:00:00+07','2006-08-14 00:00:00+07');">
            <text:p>INSERT INTO locality (id,regionid,typeid,name,ctime,mtime) VALUES (360130168,36013,3601,'Boyolal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70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69">
            <text:p>169</text:p>
          </table:table-cell>
          <table:table-cell office:value-type="string">
            <text:p>Brebes</text:p>
          </table:table-cell>
          <table:table-cell table:formula="oooc:=[.A170]*10000+[.D170]" office:value-type="float" office:value="360130169">
            <text:p>360130169</text:p>
          </table:table-cell>
          <table:table-cell/>
          <table:table-cell table:formula="oooc:=&quot;INSERT INTO locality (id,regionid,typeid,name,ctime,mtime) VALUES (&quot;&amp;[.F170]&amp;&quot;,&quot;&amp;[.A170]&amp;&quot;,&quot;&amp;IF([.C170]=&quot;Kabupaten&quot;;3601;3602)&amp;&quot;,&quot;&amp;&quot;'&quot;&amp;[.E170]&amp;&quot;','&quot;&amp;[var.$B$1]&amp;&quot;','&quot;&amp;[var.$B$2]&amp;&quot;');&quot;" office:value-type="string" office:string-value="INSERT INTO locality (id,regionid,typeid,name,ctime,mtime) VALUES (360130169,36013,3601,'Brebes','2006-08-14 00:00:00+07','2006-08-14 00:00:00+07');">
            <text:p>INSERT INTO locality (id,regionid,typeid,name,ctime,mtime) VALUES (360130169,36013,3601,'Brebes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71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70">
            <text:p>170</text:p>
          </table:table-cell>
          <table:table-cell office:value-type="string">
            <text:p>Cilacap</text:p>
          </table:table-cell>
          <table:table-cell table:formula="oooc:=[.A171]*10000+[.D171]" office:value-type="float" office:value="360130170">
            <text:p>360130170</text:p>
          </table:table-cell>
          <table:table-cell/>
          <table:table-cell table:formula="oooc:=&quot;INSERT INTO locality (id,regionid,typeid,name,ctime,mtime) VALUES (&quot;&amp;[.F171]&amp;&quot;,&quot;&amp;[.A171]&amp;&quot;,&quot;&amp;IF([.C171]=&quot;Kabupaten&quot;;3601;3602)&amp;&quot;,&quot;&amp;&quot;'&quot;&amp;[.E171]&amp;&quot;','&quot;&amp;[var.$B$1]&amp;&quot;','&quot;&amp;[var.$B$2]&amp;&quot;');&quot;" office:value-type="string" office:string-value="INSERT INTO locality (id,regionid,typeid,name,ctime,mtime) VALUES (360130170,36013,3601,'Cilacap','2006-08-14 00:00:00+07','2006-08-14 00:00:00+07');">
            <text:p>INSERT INTO locality (id,regionid,typeid,name,ctime,mtime) VALUES (360130170,36013,3601,'Cilacap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72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71">
            <text:p>171</text:p>
          </table:table-cell>
          <table:table-cell office:value-type="string">
            <text:p>Demak</text:p>
          </table:table-cell>
          <table:table-cell table:formula="oooc:=[.A172]*10000+[.D172]" office:value-type="float" office:value="360130171">
            <text:p>360130171</text:p>
          </table:table-cell>
          <table:table-cell/>
          <table:table-cell table:formula="oooc:=&quot;INSERT INTO locality (id,regionid,typeid,name,ctime,mtime) VALUES (&quot;&amp;[.F172]&amp;&quot;,&quot;&amp;[.A172]&amp;&quot;,&quot;&amp;IF([.C172]=&quot;Kabupaten&quot;;3601;3602)&amp;&quot;,&quot;&amp;&quot;'&quot;&amp;[.E172]&amp;&quot;','&quot;&amp;[var.$B$1]&amp;&quot;','&quot;&amp;[var.$B$2]&amp;&quot;');&quot;" office:value-type="string" office:string-value="INSERT INTO locality (id,regionid,typeid,name,ctime,mtime) VALUES (360130171,36013,3601,'Demak','2006-08-14 00:00:00+07','2006-08-14 00:00:00+07');">
            <text:p>INSERT INTO locality (id,regionid,typeid,name,ctime,mtime) VALUES (360130171,36013,3601,'Demak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73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72">
            <text:p>172</text:p>
          </table:table-cell>
          <table:table-cell office:value-type="string">
            <text:p>Grobogan</text:p>
          </table:table-cell>
          <table:table-cell table:formula="oooc:=[.A173]*10000+[.D173]" office:value-type="float" office:value="360130172">
            <text:p>360130172</text:p>
          </table:table-cell>
          <table:table-cell/>
          <table:table-cell table:formula="oooc:=&quot;INSERT INTO locality (id,regionid,typeid,name,ctime,mtime) VALUES (&quot;&amp;[.F173]&amp;&quot;,&quot;&amp;[.A173]&amp;&quot;,&quot;&amp;IF([.C173]=&quot;Kabupaten&quot;;3601;3602)&amp;&quot;,&quot;&amp;&quot;'&quot;&amp;[.E173]&amp;&quot;','&quot;&amp;[var.$B$1]&amp;&quot;','&quot;&amp;[var.$B$2]&amp;&quot;');&quot;" office:value-type="string" office:string-value="INSERT INTO locality (id,regionid,typeid,name,ctime,mtime) VALUES (360130172,36013,3601,'Grobogan','2006-08-14 00:00:00+07','2006-08-14 00:00:00+07');">
            <text:p>INSERT INTO locality (id,regionid,typeid,name,ctime,mtime) VALUES (360130172,36013,3601,'Grobog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74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73">
            <text:p>173</text:p>
          </table:table-cell>
          <table:table-cell office:value-type="string">
            <text:p>Jepara</text:p>
          </table:table-cell>
          <table:table-cell table:formula="oooc:=[.A174]*10000+[.D174]" office:value-type="float" office:value="360130173">
            <text:p>360130173</text:p>
          </table:table-cell>
          <table:table-cell/>
          <table:table-cell table:formula="oooc:=&quot;INSERT INTO locality (id,regionid,typeid,name,ctime,mtime) VALUES (&quot;&amp;[.F174]&amp;&quot;,&quot;&amp;[.A174]&amp;&quot;,&quot;&amp;IF([.C174]=&quot;Kabupaten&quot;;3601;3602)&amp;&quot;,&quot;&amp;&quot;'&quot;&amp;[.E174]&amp;&quot;','&quot;&amp;[var.$B$1]&amp;&quot;','&quot;&amp;[var.$B$2]&amp;&quot;');&quot;" office:value-type="string" office:string-value="INSERT INTO locality (id,regionid,typeid,name,ctime,mtime) VALUES (360130173,36013,3601,'Jepara','2006-08-14 00:00:00+07','2006-08-14 00:00:00+07');">
            <text:p>INSERT INTO locality (id,regionid,typeid,name,ctime,mtime) VALUES (360130173,36013,3601,'Jep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75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74">
            <text:p>174</text:p>
          </table:table-cell>
          <table:table-cell office:value-type="string">
            <text:p>Karanganyar</text:p>
          </table:table-cell>
          <table:table-cell table:formula="oooc:=[.A175]*10000+[.D175]" office:value-type="float" office:value="360130174">
            <text:p>360130174</text:p>
          </table:table-cell>
          <table:table-cell/>
          <table:table-cell table:formula="oooc:=&quot;INSERT INTO locality (id,regionid,typeid,name,ctime,mtime) VALUES (&quot;&amp;[.F175]&amp;&quot;,&quot;&amp;[.A175]&amp;&quot;,&quot;&amp;IF([.C175]=&quot;Kabupaten&quot;;3601;3602)&amp;&quot;,&quot;&amp;&quot;'&quot;&amp;[.E175]&amp;&quot;','&quot;&amp;[var.$B$1]&amp;&quot;','&quot;&amp;[var.$B$2]&amp;&quot;');&quot;" office:value-type="string" office:string-value="INSERT INTO locality (id,regionid,typeid,name,ctime,mtime) VALUES (360130174,36013,3601,'Karanganyar','2006-08-14 00:00:00+07','2006-08-14 00:00:00+07');">
            <text:p>INSERT INTO locality (id,regionid,typeid,name,ctime,mtime) VALUES (360130174,36013,3601,'Karangany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76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75">
            <text:p>175</text:p>
          </table:table-cell>
          <table:table-cell office:value-type="string">
            <text:p>Kebumen</text:p>
          </table:table-cell>
          <table:table-cell table:formula="oooc:=[.A176]*10000+[.D176]" office:value-type="float" office:value="360130175">
            <text:p>360130175</text:p>
          </table:table-cell>
          <table:table-cell/>
          <table:table-cell table:formula="oooc:=&quot;INSERT INTO locality (id,regionid,typeid,name,ctime,mtime) VALUES (&quot;&amp;[.F176]&amp;&quot;,&quot;&amp;[.A176]&amp;&quot;,&quot;&amp;IF([.C176]=&quot;Kabupaten&quot;;3601;3602)&amp;&quot;,&quot;&amp;&quot;'&quot;&amp;[.E176]&amp;&quot;','&quot;&amp;[var.$B$1]&amp;&quot;','&quot;&amp;[var.$B$2]&amp;&quot;');&quot;" office:value-type="string" office:string-value="INSERT INTO locality (id,regionid,typeid,name,ctime,mtime) VALUES (360130175,36013,3601,'Kebumen','2006-08-14 00:00:00+07','2006-08-14 00:00:00+07');">
            <text:p>INSERT INTO locality (id,regionid,typeid,name,ctime,mtime) VALUES (360130175,36013,3601,'Kebume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77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76">
            <text:p>176</text:p>
          </table:table-cell>
          <table:table-cell office:value-type="string">
            <text:p>Kendal</text:p>
          </table:table-cell>
          <table:table-cell table:formula="oooc:=[.A177]*10000+[.D177]" office:value-type="float" office:value="360130176">
            <text:p>360130176</text:p>
          </table:table-cell>
          <table:table-cell/>
          <table:table-cell table:formula="oooc:=&quot;INSERT INTO locality (id,regionid,typeid,name,ctime,mtime) VALUES (&quot;&amp;[.F177]&amp;&quot;,&quot;&amp;[.A177]&amp;&quot;,&quot;&amp;IF([.C177]=&quot;Kabupaten&quot;;3601;3602)&amp;&quot;,&quot;&amp;&quot;'&quot;&amp;[.E177]&amp;&quot;','&quot;&amp;[var.$B$1]&amp;&quot;','&quot;&amp;[var.$B$2]&amp;&quot;');&quot;" office:value-type="string" office:string-value="INSERT INTO locality (id,regionid,typeid,name,ctime,mtime) VALUES (360130176,36013,3601,'Kendal','2006-08-14 00:00:00+07','2006-08-14 00:00:00+07');">
            <text:p>INSERT INTO locality (id,regionid,typeid,name,ctime,mtime) VALUES (360130176,36013,3601,'Kendal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78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77">
            <text:p>177</text:p>
          </table:table-cell>
          <table:table-cell office:value-type="string">
            <text:p>Klaten</text:p>
          </table:table-cell>
          <table:table-cell table:formula="oooc:=[.A178]*10000+[.D178]" office:value-type="float" office:value="360130177">
            <text:p>360130177</text:p>
          </table:table-cell>
          <table:table-cell/>
          <table:table-cell table:formula="oooc:=&quot;INSERT INTO locality (id,regionid,typeid,name,ctime,mtime) VALUES (&quot;&amp;[.F178]&amp;&quot;,&quot;&amp;[.A178]&amp;&quot;,&quot;&amp;IF([.C178]=&quot;Kabupaten&quot;;3601;3602)&amp;&quot;,&quot;&amp;&quot;'&quot;&amp;[.E178]&amp;&quot;','&quot;&amp;[var.$B$1]&amp;&quot;','&quot;&amp;[var.$B$2]&amp;&quot;');&quot;" office:value-type="string" office:string-value="INSERT INTO locality (id,regionid,typeid,name,ctime,mtime) VALUES (360130177,36013,3601,'Klaten','2006-08-14 00:00:00+07','2006-08-14 00:00:00+07');">
            <text:p>INSERT INTO locality (id,regionid,typeid,name,ctime,mtime) VALUES (360130177,36013,3601,'Klate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79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78">
            <text:p>178</text:p>
          </table:table-cell>
          <table:table-cell office:value-type="string">
            <text:p>Kudus</text:p>
          </table:table-cell>
          <table:table-cell table:formula="oooc:=[.A179]*10000+[.D179]" office:value-type="float" office:value="360130178">
            <text:p>360130178</text:p>
          </table:table-cell>
          <table:table-cell/>
          <table:table-cell table:formula="oooc:=&quot;INSERT INTO locality (id,regionid,typeid,name,ctime,mtime) VALUES (&quot;&amp;[.F179]&amp;&quot;,&quot;&amp;[.A179]&amp;&quot;,&quot;&amp;IF([.C179]=&quot;Kabupaten&quot;;3601;3602)&amp;&quot;,&quot;&amp;&quot;'&quot;&amp;[.E179]&amp;&quot;','&quot;&amp;[var.$B$1]&amp;&quot;','&quot;&amp;[var.$B$2]&amp;&quot;');&quot;" office:value-type="string" office:string-value="INSERT INTO locality (id,regionid,typeid,name,ctime,mtime) VALUES (360130178,36013,3601,'Kudus','2006-08-14 00:00:00+07','2006-08-14 00:00:00+07');">
            <text:p>INSERT INTO locality (id,regionid,typeid,name,ctime,mtime) VALUES (360130178,36013,3601,'Kudus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80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79">
            <text:p>179</text:p>
          </table:table-cell>
          <table:table-cell office:value-type="string">
            <text:p>Magelang</text:p>
          </table:table-cell>
          <table:table-cell table:formula="oooc:=[.A180]*10000+[.D180]" office:value-type="float" office:value="360130179">
            <text:p>360130179</text:p>
          </table:table-cell>
          <table:table-cell/>
          <table:table-cell table:formula="oooc:=&quot;INSERT INTO locality (id,regionid,typeid,name,ctime,mtime) VALUES (&quot;&amp;[.F180]&amp;&quot;,&quot;&amp;[.A180]&amp;&quot;,&quot;&amp;IF([.C180]=&quot;Kabupaten&quot;;3601;3602)&amp;&quot;,&quot;&amp;&quot;'&quot;&amp;[.E180]&amp;&quot;','&quot;&amp;[var.$B$1]&amp;&quot;','&quot;&amp;[var.$B$2]&amp;&quot;');&quot;" office:value-type="string" office:string-value="INSERT INTO locality (id,regionid,typeid,name,ctime,mtime) VALUES (360130179,36013,3601,'Magelang','2006-08-14 00:00:00+07','2006-08-14 00:00:00+07');">
            <text:p>INSERT INTO locality (id,regionid,typeid,name,ctime,mtime) VALUES (360130179,36013,3601,'Magel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81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80">
            <text:p>180</text:p>
          </table:table-cell>
          <table:table-cell office:value-type="string">
            <text:p>Pati</text:p>
          </table:table-cell>
          <table:table-cell table:formula="oooc:=[.A181]*10000+[.D181]" office:value-type="float" office:value="360130180">
            <text:p>360130180</text:p>
          </table:table-cell>
          <table:table-cell/>
          <table:table-cell table:formula="oooc:=&quot;INSERT INTO locality (id,regionid,typeid,name,ctime,mtime) VALUES (&quot;&amp;[.F181]&amp;&quot;,&quot;&amp;[.A181]&amp;&quot;,&quot;&amp;IF([.C181]=&quot;Kabupaten&quot;;3601;3602)&amp;&quot;,&quot;&amp;&quot;'&quot;&amp;[.E181]&amp;&quot;','&quot;&amp;[var.$B$1]&amp;&quot;','&quot;&amp;[var.$B$2]&amp;&quot;');&quot;" office:value-type="string" office:string-value="INSERT INTO locality (id,regionid,typeid,name,ctime,mtime) VALUES (360130180,36013,3601,'Pati','2006-08-14 00:00:00+07','2006-08-14 00:00:00+07');">
            <text:p>INSERT INTO locality (id,regionid,typeid,name,ctime,mtime) VALUES (360130180,36013,3601,'Pat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82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81">
            <text:p>181</text:p>
          </table:table-cell>
          <table:table-cell office:value-type="string">
            <text:p>Pekalongan</text:p>
          </table:table-cell>
          <table:table-cell table:formula="oooc:=[.A182]*10000+[.D182]" office:value-type="float" office:value="360130181">
            <text:p>360130181</text:p>
          </table:table-cell>
          <table:table-cell/>
          <table:table-cell table:formula="oooc:=&quot;INSERT INTO locality (id,regionid,typeid,name,ctime,mtime) VALUES (&quot;&amp;[.F182]&amp;&quot;,&quot;&amp;[.A182]&amp;&quot;,&quot;&amp;IF([.C182]=&quot;Kabupaten&quot;;3601;3602)&amp;&quot;,&quot;&amp;&quot;'&quot;&amp;[.E182]&amp;&quot;','&quot;&amp;[var.$B$1]&amp;&quot;','&quot;&amp;[var.$B$2]&amp;&quot;');&quot;" office:value-type="string" office:string-value="INSERT INTO locality (id,regionid,typeid,name,ctime,mtime) VALUES (360130181,36013,3601,'Pekalongan','2006-08-14 00:00:00+07','2006-08-14 00:00:00+07');">
            <text:p>INSERT INTO locality (id,regionid,typeid,name,ctime,mtime) VALUES (360130181,36013,3601,'Pekalong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83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82">
            <text:p>182</text:p>
          </table:table-cell>
          <table:table-cell office:value-type="string">
            <text:p>Pemalang</text:p>
          </table:table-cell>
          <table:table-cell table:formula="oooc:=[.A183]*10000+[.D183]" office:value-type="float" office:value="360130182">
            <text:p>360130182</text:p>
          </table:table-cell>
          <table:table-cell/>
          <table:table-cell table:formula="oooc:=&quot;INSERT INTO locality (id,regionid,typeid,name,ctime,mtime) VALUES (&quot;&amp;[.F183]&amp;&quot;,&quot;&amp;[.A183]&amp;&quot;,&quot;&amp;IF([.C183]=&quot;Kabupaten&quot;;3601;3602)&amp;&quot;,&quot;&amp;&quot;'&quot;&amp;[.E183]&amp;&quot;','&quot;&amp;[var.$B$1]&amp;&quot;','&quot;&amp;[var.$B$2]&amp;&quot;');&quot;" office:value-type="string" office:string-value="INSERT INTO locality (id,regionid,typeid,name,ctime,mtime) VALUES (360130182,36013,3601,'Pemalang','2006-08-14 00:00:00+07','2006-08-14 00:00:00+07');">
            <text:p>INSERT INTO locality (id,regionid,typeid,name,ctime,mtime) VALUES (360130182,36013,3601,'Pemal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84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83">
            <text:p>183</text:p>
          </table:table-cell>
          <table:table-cell office:value-type="string">
            <text:p>Purbalingga</text:p>
          </table:table-cell>
          <table:table-cell table:formula="oooc:=[.A184]*10000+[.D184]" office:value-type="float" office:value="360130183">
            <text:p>360130183</text:p>
          </table:table-cell>
          <table:table-cell/>
          <table:table-cell table:formula="oooc:=&quot;INSERT INTO locality (id,regionid,typeid,name,ctime,mtime) VALUES (&quot;&amp;[.F184]&amp;&quot;,&quot;&amp;[.A184]&amp;&quot;,&quot;&amp;IF([.C184]=&quot;Kabupaten&quot;;3601;3602)&amp;&quot;,&quot;&amp;&quot;'&quot;&amp;[.E184]&amp;&quot;','&quot;&amp;[var.$B$1]&amp;&quot;','&quot;&amp;[var.$B$2]&amp;&quot;');&quot;" office:value-type="string" office:string-value="INSERT INTO locality (id,regionid,typeid,name,ctime,mtime) VALUES (360130183,36013,3601,'Purbalingga','2006-08-14 00:00:00+07','2006-08-14 00:00:00+07');">
            <text:p>INSERT INTO locality (id,regionid,typeid,name,ctime,mtime) VALUES (360130183,36013,3601,'Purbalingg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85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84">
            <text:p>184</text:p>
          </table:table-cell>
          <table:table-cell office:value-type="string">
            <text:p>Purworejo</text:p>
          </table:table-cell>
          <table:table-cell table:formula="oooc:=[.A185]*10000+[.D185]" office:value-type="float" office:value="360130184">
            <text:p>360130184</text:p>
          </table:table-cell>
          <table:table-cell/>
          <table:table-cell table:formula="oooc:=&quot;INSERT INTO locality (id,regionid,typeid,name,ctime,mtime) VALUES (&quot;&amp;[.F185]&amp;&quot;,&quot;&amp;[.A185]&amp;&quot;,&quot;&amp;IF([.C185]=&quot;Kabupaten&quot;;3601;3602)&amp;&quot;,&quot;&amp;&quot;'&quot;&amp;[.E185]&amp;&quot;','&quot;&amp;[var.$B$1]&amp;&quot;','&quot;&amp;[var.$B$2]&amp;&quot;');&quot;" office:value-type="string" office:string-value="INSERT INTO locality (id,regionid,typeid,name,ctime,mtime) VALUES (360130184,36013,3601,'Purworejo','2006-08-14 00:00:00+07','2006-08-14 00:00:00+07');">
            <text:p>INSERT INTO locality (id,regionid,typeid,name,ctime,mtime) VALUES (360130184,36013,3601,'Purworej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86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85">
            <text:p>185</text:p>
          </table:table-cell>
          <table:table-cell office:value-type="string">
            <text:p>Rembang</text:p>
          </table:table-cell>
          <table:table-cell table:formula="oooc:=[.A186]*10000+[.D186]" office:value-type="float" office:value="360130185">
            <text:p>360130185</text:p>
          </table:table-cell>
          <table:table-cell/>
          <table:table-cell table:formula="oooc:=&quot;INSERT INTO locality (id,regionid,typeid,name,ctime,mtime) VALUES (&quot;&amp;[.F186]&amp;&quot;,&quot;&amp;[.A186]&amp;&quot;,&quot;&amp;IF([.C186]=&quot;Kabupaten&quot;;3601;3602)&amp;&quot;,&quot;&amp;&quot;'&quot;&amp;[.E186]&amp;&quot;','&quot;&amp;[var.$B$1]&amp;&quot;','&quot;&amp;[var.$B$2]&amp;&quot;');&quot;" office:value-type="string" office:string-value="INSERT INTO locality (id,regionid,typeid,name,ctime,mtime) VALUES (360130185,36013,3601,'Rembang','2006-08-14 00:00:00+07','2006-08-14 00:00:00+07');">
            <text:p>INSERT INTO locality (id,regionid,typeid,name,ctime,mtime) VALUES (360130185,36013,3601,'Remb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87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86">
            <text:p>186</text:p>
          </table:table-cell>
          <table:table-cell office:value-type="string">
            <text:p>Semarang</text:p>
          </table:table-cell>
          <table:table-cell table:formula="oooc:=[.A187]*10000+[.D187]" office:value-type="float" office:value="360130186">
            <text:p>360130186</text:p>
          </table:table-cell>
          <table:table-cell/>
          <table:table-cell table:formula="oooc:=&quot;INSERT INTO locality (id,regionid,typeid,name,ctime,mtime) VALUES (&quot;&amp;[.F187]&amp;&quot;,&quot;&amp;[.A187]&amp;&quot;,&quot;&amp;IF([.C187]=&quot;Kabupaten&quot;;3601;3602)&amp;&quot;,&quot;&amp;&quot;'&quot;&amp;[.E187]&amp;&quot;','&quot;&amp;[var.$B$1]&amp;&quot;','&quot;&amp;[var.$B$2]&amp;&quot;');&quot;" office:value-type="string" office:string-value="INSERT INTO locality (id,regionid,typeid,name,ctime,mtime) VALUES (360130186,36013,3601,'Semarang','2006-08-14 00:00:00+07','2006-08-14 00:00:00+07');">
            <text:p>INSERT INTO locality (id,regionid,typeid,name,ctime,mtime) VALUES (360130186,36013,3601,'Semar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88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87">
            <text:p>187</text:p>
          </table:table-cell>
          <table:table-cell office:value-type="string">
            <text:p>Sragen</text:p>
          </table:table-cell>
          <table:table-cell table:formula="oooc:=[.A188]*10000+[.D188]" office:value-type="float" office:value="360130187">
            <text:p>360130187</text:p>
          </table:table-cell>
          <table:table-cell/>
          <table:table-cell table:formula="oooc:=&quot;INSERT INTO locality (id,regionid,typeid,name,ctime,mtime) VALUES (&quot;&amp;[.F188]&amp;&quot;,&quot;&amp;[.A188]&amp;&quot;,&quot;&amp;IF([.C188]=&quot;Kabupaten&quot;;3601;3602)&amp;&quot;,&quot;&amp;&quot;'&quot;&amp;[.E188]&amp;&quot;','&quot;&amp;[var.$B$1]&amp;&quot;','&quot;&amp;[var.$B$2]&amp;&quot;');&quot;" office:value-type="string" office:string-value="INSERT INTO locality (id,regionid,typeid,name,ctime,mtime) VALUES (360130187,36013,3601,'Sragen','2006-08-14 00:00:00+07','2006-08-14 00:00:00+07');">
            <text:p>INSERT INTO locality (id,regionid,typeid,name,ctime,mtime) VALUES (360130187,36013,3601,'Srage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89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88">
            <text:p>188</text:p>
          </table:table-cell>
          <table:table-cell office:value-type="string">
            <text:p>Sukoharjo</text:p>
          </table:table-cell>
          <table:table-cell table:formula="oooc:=[.A189]*10000+[.D189]" office:value-type="float" office:value="360130188">
            <text:p>360130188</text:p>
          </table:table-cell>
          <table:table-cell/>
          <table:table-cell table:formula="oooc:=&quot;INSERT INTO locality (id,regionid,typeid,name,ctime,mtime) VALUES (&quot;&amp;[.F189]&amp;&quot;,&quot;&amp;[.A189]&amp;&quot;,&quot;&amp;IF([.C189]=&quot;Kabupaten&quot;;3601;3602)&amp;&quot;,&quot;&amp;&quot;'&quot;&amp;[.E189]&amp;&quot;','&quot;&amp;[var.$B$1]&amp;&quot;','&quot;&amp;[var.$B$2]&amp;&quot;');&quot;" office:value-type="string" office:string-value="INSERT INTO locality (id,regionid,typeid,name,ctime,mtime) VALUES (360130188,36013,3601,'Sukoharjo','2006-08-14 00:00:00+07','2006-08-14 00:00:00+07');">
            <text:p>INSERT INTO locality (id,regionid,typeid,name,ctime,mtime) VALUES (360130188,36013,3601,'Sukoharj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90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89">
            <text:p>189</text:p>
          </table:table-cell>
          <table:table-cell office:value-type="string">
            <text:p>Tegal</text:p>
          </table:table-cell>
          <table:table-cell table:formula="oooc:=[.A190]*10000+[.D190]" office:value-type="float" office:value="360130189">
            <text:p>360130189</text:p>
          </table:table-cell>
          <table:table-cell/>
          <table:table-cell table:formula="oooc:=&quot;INSERT INTO locality (id,regionid,typeid,name,ctime,mtime) VALUES (&quot;&amp;[.F190]&amp;&quot;,&quot;&amp;[.A190]&amp;&quot;,&quot;&amp;IF([.C190]=&quot;Kabupaten&quot;;3601;3602)&amp;&quot;,&quot;&amp;&quot;'&quot;&amp;[.E190]&amp;&quot;','&quot;&amp;[var.$B$1]&amp;&quot;','&quot;&amp;[var.$B$2]&amp;&quot;');&quot;" office:value-type="string" office:string-value="INSERT INTO locality (id,regionid,typeid,name,ctime,mtime) VALUES (360130189,36013,3601,'Tegal','2006-08-14 00:00:00+07','2006-08-14 00:00:00+07');">
            <text:p>INSERT INTO locality (id,regionid,typeid,name,ctime,mtime) VALUES (360130189,36013,3601,'Tegal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91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90">
            <text:p>190</text:p>
          </table:table-cell>
          <table:table-cell office:value-type="string">
            <text:p>Temanggung</text:p>
          </table:table-cell>
          <table:table-cell table:formula="oooc:=[.A191]*10000+[.D191]" office:value-type="float" office:value="360130190">
            <text:p>360130190</text:p>
          </table:table-cell>
          <table:table-cell/>
          <table:table-cell table:formula="oooc:=&quot;INSERT INTO locality (id,regionid,typeid,name,ctime,mtime) VALUES (&quot;&amp;[.F191]&amp;&quot;,&quot;&amp;[.A191]&amp;&quot;,&quot;&amp;IF([.C191]=&quot;Kabupaten&quot;;3601;3602)&amp;&quot;,&quot;&amp;&quot;'&quot;&amp;[.E191]&amp;&quot;','&quot;&amp;[var.$B$1]&amp;&quot;','&quot;&amp;[var.$B$2]&amp;&quot;');&quot;" office:value-type="string" office:string-value="INSERT INTO locality (id,regionid,typeid,name,ctime,mtime) VALUES (360130190,36013,3601,'Temanggung','2006-08-14 00:00:00+07','2006-08-14 00:00:00+07');">
            <text:p>INSERT INTO locality (id,regionid,typeid,name,ctime,mtime) VALUES (360130190,36013,3601,'Temanggu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92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91">
            <text:p>191</text:p>
          </table:table-cell>
          <table:table-cell office:value-type="string">
            <text:p>Wonogiri</text:p>
          </table:table-cell>
          <table:table-cell table:formula="oooc:=[.A192]*10000+[.D192]" office:value-type="float" office:value="360130191">
            <text:p>360130191</text:p>
          </table:table-cell>
          <table:table-cell/>
          <table:table-cell table:formula="oooc:=&quot;INSERT INTO locality (id,regionid,typeid,name,ctime,mtime) VALUES (&quot;&amp;[.F192]&amp;&quot;,&quot;&amp;[.A192]&amp;&quot;,&quot;&amp;IF([.C192]=&quot;Kabupaten&quot;;3601;3602)&amp;&quot;,&quot;&amp;&quot;'&quot;&amp;[.E192]&amp;&quot;','&quot;&amp;[var.$B$1]&amp;&quot;','&quot;&amp;[var.$B$2]&amp;&quot;');&quot;" office:value-type="string" office:string-value="INSERT INTO locality (id,regionid,typeid,name,ctime,mtime) VALUES (360130191,36013,3601,'Wonogiri','2006-08-14 00:00:00+07','2006-08-14 00:00:00+07');">
            <text:p>INSERT INTO locality (id,regionid,typeid,name,ctime,mtime) VALUES (360130191,36013,3601,'Wonogir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93];[p.$A$1:.$B$50];2;0)" office:value-type="string" office:string-value="Jawa Tengah">
            <text:p>Jawa Tengah</text:p>
          </table:table-cell>
          <table:table-cell office:value-type="string">
            <text:p>Kabupaten</text:p>
          </table:table-cell>
          <table:table-cell office:value-type="float" office:value="192">
            <text:p>192</text:p>
          </table:table-cell>
          <table:table-cell office:value-type="string">
            <text:p>Wonosobo</text:p>
          </table:table-cell>
          <table:table-cell table:formula="oooc:=[.A193]*10000+[.D193]" office:value-type="float" office:value="360130192">
            <text:p>360130192</text:p>
          </table:table-cell>
          <table:table-cell/>
          <table:table-cell table:formula="oooc:=&quot;INSERT INTO locality (id,regionid,typeid,name,ctime,mtime) VALUES (&quot;&amp;[.F193]&amp;&quot;,&quot;&amp;[.A193]&amp;&quot;,&quot;&amp;IF([.C193]=&quot;Kabupaten&quot;;3601;3602)&amp;&quot;,&quot;&amp;&quot;'&quot;&amp;[.E193]&amp;&quot;','&quot;&amp;[var.$B$1]&amp;&quot;','&quot;&amp;[var.$B$2]&amp;&quot;');&quot;" office:value-type="string" office:string-value="INSERT INTO locality (id,regionid,typeid,name,ctime,mtime) VALUES (360130192,36013,3601,'Wonosobo','2006-08-14 00:00:00+07','2006-08-14 00:00:00+07');">
            <text:p>INSERT INTO locality (id,regionid,typeid,name,ctime,mtime) VALUES (360130192,36013,3601,'Wonosob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94];[p.$A$1:.$B$50];2;0)" office:value-type="string" office:string-value="Jawa Tengah">
            <text:p>Jawa Tengah</text:p>
          </table:table-cell>
          <table:table-cell office:value-type="string">
            <text:p>Kota</text:p>
          </table:table-cell>
          <table:table-cell office:value-type="float" office:value="193">
            <text:p>193</text:p>
          </table:table-cell>
          <table:table-cell office:value-type="string">
            <text:p>Magelang</text:p>
          </table:table-cell>
          <table:table-cell table:formula="oooc:=[.A194]*10000+[.D194]" office:value-type="float" office:value="360130193">
            <text:p>360130193</text:p>
          </table:table-cell>
          <table:table-cell/>
          <table:table-cell table:formula="oooc:=&quot;INSERT INTO locality (id,regionid,typeid,name,ctime,mtime) VALUES (&quot;&amp;[.F194]&amp;&quot;,&quot;&amp;[.A194]&amp;&quot;,&quot;&amp;IF([.C194]=&quot;Kabupaten&quot;;3601;3602)&amp;&quot;,&quot;&amp;&quot;'&quot;&amp;[.E194]&amp;&quot;','&quot;&amp;[var.$B$1]&amp;&quot;','&quot;&amp;[var.$B$2]&amp;&quot;');&quot;" office:value-type="string" office:string-value="INSERT INTO locality (id,regionid,typeid,name,ctime,mtime) VALUES (360130193,36013,3602,'Magelang','2006-08-14 00:00:00+07','2006-08-14 00:00:00+07');">
            <text:p>INSERT INTO locality (id,regionid,typeid,name,ctime,mtime) VALUES (360130193,36013,3602,'Magel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95];[p.$A$1:.$B$50];2;0)" office:value-type="string" office:string-value="Jawa Tengah">
            <text:p>Jawa Tengah</text:p>
          </table:table-cell>
          <table:table-cell office:value-type="string">
            <text:p>Kota</text:p>
          </table:table-cell>
          <table:table-cell office:value-type="float" office:value="194">
            <text:p>194</text:p>
          </table:table-cell>
          <table:table-cell office:value-type="string">
            <text:p>Pekalongan</text:p>
          </table:table-cell>
          <table:table-cell table:formula="oooc:=[.A195]*10000+[.D195]" office:value-type="float" office:value="360130194">
            <text:p>360130194</text:p>
          </table:table-cell>
          <table:table-cell/>
          <table:table-cell table:formula="oooc:=&quot;INSERT INTO locality (id,regionid,typeid,name,ctime,mtime) VALUES (&quot;&amp;[.F195]&amp;&quot;,&quot;&amp;[.A195]&amp;&quot;,&quot;&amp;IF([.C195]=&quot;Kabupaten&quot;;3601;3602)&amp;&quot;,&quot;&amp;&quot;'&quot;&amp;[.E195]&amp;&quot;','&quot;&amp;[var.$B$1]&amp;&quot;','&quot;&amp;[var.$B$2]&amp;&quot;');&quot;" office:value-type="string" office:string-value="INSERT INTO locality (id,regionid,typeid,name,ctime,mtime) VALUES (360130194,36013,3602,'Pekalongan','2006-08-14 00:00:00+07','2006-08-14 00:00:00+07');">
            <text:p>INSERT INTO locality (id,regionid,typeid,name,ctime,mtime) VALUES (360130194,36013,3602,'Pekalong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96];[p.$A$1:.$B$50];2;0)" office:value-type="string" office:string-value="Jawa Tengah">
            <text:p>Jawa Tengah</text:p>
          </table:table-cell>
          <table:table-cell office:value-type="string">
            <text:p>Kota</text:p>
          </table:table-cell>
          <table:table-cell office:value-type="float" office:value="195">
            <text:p>195</text:p>
          </table:table-cell>
          <table:table-cell office:value-type="string">
            <text:p>Salatiga</text:p>
          </table:table-cell>
          <table:table-cell table:formula="oooc:=[.A196]*10000+[.D196]" office:value-type="float" office:value="360130195">
            <text:p>360130195</text:p>
          </table:table-cell>
          <table:table-cell/>
          <table:table-cell table:formula="oooc:=&quot;INSERT INTO locality (id,regionid,typeid,name,ctime,mtime) VALUES (&quot;&amp;[.F196]&amp;&quot;,&quot;&amp;[.A196]&amp;&quot;,&quot;&amp;IF([.C196]=&quot;Kabupaten&quot;;3601;3602)&amp;&quot;,&quot;&amp;&quot;'&quot;&amp;[.E196]&amp;&quot;','&quot;&amp;[var.$B$1]&amp;&quot;','&quot;&amp;[var.$B$2]&amp;&quot;');&quot;" office:value-type="string" office:string-value="INSERT INTO locality (id,regionid,typeid,name,ctime,mtime) VALUES (360130195,36013,3602,'Salatiga','2006-08-14 00:00:00+07','2006-08-14 00:00:00+07');">
            <text:p>INSERT INTO locality (id,regionid,typeid,name,ctime,mtime) VALUES (360130195,36013,3602,'Salatig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97];[p.$A$1:.$B$50];2;0)" office:value-type="string" office:string-value="Jawa Tengah">
            <text:p>Jawa Tengah</text:p>
          </table:table-cell>
          <table:table-cell office:value-type="string">
            <text:p>Kota</text:p>
          </table:table-cell>
          <table:table-cell office:value-type="float" office:value="196">
            <text:p>196</text:p>
          </table:table-cell>
          <table:table-cell office:value-type="string">
            <text:p>Semarang</text:p>
          </table:table-cell>
          <table:table-cell table:formula="oooc:=[.A197]*10000+[.D197]" office:value-type="float" office:value="360130196">
            <text:p>360130196</text:p>
          </table:table-cell>
          <table:table-cell/>
          <table:table-cell table:formula="oooc:=&quot;INSERT INTO locality (id,regionid,typeid,name,ctime,mtime) VALUES (&quot;&amp;[.F197]&amp;&quot;,&quot;&amp;[.A197]&amp;&quot;,&quot;&amp;IF([.C197]=&quot;Kabupaten&quot;;3601;3602)&amp;&quot;,&quot;&amp;&quot;'&quot;&amp;[.E197]&amp;&quot;','&quot;&amp;[var.$B$1]&amp;&quot;','&quot;&amp;[var.$B$2]&amp;&quot;');&quot;" office:value-type="string" office:string-value="INSERT INTO locality (id,regionid,typeid,name,ctime,mtime) VALUES (360130196,36013,3602,'Semarang','2006-08-14 00:00:00+07','2006-08-14 00:00:00+07');">
            <text:p>INSERT INTO locality (id,regionid,typeid,name,ctime,mtime) VALUES (360130196,36013,3602,'Semar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98];[p.$A$1:.$B$50];2;0)" office:value-type="string" office:string-value="Jawa Tengah">
            <text:p>Jawa Tengah</text:p>
          </table:table-cell>
          <table:table-cell office:value-type="string">
            <text:p>Kota</text:p>
          </table:table-cell>
          <table:table-cell office:value-type="float" office:value="197">
            <text:p>197</text:p>
          </table:table-cell>
          <table:table-cell office:value-type="string">
            <text:p>Surakarta</text:p>
          </table:table-cell>
          <table:table-cell table:formula="oooc:=[.A198]*10000+[.D198]" office:value-type="float" office:value="360130197">
            <text:p>360130197</text:p>
          </table:table-cell>
          <table:table-cell/>
          <table:table-cell table:formula="oooc:=&quot;INSERT INTO locality (id,regionid,typeid,name,ctime,mtime) VALUES (&quot;&amp;[.F198]&amp;&quot;,&quot;&amp;[.A198]&amp;&quot;,&quot;&amp;IF([.C198]=&quot;Kabupaten&quot;;3601;3602)&amp;&quot;,&quot;&amp;&quot;'&quot;&amp;[.E198]&amp;&quot;','&quot;&amp;[var.$B$1]&amp;&quot;','&quot;&amp;[var.$B$2]&amp;&quot;');&quot;" office:value-type="string" office:string-value="INSERT INTO locality (id,regionid,typeid,name,ctime,mtime) VALUES (360130197,36013,3602,'Surakarta','2006-08-14 00:00:00+07','2006-08-14 00:00:00+07');">
            <text:p>INSERT INTO locality (id,regionid,typeid,name,ctime,mtime) VALUES (360130197,36013,3602,'Surakart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3">
            <text:p>36013</text:p>
          </table:table-cell>
          <table:table-cell table:formula="oooc:=VLOOKUP([.A199];[p.$A$1:.$B$50];2;0)" office:value-type="string" office:string-value="Jawa Tengah">
            <text:p>Jawa Tengah</text:p>
          </table:table-cell>
          <table:table-cell office:value-type="string">
            <text:p>Kota</text:p>
          </table:table-cell>
          <table:table-cell office:value-type="float" office:value="198">
            <text:p>198</text:p>
          </table:table-cell>
          <table:table-cell office:value-type="string">
            <text:p>Tegal</text:p>
          </table:table-cell>
          <table:table-cell table:formula="oooc:=[.A199]*10000+[.D199]" office:value-type="float" office:value="360130198">
            <text:p>360130198</text:p>
          </table:table-cell>
          <table:table-cell/>
          <table:table-cell table:formula="oooc:=&quot;INSERT INTO locality (id,regionid,typeid,name,ctime,mtime) VALUES (&quot;&amp;[.F199]&amp;&quot;,&quot;&amp;[.A199]&amp;&quot;,&quot;&amp;IF([.C199]=&quot;Kabupaten&quot;;3601;3602)&amp;&quot;,&quot;&amp;&quot;'&quot;&amp;[.E199]&amp;&quot;','&quot;&amp;[var.$B$1]&amp;&quot;','&quot;&amp;[var.$B$2]&amp;&quot;');&quot;" office:value-type="string" office:string-value="INSERT INTO locality (id,regionid,typeid,name,ctime,mtime) VALUES (360130198,36013,3602,'Tegal','2006-08-14 00:00:00+07','2006-08-14 00:00:00+07');">
            <text:p>INSERT INTO locality (id,regionid,typeid,name,ctime,mtime) VALUES (360130198,36013,3602,'Tegal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4">
            <text:p>36014</text:p>
          </table:table-cell>
          <table:table-cell table:formula="oooc:=VLOOKUP([.A200];[p.$A$1:.$B$50];2;0)" office:value-type="string" office:string-value="DI Yogyakarta">
            <text:p>DI Yogyakarta</text:p>
          </table:table-cell>
          <table:table-cell office:value-type="string">
            <text:p>Kabupaten</text:p>
          </table:table-cell>
          <table:table-cell office:value-type="float" office:value="199">
            <text:p>199</text:p>
          </table:table-cell>
          <table:table-cell office:value-type="string">
            <text:p>Bantul</text:p>
          </table:table-cell>
          <table:table-cell table:formula="oooc:=[.A200]*10000+[.D200]" office:value-type="float" office:value="360140199">
            <text:p>360140199</text:p>
          </table:table-cell>
          <table:table-cell/>
          <table:table-cell table:formula="oooc:=&quot;INSERT INTO locality (id,regionid,typeid,name,ctime,mtime) VALUES (&quot;&amp;[.F200]&amp;&quot;,&quot;&amp;[.A200]&amp;&quot;,&quot;&amp;IF([.C200]=&quot;Kabupaten&quot;;3601;3602)&amp;&quot;,&quot;&amp;&quot;'&quot;&amp;[.E200]&amp;&quot;','&quot;&amp;[var.$B$1]&amp;&quot;','&quot;&amp;[var.$B$2]&amp;&quot;');&quot;" office:value-type="string" office:string-value="INSERT INTO locality (id,regionid,typeid,name,ctime,mtime) VALUES (360140199,36014,3601,'Bantul','2006-08-14 00:00:00+07','2006-08-14 00:00:00+07');">
            <text:p>INSERT INTO locality (id,regionid,typeid,name,ctime,mtime) VALUES (360140199,36014,3601,'Bantul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4">
            <text:p>36014</text:p>
          </table:table-cell>
          <table:table-cell table:formula="oooc:=VLOOKUP([.A201];[p.$A$1:.$B$50];2;0)" office:value-type="string" office:string-value="DI Yogyakarta">
            <text:p>DI Yogyakarta</text:p>
          </table:table-cell>
          <table:table-cell office:value-type="string">
            <text:p>Kabupaten</text:p>
          </table:table-cell>
          <table:table-cell office:value-type="float" office:value="200">
            <text:p>200</text:p>
          </table:table-cell>
          <table:table-cell office:value-type="string">
            <text:p>Gunung Kidul</text:p>
          </table:table-cell>
          <table:table-cell table:formula="oooc:=[.A201]*10000+[.D201]" office:value-type="float" office:value="360140200">
            <text:p>360140200</text:p>
          </table:table-cell>
          <table:table-cell/>
          <table:table-cell table:formula="oooc:=&quot;INSERT INTO locality (id,regionid,typeid,name,ctime,mtime) VALUES (&quot;&amp;[.F201]&amp;&quot;,&quot;&amp;[.A201]&amp;&quot;,&quot;&amp;IF([.C201]=&quot;Kabupaten&quot;;3601;3602)&amp;&quot;,&quot;&amp;&quot;'&quot;&amp;[.E201]&amp;&quot;','&quot;&amp;[var.$B$1]&amp;&quot;','&quot;&amp;[var.$B$2]&amp;&quot;');&quot;" office:value-type="string" office:string-value="INSERT INTO locality (id,regionid,typeid,name,ctime,mtime) VALUES (360140200,36014,3601,'Gunung Kidul','2006-08-14 00:00:00+07','2006-08-14 00:00:00+07');">
            <text:p>INSERT INTO locality (id,regionid,typeid,name,ctime,mtime) VALUES (360140200,36014,3601,'Gunung Kidul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4">
            <text:p>36014</text:p>
          </table:table-cell>
          <table:table-cell table:formula="oooc:=VLOOKUP([.A202];[p.$A$1:.$B$50];2;0)" office:value-type="string" office:string-value="DI Yogyakarta">
            <text:p>DI Yogyakarta</text:p>
          </table:table-cell>
          <table:table-cell office:value-type="string">
            <text:p>Kabupaten</text:p>
          </table:table-cell>
          <table:table-cell office:value-type="float" office:value="201">
            <text:p>201</text:p>
          </table:table-cell>
          <table:table-cell office:value-type="string">
            <text:p>Kulon Progo</text:p>
          </table:table-cell>
          <table:table-cell table:formula="oooc:=[.A202]*10000+[.D202]" office:value-type="float" office:value="360140201">
            <text:p>360140201</text:p>
          </table:table-cell>
          <table:table-cell/>
          <table:table-cell table:formula="oooc:=&quot;INSERT INTO locality (id,regionid,typeid,name,ctime,mtime) VALUES (&quot;&amp;[.F202]&amp;&quot;,&quot;&amp;[.A202]&amp;&quot;,&quot;&amp;IF([.C202]=&quot;Kabupaten&quot;;3601;3602)&amp;&quot;,&quot;&amp;&quot;'&quot;&amp;[.E202]&amp;&quot;','&quot;&amp;[var.$B$1]&amp;&quot;','&quot;&amp;[var.$B$2]&amp;&quot;');&quot;" office:value-type="string" office:string-value="INSERT INTO locality (id,regionid,typeid,name,ctime,mtime) VALUES (360140201,36014,3601,'Kulon Progo','2006-08-14 00:00:00+07','2006-08-14 00:00:00+07');">
            <text:p>INSERT INTO locality (id,regionid,typeid,name,ctime,mtime) VALUES (360140201,36014,3601,'Kulon Prog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4">
            <text:p>36014</text:p>
          </table:table-cell>
          <table:table-cell table:formula="oooc:=VLOOKUP([.A203];[p.$A$1:.$B$50];2;0)" office:value-type="string" office:string-value="DI Yogyakarta">
            <text:p>DI Yogyakarta</text:p>
          </table:table-cell>
          <table:table-cell office:value-type="string">
            <text:p>Kabupaten</text:p>
          </table:table-cell>
          <table:table-cell office:value-type="float" office:value="202">
            <text:p>202</text:p>
          </table:table-cell>
          <table:table-cell office:value-type="string">
            <text:p>Sleman</text:p>
          </table:table-cell>
          <table:table-cell table:formula="oooc:=[.A203]*10000+[.D203]" office:value-type="float" office:value="360140202">
            <text:p>360140202</text:p>
          </table:table-cell>
          <table:table-cell/>
          <table:table-cell table:formula="oooc:=&quot;INSERT INTO locality (id,regionid,typeid,name,ctime,mtime) VALUES (&quot;&amp;[.F203]&amp;&quot;,&quot;&amp;[.A203]&amp;&quot;,&quot;&amp;IF([.C203]=&quot;Kabupaten&quot;;3601;3602)&amp;&quot;,&quot;&amp;&quot;'&quot;&amp;[.E203]&amp;&quot;','&quot;&amp;[var.$B$1]&amp;&quot;','&quot;&amp;[var.$B$2]&amp;&quot;');&quot;" office:value-type="string" office:string-value="INSERT INTO locality (id,regionid,typeid,name,ctime,mtime) VALUES (360140202,36014,3601,'Sleman','2006-08-14 00:00:00+07','2006-08-14 00:00:00+07');">
            <text:p>INSERT INTO locality (id,regionid,typeid,name,ctime,mtime) VALUES (360140202,36014,3601,'Slem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4">
            <text:p>36014</text:p>
          </table:table-cell>
          <table:table-cell table:formula="oooc:=VLOOKUP([.A204];[p.$A$1:.$B$50];2;0)" office:value-type="string" office:string-value="DI Yogyakarta">
            <text:p>DI Yogyakarta</text:p>
          </table:table-cell>
          <table:table-cell office:value-type="string">
            <text:p>Kota</text:p>
          </table:table-cell>
          <table:table-cell office:value-type="float" office:value="203">
            <text:p>203</text:p>
          </table:table-cell>
          <table:table-cell office:value-type="string">
            <text:p>Yogyakarta</text:p>
          </table:table-cell>
          <table:table-cell table:formula="oooc:=[.A204]*10000+[.D204]" office:value-type="float" office:value="360140203">
            <text:p>360140203</text:p>
          </table:table-cell>
          <table:table-cell/>
          <table:table-cell table:formula="oooc:=&quot;INSERT INTO locality (id,regionid,typeid,name,ctime,mtime) VALUES (&quot;&amp;[.F204]&amp;&quot;,&quot;&amp;[.A204]&amp;&quot;,&quot;&amp;IF([.C204]=&quot;Kabupaten&quot;;3601;3602)&amp;&quot;,&quot;&amp;&quot;'&quot;&amp;[.E204]&amp;&quot;','&quot;&amp;[var.$B$1]&amp;&quot;','&quot;&amp;[var.$B$2]&amp;&quot;');&quot;" office:value-type="string" office:string-value="INSERT INTO locality (id,regionid,typeid,name,ctime,mtime) VALUES (360140203,36014,3602,'Yogyakarta','2006-08-14 00:00:00+07','2006-08-14 00:00:00+07');">
            <text:p>INSERT INTO locality (id,regionid,typeid,name,ctime,mtime) VALUES (360140203,36014,3602,'Yogyakart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05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04">
            <text:p>204</text:p>
          </table:table-cell>
          <table:table-cell office:value-type="string">
            <text:p>Bangkalan</text:p>
          </table:table-cell>
          <table:table-cell table:formula="oooc:=[.A205]*10000+[.D205]" office:value-type="float" office:value="360150204">
            <text:p>360150204</text:p>
          </table:table-cell>
          <table:table-cell/>
          <table:table-cell table:formula="oooc:=&quot;INSERT INTO locality (id,regionid,typeid,name,ctime,mtime) VALUES (&quot;&amp;[.F205]&amp;&quot;,&quot;&amp;[.A205]&amp;&quot;,&quot;&amp;IF([.C205]=&quot;Kabupaten&quot;;3601;3602)&amp;&quot;,&quot;&amp;&quot;'&quot;&amp;[.E205]&amp;&quot;','&quot;&amp;[var.$B$1]&amp;&quot;','&quot;&amp;[var.$B$2]&amp;&quot;');&quot;" office:value-type="string" office:string-value="INSERT INTO locality (id,regionid,typeid,name,ctime,mtime) VALUES (360150204,36015,3601,'Bangkalan','2006-08-14 00:00:00+07','2006-08-14 00:00:00+07');">
            <text:p>INSERT INTO locality (id,regionid,typeid,name,ctime,mtime) VALUES (360150204,36015,3601,'Bangkal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06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05">
            <text:p>205</text:p>
          </table:table-cell>
          <table:table-cell office:value-type="string">
            <text:p>Banyuwangi</text:p>
          </table:table-cell>
          <table:table-cell table:formula="oooc:=[.A206]*10000+[.D206]" office:value-type="float" office:value="360150205">
            <text:p>360150205</text:p>
          </table:table-cell>
          <table:table-cell/>
          <table:table-cell table:formula="oooc:=&quot;INSERT INTO locality (id,regionid,typeid,name,ctime,mtime) VALUES (&quot;&amp;[.F206]&amp;&quot;,&quot;&amp;[.A206]&amp;&quot;,&quot;&amp;IF([.C206]=&quot;Kabupaten&quot;;3601;3602)&amp;&quot;,&quot;&amp;&quot;'&quot;&amp;[.E206]&amp;&quot;','&quot;&amp;[var.$B$1]&amp;&quot;','&quot;&amp;[var.$B$2]&amp;&quot;');&quot;" office:value-type="string" office:string-value="INSERT INTO locality (id,regionid,typeid,name,ctime,mtime) VALUES (360150205,36015,3601,'Banyuwangi','2006-08-14 00:00:00+07','2006-08-14 00:00:00+07');">
            <text:p>INSERT INTO locality (id,regionid,typeid,name,ctime,mtime) VALUES (360150205,36015,3601,'Banyuwang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07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06">
            <text:p>206</text:p>
          </table:table-cell>
          <table:table-cell office:value-type="string">
            <text:p>Blitar</text:p>
          </table:table-cell>
          <table:table-cell table:formula="oooc:=[.A207]*10000+[.D207]" office:value-type="float" office:value="360150206">
            <text:p>360150206</text:p>
          </table:table-cell>
          <table:table-cell/>
          <table:table-cell table:formula="oooc:=&quot;INSERT INTO locality (id,regionid,typeid,name,ctime,mtime) VALUES (&quot;&amp;[.F207]&amp;&quot;,&quot;&amp;[.A207]&amp;&quot;,&quot;&amp;IF([.C207]=&quot;Kabupaten&quot;;3601;3602)&amp;&quot;,&quot;&amp;&quot;'&quot;&amp;[.E207]&amp;&quot;','&quot;&amp;[var.$B$1]&amp;&quot;','&quot;&amp;[var.$B$2]&amp;&quot;');&quot;" office:value-type="string" office:string-value="INSERT INTO locality (id,regionid,typeid,name,ctime,mtime) VALUES (360150206,36015,3601,'Blitar','2006-08-14 00:00:00+07','2006-08-14 00:00:00+07');">
            <text:p>INSERT INTO locality (id,regionid,typeid,name,ctime,mtime) VALUES (360150206,36015,3601,'Blit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08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07">
            <text:p>207</text:p>
          </table:table-cell>
          <table:table-cell office:value-type="string">
            <text:p>Bojonegoro</text:p>
          </table:table-cell>
          <table:table-cell table:formula="oooc:=[.A208]*10000+[.D208]" office:value-type="float" office:value="360150207">
            <text:p>360150207</text:p>
          </table:table-cell>
          <table:table-cell/>
          <table:table-cell table:formula="oooc:=&quot;INSERT INTO locality (id,regionid,typeid,name,ctime,mtime) VALUES (&quot;&amp;[.F208]&amp;&quot;,&quot;&amp;[.A208]&amp;&quot;,&quot;&amp;IF([.C208]=&quot;Kabupaten&quot;;3601;3602)&amp;&quot;,&quot;&amp;&quot;'&quot;&amp;[.E208]&amp;&quot;','&quot;&amp;[var.$B$1]&amp;&quot;','&quot;&amp;[var.$B$2]&amp;&quot;');&quot;" office:value-type="string" office:string-value="INSERT INTO locality (id,regionid,typeid,name,ctime,mtime) VALUES (360150207,36015,3601,'Bojonegoro','2006-08-14 00:00:00+07','2006-08-14 00:00:00+07');">
            <text:p>INSERT INTO locality (id,regionid,typeid,name,ctime,mtime) VALUES (360150207,36015,3601,'Bojonegor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09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08">
            <text:p>208</text:p>
          </table:table-cell>
          <table:table-cell office:value-type="string">
            <text:p>Bondowoso</text:p>
          </table:table-cell>
          <table:table-cell table:formula="oooc:=[.A209]*10000+[.D209]" office:value-type="float" office:value="360150208">
            <text:p>360150208</text:p>
          </table:table-cell>
          <table:table-cell/>
          <table:table-cell table:formula="oooc:=&quot;INSERT INTO locality (id,regionid,typeid,name,ctime,mtime) VALUES (&quot;&amp;[.F209]&amp;&quot;,&quot;&amp;[.A209]&amp;&quot;,&quot;&amp;IF([.C209]=&quot;Kabupaten&quot;;3601;3602)&amp;&quot;,&quot;&amp;&quot;'&quot;&amp;[.E209]&amp;&quot;','&quot;&amp;[var.$B$1]&amp;&quot;','&quot;&amp;[var.$B$2]&amp;&quot;');&quot;" office:value-type="string" office:string-value="INSERT INTO locality (id,regionid,typeid,name,ctime,mtime) VALUES (360150208,36015,3601,'Bondowoso','2006-08-14 00:00:00+07','2006-08-14 00:00:00+07');">
            <text:p>INSERT INTO locality (id,regionid,typeid,name,ctime,mtime) VALUES (360150208,36015,3601,'Bondowos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10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09">
            <text:p>209</text:p>
          </table:table-cell>
          <table:table-cell office:value-type="string">
            <text:p>Gresik</text:p>
          </table:table-cell>
          <table:table-cell table:formula="oooc:=[.A210]*10000+[.D210]" office:value-type="float" office:value="360150209">
            <text:p>360150209</text:p>
          </table:table-cell>
          <table:table-cell/>
          <table:table-cell table:formula="oooc:=&quot;INSERT INTO locality (id,regionid,typeid,name,ctime,mtime) VALUES (&quot;&amp;[.F210]&amp;&quot;,&quot;&amp;[.A210]&amp;&quot;,&quot;&amp;IF([.C210]=&quot;Kabupaten&quot;;3601;3602)&amp;&quot;,&quot;&amp;&quot;'&quot;&amp;[.E210]&amp;&quot;','&quot;&amp;[var.$B$1]&amp;&quot;','&quot;&amp;[var.$B$2]&amp;&quot;');&quot;" office:value-type="string" office:string-value="INSERT INTO locality (id,regionid,typeid,name,ctime,mtime) VALUES (360150209,36015,3601,'Gresik','2006-08-14 00:00:00+07','2006-08-14 00:00:00+07');">
            <text:p>INSERT INTO locality (id,regionid,typeid,name,ctime,mtime) VALUES (360150209,36015,3601,'Gresik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11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10">
            <text:p>210</text:p>
          </table:table-cell>
          <table:table-cell office:value-type="string">
            <text:p>Jember</text:p>
          </table:table-cell>
          <table:table-cell table:formula="oooc:=[.A211]*10000+[.D211]" office:value-type="float" office:value="360150210">
            <text:p>360150210</text:p>
          </table:table-cell>
          <table:table-cell/>
          <table:table-cell table:formula="oooc:=&quot;INSERT INTO locality (id,regionid,typeid,name,ctime,mtime) VALUES (&quot;&amp;[.F211]&amp;&quot;,&quot;&amp;[.A211]&amp;&quot;,&quot;&amp;IF([.C211]=&quot;Kabupaten&quot;;3601;3602)&amp;&quot;,&quot;&amp;&quot;'&quot;&amp;[.E211]&amp;&quot;','&quot;&amp;[var.$B$1]&amp;&quot;','&quot;&amp;[var.$B$2]&amp;&quot;');&quot;" office:value-type="string" office:string-value="INSERT INTO locality (id,regionid,typeid,name,ctime,mtime) VALUES (360150210,36015,3601,'Jember','2006-08-14 00:00:00+07','2006-08-14 00:00:00+07');">
            <text:p>INSERT INTO locality (id,regionid,typeid,name,ctime,mtime) VALUES (360150210,36015,3601,'Jembe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12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11">
            <text:p>211</text:p>
          </table:table-cell>
          <table:table-cell office:value-type="string">
            <text:p>Jombang</text:p>
          </table:table-cell>
          <table:table-cell table:formula="oooc:=[.A212]*10000+[.D212]" office:value-type="float" office:value="360150211">
            <text:p>360150211</text:p>
          </table:table-cell>
          <table:table-cell/>
          <table:table-cell table:formula="oooc:=&quot;INSERT INTO locality (id,regionid,typeid,name,ctime,mtime) VALUES (&quot;&amp;[.F212]&amp;&quot;,&quot;&amp;[.A212]&amp;&quot;,&quot;&amp;IF([.C212]=&quot;Kabupaten&quot;;3601;3602)&amp;&quot;,&quot;&amp;&quot;'&quot;&amp;[.E212]&amp;&quot;','&quot;&amp;[var.$B$1]&amp;&quot;','&quot;&amp;[var.$B$2]&amp;&quot;');&quot;" office:value-type="string" office:string-value="INSERT INTO locality (id,regionid,typeid,name,ctime,mtime) VALUES (360150211,36015,3601,'Jombang','2006-08-14 00:00:00+07','2006-08-14 00:00:00+07');">
            <text:p>INSERT INTO locality (id,regionid,typeid,name,ctime,mtime) VALUES (360150211,36015,3601,'Jomb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13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12">
            <text:p>212</text:p>
          </table:table-cell>
          <table:table-cell office:value-type="string">
            <text:p>Kediri</text:p>
          </table:table-cell>
          <table:table-cell table:formula="oooc:=[.A213]*10000+[.D213]" office:value-type="float" office:value="360150212">
            <text:p>360150212</text:p>
          </table:table-cell>
          <table:table-cell/>
          <table:table-cell table:formula="oooc:=&quot;INSERT INTO locality (id,regionid,typeid,name,ctime,mtime) VALUES (&quot;&amp;[.F213]&amp;&quot;,&quot;&amp;[.A213]&amp;&quot;,&quot;&amp;IF([.C213]=&quot;Kabupaten&quot;;3601;3602)&amp;&quot;,&quot;&amp;&quot;'&quot;&amp;[.E213]&amp;&quot;','&quot;&amp;[var.$B$1]&amp;&quot;','&quot;&amp;[var.$B$2]&amp;&quot;');&quot;" office:value-type="string" office:string-value="INSERT INTO locality (id,regionid,typeid,name,ctime,mtime) VALUES (360150212,36015,3601,'Kediri','2006-08-14 00:00:00+07','2006-08-14 00:00:00+07');">
            <text:p>INSERT INTO locality (id,regionid,typeid,name,ctime,mtime) VALUES (360150212,36015,3601,'Kedir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14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13">
            <text:p>213</text:p>
          </table:table-cell>
          <table:table-cell office:value-type="string">
            <text:p>Lamongan</text:p>
          </table:table-cell>
          <table:table-cell table:formula="oooc:=[.A214]*10000+[.D214]" office:value-type="float" office:value="360150213">
            <text:p>360150213</text:p>
          </table:table-cell>
          <table:table-cell/>
          <table:table-cell table:formula="oooc:=&quot;INSERT INTO locality (id,regionid,typeid,name,ctime,mtime) VALUES (&quot;&amp;[.F214]&amp;&quot;,&quot;&amp;[.A214]&amp;&quot;,&quot;&amp;IF([.C214]=&quot;Kabupaten&quot;;3601;3602)&amp;&quot;,&quot;&amp;&quot;'&quot;&amp;[.E214]&amp;&quot;','&quot;&amp;[var.$B$1]&amp;&quot;','&quot;&amp;[var.$B$2]&amp;&quot;');&quot;" office:value-type="string" office:string-value="INSERT INTO locality (id,regionid,typeid,name,ctime,mtime) VALUES (360150213,36015,3601,'Lamongan','2006-08-14 00:00:00+07','2006-08-14 00:00:00+07');">
            <text:p>INSERT INTO locality (id,regionid,typeid,name,ctime,mtime) VALUES (360150213,36015,3601,'Lamong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15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14">
            <text:p>214</text:p>
          </table:table-cell>
          <table:table-cell office:value-type="string">
            <text:p>Lumajang</text:p>
          </table:table-cell>
          <table:table-cell table:formula="oooc:=[.A215]*10000+[.D215]" office:value-type="float" office:value="360150214">
            <text:p>360150214</text:p>
          </table:table-cell>
          <table:table-cell/>
          <table:table-cell table:formula="oooc:=&quot;INSERT INTO locality (id,regionid,typeid,name,ctime,mtime) VALUES (&quot;&amp;[.F215]&amp;&quot;,&quot;&amp;[.A215]&amp;&quot;,&quot;&amp;IF([.C215]=&quot;Kabupaten&quot;;3601;3602)&amp;&quot;,&quot;&amp;&quot;'&quot;&amp;[.E215]&amp;&quot;','&quot;&amp;[var.$B$1]&amp;&quot;','&quot;&amp;[var.$B$2]&amp;&quot;');&quot;" office:value-type="string" office:string-value="INSERT INTO locality (id,regionid,typeid,name,ctime,mtime) VALUES (360150214,36015,3601,'Lumajang','2006-08-14 00:00:00+07','2006-08-14 00:00:00+07');">
            <text:p>INSERT INTO locality (id,regionid,typeid,name,ctime,mtime) VALUES (360150214,36015,3601,'Lumaj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16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15">
            <text:p>215</text:p>
          </table:table-cell>
          <table:table-cell office:value-type="string">
            <text:p>Madiun</text:p>
          </table:table-cell>
          <table:table-cell table:formula="oooc:=[.A216]*10000+[.D216]" office:value-type="float" office:value="360150215">
            <text:p>360150215</text:p>
          </table:table-cell>
          <table:table-cell/>
          <table:table-cell table:formula="oooc:=&quot;INSERT INTO locality (id,regionid,typeid,name,ctime,mtime) VALUES (&quot;&amp;[.F216]&amp;&quot;,&quot;&amp;[.A216]&amp;&quot;,&quot;&amp;IF([.C216]=&quot;Kabupaten&quot;;3601;3602)&amp;&quot;,&quot;&amp;&quot;'&quot;&amp;[.E216]&amp;&quot;','&quot;&amp;[var.$B$1]&amp;&quot;','&quot;&amp;[var.$B$2]&amp;&quot;');&quot;" office:value-type="string" office:string-value="INSERT INTO locality (id,regionid,typeid,name,ctime,mtime) VALUES (360150215,36015,3601,'Madiun','2006-08-14 00:00:00+07','2006-08-14 00:00:00+07');">
            <text:p>INSERT INTO locality (id,regionid,typeid,name,ctime,mtime) VALUES (360150215,36015,3601,'Madiu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17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16">
            <text:p>216</text:p>
          </table:table-cell>
          <table:table-cell office:value-type="string">
            <text:p>Magetan</text:p>
          </table:table-cell>
          <table:table-cell table:formula="oooc:=[.A217]*10000+[.D217]" office:value-type="float" office:value="360150216">
            <text:p>360150216</text:p>
          </table:table-cell>
          <table:table-cell/>
          <table:table-cell table:formula="oooc:=&quot;INSERT INTO locality (id,regionid,typeid,name,ctime,mtime) VALUES (&quot;&amp;[.F217]&amp;&quot;,&quot;&amp;[.A217]&amp;&quot;,&quot;&amp;IF([.C217]=&quot;Kabupaten&quot;;3601;3602)&amp;&quot;,&quot;&amp;&quot;'&quot;&amp;[.E217]&amp;&quot;','&quot;&amp;[var.$B$1]&amp;&quot;','&quot;&amp;[var.$B$2]&amp;&quot;');&quot;" office:value-type="string" office:string-value="INSERT INTO locality (id,regionid,typeid,name,ctime,mtime) VALUES (360150216,36015,3601,'Magetan','2006-08-14 00:00:00+07','2006-08-14 00:00:00+07');">
            <text:p>INSERT INTO locality (id,regionid,typeid,name,ctime,mtime) VALUES (360150216,36015,3601,'Mage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18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17">
            <text:p>217</text:p>
          </table:table-cell>
          <table:table-cell office:value-type="string">
            <text:p>Malang</text:p>
          </table:table-cell>
          <table:table-cell table:formula="oooc:=[.A218]*10000+[.D218]" office:value-type="float" office:value="360150217">
            <text:p>360150217</text:p>
          </table:table-cell>
          <table:table-cell/>
          <table:table-cell table:formula="oooc:=&quot;INSERT INTO locality (id,regionid,typeid,name,ctime,mtime) VALUES (&quot;&amp;[.F218]&amp;&quot;,&quot;&amp;[.A218]&amp;&quot;,&quot;&amp;IF([.C218]=&quot;Kabupaten&quot;;3601;3602)&amp;&quot;,&quot;&amp;&quot;'&quot;&amp;[.E218]&amp;&quot;','&quot;&amp;[var.$B$1]&amp;&quot;','&quot;&amp;[var.$B$2]&amp;&quot;');&quot;" office:value-type="string" office:string-value="INSERT INTO locality (id,regionid,typeid,name,ctime,mtime) VALUES (360150217,36015,3601,'Malang','2006-08-14 00:00:00+07','2006-08-14 00:00:00+07');">
            <text:p>INSERT INTO locality (id,regionid,typeid,name,ctime,mtime) VALUES (360150217,36015,3601,'Mal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19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18">
            <text:p>218</text:p>
          </table:table-cell>
          <table:table-cell office:value-type="string">
            <text:p>Mojokerto</text:p>
          </table:table-cell>
          <table:table-cell table:formula="oooc:=[.A219]*10000+[.D219]" office:value-type="float" office:value="360150218">
            <text:p>360150218</text:p>
          </table:table-cell>
          <table:table-cell/>
          <table:table-cell table:formula="oooc:=&quot;INSERT INTO locality (id,regionid,typeid,name,ctime,mtime) VALUES (&quot;&amp;[.F219]&amp;&quot;,&quot;&amp;[.A219]&amp;&quot;,&quot;&amp;IF([.C219]=&quot;Kabupaten&quot;;3601;3602)&amp;&quot;,&quot;&amp;&quot;'&quot;&amp;[.E219]&amp;&quot;','&quot;&amp;[var.$B$1]&amp;&quot;','&quot;&amp;[var.$B$2]&amp;&quot;');&quot;" office:value-type="string" office:string-value="INSERT INTO locality (id,regionid,typeid,name,ctime,mtime) VALUES (360150218,36015,3601,'Mojokerto','2006-08-14 00:00:00+07','2006-08-14 00:00:00+07');">
            <text:p>INSERT INTO locality (id,regionid,typeid,name,ctime,mtime) VALUES (360150218,36015,3601,'Mojokert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20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19">
            <text:p>219</text:p>
          </table:table-cell>
          <table:table-cell office:value-type="string">
            <text:p>Nganjuk</text:p>
          </table:table-cell>
          <table:table-cell table:formula="oooc:=[.A220]*10000+[.D220]" office:value-type="float" office:value="360150219">
            <text:p>360150219</text:p>
          </table:table-cell>
          <table:table-cell/>
          <table:table-cell table:formula="oooc:=&quot;INSERT INTO locality (id,regionid,typeid,name,ctime,mtime) VALUES (&quot;&amp;[.F220]&amp;&quot;,&quot;&amp;[.A220]&amp;&quot;,&quot;&amp;IF([.C220]=&quot;Kabupaten&quot;;3601;3602)&amp;&quot;,&quot;&amp;&quot;'&quot;&amp;[.E220]&amp;&quot;','&quot;&amp;[var.$B$1]&amp;&quot;','&quot;&amp;[var.$B$2]&amp;&quot;');&quot;" office:value-type="string" office:string-value="INSERT INTO locality (id,regionid,typeid,name,ctime,mtime) VALUES (360150219,36015,3601,'Nganjuk','2006-08-14 00:00:00+07','2006-08-14 00:00:00+07');">
            <text:p>INSERT INTO locality (id,regionid,typeid,name,ctime,mtime) VALUES (360150219,36015,3601,'Nganjuk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21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20">
            <text:p>220</text:p>
          </table:table-cell>
          <table:table-cell office:value-type="string">
            <text:p>Ngawi</text:p>
          </table:table-cell>
          <table:table-cell table:formula="oooc:=[.A221]*10000+[.D221]" office:value-type="float" office:value="360150220">
            <text:p>360150220</text:p>
          </table:table-cell>
          <table:table-cell/>
          <table:table-cell table:formula="oooc:=&quot;INSERT INTO locality (id,regionid,typeid,name,ctime,mtime) VALUES (&quot;&amp;[.F221]&amp;&quot;,&quot;&amp;[.A221]&amp;&quot;,&quot;&amp;IF([.C221]=&quot;Kabupaten&quot;;3601;3602)&amp;&quot;,&quot;&amp;&quot;'&quot;&amp;[.E221]&amp;&quot;','&quot;&amp;[var.$B$1]&amp;&quot;','&quot;&amp;[var.$B$2]&amp;&quot;');&quot;" office:value-type="string" office:string-value="INSERT INTO locality (id,regionid,typeid,name,ctime,mtime) VALUES (360150220,36015,3601,'Ngawi','2006-08-14 00:00:00+07','2006-08-14 00:00:00+07');">
            <text:p>INSERT INTO locality (id,regionid,typeid,name,ctime,mtime) VALUES (360150220,36015,3601,'Ngaw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22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21">
            <text:p>221</text:p>
          </table:table-cell>
          <table:table-cell office:value-type="string">
            <text:p>Pacitan</text:p>
          </table:table-cell>
          <table:table-cell table:formula="oooc:=[.A222]*10000+[.D222]" office:value-type="float" office:value="360150221">
            <text:p>360150221</text:p>
          </table:table-cell>
          <table:table-cell/>
          <table:table-cell table:formula="oooc:=&quot;INSERT INTO locality (id,regionid,typeid,name,ctime,mtime) VALUES (&quot;&amp;[.F222]&amp;&quot;,&quot;&amp;[.A222]&amp;&quot;,&quot;&amp;IF([.C222]=&quot;Kabupaten&quot;;3601;3602)&amp;&quot;,&quot;&amp;&quot;'&quot;&amp;[.E222]&amp;&quot;','&quot;&amp;[var.$B$1]&amp;&quot;','&quot;&amp;[var.$B$2]&amp;&quot;');&quot;" office:value-type="string" office:string-value="INSERT INTO locality (id,regionid,typeid,name,ctime,mtime) VALUES (360150221,36015,3601,'Pacitan','2006-08-14 00:00:00+07','2006-08-14 00:00:00+07');">
            <text:p>INSERT INTO locality (id,regionid,typeid,name,ctime,mtime) VALUES (360150221,36015,3601,'Paci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23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22">
            <text:p>222</text:p>
          </table:table-cell>
          <table:table-cell office:value-type="string">
            <text:p>Pamekasan</text:p>
          </table:table-cell>
          <table:table-cell table:formula="oooc:=[.A223]*10000+[.D223]" office:value-type="float" office:value="360150222">
            <text:p>360150222</text:p>
          </table:table-cell>
          <table:table-cell/>
          <table:table-cell table:formula="oooc:=&quot;INSERT INTO locality (id,regionid,typeid,name,ctime,mtime) VALUES (&quot;&amp;[.F223]&amp;&quot;,&quot;&amp;[.A223]&amp;&quot;,&quot;&amp;IF([.C223]=&quot;Kabupaten&quot;;3601;3602)&amp;&quot;,&quot;&amp;&quot;'&quot;&amp;[.E223]&amp;&quot;','&quot;&amp;[var.$B$1]&amp;&quot;','&quot;&amp;[var.$B$2]&amp;&quot;');&quot;" office:value-type="string" office:string-value="INSERT INTO locality (id,regionid,typeid,name,ctime,mtime) VALUES (360150222,36015,3601,'Pamekasan','2006-08-14 00:00:00+07','2006-08-14 00:00:00+07');">
            <text:p>INSERT INTO locality (id,regionid,typeid,name,ctime,mtime) VALUES (360150222,36015,3601,'Pamekas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24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23">
            <text:p>223</text:p>
          </table:table-cell>
          <table:table-cell office:value-type="string">
            <text:p>Pasuruan</text:p>
          </table:table-cell>
          <table:table-cell table:formula="oooc:=[.A224]*10000+[.D224]" office:value-type="float" office:value="360150223">
            <text:p>360150223</text:p>
          </table:table-cell>
          <table:table-cell/>
          <table:table-cell table:formula="oooc:=&quot;INSERT INTO locality (id,regionid,typeid,name,ctime,mtime) VALUES (&quot;&amp;[.F224]&amp;&quot;,&quot;&amp;[.A224]&amp;&quot;,&quot;&amp;IF([.C224]=&quot;Kabupaten&quot;;3601;3602)&amp;&quot;,&quot;&amp;&quot;'&quot;&amp;[.E224]&amp;&quot;','&quot;&amp;[var.$B$1]&amp;&quot;','&quot;&amp;[var.$B$2]&amp;&quot;');&quot;" office:value-type="string" office:string-value="INSERT INTO locality (id,regionid,typeid,name,ctime,mtime) VALUES (360150223,36015,3601,'Pasuruan','2006-08-14 00:00:00+07','2006-08-14 00:00:00+07');">
            <text:p>INSERT INTO locality (id,regionid,typeid,name,ctime,mtime) VALUES (360150223,36015,3601,'Pasuru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25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24">
            <text:p>224</text:p>
          </table:table-cell>
          <table:table-cell office:value-type="string">
            <text:p>Ponorogo</text:p>
          </table:table-cell>
          <table:table-cell table:formula="oooc:=[.A225]*10000+[.D225]" office:value-type="float" office:value="360150224">
            <text:p>360150224</text:p>
          </table:table-cell>
          <table:table-cell/>
          <table:table-cell table:formula="oooc:=&quot;INSERT INTO locality (id,regionid,typeid,name,ctime,mtime) VALUES (&quot;&amp;[.F225]&amp;&quot;,&quot;&amp;[.A225]&amp;&quot;,&quot;&amp;IF([.C225]=&quot;Kabupaten&quot;;3601;3602)&amp;&quot;,&quot;&amp;&quot;'&quot;&amp;[.E225]&amp;&quot;','&quot;&amp;[var.$B$1]&amp;&quot;','&quot;&amp;[var.$B$2]&amp;&quot;');&quot;" office:value-type="string" office:string-value="INSERT INTO locality (id,regionid,typeid,name,ctime,mtime) VALUES (360150224,36015,3601,'Ponorogo','2006-08-14 00:00:00+07','2006-08-14 00:00:00+07');">
            <text:p>INSERT INTO locality (id,regionid,typeid,name,ctime,mtime) VALUES (360150224,36015,3601,'Ponorog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26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25">
            <text:p>225</text:p>
          </table:table-cell>
          <table:table-cell office:value-type="string">
            <text:p>Probolinggo</text:p>
          </table:table-cell>
          <table:table-cell table:formula="oooc:=[.A226]*10000+[.D226]" office:value-type="float" office:value="360150225">
            <text:p>360150225</text:p>
          </table:table-cell>
          <table:table-cell/>
          <table:table-cell table:formula="oooc:=&quot;INSERT INTO locality (id,regionid,typeid,name,ctime,mtime) VALUES (&quot;&amp;[.F226]&amp;&quot;,&quot;&amp;[.A226]&amp;&quot;,&quot;&amp;IF([.C226]=&quot;Kabupaten&quot;;3601;3602)&amp;&quot;,&quot;&amp;&quot;'&quot;&amp;[.E226]&amp;&quot;','&quot;&amp;[var.$B$1]&amp;&quot;','&quot;&amp;[var.$B$2]&amp;&quot;');&quot;" office:value-type="string" office:string-value="INSERT INTO locality (id,regionid,typeid,name,ctime,mtime) VALUES (360150225,36015,3601,'Probolinggo','2006-08-14 00:00:00+07','2006-08-14 00:00:00+07');">
            <text:p>INSERT INTO locality (id,regionid,typeid,name,ctime,mtime) VALUES (360150225,36015,3601,'Probolingg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27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26">
            <text:p>226</text:p>
          </table:table-cell>
          <table:table-cell office:value-type="string">
            <text:p>Sampang</text:p>
          </table:table-cell>
          <table:table-cell table:formula="oooc:=[.A227]*10000+[.D227]" office:value-type="float" office:value="360150226">
            <text:p>360150226</text:p>
          </table:table-cell>
          <table:table-cell/>
          <table:table-cell table:formula="oooc:=&quot;INSERT INTO locality (id,regionid,typeid,name,ctime,mtime) VALUES (&quot;&amp;[.F227]&amp;&quot;,&quot;&amp;[.A227]&amp;&quot;,&quot;&amp;IF([.C227]=&quot;Kabupaten&quot;;3601;3602)&amp;&quot;,&quot;&amp;&quot;'&quot;&amp;[.E227]&amp;&quot;','&quot;&amp;[var.$B$1]&amp;&quot;','&quot;&amp;[var.$B$2]&amp;&quot;');&quot;" office:value-type="string" office:string-value="INSERT INTO locality (id,regionid,typeid,name,ctime,mtime) VALUES (360150226,36015,3601,'Sampang','2006-08-14 00:00:00+07','2006-08-14 00:00:00+07');">
            <text:p>INSERT INTO locality (id,regionid,typeid,name,ctime,mtime) VALUES (360150226,36015,3601,'Samp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28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27">
            <text:p>227</text:p>
          </table:table-cell>
          <table:table-cell office:value-type="string">
            <text:p>Sidoarjo</text:p>
          </table:table-cell>
          <table:table-cell table:formula="oooc:=[.A228]*10000+[.D228]" office:value-type="float" office:value="360150227">
            <text:p>360150227</text:p>
          </table:table-cell>
          <table:table-cell/>
          <table:table-cell table:formula="oooc:=&quot;INSERT INTO locality (id,regionid,typeid,name,ctime,mtime) VALUES (&quot;&amp;[.F228]&amp;&quot;,&quot;&amp;[.A228]&amp;&quot;,&quot;&amp;IF([.C228]=&quot;Kabupaten&quot;;3601;3602)&amp;&quot;,&quot;&amp;&quot;'&quot;&amp;[.E228]&amp;&quot;','&quot;&amp;[var.$B$1]&amp;&quot;','&quot;&amp;[var.$B$2]&amp;&quot;');&quot;" office:value-type="string" office:string-value="INSERT INTO locality (id,regionid,typeid,name,ctime,mtime) VALUES (360150227,36015,3601,'Sidoarjo','2006-08-14 00:00:00+07','2006-08-14 00:00:00+07');">
            <text:p>INSERT INTO locality (id,regionid,typeid,name,ctime,mtime) VALUES (360150227,36015,3601,'Sidoarj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29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28">
            <text:p>228</text:p>
          </table:table-cell>
          <table:table-cell office:value-type="string">
            <text:p>Situbondo</text:p>
          </table:table-cell>
          <table:table-cell table:formula="oooc:=[.A229]*10000+[.D229]" office:value-type="float" office:value="360150228">
            <text:p>360150228</text:p>
          </table:table-cell>
          <table:table-cell/>
          <table:table-cell table:formula="oooc:=&quot;INSERT INTO locality (id,regionid,typeid,name,ctime,mtime) VALUES (&quot;&amp;[.F229]&amp;&quot;,&quot;&amp;[.A229]&amp;&quot;,&quot;&amp;IF([.C229]=&quot;Kabupaten&quot;;3601;3602)&amp;&quot;,&quot;&amp;&quot;'&quot;&amp;[.E229]&amp;&quot;','&quot;&amp;[var.$B$1]&amp;&quot;','&quot;&amp;[var.$B$2]&amp;&quot;');&quot;" office:value-type="string" office:string-value="INSERT INTO locality (id,regionid,typeid,name,ctime,mtime) VALUES (360150228,36015,3601,'Situbondo','2006-08-14 00:00:00+07','2006-08-14 00:00:00+07');">
            <text:p>INSERT INTO locality (id,regionid,typeid,name,ctime,mtime) VALUES (360150228,36015,3601,'Situbond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30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29">
            <text:p>229</text:p>
          </table:table-cell>
          <table:table-cell office:value-type="string">
            <text:p>Sumenep</text:p>
          </table:table-cell>
          <table:table-cell table:formula="oooc:=[.A230]*10000+[.D230]" office:value-type="float" office:value="360150229">
            <text:p>360150229</text:p>
          </table:table-cell>
          <table:table-cell/>
          <table:table-cell table:formula="oooc:=&quot;INSERT INTO locality (id,regionid,typeid,name,ctime,mtime) VALUES (&quot;&amp;[.F230]&amp;&quot;,&quot;&amp;[.A230]&amp;&quot;,&quot;&amp;IF([.C230]=&quot;Kabupaten&quot;;3601;3602)&amp;&quot;,&quot;&amp;&quot;'&quot;&amp;[.E230]&amp;&quot;','&quot;&amp;[var.$B$1]&amp;&quot;','&quot;&amp;[var.$B$2]&amp;&quot;');&quot;" office:value-type="string" office:string-value="INSERT INTO locality (id,regionid,typeid,name,ctime,mtime) VALUES (360150229,36015,3601,'Sumenep','2006-08-14 00:00:00+07','2006-08-14 00:00:00+07');">
            <text:p>INSERT INTO locality (id,regionid,typeid,name,ctime,mtime) VALUES (360150229,36015,3601,'Sumenep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31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30">
            <text:p>230</text:p>
          </table:table-cell>
          <table:table-cell office:value-type="string">
            <text:p>Trenggalek</text:p>
          </table:table-cell>
          <table:table-cell table:formula="oooc:=[.A231]*10000+[.D231]" office:value-type="float" office:value="360150230">
            <text:p>360150230</text:p>
          </table:table-cell>
          <table:table-cell/>
          <table:table-cell table:formula="oooc:=&quot;INSERT INTO locality (id,regionid,typeid,name,ctime,mtime) VALUES (&quot;&amp;[.F231]&amp;&quot;,&quot;&amp;[.A231]&amp;&quot;,&quot;&amp;IF([.C231]=&quot;Kabupaten&quot;;3601;3602)&amp;&quot;,&quot;&amp;&quot;'&quot;&amp;[.E231]&amp;&quot;','&quot;&amp;[var.$B$1]&amp;&quot;','&quot;&amp;[var.$B$2]&amp;&quot;');&quot;" office:value-type="string" office:string-value="INSERT INTO locality (id,regionid,typeid,name,ctime,mtime) VALUES (360150230,36015,3601,'Trenggalek','2006-08-14 00:00:00+07','2006-08-14 00:00:00+07');">
            <text:p>INSERT INTO locality (id,regionid,typeid,name,ctime,mtime) VALUES (360150230,36015,3601,'Trenggalek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32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31">
            <text:p>231</text:p>
          </table:table-cell>
          <table:table-cell office:value-type="string">
            <text:p>Tuban</text:p>
          </table:table-cell>
          <table:table-cell table:formula="oooc:=[.A232]*10000+[.D232]" office:value-type="float" office:value="360150231">
            <text:p>360150231</text:p>
          </table:table-cell>
          <table:table-cell/>
          <table:table-cell table:formula="oooc:=&quot;INSERT INTO locality (id,regionid,typeid,name,ctime,mtime) VALUES (&quot;&amp;[.F232]&amp;&quot;,&quot;&amp;[.A232]&amp;&quot;,&quot;&amp;IF([.C232]=&quot;Kabupaten&quot;;3601;3602)&amp;&quot;,&quot;&amp;&quot;'&quot;&amp;[.E232]&amp;&quot;','&quot;&amp;[var.$B$1]&amp;&quot;','&quot;&amp;[var.$B$2]&amp;&quot;');&quot;" office:value-type="string" office:string-value="INSERT INTO locality (id,regionid,typeid,name,ctime,mtime) VALUES (360150231,36015,3601,'Tuban','2006-08-14 00:00:00+07','2006-08-14 00:00:00+07');">
            <text:p>INSERT INTO locality (id,regionid,typeid,name,ctime,mtime) VALUES (360150231,36015,3601,'Tub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33];[p.$A$1:.$B$50];2;0)" office:value-type="string" office:string-value="Jawa Timur">
            <text:p>Jawa Timur</text:p>
          </table:table-cell>
          <table:table-cell office:value-type="string">
            <text:p>Kabupaten</text:p>
          </table:table-cell>
          <table:table-cell office:value-type="float" office:value="232">
            <text:p>232</text:p>
          </table:table-cell>
          <table:table-cell office:value-type="string">
            <text:p>Tulungagung</text:p>
          </table:table-cell>
          <table:table-cell table:formula="oooc:=[.A233]*10000+[.D233]" office:value-type="float" office:value="360150232">
            <text:p>360150232</text:p>
          </table:table-cell>
          <table:table-cell/>
          <table:table-cell table:formula="oooc:=&quot;INSERT INTO locality (id,regionid,typeid,name,ctime,mtime) VALUES (&quot;&amp;[.F233]&amp;&quot;,&quot;&amp;[.A233]&amp;&quot;,&quot;&amp;IF([.C233]=&quot;Kabupaten&quot;;3601;3602)&amp;&quot;,&quot;&amp;&quot;'&quot;&amp;[.E233]&amp;&quot;','&quot;&amp;[var.$B$1]&amp;&quot;','&quot;&amp;[var.$B$2]&amp;&quot;');&quot;" office:value-type="string" office:string-value="INSERT INTO locality (id,regionid,typeid,name,ctime,mtime) VALUES (360150232,36015,3601,'Tulungagung','2006-08-14 00:00:00+07','2006-08-14 00:00:00+07');">
            <text:p>INSERT INTO locality (id,regionid,typeid,name,ctime,mtime) VALUES (360150232,36015,3601,'Tulungagu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34];[p.$A$1:.$B$50];2;0)" office:value-type="string" office:string-value="Jawa Timur">
            <text:p>Jawa Timur</text:p>
          </table:table-cell>
          <table:table-cell office:value-type="string">
            <text:p>Kota</text:p>
          </table:table-cell>
          <table:table-cell office:value-type="float" office:value="233">
            <text:p>233</text:p>
          </table:table-cell>
          <table:table-cell office:value-type="string">
            <text:p>Batu</text:p>
          </table:table-cell>
          <table:table-cell table:formula="oooc:=[.A234]*10000+[.D234]" office:value-type="float" office:value="360150233">
            <text:p>360150233</text:p>
          </table:table-cell>
          <table:table-cell/>
          <table:table-cell table:formula="oooc:=&quot;INSERT INTO locality (id,regionid,typeid,name,ctime,mtime) VALUES (&quot;&amp;[.F234]&amp;&quot;,&quot;&amp;[.A234]&amp;&quot;,&quot;&amp;IF([.C234]=&quot;Kabupaten&quot;;3601;3602)&amp;&quot;,&quot;&amp;&quot;'&quot;&amp;[.E234]&amp;&quot;','&quot;&amp;[var.$B$1]&amp;&quot;','&quot;&amp;[var.$B$2]&amp;&quot;');&quot;" office:value-type="string" office:string-value="INSERT INTO locality (id,regionid,typeid,name,ctime,mtime) VALUES (360150233,36015,3602,'Batu','2006-08-14 00:00:00+07','2006-08-14 00:00:00+07');">
            <text:p>INSERT INTO locality (id,regionid,typeid,name,ctime,mtime) VALUES (360150233,36015,3602,'Bat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35];[p.$A$1:.$B$50];2;0)" office:value-type="string" office:string-value="Jawa Timur">
            <text:p>Jawa Timur</text:p>
          </table:table-cell>
          <table:table-cell office:value-type="string">
            <text:p>Kota</text:p>
          </table:table-cell>
          <table:table-cell office:value-type="float" office:value="234">
            <text:p>234</text:p>
          </table:table-cell>
          <table:table-cell office:value-type="string">
            <text:p>Blitar</text:p>
          </table:table-cell>
          <table:table-cell table:formula="oooc:=[.A235]*10000+[.D235]" office:value-type="float" office:value="360150234">
            <text:p>360150234</text:p>
          </table:table-cell>
          <table:table-cell/>
          <table:table-cell table:formula="oooc:=&quot;INSERT INTO locality (id,regionid,typeid,name,ctime,mtime) VALUES (&quot;&amp;[.F235]&amp;&quot;,&quot;&amp;[.A235]&amp;&quot;,&quot;&amp;IF([.C235]=&quot;Kabupaten&quot;;3601;3602)&amp;&quot;,&quot;&amp;&quot;'&quot;&amp;[.E235]&amp;&quot;','&quot;&amp;[var.$B$1]&amp;&quot;','&quot;&amp;[var.$B$2]&amp;&quot;');&quot;" office:value-type="string" office:string-value="INSERT INTO locality (id,regionid,typeid,name,ctime,mtime) VALUES (360150234,36015,3602,'Blitar','2006-08-14 00:00:00+07','2006-08-14 00:00:00+07');">
            <text:p>INSERT INTO locality (id,regionid,typeid,name,ctime,mtime) VALUES (360150234,36015,3602,'Blit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36];[p.$A$1:.$B$50];2;0)" office:value-type="string" office:string-value="Jawa Timur">
            <text:p>Jawa Timur</text:p>
          </table:table-cell>
          <table:table-cell office:value-type="string">
            <text:p>Kota</text:p>
          </table:table-cell>
          <table:table-cell office:value-type="float" office:value="235">
            <text:p>235</text:p>
          </table:table-cell>
          <table:table-cell office:value-type="string">
            <text:p>Kediri</text:p>
          </table:table-cell>
          <table:table-cell table:formula="oooc:=[.A236]*10000+[.D236]" office:value-type="float" office:value="360150235">
            <text:p>360150235</text:p>
          </table:table-cell>
          <table:table-cell/>
          <table:table-cell table:formula="oooc:=&quot;INSERT INTO locality (id,regionid,typeid,name,ctime,mtime) VALUES (&quot;&amp;[.F236]&amp;&quot;,&quot;&amp;[.A236]&amp;&quot;,&quot;&amp;IF([.C236]=&quot;Kabupaten&quot;;3601;3602)&amp;&quot;,&quot;&amp;&quot;'&quot;&amp;[.E236]&amp;&quot;','&quot;&amp;[var.$B$1]&amp;&quot;','&quot;&amp;[var.$B$2]&amp;&quot;');&quot;" office:value-type="string" office:string-value="INSERT INTO locality (id,regionid,typeid,name,ctime,mtime) VALUES (360150235,36015,3602,'Kediri','2006-08-14 00:00:00+07','2006-08-14 00:00:00+07');">
            <text:p>INSERT INTO locality (id,regionid,typeid,name,ctime,mtime) VALUES (360150235,36015,3602,'Kedir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37];[p.$A$1:.$B$50];2;0)" office:value-type="string" office:string-value="Jawa Timur">
            <text:p>Jawa Timur</text:p>
          </table:table-cell>
          <table:table-cell office:value-type="string">
            <text:p>Kota</text:p>
          </table:table-cell>
          <table:table-cell office:value-type="float" office:value="236">
            <text:p>236</text:p>
          </table:table-cell>
          <table:table-cell office:value-type="string">
            <text:p>Madiun</text:p>
          </table:table-cell>
          <table:table-cell table:formula="oooc:=[.A237]*10000+[.D237]" office:value-type="float" office:value="360150236">
            <text:p>360150236</text:p>
          </table:table-cell>
          <table:table-cell/>
          <table:table-cell table:formula="oooc:=&quot;INSERT INTO locality (id,regionid,typeid,name,ctime,mtime) VALUES (&quot;&amp;[.F237]&amp;&quot;,&quot;&amp;[.A237]&amp;&quot;,&quot;&amp;IF([.C237]=&quot;Kabupaten&quot;;3601;3602)&amp;&quot;,&quot;&amp;&quot;'&quot;&amp;[.E237]&amp;&quot;','&quot;&amp;[var.$B$1]&amp;&quot;','&quot;&amp;[var.$B$2]&amp;&quot;');&quot;" office:value-type="string" office:string-value="INSERT INTO locality (id,regionid,typeid,name,ctime,mtime) VALUES (360150236,36015,3602,'Madiun','2006-08-14 00:00:00+07','2006-08-14 00:00:00+07');">
            <text:p>INSERT INTO locality (id,regionid,typeid,name,ctime,mtime) VALUES (360150236,36015,3602,'Madiu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38];[p.$A$1:.$B$50];2;0)" office:value-type="string" office:string-value="Jawa Timur">
            <text:p>Jawa Timur</text:p>
          </table:table-cell>
          <table:table-cell office:value-type="string">
            <text:p>Kota</text:p>
          </table:table-cell>
          <table:table-cell office:value-type="float" office:value="237">
            <text:p>237</text:p>
          </table:table-cell>
          <table:table-cell office:value-type="string">
            <text:p>Malang</text:p>
          </table:table-cell>
          <table:table-cell table:formula="oooc:=[.A238]*10000+[.D238]" office:value-type="float" office:value="360150237">
            <text:p>360150237</text:p>
          </table:table-cell>
          <table:table-cell/>
          <table:table-cell table:formula="oooc:=&quot;INSERT INTO locality (id,regionid,typeid,name,ctime,mtime) VALUES (&quot;&amp;[.F238]&amp;&quot;,&quot;&amp;[.A238]&amp;&quot;,&quot;&amp;IF([.C238]=&quot;Kabupaten&quot;;3601;3602)&amp;&quot;,&quot;&amp;&quot;'&quot;&amp;[.E238]&amp;&quot;','&quot;&amp;[var.$B$1]&amp;&quot;','&quot;&amp;[var.$B$2]&amp;&quot;');&quot;" office:value-type="string" office:string-value="INSERT INTO locality (id,regionid,typeid,name,ctime,mtime) VALUES (360150237,36015,3602,'Malang','2006-08-14 00:00:00+07','2006-08-14 00:00:00+07');">
            <text:p>INSERT INTO locality (id,regionid,typeid,name,ctime,mtime) VALUES (360150237,36015,3602,'Mal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39];[p.$A$1:.$B$50];2;0)" office:value-type="string" office:string-value="Jawa Timur">
            <text:p>Jawa Timur</text:p>
          </table:table-cell>
          <table:table-cell office:value-type="string">
            <text:p>Kota</text:p>
          </table:table-cell>
          <table:table-cell office:value-type="float" office:value="238">
            <text:p>238</text:p>
          </table:table-cell>
          <table:table-cell office:value-type="string">
            <text:p>Mojokerto</text:p>
          </table:table-cell>
          <table:table-cell table:formula="oooc:=[.A239]*10000+[.D239]" office:value-type="float" office:value="360150238">
            <text:p>360150238</text:p>
          </table:table-cell>
          <table:table-cell/>
          <table:table-cell table:formula="oooc:=&quot;INSERT INTO locality (id,regionid,typeid,name,ctime,mtime) VALUES (&quot;&amp;[.F239]&amp;&quot;,&quot;&amp;[.A239]&amp;&quot;,&quot;&amp;IF([.C239]=&quot;Kabupaten&quot;;3601;3602)&amp;&quot;,&quot;&amp;&quot;'&quot;&amp;[.E239]&amp;&quot;','&quot;&amp;[var.$B$1]&amp;&quot;','&quot;&amp;[var.$B$2]&amp;&quot;');&quot;" office:value-type="string" office:string-value="INSERT INTO locality (id,regionid,typeid,name,ctime,mtime) VALUES (360150238,36015,3602,'Mojokerto','2006-08-14 00:00:00+07','2006-08-14 00:00:00+07');">
            <text:p>INSERT INTO locality (id,regionid,typeid,name,ctime,mtime) VALUES (360150238,36015,3602,'Mojokert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40];[p.$A$1:.$B$50];2;0)" office:value-type="string" office:string-value="Jawa Timur">
            <text:p>Jawa Timur</text:p>
          </table:table-cell>
          <table:table-cell office:value-type="string">
            <text:p>Kota</text:p>
          </table:table-cell>
          <table:table-cell office:value-type="float" office:value="239">
            <text:p>239</text:p>
          </table:table-cell>
          <table:table-cell office:value-type="string">
            <text:p>Pasuruan</text:p>
          </table:table-cell>
          <table:table-cell table:formula="oooc:=[.A240]*10000+[.D240]" office:value-type="float" office:value="360150239">
            <text:p>360150239</text:p>
          </table:table-cell>
          <table:table-cell/>
          <table:table-cell table:formula="oooc:=&quot;INSERT INTO locality (id,regionid,typeid,name,ctime,mtime) VALUES (&quot;&amp;[.F240]&amp;&quot;,&quot;&amp;[.A240]&amp;&quot;,&quot;&amp;IF([.C240]=&quot;Kabupaten&quot;;3601;3602)&amp;&quot;,&quot;&amp;&quot;'&quot;&amp;[.E240]&amp;&quot;','&quot;&amp;[var.$B$1]&amp;&quot;','&quot;&amp;[var.$B$2]&amp;&quot;');&quot;" office:value-type="string" office:string-value="INSERT INTO locality (id,regionid,typeid,name,ctime,mtime) VALUES (360150239,36015,3602,'Pasuruan','2006-08-14 00:00:00+07','2006-08-14 00:00:00+07');">
            <text:p>INSERT INTO locality (id,regionid,typeid,name,ctime,mtime) VALUES (360150239,36015,3602,'Pasuru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41];[p.$A$1:.$B$50];2;0)" office:value-type="string" office:string-value="Jawa Timur">
            <text:p>Jawa Timur</text:p>
          </table:table-cell>
          <table:table-cell office:value-type="string">
            <text:p>Kota</text:p>
          </table:table-cell>
          <table:table-cell office:value-type="float" office:value="240">
            <text:p>240</text:p>
          </table:table-cell>
          <table:table-cell office:value-type="string">
            <text:p>Probolinggo</text:p>
          </table:table-cell>
          <table:table-cell table:formula="oooc:=[.A241]*10000+[.D241]" office:value-type="float" office:value="360150240">
            <text:p>360150240</text:p>
          </table:table-cell>
          <table:table-cell/>
          <table:table-cell table:formula="oooc:=&quot;INSERT INTO locality (id,regionid,typeid,name,ctime,mtime) VALUES (&quot;&amp;[.F241]&amp;&quot;,&quot;&amp;[.A241]&amp;&quot;,&quot;&amp;IF([.C241]=&quot;Kabupaten&quot;;3601;3602)&amp;&quot;,&quot;&amp;&quot;'&quot;&amp;[.E241]&amp;&quot;','&quot;&amp;[var.$B$1]&amp;&quot;','&quot;&amp;[var.$B$2]&amp;&quot;');&quot;" office:value-type="string" office:string-value="INSERT INTO locality (id,regionid,typeid,name,ctime,mtime) VALUES (360150240,36015,3602,'Probolinggo','2006-08-14 00:00:00+07','2006-08-14 00:00:00+07');">
            <text:p>INSERT INTO locality (id,regionid,typeid,name,ctime,mtime) VALUES (360150240,36015,3602,'Probolingg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5">
            <text:p>36015</text:p>
          </table:table-cell>
          <table:table-cell table:formula="oooc:=VLOOKUP([.A242];[p.$A$1:.$B$50];2;0)" office:value-type="string" office:string-value="Jawa Timur">
            <text:p>Jawa Timur</text:p>
          </table:table-cell>
          <table:table-cell office:value-type="string">
            <text:p>Kota</text:p>
          </table:table-cell>
          <table:table-cell office:value-type="float" office:value="241">
            <text:p>241</text:p>
          </table:table-cell>
          <table:table-cell office:value-type="string">
            <text:p>Surabaya</text:p>
          </table:table-cell>
          <table:table-cell table:formula="oooc:=[.A242]*10000+[.D242]" office:value-type="float" office:value="360150241">
            <text:p>360150241</text:p>
          </table:table-cell>
          <table:table-cell/>
          <table:table-cell table:formula="oooc:=&quot;INSERT INTO locality (id,regionid,typeid,name,ctime,mtime) VALUES (&quot;&amp;[.F242]&amp;&quot;,&quot;&amp;[.A242]&amp;&quot;,&quot;&amp;IF([.C242]=&quot;Kabupaten&quot;;3601;3602)&amp;&quot;,&quot;&amp;&quot;'&quot;&amp;[.E242]&amp;&quot;','&quot;&amp;[var.$B$1]&amp;&quot;','&quot;&amp;[var.$B$2]&amp;&quot;');&quot;" office:value-type="string" office:string-value="INSERT INTO locality (id,regionid,typeid,name,ctime,mtime) VALUES (360150241,36015,3602,'Surabaya','2006-08-14 00:00:00+07','2006-08-14 00:00:00+07');">
            <text:p>INSERT INTO locality (id,regionid,typeid,name,ctime,mtime) VALUES (360150241,36015,3602,'Surabay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6">
            <text:p>36016</text:p>
          </table:table-cell>
          <table:table-cell table:formula="oooc:=VLOOKUP([.A243];[p.$A$1:.$B$50];2;0)" office:value-type="string" office:string-value="Banten">
            <text:p>Banten</text:p>
          </table:table-cell>
          <table:table-cell office:value-type="string">
            <text:p>Kabupaten</text:p>
          </table:table-cell>
          <table:table-cell office:value-type="float" office:value="242">
            <text:p>242</text:p>
          </table:table-cell>
          <table:table-cell office:value-type="string">
            <text:p>Lebak</text:p>
          </table:table-cell>
          <table:table-cell table:formula="oooc:=[.A243]*10000+[.D243]" office:value-type="float" office:value="360160242">
            <text:p>360160242</text:p>
          </table:table-cell>
          <table:table-cell/>
          <table:table-cell table:formula="oooc:=&quot;INSERT INTO locality (id,regionid,typeid,name,ctime,mtime) VALUES (&quot;&amp;[.F243]&amp;&quot;,&quot;&amp;[.A243]&amp;&quot;,&quot;&amp;IF([.C243]=&quot;Kabupaten&quot;;3601;3602)&amp;&quot;,&quot;&amp;&quot;'&quot;&amp;[.E243]&amp;&quot;','&quot;&amp;[var.$B$1]&amp;&quot;','&quot;&amp;[var.$B$2]&amp;&quot;');&quot;" office:value-type="string" office:string-value="INSERT INTO locality (id,regionid,typeid,name,ctime,mtime) VALUES (360160242,36016,3601,'Lebak','2006-08-14 00:00:00+07','2006-08-14 00:00:00+07');">
            <text:p>INSERT INTO locality (id,regionid,typeid,name,ctime,mtime) VALUES (360160242,36016,3601,'Lebak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6">
            <text:p>36016</text:p>
          </table:table-cell>
          <table:table-cell table:formula="oooc:=VLOOKUP([.A244];[p.$A$1:.$B$50];2;0)" office:value-type="string" office:string-value="Banten">
            <text:p>Banten</text:p>
          </table:table-cell>
          <table:table-cell office:value-type="string">
            <text:p>Kabupaten</text:p>
          </table:table-cell>
          <table:table-cell office:value-type="float" office:value="243">
            <text:p>243</text:p>
          </table:table-cell>
          <table:table-cell office:value-type="string">
            <text:p>Pandeglang</text:p>
          </table:table-cell>
          <table:table-cell table:formula="oooc:=[.A244]*10000+[.D244]" office:value-type="float" office:value="360160243">
            <text:p>360160243</text:p>
          </table:table-cell>
          <table:table-cell/>
          <table:table-cell table:formula="oooc:=&quot;INSERT INTO locality (id,regionid,typeid,name,ctime,mtime) VALUES (&quot;&amp;[.F244]&amp;&quot;,&quot;&amp;[.A244]&amp;&quot;,&quot;&amp;IF([.C244]=&quot;Kabupaten&quot;;3601;3602)&amp;&quot;,&quot;&amp;&quot;'&quot;&amp;[.E244]&amp;&quot;','&quot;&amp;[var.$B$1]&amp;&quot;','&quot;&amp;[var.$B$2]&amp;&quot;');&quot;" office:value-type="string" office:string-value="INSERT INTO locality (id,regionid,typeid,name,ctime,mtime) VALUES (360160243,36016,3601,'Pandeglang','2006-08-14 00:00:00+07','2006-08-14 00:00:00+07');">
            <text:p>INSERT INTO locality (id,regionid,typeid,name,ctime,mtime) VALUES (360160243,36016,3601,'Pandegl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6">
            <text:p>36016</text:p>
          </table:table-cell>
          <table:table-cell table:formula="oooc:=VLOOKUP([.A245];[p.$A$1:.$B$50];2;0)" office:value-type="string" office:string-value="Banten">
            <text:p>Banten</text:p>
          </table:table-cell>
          <table:table-cell office:value-type="string">
            <text:p>Kabupaten</text:p>
          </table:table-cell>
          <table:table-cell office:value-type="float" office:value="244">
            <text:p>244</text:p>
          </table:table-cell>
          <table:table-cell office:value-type="string">
            <text:p>Serang</text:p>
          </table:table-cell>
          <table:table-cell table:formula="oooc:=[.A245]*10000+[.D245]" office:value-type="float" office:value="360160244">
            <text:p>360160244</text:p>
          </table:table-cell>
          <table:table-cell/>
          <table:table-cell table:formula="oooc:=&quot;INSERT INTO locality (id,regionid,typeid,name,ctime,mtime) VALUES (&quot;&amp;[.F245]&amp;&quot;,&quot;&amp;[.A245]&amp;&quot;,&quot;&amp;IF([.C245]=&quot;Kabupaten&quot;;3601;3602)&amp;&quot;,&quot;&amp;&quot;'&quot;&amp;[.E245]&amp;&quot;','&quot;&amp;[var.$B$1]&amp;&quot;','&quot;&amp;[var.$B$2]&amp;&quot;');&quot;" office:value-type="string" office:string-value="INSERT INTO locality (id,regionid,typeid,name,ctime,mtime) VALUES (360160244,36016,3601,'Serang','2006-08-14 00:00:00+07','2006-08-14 00:00:00+07');">
            <text:p>INSERT INTO locality (id,regionid,typeid,name,ctime,mtime) VALUES (360160244,36016,3601,'Ser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6">
            <text:p>36016</text:p>
          </table:table-cell>
          <table:table-cell table:formula="oooc:=VLOOKUP([.A246];[p.$A$1:.$B$50];2;0)" office:value-type="string" office:string-value="Banten">
            <text:p>Banten</text:p>
          </table:table-cell>
          <table:table-cell office:value-type="string">
            <text:p>Kabupaten</text:p>
          </table:table-cell>
          <table:table-cell office:value-type="float" office:value="245">
            <text:p>245</text:p>
          </table:table-cell>
          <table:table-cell office:value-type="string">
            <text:p>Tangerang</text:p>
          </table:table-cell>
          <table:table-cell table:formula="oooc:=[.A246]*10000+[.D246]" office:value-type="float" office:value="360160245">
            <text:p>360160245</text:p>
          </table:table-cell>
          <table:table-cell/>
          <table:table-cell table:formula="oooc:=&quot;INSERT INTO locality (id,regionid,typeid,name,ctime,mtime) VALUES (&quot;&amp;[.F246]&amp;&quot;,&quot;&amp;[.A246]&amp;&quot;,&quot;&amp;IF([.C246]=&quot;Kabupaten&quot;;3601;3602)&amp;&quot;,&quot;&amp;&quot;'&quot;&amp;[.E246]&amp;&quot;','&quot;&amp;[var.$B$1]&amp;&quot;','&quot;&amp;[var.$B$2]&amp;&quot;');&quot;" office:value-type="string" office:string-value="INSERT INTO locality (id,regionid,typeid,name,ctime,mtime) VALUES (360160245,36016,3601,'Tangerang','2006-08-14 00:00:00+07','2006-08-14 00:00:00+07');">
            <text:p>INSERT INTO locality (id,regionid,typeid,name,ctime,mtime) VALUES (360160245,36016,3601,'Tanger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6">
            <text:p>36016</text:p>
          </table:table-cell>
          <table:table-cell table:formula="oooc:=VLOOKUP([.A247];[p.$A$1:.$B$50];2;0)" office:value-type="string" office:string-value="Banten">
            <text:p>Banten</text:p>
          </table:table-cell>
          <table:table-cell office:value-type="string">
            <text:p>Kota</text:p>
          </table:table-cell>
          <table:table-cell office:value-type="float" office:value="246">
            <text:p>246</text:p>
          </table:table-cell>
          <table:table-cell office:value-type="string">
            <text:p>Cilegon</text:p>
          </table:table-cell>
          <table:table-cell table:formula="oooc:=[.A247]*10000+[.D247]" office:value-type="float" office:value="360160246">
            <text:p>360160246</text:p>
          </table:table-cell>
          <table:table-cell/>
          <table:table-cell table:formula="oooc:=&quot;INSERT INTO locality (id,regionid,typeid,name,ctime,mtime) VALUES (&quot;&amp;[.F247]&amp;&quot;,&quot;&amp;[.A247]&amp;&quot;,&quot;&amp;IF([.C247]=&quot;Kabupaten&quot;;3601;3602)&amp;&quot;,&quot;&amp;&quot;'&quot;&amp;[.E247]&amp;&quot;','&quot;&amp;[var.$B$1]&amp;&quot;','&quot;&amp;[var.$B$2]&amp;&quot;');&quot;" office:value-type="string" office:string-value="INSERT INTO locality (id,regionid,typeid,name,ctime,mtime) VALUES (360160246,36016,3602,'Cilegon','2006-08-14 00:00:00+07','2006-08-14 00:00:00+07');">
            <text:p>INSERT INTO locality (id,regionid,typeid,name,ctime,mtime) VALUES (360160246,36016,3602,'Cilego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6">
            <text:p>36016</text:p>
          </table:table-cell>
          <table:table-cell table:formula="oooc:=VLOOKUP([.A248];[p.$A$1:.$B$50];2;0)" office:value-type="string" office:string-value="Banten">
            <text:p>Banten</text:p>
          </table:table-cell>
          <table:table-cell office:value-type="string">
            <text:p>Kota</text:p>
          </table:table-cell>
          <table:table-cell office:value-type="float" office:value="247">
            <text:p>247</text:p>
          </table:table-cell>
          <table:table-cell office:value-type="string">
            <text:p>Tangerang</text:p>
          </table:table-cell>
          <table:table-cell table:formula="oooc:=[.A248]*10000+[.D248]" office:value-type="float" office:value="360160247">
            <text:p>360160247</text:p>
          </table:table-cell>
          <table:table-cell/>
          <table:table-cell table:formula="oooc:=&quot;INSERT INTO locality (id,regionid,typeid,name,ctime,mtime) VALUES (&quot;&amp;[.F248]&amp;&quot;,&quot;&amp;[.A248]&amp;&quot;,&quot;&amp;IF([.C248]=&quot;Kabupaten&quot;;3601;3602)&amp;&quot;,&quot;&amp;&quot;'&quot;&amp;[.E248]&amp;&quot;','&quot;&amp;[var.$B$1]&amp;&quot;','&quot;&amp;[var.$B$2]&amp;&quot;');&quot;" office:value-type="string" office:string-value="INSERT INTO locality (id,regionid,typeid,name,ctime,mtime) VALUES (360160247,36016,3602,'Tangerang','2006-08-14 00:00:00+07','2006-08-14 00:00:00+07');">
            <text:p>INSERT INTO locality (id,regionid,typeid,name,ctime,mtime) VALUES (360160247,36016,3602,'Tanger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7">
            <text:p>36017</text:p>
          </table:table-cell>
          <table:table-cell table:formula="oooc:=VLOOKUP([.A249];[p.$A$1:.$B$50];2;0)" office:value-type="string" office:string-value="Bali">
            <text:p>Bali</text:p>
          </table:table-cell>
          <table:table-cell office:value-type="string">
            <text:p>Kabupaten</text:p>
          </table:table-cell>
          <table:table-cell office:value-type="float" office:value="248">
            <text:p>248</text:p>
          </table:table-cell>
          <table:table-cell office:value-type="string">
            <text:p>Badung</text:p>
          </table:table-cell>
          <table:table-cell table:formula="oooc:=[.A249]*10000+[.D249]" office:value-type="float" office:value="360170248">
            <text:p>360170248</text:p>
          </table:table-cell>
          <table:table-cell/>
          <table:table-cell table:formula="oooc:=&quot;INSERT INTO locality (id,regionid,typeid,name,ctime,mtime) VALUES (&quot;&amp;[.F249]&amp;&quot;,&quot;&amp;[.A249]&amp;&quot;,&quot;&amp;IF([.C249]=&quot;Kabupaten&quot;;3601;3602)&amp;&quot;,&quot;&amp;&quot;'&quot;&amp;[.E249]&amp;&quot;','&quot;&amp;[var.$B$1]&amp;&quot;','&quot;&amp;[var.$B$2]&amp;&quot;');&quot;" office:value-type="string" office:string-value="INSERT INTO locality (id,regionid,typeid,name,ctime,mtime) VALUES (360170248,36017,3601,'Badung','2006-08-14 00:00:00+07','2006-08-14 00:00:00+07');">
            <text:p>INSERT INTO locality (id,regionid,typeid,name,ctime,mtime) VALUES (360170248,36017,3601,'Badu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7">
            <text:p>36017</text:p>
          </table:table-cell>
          <table:table-cell table:formula="oooc:=VLOOKUP([.A250];[p.$A$1:.$B$50];2;0)" office:value-type="string" office:string-value="Bali">
            <text:p>Bali</text:p>
          </table:table-cell>
          <table:table-cell office:value-type="string">
            <text:p>Kabupaten</text:p>
          </table:table-cell>
          <table:table-cell office:value-type="float" office:value="249">
            <text:p>249</text:p>
          </table:table-cell>
          <table:table-cell office:value-type="string">
            <text:p>Bangli</text:p>
          </table:table-cell>
          <table:table-cell table:formula="oooc:=[.A250]*10000+[.D250]" office:value-type="float" office:value="360170249">
            <text:p>360170249</text:p>
          </table:table-cell>
          <table:table-cell/>
          <table:table-cell table:formula="oooc:=&quot;INSERT INTO locality (id,regionid,typeid,name,ctime,mtime) VALUES (&quot;&amp;[.F250]&amp;&quot;,&quot;&amp;[.A250]&amp;&quot;,&quot;&amp;IF([.C250]=&quot;Kabupaten&quot;;3601;3602)&amp;&quot;,&quot;&amp;&quot;'&quot;&amp;[.E250]&amp;&quot;','&quot;&amp;[var.$B$1]&amp;&quot;','&quot;&amp;[var.$B$2]&amp;&quot;');&quot;" office:value-type="string" office:string-value="INSERT INTO locality (id,regionid,typeid,name,ctime,mtime) VALUES (360170249,36017,3601,'Bangli','2006-08-14 00:00:00+07','2006-08-14 00:00:00+07');">
            <text:p>INSERT INTO locality (id,regionid,typeid,name,ctime,mtime) VALUES (360170249,36017,3601,'Bangl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7">
            <text:p>36017</text:p>
          </table:table-cell>
          <table:table-cell table:formula="oooc:=VLOOKUP([.A251];[p.$A$1:.$B$50];2;0)" office:value-type="string" office:string-value="Bali">
            <text:p>Bali</text:p>
          </table:table-cell>
          <table:table-cell office:value-type="string">
            <text:p>Kabupaten</text:p>
          </table:table-cell>
          <table:table-cell office:value-type="float" office:value="250">
            <text:p>250</text:p>
          </table:table-cell>
          <table:table-cell office:value-type="string">
            <text:p>Buleleng</text:p>
          </table:table-cell>
          <table:table-cell table:formula="oooc:=[.A251]*10000+[.D251]" office:value-type="float" office:value="360170250">
            <text:p>360170250</text:p>
          </table:table-cell>
          <table:table-cell/>
          <table:table-cell table:formula="oooc:=&quot;INSERT INTO locality (id,regionid,typeid,name,ctime,mtime) VALUES (&quot;&amp;[.F251]&amp;&quot;,&quot;&amp;[.A251]&amp;&quot;,&quot;&amp;IF([.C251]=&quot;Kabupaten&quot;;3601;3602)&amp;&quot;,&quot;&amp;&quot;'&quot;&amp;[.E251]&amp;&quot;','&quot;&amp;[var.$B$1]&amp;&quot;','&quot;&amp;[var.$B$2]&amp;&quot;');&quot;" office:value-type="string" office:string-value="INSERT INTO locality (id,regionid,typeid,name,ctime,mtime) VALUES (360170250,36017,3601,'Buleleng','2006-08-14 00:00:00+07','2006-08-14 00:00:00+07');">
            <text:p>INSERT INTO locality (id,regionid,typeid,name,ctime,mtime) VALUES (360170250,36017,3601,'Bulele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7">
            <text:p>36017</text:p>
          </table:table-cell>
          <table:table-cell table:formula="oooc:=VLOOKUP([.A252];[p.$A$1:.$B$50];2;0)" office:value-type="string" office:string-value="Bali">
            <text:p>Bali</text:p>
          </table:table-cell>
          <table:table-cell office:value-type="string">
            <text:p>Kabupaten</text:p>
          </table:table-cell>
          <table:table-cell office:value-type="float" office:value="251">
            <text:p>251</text:p>
          </table:table-cell>
          <table:table-cell office:value-type="string">
            <text:p>Gianyar</text:p>
          </table:table-cell>
          <table:table-cell table:formula="oooc:=[.A252]*10000+[.D252]" office:value-type="float" office:value="360170251">
            <text:p>360170251</text:p>
          </table:table-cell>
          <table:table-cell/>
          <table:table-cell table:formula="oooc:=&quot;INSERT INTO locality (id,regionid,typeid,name,ctime,mtime) VALUES (&quot;&amp;[.F252]&amp;&quot;,&quot;&amp;[.A252]&amp;&quot;,&quot;&amp;IF([.C252]=&quot;Kabupaten&quot;;3601;3602)&amp;&quot;,&quot;&amp;&quot;'&quot;&amp;[.E252]&amp;&quot;','&quot;&amp;[var.$B$1]&amp;&quot;','&quot;&amp;[var.$B$2]&amp;&quot;');&quot;" office:value-type="string" office:string-value="INSERT INTO locality (id,regionid,typeid,name,ctime,mtime) VALUES (360170251,36017,3601,'Gianyar','2006-08-14 00:00:00+07','2006-08-14 00:00:00+07');">
            <text:p>INSERT INTO locality (id,regionid,typeid,name,ctime,mtime) VALUES (360170251,36017,3601,'Giany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7">
            <text:p>36017</text:p>
          </table:table-cell>
          <table:table-cell table:formula="oooc:=VLOOKUP([.A253];[p.$A$1:.$B$50];2;0)" office:value-type="string" office:string-value="Bali">
            <text:p>Bali</text:p>
          </table:table-cell>
          <table:table-cell office:value-type="string">
            <text:p>Kabupaten</text:p>
          </table:table-cell>
          <table:table-cell office:value-type="float" office:value="252">
            <text:p>252</text:p>
          </table:table-cell>
          <table:table-cell office:value-type="string">
            <text:p>Jembrana</text:p>
          </table:table-cell>
          <table:table-cell table:formula="oooc:=[.A253]*10000+[.D253]" office:value-type="float" office:value="360170252">
            <text:p>360170252</text:p>
          </table:table-cell>
          <table:table-cell/>
          <table:table-cell table:formula="oooc:=&quot;INSERT INTO locality (id,regionid,typeid,name,ctime,mtime) VALUES (&quot;&amp;[.F253]&amp;&quot;,&quot;&amp;[.A253]&amp;&quot;,&quot;&amp;IF([.C253]=&quot;Kabupaten&quot;;3601;3602)&amp;&quot;,&quot;&amp;&quot;'&quot;&amp;[.E253]&amp;&quot;','&quot;&amp;[var.$B$1]&amp;&quot;','&quot;&amp;[var.$B$2]&amp;&quot;');&quot;" office:value-type="string" office:string-value="INSERT INTO locality (id,regionid,typeid,name,ctime,mtime) VALUES (360170252,36017,3601,'Jembrana','2006-08-14 00:00:00+07','2006-08-14 00:00:00+07');">
            <text:p>INSERT INTO locality (id,regionid,typeid,name,ctime,mtime) VALUES (360170252,36017,3601,'Jembran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7">
            <text:p>36017</text:p>
          </table:table-cell>
          <table:table-cell table:formula="oooc:=VLOOKUP([.A254];[p.$A$1:.$B$50];2;0)" office:value-type="string" office:string-value="Bali">
            <text:p>Bali</text:p>
          </table:table-cell>
          <table:table-cell office:value-type="string">
            <text:p>Kabupaten</text:p>
          </table:table-cell>
          <table:table-cell office:value-type="float" office:value="253">
            <text:p>253</text:p>
          </table:table-cell>
          <table:table-cell office:value-type="string">
            <text:p>Karangasem</text:p>
          </table:table-cell>
          <table:table-cell table:formula="oooc:=[.A254]*10000+[.D254]" office:value-type="float" office:value="360170253">
            <text:p>360170253</text:p>
          </table:table-cell>
          <table:table-cell/>
          <table:table-cell table:formula="oooc:=&quot;INSERT INTO locality (id,regionid,typeid,name,ctime,mtime) VALUES (&quot;&amp;[.F254]&amp;&quot;,&quot;&amp;[.A254]&amp;&quot;,&quot;&amp;IF([.C254]=&quot;Kabupaten&quot;;3601;3602)&amp;&quot;,&quot;&amp;&quot;'&quot;&amp;[.E254]&amp;&quot;','&quot;&amp;[var.$B$1]&amp;&quot;','&quot;&amp;[var.$B$2]&amp;&quot;');&quot;" office:value-type="string" office:string-value="INSERT INTO locality (id,regionid,typeid,name,ctime,mtime) VALUES (360170253,36017,3601,'Karangasem','2006-08-14 00:00:00+07','2006-08-14 00:00:00+07');">
            <text:p>INSERT INTO locality (id,regionid,typeid,name,ctime,mtime) VALUES (360170253,36017,3601,'Karangasem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7">
            <text:p>36017</text:p>
          </table:table-cell>
          <table:table-cell table:formula="oooc:=VLOOKUP([.A255];[p.$A$1:.$B$50];2;0)" office:value-type="string" office:string-value="Bali">
            <text:p>Bali</text:p>
          </table:table-cell>
          <table:table-cell office:value-type="string">
            <text:p>Kabupaten</text:p>
          </table:table-cell>
          <table:table-cell office:value-type="float" office:value="254">
            <text:p>254</text:p>
          </table:table-cell>
          <table:table-cell office:value-type="string">
            <text:p>Klungkung</text:p>
          </table:table-cell>
          <table:table-cell table:formula="oooc:=[.A255]*10000+[.D255]" office:value-type="float" office:value="360170254">
            <text:p>360170254</text:p>
          </table:table-cell>
          <table:table-cell/>
          <table:table-cell table:formula="oooc:=&quot;INSERT INTO locality (id,regionid,typeid,name,ctime,mtime) VALUES (&quot;&amp;[.F255]&amp;&quot;,&quot;&amp;[.A255]&amp;&quot;,&quot;&amp;IF([.C255]=&quot;Kabupaten&quot;;3601;3602)&amp;&quot;,&quot;&amp;&quot;'&quot;&amp;[.E255]&amp;&quot;','&quot;&amp;[var.$B$1]&amp;&quot;','&quot;&amp;[var.$B$2]&amp;&quot;');&quot;" office:value-type="string" office:string-value="INSERT INTO locality (id,regionid,typeid,name,ctime,mtime) VALUES (360170254,36017,3601,'Klungkung','2006-08-14 00:00:00+07','2006-08-14 00:00:00+07');">
            <text:p>INSERT INTO locality (id,regionid,typeid,name,ctime,mtime) VALUES (360170254,36017,3601,'Klungku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7">
            <text:p>36017</text:p>
          </table:table-cell>
          <table:table-cell table:formula="oooc:=VLOOKUP([.A256];[p.$A$1:.$B$50];2;0)" office:value-type="string" office:string-value="Bali">
            <text:p>Bali</text:p>
          </table:table-cell>
          <table:table-cell office:value-type="string">
            <text:p>Kabupaten</text:p>
          </table:table-cell>
          <table:table-cell office:value-type="float" office:value="255">
            <text:p>255</text:p>
          </table:table-cell>
          <table:table-cell office:value-type="string">
            <text:p>Tabanan</text:p>
          </table:table-cell>
          <table:table-cell table:formula="oooc:=[.A256]*10000+[.D256]" office:value-type="float" office:value="360170255">
            <text:p>360170255</text:p>
          </table:table-cell>
          <table:table-cell/>
          <table:table-cell table:formula="oooc:=&quot;INSERT INTO locality (id,regionid,typeid,name,ctime,mtime) VALUES (&quot;&amp;[.F256]&amp;&quot;,&quot;&amp;[.A256]&amp;&quot;,&quot;&amp;IF([.C256]=&quot;Kabupaten&quot;;3601;3602)&amp;&quot;,&quot;&amp;&quot;'&quot;&amp;[.E256]&amp;&quot;','&quot;&amp;[var.$B$1]&amp;&quot;','&quot;&amp;[var.$B$2]&amp;&quot;');&quot;" office:value-type="string" office:string-value="INSERT INTO locality (id,regionid,typeid,name,ctime,mtime) VALUES (360170255,36017,3601,'Tabanan','2006-08-14 00:00:00+07','2006-08-14 00:00:00+07');">
            <text:p>INSERT INTO locality (id,regionid,typeid,name,ctime,mtime) VALUES (360170255,36017,3601,'Taban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7">
            <text:p>36017</text:p>
          </table:table-cell>
          <table:table-cell table:formula="oooc:=VLOOKUP([.A257];[p.$A$1:.$B$50];2;0)" office:value-type="string" office:string-value="Bali">
            <text:p>Bali</text:p>
          </table:table-cell>
          <table:table-cell office:value-type="string">
            <text:p>Kota</text:p>
          </table:table-cell>
          <table:table-cell office:value-type="float" office:value="256">
            <text:p>256</text:p>
          </table:table-cell>
          <table:table-cell office:value-type="string">
            <text:p>Denpasar</text:p>
          </table:table-cell>
          <table:table-cell table:formula="oooc:=[.A257]*10000+[.D257]" office:value-type="float" office:value="360170256">
            <text:p>360170256</text:p>
          </table:table-cell>
          <table:table-cell/>
          <table:table-cell table:formula="oooc:=&quot;INSERT INTO locality (id,regionid,typeid,name,ctime,mtime) VALUES (&quot;&amp;[.F257]&amp;&quot;,&quot;&amp;[.A257]&amp;&quot;,&quot;&amp;IF([.C257]=&quot;Kabupaten&quot;;3601;3602)&amp;&quot;,&quot;&amp;&quot;'&quot;&amp;[.E257]&amp;&quot;','&quot;&amp;[var.$B$1]&amp;&quot;','&quot;&amp;[var.$B$2]&amp;&quot;');&quot;" office:value-type="string" office:string-value="INSERT INTO locality (id,regionid,typeid,name,ctime,mtime) VALUES (360170256,36017,3602,'Denpasar','2006-08-14 00:00:00+07','2006-08-14 00:00:00+07');">
            <text:p>INSERT INTO locality (id,regionid,typeid,name,ctime,mtime) VALUES (360170256,36017,3602,'Denpas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8">
            <text:p>36018</text:p>
          </table:table-cell>
          <table:table-cell table:formula="oooc:=VLOOKUP([.A258];[p.$A$1:.$B$50];2;0)" office:value-type="string" office:string-value="Nusa Tenggara Barat">
            <text:p>Nusa Tenggara Barat</text:p>
          </table:table-cell>
          <table:table-cell office:value-type="string">
            <text:p>Kabupaten</text:p>
          </table:table-cell>
          <table:table-cell office:value-type="float" office:value="257">
            <text:p>257</text:p>
          </table:table-cell>
          <table:table-cell office:value-type="string">
            <text:p>Bima</text:p>
          </table:table-cell>
          <table:table-cell table:formula="oooc:=[.A258]*10000+[.D258]" office:value-type="float" office:value="360180257">
            <text:p>360180257</text:p>
          </table:table-cell>
          <table:table-cell/>
          <table:table-cell table:formula="oooc:=&quot;INSERT INTO locality (id,regionid,typeid,name,ctime,mtime) VALUES (&quot;&amp;[.F258]&amp;&quot;,&quot;&amp;[.A258]&amp;&quot;,&quot;&amp;IF([.C258]=&quot;Kabupaten&quot;;3601;3602)&amp;&quot;,&quot;&amp;&quot;'&quot;&amp;[.E258]&amp;&quot;','&quot;&amp;[var.$B$1]&amp;&quot;','&quot;&amp;[var.$B$2]&amp;&quot;');&quot;" office:value-type="string" office:string-value="INSERT INTO locality (id,regionid,typeid,name,ctime,mtime) VALUES (360180257,36018,3601,'Bima','2006-08-14 00:00:00+07','2006-08-14 00:00:00+07');">
            <text:p>INSERT INTO locality (id,regionid,typeid,name,ctime,mtime) VALUES (360180257,36018,3601,'Bim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8">
            <text:p>36018</text:p>
          </table:table-cell>
          <table:table-cell table:formula="oooc:=VLOOKUP([.A259];[p.$A$1:.$B$50];2;0)" office:value-type="string" office:string-value="Nusa Tenggara Barat">
            <text:p>Nusa Tenggara Barat</text:p>
          </table:table-cell>
          <table:table-cell office:value-type="string">
            <text:p>Kabupaten</text:p>
          </table:table-cell>
          <table:table-cell office:value-type="float" office:value="258">
            <text:p>258</text:p>
          </table:table-cell>
          <table:table-cell office:value-type="string">
            <text:p>Dompu</text:p>
          </table:table-cell>
          <table:table-cell table:formula="oooc:=[.A259]*10000+[.D259]" office:value-type="float" office:value="360180258">
            <text:p>360180258</text:p>
          </table:table-cell>
          <table:table-cell/>
          <table:table-cell table:formula="oooc:=&quot;INSERT INTO locality (id,regionid,typeid,name,ctime,mtime) VALUES (&quot;&amp;[.F259]&amp;&quot;,&quot;&amp;[.A259]&amp;&quot;,&quot;&amp;IF([.C259]=&quot;Kabupaten&quot;;3601;3602)&amp;&quot;,&quot;&amp;&quot;'&quot;&amp;[.E259]&amp;&quot;','&quot;&amp;[var.$B$1]&amp;&quot;','&quot;&amp;[var.$B$2]&amp;&quot;');&quot;" office:value-type="string" office:string-value="INSERT INTO locality (id,regionid,typeid,name,ctime,mtime) VALUES (360180258,36018,3601,'Dompu','2006-08-14 00:00:00+07','2006-08-14 00:00:00+07');">
            <text:p>INSERT INTO locality (id,regionid,typeid,name,ctime,mtime) VALUES (360180258,36018,3601,'Domp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8">
            <text:p>36018</text:p>
          </table:table-cell>
          <table:table-cell table:formula="oooc:=VLOOKUP([.A260];[p.$A$1:.$B$50];2;0)" office:value-type="string" office:string-value="Nusa Tenggara Barat">
            <text:p>Nusa Tenggara Barat</text:p>
          </table:table-cell>
          <table:table-cell office:value-type="string">
            <text:p>Kabupaten</text:p>
          </table:table-cell>
          <table:table-cell office:value-type="float" office:value="259">
            <text:p>259</text:p>
          </table:table-cell>
          <table:table-cell office:value-type="string">
            <text:p>Lombok Barat</text:p>
          </table:table-cell>
          <table:table-cell table:formula="oooc:=[.A260]*10000+[.D260]" office:value-type="float" office:value="360180259">
            <text:p>360180259</text:p>
          </table:table-cell>
          <table:table-cell/>
          <table:table-cell table:formula="oooc:=&quot;INSERT INTO locality (id,regionid,typeid,name,ctime,mtime) VALUES (&quot;&amp;[.F260]&amp;&quot;,&quot;&amp;[.A260]&amp;&quot;,&quot;&amp;IF([.C260]=&quot;Kabupaten&quot;;3601;3602)&amp;&quot;,&quot;&amp;&quot;'&quot;&amp;[.E260]&amp;&quot;','&quot;&amp;[var.$B$1]&amp;&quot;','&quot;&amp;[var.$B$2]&amp;&quot;');&quot;" office:value-type="string" office:string-value="INSERT INTO locality (id,regionid,typeid,name,ctime,mtime) VALUES (360180259,36018,3601,'Lombok Barat','2006-08-14 00:00:00+07','2006-08-14 00:00:00+07');">
            <text:p>INSERT INTO locality (id,regionid,typeid,name,ctime,mtime) VALUES (360180259,36018,3601,'Lombok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8">
            <text:p>36018</text:p>
          </table:table-cell>
          <table:table-cell table:formula="oooc:=VLOOKUP([.A261];[p.$A$1:.$B$50];2;0)" office:value-type="string" office:string-value="Nusa Tenggara Barat">
            <text:p>Nusa Tenggara Barat</text:p>
          </table:table-cell>
          <table:table-cell office:value-type="string">
            <text:p>Kabupaten</text:p>
          </table:table-cell>
          <table:table-cell office:value-type="float" office:value="260">
            <text:p>260</text:p>
          </table:table-cell>
          <table:table-cell office:value-type="string">
            <text:p>Lombok Tengah</text:p>
          </table:table-cell>
          <table:table-cell table:formula="oooc:=[.A261]*10000+[.D261]" office:value-type="float" office:value="360180260">
            <text:p>360180260</text:p>
          </table:table-cell>
          <table:table-cell/>
          <table:table-cell table:formula="oooc:=&quot;INSERT INTO locality (id,regionid,typeid,name,ctime,mtime) VALUES (&quot;&amp;[.F261]&amp;&quot;,&quot;&amp;[.A261]&amp;&quot;,&quot;&amp;IF([.C261]=&quot;Kabupaten&quot;;3601;3602)&amp;&quot;,&quot;&amp;&quot;'&quot;&amp;[.E261]&amp;&quot;','&quot;&amp;[var.$B$1]&amp;&quot;','&quot;&amp;[var.$B$2]&amp;&quot;');&quot;" office:value-type="string" office:string-value="INSERT INTO locality (id,regionid,typeid,name,ctime,mtime) VALUES (360180260,36018,3601,'Lombok Tengah','2006-08-14 00:00:00+07','2006-08-14 00:00:00+07');">
            <text:p>INSERT INTO locality (id,regionid,typeid,name,ctime,mtime) VALUES (360180260,36018,3601,'Lombok Tengah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8">
            <text:p>36018</text:p>
          </table:table-cell>
          <table:table-cell table:formula="oooc:=VLOOKUP([.A262];[p.$A$1:.$B$50];2;0)" office:value-type="string" office:string-value="Nusa Tenggara Barat">
            <text:p>Nusa Tenggara Barat</text:p>
          </table:table-cell>
          <table:table-cell office:value-type="string">
            <text:p>Kabupaten</text:p>
          </table:table-cell>
          <table:table-cell office:value-type="float" office:value="261">
            <text:p>261</text:p>
          </table:table-cell>
          <table:table-cell office:value-type="string">
            <text:p>Lombok Timur</text:p>
          </table:table-cell>
          <table:table-cell table:formula="oooc:=[.A262]*10000+[.D262]" office:value-type="float" office:value="360180261">
            <text:p>360180261</text:p>
          </table:table-cell>
          <table:table-cell/>
          <table:table-cell table:formula="oooc:=&quot;INSERT INTO locality (id,regionid,typeid,name,ctime,mtime) VALUES (&quot;&amp;[.F262]&amp;&quot;,&quot;&amp;[.A262]&amp;&quot;,&quot;&amp;IF([.C262]=&quot;Kabupaten&quot;;3601;3602)&amp;&quot;,&quot;&amp;&quot;'&quot;&amp;[.E262]&amp;&quot;','&quot;&amp;[var.$B$1]&amp;&quot;','&quot;&amp;[var.$B$2]&amp;&quot;');&quot;" office:value-type="string" office:string-value="INSERT INTO locality (id,regionid,typeid,name,ctime,mtime) VALUES (360180261,36018,3601,'Lombok Timur','2006-08-14 00:00:00+07','2006-08-14 00:00:00+07');">
            <text:p>INSERT INTO locality (id,regionid,typeid,name,ctime,mtime) VALUES (360180261,36018,3601,'Lombok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8">
            <text:p>36018</text:p>
          </table:table-cell>
          <table:table-cell table:formula="oooc:=VLOOKUP([.A263];[p.$A$1:.$B$50];2;0)" office:value-type="string" office:string-value="Nusa Tenggara Barat">
            <text:p>Nusa Tenggara Barat</text:p>
          </table:table-cell>
          <table:table-cell office:value-type="string">
            <text:p>Kabupaten</text:p>
          </table:table-cell>
          <table:table-cell office:value-type="float" office:value="262">
            <text:p>262</text:p>
          </table:table-cell>
          <table:table-cell office:value-type="string">
            <text:p>Sumbawa</text:p>
          </table:table-cell>
          <table:table-cell table:formula="oooc:=[.A263]*10000+[.D263]" office:value-type="float" office:value="360180262">
            <text:p>360180262</text:p>
          </table:table-cell>
          <table:table-cell/>
          <table:table-cell table:formula="oooc:=&quot;INSERT INTO locality (id,regionid,typeid,name,ctime,mtime) VALUES (&quot;&amp;[.F263]&amp;&quot;,&quot;&amp;[.A263]&amp;&quot;,&quot;&amp;IF([.C263]=&quot;Kabupaten&quot;;3601;3602)&amp;&quot;,&quot;&amp;&quot;'&quot;&amp;[.E263]&amp;&quot;','&quot;&amp;[var.$B$1]&amp;&quot;','&quot;&amp;[var.$B$2]&amp;&quot;');&quot;" office:value-type="string" office:string-value="INSERT INTO locality (id,regionid,typeid,name,ctime,mtime) VALUES (360180262,36018,3601,'Sumbawa','2006-08-14 00:00:00+07','2006-08-14 00:00:00+07');">
            <text:p>INSERT INTO locality (id,regionid,typeid,name,ctime,mtime) VALUES (360180262,36018,3601,'Sumbaw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8">
            <text:p>36018</text:p>
          </table:table-cell>
          <table:table-cell table:formula="oooc:=VLOOKUP([.A264];[p.$A$1:.$B$50];2;0)" office:value-type="string" office:string-value="Nusa Tenggara Barat">
            <text:p>Nusa Tenggara Barat</text:p>
          </table:table-cell>
          <table:table-cell office:value-type="string">
            <text:p>Kabupaten</text:p>
          </table:table-cell>
          <table:table-cell office:value-type="float" office:value="263">
            <text:p>263</text:p>
          </table:table-cell>
          <table:table-cell office:value-type="string">
            <text:p>Sumbawa Barat</text:p>
          </table:table-cell>
          <table:table-cell table:formula="oooc:=[.A264]*10000+[.D264]" office:value-type="float" office:value="360180263">
            <text:p>360180263</text:p>
          </table:table-cell>
          <table:table-cell/>
          <table:table-cell table:formula="oooc:=&quot;INSERT INTO locality (id,regionid,typeid,name,ctime,mtime) VALUES (&quot;&amp;[.F264]&amp;&quot;,&quot;&amp;[.A264]&amp;&quot;,&quot;&amp;IF([.C264]=&quot;Kabupaten&quot;;3601;3602)&amp;&quot;,&quot;&amp;&quot;'&quot;&amp;[.E264]&amp;&quot;','&quot;&amp;[var.$B$1]&amp;&quot;','&quot;&amp;[var.$B$2]&amp;&quot;');&quot;" office:value-type="string" office:string-value="INSERT INTO locality (id,regionid,typeid,name,ctime,mtime) VALUES (360180263,36018,3601,'Sumbawa Barat','2006-08-14 00:00:00+07','2006-08-14 00:00:00+07');">
            <text:p>INSERT INTO locality (id,regionid,typeid,name,ctime,mtime) VALUES (360180263,36018,3601,'Sumbawa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8">
            <text:p>36018</text:p>
          </table:table-cell>
          <table:table-cell table:formula="oooc:=VLOOKUP([.A265];[p.$A$1:.$B$50];2;0)" office:value-type="string" office:string-value="Nusa Tenggara Barat">
            <text:p>Nusa Tenggara Barat</text:p>
          </table:table-cell>
          <table:table-cell office:value-type="string">
            <text:p>Kota</text:p>
          </table:table-cell>
          <table:table-cell office:value-type="float" office:value="264">
            <text:p>264</text:p>
          </table:table-cell>
          <table:table-cell office:value-type="string">
            <text:p>Bima</text:p>
          </table:table-cell>
          <table:table-cell table:formula="oooc:=[.A265]*10000+[.D265]" office:value-type="float" office:value="360180264">
            <text:p>360180264</text:p>
          </table:table-cell>
          <table:table-cell/>
          <table:table-cell table:formula="oooc:=&quot;INSERT INTO locality (id,regionid,typeid,name,ctime,mtime) VALUES (&quot;&amp;[.F265]&amp;&quot;,&quot;&amp;[.A265]&amp;&quot;,&quot;&amp;IF([.C265]=&quot;Kabupaten&quot;;3601;3602)&amp;&quot;,&quot;&amp;&quot;'&quot;&amp;[.E265]&amp;&quot;','&quot;&amp;[var.$B$1]&amp;&quot;','&quot;&amp;[var.$B$2]&amp;&quot;');&quot;" office:value-type="string" office:string-value="INSERT INTO locality (id,regionid,typeid,name,ctime,mtime) VALUES (360180264,36018,3602,'Bima','2006-08-14 00:00:00+07','2006-08-14 00:00:00+07');">
            <text:p>INSERT INTO locality (id,regionid,typeid,name,ctime,mtime) VALUES (360180264,36018,3602,'Bim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8">
            <text:p>36018</text:p>
          </table:table-cell>
          <table:table-cell table:formula="oooc:=VLOOKUP([.A266];[p.$A$1:.$B$50];2;0)" office:value-type="string" office:string-value="Nusa Tenggara Barat">
            <text:p>Nusa Tenggara Barat</text:p>
          </table:table-cell>
          <table:table-cell office:value-type="string">
            <text:p>Kota</text:p>
          </table:table-cell>
          <table:table-cell office:value-type="float" office:value="265">
            <text:p>265</text:p>
          </table:table-cell>
          <table:table-cell office:value-type="string">
            <text:p>Mataram</text:p>
          </table:table-cell>
          <table:table-cell table:formula="oooc:=[.A266]*10000+[.D266]" office:value-type="float" office:value="360180265">
            <text:p>360180265</text:p>
          </table:table-cell>
          <table:table-cell/>
          <table:table-cell table:formula="oooc:=&quot;INSERT INTO locality (id,regionid,typeid,name,ctime,mtime) VALUES (&quot;&amp;[.F266]&amp;&quot;,&quot;&amp;[.A266]&amp;&quot;,&quot;&amp;IF([.C266]=&quot;Kabupaten&quot;;3601;3602)&amp;&quot;,&quot;&amp;&quot;'&quot;&amp;[.E266]&amp;&quot;','&quot;&amp;[var.$B$1]&amp;&quot;','&quot;&amp;[var.$B$2]&amp;&quot;');&quot;" office:value-type="string" office:string-value="INSERT INTO locality (id,regionid,typeid,name,ctime,mtime) VALUES (360180265,36018,3602,'Mataram','2006-08-14 00:00:00+07','2006-08-14 00:00:00+07');">
            <text:p>INSERT INTO locality (id,regionid,typeid,name,ctime,mtime) VALUES (360180265,36018,3602,'Mataram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67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66">
            <text:p>266</text:p>
          </table:table-cell>
          <table:table-cell office:value-type="string">
            <text:p>Alor</text:p>
          </table:table-cell>
          <table:table-cell table:formula="oooc:=[.A267]*10000+[.D267]" office:value-type="float" office:value="360190266">
            <text:p>360190266</text:p>
          </table:table-cell>
          <table:table-cell/>
          <table:table-cell table:formula="oooc:=&quot;INSERT INTO locality (id,regionid,typeid,name,ctime,mtime) VALUES (&quot;&amp;[.F267]&amp;&quot;,&quot;&amp;[.A267]&amp;&quot;,&quot;&amp;IF([.C267]=&quot;Kabupaten&quot;;3601;3602)&amp;&quot;,&quot;&amp;&quot;'&quot;&amp;[.E267]&amp;&quot;','&quot;&amp;[var.$B$1]&amp;&quot;','&quot;&amp;[var.$B$2]&amp;&quot;');&quot;" office:value-type="string" office:string-value="INSERT INTO locality (id,regionid,typeid,name,ctime,mtime) VALUES (360190266,36019,3601,'Alor','2006-08-14 00:00:00+07','2006-08-14 00:00:00+07');">
            <text:p>INSERT INTO locality (id,regionid,typeid,name,ctime,mtime) VALUES (360190266,36019,3601,'Alo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68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67">
            <text:p>267</text:p>
          </table:table-cell>
          <table:table-cell office:value-type="string">
            <text:p>Belu</text:p>
          </table:table-cell>
          <table:table-cell table:formula="oooc:=[.A268]*10000+[.D268]" office:value-type="float" office:value="360190267">
            <text:p>360190267</text:p>
          </table:table-cell>
          <table:table-cell/>
          <table:table-cell table:formula="oooc:=&quot;INSERT INTO locality (id,regionid,typeid,name,ctime,mtime) VALUES (&quot;&amp;[.F268]&amp;&quot;,&quot;&amp;[.A268]&amp;&quot;,&quot;&amp;IF([.C268]=&quot;Kabupaten&quot;;3601;3602)&amp;&quot;,&quot;&amp;&quot;'&quot;&amp;[.E268]&amp;&quot;','&quot;&amp;[var.$B$1]&amp;&quot;','&quot;&amp;[var.$B$2]&amp;&quot;');&quot;" office:value-type="string" office:string-value="INSERT INTO locality (id,regionid,typeid,name,ctime,mtime) VALUES (360190267,36019,3601,'Belu','2006-08-14 00:00:00+07','2006-08-14 00:00:00+07');">
            <text:p>INSERT INTO locality (id,regionid,typeid,name,ctime,mtime) VALUES (360190267,36019,3601,'Bel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69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68">
            <text:p>268</text:p>
          </table:table-cell>
          <table:table-cell office:value-type="string">
            <text:p>Ende</text:p>
          </table:table-cell>
          <table:table-cell table:formula="oooc:=[.A269]*10000+[.D269]" office:value-type="float" office:value="360190268">
            <text:p>360190268</text:p>
          </table:table-cell>
          <table:table-cell/>
          <table:table-cell table:formula="oooc:=&quot;INSERT INTO locality (id,regionid,typeid,name,ctime,mtime) VALUES (&quot;&amp;[.F269]&amp;&quot;,&quot;&amp;[.A269]&amp;&quot;,&quot;&amp;IF([.C269]=&quot;Kabupaten&quot;;3601;3602)&amp;&quot;,&quot;&amp;&quot;'&quot;&amp;[.E269]&amp;&quot;','&quot;&amp;[var.$B$1]&amp;&quot;','&quot;&amp;[var.$B$2]&amp;&quot;');&quot;" office:value-type="string" office:string-value="INSERT INTO locality (id,regionid,typeid,name,ctime,mtime) VALUES (360190268,36019,3601,'Ende','2006-08-14 00:00:00+07','2006-08-14 00:00:00+07');">
            <text:p>INSERT INTO locality (id,regionid,typeid,name,ctime,mtime) VALUES (360190268,36019,3601,'Ende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70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69">
            <text:p>269</text:p>
          </table:table-cell>
          <table:table-cell office:value-type="string">
            <text:p>Flores Timur</text:p>
          </table:table-cell>
          <table:table-cell table:formula="oooc:=[.A270]*10000+[.D270]" office:value-type="float" office:value="360190269">
            <text:p>360190269</text:p>
          </table:table-cell>
          <table:table-cell/>
          <table:table-cell table:formula="oooc:=&quot;INSERT INTO locality (id,regionid,typeid,name,ctime,mtime) VALUES (&quot;&amp;[.F270]&amp;&quot;,&quot;&amp;[.A270]&amp;&quot;,&quot;&amp;IF([.C270]=&quot;Kabupaten&quot;;3601;3602)&amp;&quot;,&quot;&amp;&quot;'&quot;&amp;[.E270]&amp;&quot;','&quot;&amp;[var.$B$1]&amp;&quot;','&quot;&amp;[var.$B$2]&amp;&quot;');&quot;" office:value-type="string" office:string-value="INSERT INTO locality (id,regionid,typeid,name,ctime,mtime) VALUES (360190269,36019,3601,'Flores Timur','2006-08-14 00:00:00+07','2006-08-14 00:00:00+07');">
            <text:p>INSERT INTO locality (id,regionid,typeid,name,ctime,mtime) VALUES (360190269,36019,3601,'Flores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71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70">
            <text:p>270</text:p>
          </table:table-cell>
          <table:table-cell office:value-type="string">
            <text:p>Kupang</text:p>
          </table:table-cell>
          <table:table-cell table:formula="oooc:=[.A271]*10000+[.D271]" office:value-type="float" office:value="360190270">
            <text:p>360190270</text:p>
          </table:table-cell>
          <table:table-cell/>
          <table:table-cell table:formula="oooc:=&quot;INSERT INTO locality (id,regionid,typeid,name,ctime,mtime) VALUES (&quot;&amp;[.F271]&amp;&quot;,&quot;&amp;[.A271]&amp;&quot;,&quot;&amp;IF([.C271]=&quot;Kabupaten&quot;;3601;3602)&amp;&quot;,&quot;&amp;&quot;'&quot;&amp;[.E271]&amp;&quot;','&quot;&amp;[var.$B$1]&amp;&quot;','&quot;&amp;[var.$B$2]&amp;&quot;');&quot;" office:value-type="string" office:string-value="INSERT INTO locality (id,regionid,typeid,name,ctime,mtime) VALUES (360190270,36019,3601,'Kupang','2006-08-14 00:00:00+07','2006-08-14 00:00:00+07');">
            <text:p>INSERT INTO locality (id,regionid,typeid,name,ctime,mtime) VALUES (360190270,36019,3601,'Kup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72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71">
            <text:p>271</text:p>
          </table:table-cell>
          <table:table-cell office:value-type="string">
            <text:p>Lembata</text:p>
          </table:table-cell>
          <table:table-cell table:formula="oooc:=[.A272]*10000+[.D272]" office:value-type="float" office:value="360190271">
            <text:p>360190271</text:p>
          </table:table-cell>
          <table:table-cell/>
          <table:table-cell table:formula="oooc:=&quot;INSERT INTO locality (id,regionid,typeid,name,ctime,mtime) VALUES (&quot;&amp;[.F272]&amp;&quot;,&quot;&amp;[.A272]&amp;&quot;,&quot;&amp;IF([.C272]=&quot;Kabupaten&quot;;3601;3602)&amp;&quot;,&quot;&amp;&quot;'&quot;&amp;[.E272]&amp;&quot;','&quot;&amp;[var.$B$1]&amp;&quot;','&quot;&amp;[var.$B$2]&amp;&quot;');&quot;" office:value-type="string" office:string-value="INSERT INTO locality (id,regionid,typeid,name,ctime,mtime) VALUES (360190271,36019,3601,'Lembata','2006-08-14 00:00:00+07','2006-08-14 00:00:00+07');">
            <text:p>INSERT INTO locality (id,regionid,typeid,name,ctime,mtime) VALUES (360190271,36019,3601,'Lembat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73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72">
            <text:p>272</text:p>
          </table:table-cell>
          <table:table-cell office:value-type="string">
            <text:p>Manggarai</text:p>
          </table:table-cell>
          <table:table-cell table:formula="oooc:=[.A273]*10000+[.D273]" office:value-type="float" office:value="360190272">
            <text:p>360190272</text:p>
          </table:table-cell>
          <table:table-cell/>
          <table:table-cell table:formula="oooc:=&quot;INSERT INTO locality (id,regionid,typeid,name,ctime,mtime) VALUES (&quot;&amp;[.F273]&amp;&quot;,&quot;&amp;[.A273]&amp;&quot;,&quot;&amp;IF([.C273]=&quot;Kabupaten&quot;;3601;3602)&amp;&quot;,&quot;&amp;&quot;'&quot;&amp;[.E273]&amp;&quot;','&quot;&amp;[var.$B$1]&amp;&quot;','&quot;&amp;[var.$B$2]&amp;&quot;');&quot;" office:value-type="string" office:string-value="INSERT INTO locality (id,regionid,typeid,name,ctime,mtime) VALUES (360190272,36019,3601,'Manggarai','2006-08-14 00:00:00+07','2006-08-14 00:00:00+07');">
            <text:p>INSERT INTO locality (id,regionid,typeid,name,ctime,mtime) VALUES (360190272,36019,3601,'Manggara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74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73">
            <text:p>273</text:p>
          </table:table-cell>
          <table:table-cell office:value-type="string">
            <text:p>Manggarai Barat</text:p>
          </table:table-cell>
          <table:table-cell table:formula="oooc:=[.A274]*10000+[.D274]" office:value-type="float" office:value="360190273">
            <text:p>360190273</text:p>
          </table:table-cell>
          <table:table-cell/>
          <table:table-cell table:formula="oooc:=&quot;INSERT INTO locality (id,regionid,typeid,name,ctime,mtime) VALUES (&quot;&amp;[.F274]&amp;&quot;,&quot;&amp;[.A274]&amp;&quot;,&quot;&amp;IF([.C274]=&quot;Kabupaten&quot;;3601;3602)&amp;&quot;,&quot;&amp;&quot;'&quot;&amp;[.E274]&amp;&quot;','&quot;&amp;[var.$B$1]&amp;&quot;','&quot;&amp;[var.$B$2]&amp;&quot;');&quot;" office:value-type="string" office:string-value="INSERT INTO locality (id,regionid,typeid,name,ctime,mtime) VALUES (360190273,36019,3601,'Manggarai Barat','2006-08-14 00:00:00+07','2006-08-14 00:00:00+07');">
            <text:p>INSERT INTO locality (id,regionid,typeid,name,ctime,mtime) VALUES (360190273,36019,3601,'Manggarai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75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74">
            <text:p>274</text:p>
          </table:table-cell>
          <table:table-cell office:value-type="string">
            <text:p>Ngada</text:p>
          </table:table-cell>
          <table:table-cell table:formula="oooc:=[.A275]*10000+[.D275]" office:value-type="float" office:value="360190274">
            <text:p>360190274</text:p>
          </table:table-cell>
          <table:table-cell/>
          <table:table-cell table:formula="oooc:=&quot;INSERT INTO locality (id,regionid,typeid,name,ctime,mtime) VALUES (&quot;&amp;[.F275]&amp;&quot;,&quot;&amp;[.A275]&amp;&quot;,&quot;&amp;IF([.C275]=&quot;Kabupaten&quot;;3601;3602)&amp;&quot;,&quot;&amp;&quot;'&quot;&amp;[.E275]&amp;&quot;','&quot;&amp;[var.$B$1]&amp;&quot;','&quot;&amp;[var.$B$2]&amp;&quot;');&quot;" office:value-type="string" office:string-value="INSERT INTO locality (id,regionid,typeid,name,ctime,mtime) VALUES (360190274,36019,3601,'Ngada','2006-08-14 00:00:00+07','2006-08-14 00:00:00+07');">
            <text:p>INSERT INTO locality (id,regionid,typeid,name,ctime,mtime) VALUES (360190274,36019,3601,'Ngad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76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75">
            <text:p>275</text:p>
          </table:table-cell>
          <table:table-cell office:value-type="string">
            <text:p>Rote Ndao</text:p>
          </table:table-cell>
          <table:table-cell table:formula="oooc:=[.A276]*10000+[.D276]" office:value-type="float" office:value="360190275">
            <text:p>360190275</text:p>
          </table:table-cell>
          <table:table-cell/>
          <table:table-cell table:formula="oooc:=&quot;INSERT INTO locality (id,regionid,typeid,name,ctime,mtime) VALUES (&quot;&amp;[.F276]&amp;&quot;,&quot;&amp;[.A276]&amp;&quot;,&quot;&amp;IF([.C276]=&quot;Kabupaten&quot;;3601;3602)&amp;&quot;,&quot;&amp;&quot;'&quot;&amp;[.E276]&amp;&quot;','&quot;&amp;[var.$B$1]&amp;&quot;','&quot;&amp;[var.$B$2]&amp;&quot;');&quot;" office:value-type="string" office:string-value="INSERT INTO locality (id,regionid,typeid,name,ctime,mtime) VALUES (360190275,36019,3601,'Rote Ndao','2006-08-14 00:00:00+07','2006-08-14 00:00:00+07');">
            <text:p>INSERT INTO locality (id,regionid,typeid,name,ctime,mtime) VALUES (360190275,36019,3601,'Rote Nda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77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76">
            <text:p>276</text:p>
          </table:table-cell>
          <table:table-cell office:value-type="string">
            <text:p>Sikka</text:p>
          </table:table-cell>
          <table:table-cell table:formula="oooc:=[.A277]*10000+[.D277]" office:value-type="float" office:value="360190276">
            <text:p>360190276</text:p>
          </table:table-cell>
          <table:table-cell/>
          <table:table-cell table:formula="oooc:=&quot;INSERT INTO locality (id,regionid,typeid,name,ctime,mtime) VALUES (&quot;&amp;[.F277]&amp;&quot;,&quot;&amp;[.A277]&amp;&quot;,&quot;&amp;IF([.C277]=&quot;Kabupaten&quot;;3601;3602)&amp;&quot;,&quot;&amp;&quot;'&quot;&amp;[.E277]&amp;&quot;','&quot;&amp;[var.$B$1]&amp;&quot;','&quot;&amp;[var.$B$2]&amp;&quot;');&quot;" office:value-type="string" office:string-value="INSERT INTO locality (id,regionid,typeid,name,ctime,mtime) VALUES (360190276,36019,3601,'Sikka','2006-08-14 00:00:00+07','2006-08-14 00:00:00+07');">
            <text:p>INSERT INTO locality (id,regionid,typeid,name,ctime,mtime) VALUES (360190276,36019,3601,'Sikk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78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77">
            <text:p>277</text:p>
          </table:table-cell>
          <table:table-cell office:value-type="string">
            <text:p>Sumba Barat</text:p>
          </table:table-cell>
          <table:table-cell table:formula="oooc:=[.A278]*10000+[.D278]" office:value-type="float" office:value="360190277">
            <text:p>360190277</text:p>
          </table:table-cell>
          <table:table-cell/>
          <table:table-cell table:formula="oooc:=&quot;INSERT INTO locality (id,regionid,typeid,name,ctime,mtime) VALUES (&quot;&amp;[.F278]&amp;&quot;,&quot;&amp;[.A278]&amp;&quot;,&quot;&amp;IF([.C278]=&quot;Kabupaten&quot;;3601;3602)&amp;&quot;,&quot;&amp;&quot;'&quot;&amp;[.E278]&amp;&quot;','&quot;&amp;[var.$B$1]&amp;&quot;','&quot;&amp;[var.$B$2]&amp;&quot;');&quot;" office:value-type="string" office:string-value="INSERT INTO locality (id,regionid,typeid,name,ctime,mtime) VALUES (360190277,36019,3601,'Sumba Barat','2006-08-14 00:00:00+07','2006-08-14 00:00:00+07');">
            <text:p>INSERT INTO locality (id,regionid,typeid,name,ctime,mtime) VALUES (360190277,36019,3601,'Sumba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79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78">
            <text:p>278</text:p>
          </table:table-cell>
          <table:table-cell office:value-type="string">
            <text:p>Sumba Timur</text:p>
          </table:table-cell>
          <table:table-cell table:formula="oooc:=[.A279]*10000+[.D279]" office:value-type="float" office:value="360190278">
            <text:p>360190278</text:p>
          </table:table-cell>
          <table:table-cell/>
          <table:table-cell table:formula="oooc:=&quot;INSERT INTO locality (id,regionid,typeid,name,ctime,mtime) VALUES (&quot;&amp;[.F279]&amp;&quot;,&quot;&amp;[.A279]&amp;&quot;,&quot;&amp;IF([.C279]=&quot;Kabupaten&quot;;3601;3602)&amp;&quot;,&quot;&amp;&quot;'&quot;&amp;[.E279]&amp;&quot;','&quot;&amp;[var.$B$1]&amp;&quot;','&quot;&amp;[var.$B$2]&amp;&quot;');&quot;" office:value-type="string" office:string-value="INSERT INTO locality (id,regionid,typeid,name,ctime,mtime) VALUES (360190278,36019,3601,'Sumba Timur','2006-08-14 00:00:00+07','2006-08-14 00:00:00+07');">
            <text:p>INSERT INTO locality (id,regionid,typeid,name,ctime,mtime) VALUES (360190278,36019,3601,'Sumba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80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79">
            <text:p>279</text:p>
          </table:table-cell>
          <table:table-cell office:value-type="string">
            <text:p>Timor Tengah Selatan</text:p>
          </table:table-cell>
          <table:table-cell table:formula="oooc:=[.A280]*10000+[.D280]" office:value-type="float" office:value="360190279">
            <text:p>360190279</text:p>
          </table:table-cell>
          <table:table-cell/>
          <table:table-cell table:formula="oooc:=&quot;INSERT INTO locality (id,regionid,typeid,name,ctime,mtime) VALUES (&quot;&amp;[.F280]&amp;&quot;,&quot;&amp;[.A280]&amp;&quot;,&quot;&amp;IF([.C280]=&quot;Kabupaten&quot;;3601;3602)&amp;&quot;,&quot;&amp;&quot;'&quot;&amp;[.E280]&amp;&quot;','&quot;&amp;[var.$B$1]&amp;&quot;','&quot;&amp;[var.$B$2]&amp;&quot;');&quot;" office:value-type="string" office:string-value="INSERT INTO locality (id,regionid,typeid,name,ctime,mtime) VALUES (360190279,36019,3601,'Timor Tengah Selatan','2006-08-14 00:00:00+07','2006-08-14 00:00:00+07');">
            <text:p>INSERT INTO locality (id,regionid,typeid,name,ctime,mtime) VALUES (360190279,36019,3601,'Timor Tengah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81];[p.$A$1:.$B$50];2;0)" office:value-type="string" office:string-value="Nusa Tenggara Timur">
            <text:p>Nusa Tenggara Timur</text:p>
          </table:table-cell>
          <table:table-cell office:value-type="string">
            <text:p>Kabupaten</text:p>
          </table:table-cell>
          <table:table-cell office:value-type="float" office:value="280">
            <text:p>280</text:p>
          </table:table-cell>
          <table:table-cell office:value-type="string">
            <text:p>Timor Tengah Utara</text:p>
          </table:table-cell>
          <table:table-cell table:formula="oooc:=[.A281]*10000+[.D281]" office:value-type="float" office:value="360190280">
            <text:p>360190280</text:p>
          </table:table-cell>
          <table:table-cell/>
          <table:table-cell table:formula="oooc:=&quot;INSERT INTO locality (id,regionid,typeid,name,ctime,mtime) VALUES (&quot;&amp;[.F281]&amp;&quot;,&quot;&amp;[.A281]&amp;&quot;,&quot;&amp;IF([.C281]=&quot;Kabupaten&quot;;3601;3602)&amp;&quot;,&quot;&amp;&quot;'&quot;&amp;[.E281]&amp;&quot;','&quot;&amp;[var.$B$1]&amp;&quot;','&quot;&amp;[var.$B$2]&amp;&quot;');&quot;" office:value-type="string" office:string-value="INSERT INTO locality (id,regionid,typeid,name,ctime,mtime) VALUES (360190280,36019,3601,'Timor Tengah Utara','2006-08-14 00:00:00+07','2006-08-14 00:00:00+07');">
            <text:p>INSERT INTO locality (id,regionid,typeid,name,ctime,mtime) VALUES (360190280,36019,3601,'Timor Tengah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19">
            <text:p>36019</text:p>
          </table:table-cell>
          <table:table-cell table:formula="oooc:=VLOOKUP([.A282];[p.$A$1:.$B$50];2;0)" office:value-type="string" office:string-value="Nusa Tenggara Timur">
            <text:p>Nusa Tenggara Timur</text:p>
          </table:table-cell>
          <table:table-cell office:value-type="string">
            <text:p>Kota</text:p>
          </table:table-cell>
          <table:table-cell office:value-type="float" office:value="281">
            <text:p>281</text:p>
          </table:table-cell>
          <table:table-cell office:value-type="string">
            <text:p>Kupang</text:p>
          </table:table-cell>
          <table:table-cell table:formula="oooc:=[.A282]*10000+[.D282]" office:value-type="float" office:value="360190281">
            <text:p>360190281</text:p>
          </table:table-cell>
          <table:table-cell/>
          <table:table-cell table:formula="oooc:=&quot;INSERT INTO locality (id,regionid,typeid,name,ctime,mtime) VALUES (&quot;&amp;[.F282]&amp;&quot;,&quot;&amp;[.A282]&amp;&quot;,&quot;&amp;IF([.C282]=&quot;Kabupaten&quot;;3601;3602)&amp;&quot;,&quot;&amp;&quot;'&quot;&amp;[.E282]&amp;&quot;','&quot;&amp;[var.$B$1]&amp;&quot;','&quot;&amp;[var.$B$2]&amp;&quot;');&quot;" office:value-type="string" office:string-value="INSERT INTO locality (id,regionid,typeid,name,ctime,mtime) VALUES (360190281,36019,3602,'Kupang','2006-08-14 00:00:00+07','2006-08-14 00:00:00+07');">
            <text:p>INSERT INTO locality (id,regionid,typeid,name,ctime,mtime) VALUES (360190281,36019,3602,'Kup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0">
            <text:p>36020</text:p>
          </table:table-cell>
          <table:table-cell table:formula="oooc:=VLOOKUP([.A283];[p.$A$1:.$B$50];2;0)" office:value-type="string" office:string-value="Kalimantan Barat">
            <text:p>Kalimantan Barat</text:p>
          </table:table-cell>
          <table:table-cell office:value-type="string">
            <text:p>Kabupaten</text:p>
          </table:table-cell>
          <table:table-cell office:value-type="float" office:value="282">
            <text:p>282</text:p>
          </table:table-cell>
          <table:table-cell office:value-type="string">
            <text:p>Bengkayang</text:p>
          </table:table-cell>
          <table:table-cell table:formula="oooc:=[.A283]*10000+[.D283]" office:value-type="float" office:value="360200282">
            <text:p>360200282</text:p>
          </table:table-cell>
          <table:table-cell/>
          <table:table-cell table:formula="oooc:=&quot;INSERT INTO locality (id,regionid,typeid,name,ctime,mtime) VALUES (&quot;&amp;[.F283]&amp;&quot;,&quot;&amp;[.A283]&amp;&quot;,&quot;&amp;IF([.C283]=&quot;Kabupaten&quot;;3601;3602)&amp;&quot;,&quot;&amp;&quot;'&quot;&amp;[.E283]&amp;&quot;','&quot;&amp;[var.$B$1]&amp;&quot;','&quot;&amp;[var.$B$2]&amp;&quot;');&quot;" office:value-type="string" office:string-value="INSERT INTO locality (id,regionid,typeid,name,ctime,mtime) VALUES (360200282,36020,3601,'Bengkayang','2006-08-14 00:00:00+07','2006-08-14 00:00:00+07');">
            <text:p>INSERT INTO locality (id,regionid,typeid,name,ctime,mtime) VALUES (360200282,36020,3601,'Bengkay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0">
            <text:p>36020</text:p>
          </table:table-cell>
          <table:table-cell table:formula="oooc:=VLOOKUP([.A284];[p.$A$1:.$B$50];2;0)" office:value-type="string" office:string-value="Kalimantan Barat">
            <text:p>Kalimantan Barat</text:p>
          </table:table-cell>
          <table:table-cell office:value-type="string">
            <text:p>Kabupaten</text:p>
          </table:table-cell>
          <table:table-cell office:value-type="float" office:value="283">
            <text:p>283</text:p>
          </table:table-cell>
          <table:table-cell office:value-type="string">
            <text:p>Kapuas Hulu</text:p>
          </table:table-cell>
          <table:table-cell table:formula="oooc:=[.A284]*10000+[.D284]" office:value-type="float" office:value="360200283">
            <text:p>360200283</text:p>
          </table:table-cell>
          <table:table-cell/>
          <table:table-cell table:formula="oooc:=&quot;INSERT INTO locality (id,regionid,typeid,name,ctime,mtime) VALUES (&quot;&amp;[.F284]&amp;&quot;,&quot;&amp;[.A284]&amp;&quot;,&quot;&amp;IF([.C284]=&quot;Kabupaten&quot;;3601;3602)&amp;&quot;,&quot;&amp;&quot;'&quot;&amp;[.E284]&amp;&quot;','&quot;&amp;[var.$B$1]&amp;&quot;','&quot;&amp;[var.$B$2]&amp;&quot;');&quot;" office:value-type="string" office:string-value="INSERT INTO locality (id,regionid,typeid,name,ctime,mtime) VALUES (360200283,36020,3601,'Kapuas Hulu','2006-08-14 00:00:00+07','2006-08-14 00:00:00+07');">
            <text:p>INSERT INTO locality (id,regionid,typeid,name,ctime,mtime) VALUES (360200283,36020,3601,'Kapuas Hul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0">
            <text:p>36020</text:p>
          </table:table-cell>
          <table:table-cell table:formula="oooc:=VLOOKUP([.A285];[p.$A$1:.$B$50];2;0)" office:value-type="string" office:string-value="Kalimantan Barat">
            <text:p>Kalimantan Barat</text:p>
          </table:table-cell>
          <table:table-cell office:value-type="string">
            <text:p>Kabupaten</text:p>
          </table:table-cell>
          <table:table-cell office:value-type="float" office:value="284">
            <text:p>284</text:p>
          </table:table-cell>
          <table:table-cell office:value-type="string">
            <text:p>Ketapang</text:p>
          </table:table-cell>
          <table:table-cell table:formula="oooc:=[.A285]*10000+[.D285]" office:value-type="float" office:value="360200284">
            <text:p>360200284</text:p>
          </table:table-cell>
          <table:table-cell/>
          <table:table-cell table:formula="oooc:=&quot;INSERT INTO locality (id,regionid,typeid,name,ctime,mtime) VALUES (&quot;&amp;[.F285]&amp;&quot;,&quot;&amp;[.A285]&amp;&quot;,&quot;&amp;IF([.C285]=&quot;Kabupaten&quot;;3601;3602)&amp;&quot;,&quot;&amp;&quot;'&quot;&amp;[.E285]&amp;&quot;','&quot;&amp;[var.$B$1]&amp;&quot;','&quot;&amp;[var.$B$2]&amp;&quot;');&quot;" office:value-type="string" office:string-value="INSERT INTO locality (id,regionid,typeid,name,ctime,mtime) VALUES (360200284,36020,3601,'Ketapang','2006-08-14 00:00:00+07','2006-08-14 00:00:00+07');">
            <text:p>INSERT INTO locality (id,regionid,typeid,name,ctime,mtime) VALUES (360200284,36020,3601,'Ketap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0">
            <text:p>36020</text:p>
          </table:table-cell>
          <table:table-cell table:formula="oooc:=VLOOKUP([.A286];[p.$A$1:.$B$50];2;0)" office:value-type="string" office:string-value="Kalimantan Barat">
            <text:p>Kalimantan Barat</text:p>
          </table:table-cell>
          <table:table-cell office:value-type="string">
            <text:p>Kabupaten</text:p>
          </table:table-cell>
          <table:table-cell office:value-type="float" office:value="285">
            <text:p>285</text:p>
          </table:table-cell>
          <table:table-cell office:value-type="string">
            <text:p>Landak</text:p>
          </table:table-cell>
          <table:table-cell table:formula="oooc:=[.A286]*10000+[.D286]" office:value-type="float" office:value="360200285">
            <text:p>360200285</text:p>
          </table:table-cell>
          <table:table-cell/>
          <table:table-cell table:formula="oooc:=&quot;INSERT INTO locality (id,regionid,typeid,name,ctime,mtime) VALUES (&quot;&amp;[.F286]&amp;&quot;,&quot;&amp;[.A286]&amp;&quot;,&quot;&amp;IF([.C286]=&quot;Kabupaten&quot;;3601;3602)&amp;&quot;,&quot;&amp;&quot;'&quot;&amp;[.E286]&amp;&quot;','&quot;&amp;[var.$B$1]&amp;&quot;','&quot;&amp;[var.$B$2]&amp;&quot;');&quot;" office:value-type="string" office:string-value="INSERT INTO locality (id,regionid,typeid,name,ctime,mtime) VALUES (360200285,36020,3601,'Landak','2006-08-14 00:00:00+07','2006-08-14 00:00:00+07');">
            <text:p>INSERT INTO locality (id,regionid,typeid,name,ctime,mtime) VALUES (360200285,36020,3601,'Landak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0">
            <text:p>36020</text:p>
          </table:table-cell>
          <table:table-cell table:formula="oooc:=VLOOKUP([.A287];[p.$A$1:.$B$50];2;0)" office:value-type="string" office:string-value="Kalimantan Barat">
            <text:p>Kalimantan Barat</text:p>
          </table:table-cell>
          <table:table-cell office:value-type="string">
            <text:p>Kabupaten</text:p>
          </table:table-cell>
          <table:table-cell office:value-type="float" office:value="286">
            <text:p>286</text:p>
          </table:table-cell>
          <table:table-cell office:value-type="string">
            <text:p>Melawi</text:p>
          </table:table-cell>
          <table:table-cell table:formula="oooc:=[.A287]*10000+[.D287]" office:value-type="float" office:value="360200286">
            <text:p>360200286</text:p>
          </table:table-cell>
          <table:table-cell/>
          <table:table-cell table:formula="oooc:=&quot;INSERT INTO locality (id,regionid,typeid,name,ctime,mtime) VALUES (&quot;&amp;[.F287]&amp;&quot;,&quot;&amp;[.A287]&amp;&quot;,&quot;&amp;IF([.C287]=&quot;Kabupaten&quot;;3601;3602)&amp;&quot;,&quot;&amp;&quot;'&quot;&amp;[.E287]&amp;&quot;','&quot;&amp;[var.$B$1]&amp;&quot;','&quot;&amp;[var.$B$2]&amp;&quot;');&quot;" office:value-type="string" office:string-value="INSERT INTO locality (id,regionid,typeid,name,ctime,mtime) VALUES (360200286,36020,3601,'Melawi','2006-08-14 00:00:00+07','2006-08-14 00:00:00+07');">
            <text:p>INSERT INTO locality (id,regionid,typeid,name,ctime,mtime) VALUES (360200286,36020,3601,'Melaw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0">
            <text:p>36020</text:p>
          </table:table-cell>
          <table:table-cell table:formula="oooc:=VLOOKUP([.A288];[p.$A$1:.$B$50];2;0)" office:value-type="string" office:string-value="Kalimantan Barat">
            <text:p>Kalimantan Barat</text:p>
          </table:table-cell>
          <table:table-cell office:value-type="string">
            <text:p>Kabupaten</text:p>
          </table:table-cell>
          <table:table-cell office:value-type="float" office:value="287">
            <text:p>287</text:p>
          </table:table-cell>
          <table:table-cell office:value-type="string">
            <text:p>Pontianak</text:p>
          </table:table-cell>
          <table:table-cell table:formula="oooc:=[.A288]*10000+[.D288]" office:value-type="float" office:value="360200287">
            <text:p>360200287</text:p>
          </table:table-cell>
          <table:table-cell/>
          <table:table-cell table:formula="oooc:=&quot;INSERT INTO locality (id,regionid,typeid,name,ctime,mtime) VALUES (&quot;&amp;[.F288]&amp;&quot;,&quot;&amp;[.A288]&amp;&quot;,&quot;&amp;IF([.C288]=&quot;Kabupaten&quot;;3601;3602)&amp;&quot;,&quot;&amp;&quot;'&quot;&amp;[.E288]&amp;&quot;','&quot;&amp;[var.$B$1]&amp;&quot;','&quot;&amp;[var.$B$2]&amp;&quot;');&quot;" office:value-type="string" office:string-value="INSERT INTO locality (id,regionid,typeid,name,ctime,mtime) VALUES (360200287,36020,3601,'Pontianak','2006-08-14 00:00:00+07','2006-08-14 00:00:00+07');">
            <text:p>INSERT INTO locality (id,regionid,typeid,name,ctime,mtime) VALUES (360200287,36020,3601,'Pontianak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0">
            <text:p>36020</text:p>
          </table:table-cell>
          <table:table-cell table:formula="oooc:=VLOOKUP([.A289];[p.$A$1:.$B$50];2;0)" office:value-type="string" office:string-value="Kalimantan Barat">
            <text:p>Kalimantan Barat</text:p>
          </table:table-cell>
          <table:table-cell office:value-type="string">
            <text:p>Kabupaten</text:p>
          </table:table-cell>
          <table:table-cell office:value-type="float" office:value="288">
            <text:p>288</text:p>
          </table:table-cell>
          <table:table-cell office:value-type="string">
            <text:p>Sambas</text:p>
          </table:table-cell>
          <table:table-cell table:formula="oooc:=[.A289]*10000+[.D289]" office:value-type="float" office:value="360200288">
            <text:p>360200288</text:p>
          </table:table-cell>
          <table:table-cell/>
          <table:table-cell table:formula="oooc:=&quot;INSERT INTO locality (id,regionid,typeid,name,ctime,mtime) VALUES (&quot;&amp;[.F289]&amp;&quot;,&quot;&amp;[.A289]&amp;&quot;,&quot;&amp;IF([.C289]=&quot;Kabupaten&quot;;3601;3602)&amp;&quot;,&quot;&amp;&quot;'&quot;&amp;[.E289]&amp;&quot;','&quot;&amp;[var.$B$1]&amp;&quot;','&quot;&amp;[var.$B$2]&amp;&quot;');&quot;" office:value-type="string" office:string-value="INSERT INTO locality (id,regionid,typeid,name,ctime,mtime) VALUES (360200288,36020,3601,'Sambas','2006-08-14 00:00:00+07','2006-08-14 00:00:00+07');">
            <text:p>INSERT INTO locality (id,regionid,typeid,name,ctime,mtime) VALUES (360200288,36020,3601,'Sambas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0">
            <text:p>36020</text:p>
          </table:table-cell>
          <table:table-cell table:formula="oooc:=VLOOKUP([.A290];[p.$A$1:.$B$50];2;0)" office:value-type="string" office:string-value="Kalimantan Barat">
            <text:p>Kalimantan Barat</text:p>
          </table:table-cell>
          <table:table-cell office:value-type="string">
            <text:p>Kabupaten</text:p>
          </table:table-cell>
          <table:table-cell office:value-type="float" office:value="289">
            <text:p>289</text:p>
          </table:table-cell>
          <table:table-cell office:value-type="string">
            <text:p>Sanggau</text:p>
          </table:table-cell>
          <table:table-cell table:formula="oooc:=[.A290]*10000+[.D290]" office:value-type="float" office:value="360200289">
            <text:p>360200289</text:p>
          </table:table-cell>
          <table:table-cell/>
          <table:table-cell table:formula="oooc:=&quot;INSERT INTO locality (id,regionid,typeid,name,ctime,mtime) VALUES (&quot;&amp;[.F290]&amp;&quot;,&quot;&amp;[.A290]&amp;&quot;,&quot;&amp;IF([.C290]=&quot;Kabupaten&quot;;3601;3602)&amp;&quot;,&quot;&amp;&quot;'&quot;&amp;[.E290]&amp;&quot;','&quot;&amp;[var.$B$1]&amp;&quot;','&quot;&amp;[var.$B$2]&amp;&quot;');&quot;" office:value-type="string" office:string-value="INSERT INTO locality (id,regionid,typeid,name,ctime,mtime) VALUES (360200289,36020,3601,'Sanggau','2006-08-14 00:00:00+07','2006-08-14 00:00:00+07');">
            <text:p>INSERT INTO locality (id,regionid,typeid,name,ctime,mtime) VALUES (360200289,36020,3601,'Sangga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0">
            <text:p>36020</text:p>
          </table:table-cell>
          <table:table-cell table:formula="oooc:=VLOOKUP([.A291];[p.$A$1:.$B$50];2;0)" office:value-type="string" office:string-value="Kalimantan Barat">
            <text:p>Kalimantan Barat</text:p>
          </table:table-cell>
          <table:table-cell office:value-type="string">
            <text:p>Kabupaten</text:p>
          </table:table-cell>
          <table:table-cell office:value-type="float" office:value="290">
            <text:p>290</text:p>
          </table:table-cell>
          <table:table-cell office:value-type="string">
            <text:p>Sekadau</text:p>
          </table:table-cell>
          <table:table-cell table:formula="oooc:=[.A291]*10000+[.D291]" office:value-type="float" office:value="360200290">
            <text:p>360200290</text:p>
          </table:table-cell>
          <table:table-cell/>
          <table:table-cell table:formula="oooc:=&quot;INSERT INTO locality (id,regionid,typeid,name,ctime,mtime) VALUES (&quot;&amp;[.F291]&amp;&quot;,&quot;&amp;[.A291]&amp;&quot;,&quot;&amp;IF([.C291]=&quot;Kabupaten&quot;;3601;3602)&amp;&quot;,&quot;&amp;&quot;'&quot;&amp;[.E291]&amp;&quot;','&quot;&amp;[var.$B$1]&amp;&quot;','&quot;&amp;[var.$B$2]&amp;&quot;');&quot;" office:value-type="string" office:string-value="INSERT INTO locality (id,regionid,typeid,name,ctime,mtime) VALUES (360200290,36020,3601,'Sekadau','2006-08-14 00:00:00+07','2006-08-14 00:00:00+07');">
            <text:p>INSERT INTO locality (id,regionid,typeid,name,ctime,mtime) VALUES (360200290,36020,3601,'Sekada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0">
            <text:p>36020</text:p>
          </table:table-cell>
          <table:table-cell table:formula="oooc:=VLOOKUP([.A292];[p.$A$1:.$B$50];2;0)" office:value-type="string" office:string-value="Kalimantan Barat">
            <text:p>Kalimantan Barat</text:p>
          </table:table-cell>
          <table:table-cell office:value-type="string">
            <text:p>Kabupaten</text:p>
          </table:table-cell>
          <table:table-cell office:value-type="float" office:value="291">
            <text:p>291</text:p>
          </table:table-cell>
          <table:table-cell office:value-type="string">
            <text:p>Sintang</text:p>
          </table:table-cell>
          <table:table-cell table:formula="oooc:=[.A292]*10000+[.D292]" office:value-type="float" office:value="360200291">
            <text:p>360200291</text:p>
          </table:table-cell>
          <table:table-cell/>
          <table:table-cell table:formula="oooc:=&quot;INSERT INTO locality (id,regionid,typeid,name,ctime,mtime) VALUES (&quot;&amp;[.F292]&amp;&quot;,&quot;&amp;[.A292]&amp;&quot;,&quot;&amp;IF([.C292]=&quot;Kabupaten&quot;;3601;3602)&amp;&quot;,&quot;&amp;&quot;'&quot;&amp;[.E292]&amp;&quot;','&quot;&amp;[var.$B$1]&amp;&quot;','&quot;&amp;[var.$B$2]&amp;&quot;');&quot;" office:value-type="string" office:string-value="INSERT INTO locality (id,regionid,typeid,name,ctime,mtime) VALUES (360200291,36020,3601,'Sintang','2006-08-14 00:00:00+07','2006-08-14 00:00:00+07');">
            <text:p>INSERT INTO locality (id,regionid,typeid,name,ctime,mtime) VALUES (360200291,36020,3601,'Sint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0">
            <text:p>36020</text:p>
          </table:table-cell>
          <table:table-cell table:formula="oooc:=VLOOKUP([.A293];[p.$A$1:.$B$50];2;0)" office:value-type="string" office:string-value="Kalimantan Barat">
            <text:p>Kalimantan Barat</text:p>
          </table:table-cell>
          <table:table-cell office:value-type="string">
            <text:p>Kota</text:p>
          </table:table-cell>
          <table:table-cell office:value-type="float" office:value="292">
            <text:p>292</text:p>
          </table:table-cell>
          <table:table-cell office:value-type="string">
            <text:p>Pontianak</text:p>
          </table:table-cell>
          <table:table-cell table:formula="oooc:=[.A293]*10000+[.D293]" office:value-type="float" office:value="360200292">
            <text:p>360200292</text:p>
          </table:table-cell>
          <table:table-cell/>
          <table:table-cell table:formula="oooc:=&quot;INSERT INTO locality (id,regionid,typeid,name,ctime,mtime) VALUES (&quot;&amp;[.F293]&amp;&quot;,&quot;&amp;[.A293]&amp;&quot;,&quot;&amp;IF([.C293]=&quot;Kabupaten&quot;;3601;3602)&amp;&quot;,&quot;&amp;&quot;'&quot;&amp;[.E293]&amp;&quot;','&quot;&amp;[var.$B$1]&amp;&quot;','&quot;&amp;[var.$B$2]&amp;&quot;');&quot;" office:value-type="string" office:string-value="INSERT INTO locality (id,regionid,typeid,name,ctime,mtime) VALUES (360200292,36020,3602,'Pontianak','2006-08-14 00:00:00+07','2006-08-14 00:00:00+07');">
            <text:p>INSERT INTO locality (id,regionid,typeid,name,ctime,mtime) VALUES (360200292,36020,3602,'Pontianak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0">
            <text:p>36020</text:p>
          </table:table-cell>
          <table:table-cell table:formula="oooc:=VLOOKUP([.A294];[p.$A$1:.$B$50];2;0)" office:value-type="string" office:string-value="Kalimantan Barat">
            <text:p>Kalimantan Barat</text:p>
          </table:table-cell>
          <table:table-cell office:value-type="string">
            <text:p>Kota</text:p>
          </table:table-cell>
          <table:table-cell office:value-type="float" office:value="293">
            <text:p>293</text:p>
          </table:table-cell>
          <table:table-cell office:value-type="string">
            <text:p>Singkawang</text:p>
          </table:table-cell>
          <table:table-cell table:formula="oooc:=[.A294]*10000+[.D294]" office:value-type="float" office:value="360200293">
            <text:p>360200293</text:p>
          </table:table-cell>
          <table:table-cell/>
          <table:table-cell table:formula="oooc:=&quot;INSERT INTO locality (id,regionid,typeid,name,ctime,mtime) VALUES (&quot;&amp;[.F294]&amp;&quot;,&quot;&amp;[.A294]&amp;&quot;,&quot;&amp;IF([.C294]=&quot;Kabupaten&quot;;3601;3602)&amp;&quot;,&quot;&amp;&quot;'&quot;&amp;[.E294]&amp;&quot;','&quot;&amp;[var.$B$1]&amp;&quot;','&quot;&amp;[var.$B$2]&amp;&quot;');&quot;" office:value-type="string" office:string-value="INSERT INTO locality (id,regionid,typeid,name,ctime,mtime) VALUES (360200293,36020,3602,'Singkawang','2006-08-14 00:00:00+07','2006-08-14 00:00:00+07');">
            <text:p>INSERT INTO locality (id,regionid,typeid,name,ctime,mtime) VALUES (360200293,36020,3602,'Singkaw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295];[p.$A$1:.$B$50];2;0)" office:value-type="string" office:string-value="Kalimantan Tengah">
            <text:p>Kalimantan Tengah</text:p>
          </table:table-cell>
          <table:table-cell office:value-type="string">
            <text:p>Kabupaten</text:p>
          </table:table-cell>
          <table:table-cell office:value-type="float" office:value="294">
            <text:p>294</text:p>
          </table:table-cell>
          <table:table-cell office:value-type="string">
            <text:p>Barito Selatan</text:p>
          </table:table-cell>
          <table:table-cell table:formula="oooc:=[.A295]*10000+[.D295]" office:value-type="float" office:value="360210294">
            <text:p>360210294</text:p>
          </table:table-cell>
          <table:table-cell/>
          <table:table-cell table:formula="oooc:=&quot;INSERT INTO locality (id,regionid,typeid,name,ctime,mtime) VALUES (&quot;&amp;[.F295]&amp;&quot;,&quot;&amp;[.A295]&amp;&quot;,&quot;&amp;IF([.C295]=&quot;Kabupaten&quot;;3601;3602)&amp;&quot;,&quot;&amp;&quot;'&quot;&amp;[.E295]&amp;&quot;','&quot;&amp;[var.$B$1]&amp;&quot;','&quot;&amp;[var.$B$2]&amp;&quot;');&quot;" office:value-type="string" office:string-value="INSERT INTO locality (id,regionid,typeid,name,ctime,mtime) VALUES (360210294,36021,3601,'Barito Selatan','2006-08-14 00:00:00+07','2006-08-14 00:00:00+07');">
            <text:p>INSERT INTO locality (id,regionid,typeid,name,ctime,mtime) VALUES (360210294,36021,3601,'Barito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296];[p.$A$1:.$B$50];2;0)" office:value-type="string" office:string-value="Kalimantan Tengah">
            <text:p>Kalimantan Tengah</text:p>
          </table:table-cell>
          <table:table-cell office:value-type="string">
            <text:p>Kabupaten</text:p>
          </table:table-cell>
          <table:table-cell office:value-type="float" office:value="295">
            <text:p>295</text:p>
          </table:table-cell>
          <table:table-cell office:value-type="string">
            <text:p>Barito Timur</text:p>
          </table:table-cell>
          <table:table-cell table:formula="oooc:=[.A296]*10000+[.D296]" office:value-type="float" office:value="360210295">
            <text:p>360210295</text:p>
          </table:table-cell>
          <table:table-cell/>
          <table:table-cell table:formula="oooc:=&quot;INSERT INTO locality (id,regionid,typeid,name,ctime,mtime) VALUES (&quot;&amp;[.F296]&amp;&quot;,&quot;&amp;[.A296]&amp;&quot;,&quot;&amp;IF([.C296]=&quot;Kabupaten&quot;;3601;3602)&amp;&quot;,&quot;&amp;&quot;'&quot;&amp;[.E296]&amp;&quot;','&quot;&amp;[var.$B$1]&amp;&quot;','&quot;&amp;[var.$B$2]&amp;&quot;');&quot;" office:value-type="string" office:string-value="INSERT INTO locality (id,regionid,typeid,name,ctime,mtime) VALUES (360210295,36021,3601,'Barito Timur','2006-08-14 00:00:00+07','2006-08-14 00:00:00+07');">
            <text:p>INSERT INTO locality (id,regionid,typeid,name,ctime,mtime) VALUES (360210295,36021,3601,'Barito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297];[p.$A$1:.$B$50];2;0)" office:value-type="string" office:string-value="Kalimantan Tengah">
            <text:p>Kalimantan Tengah</text:p>
          </table:table-cell>
          <table:table-cell office:value-type="string">
            <text:p>Kabupaten</text:p>
          </table:table-cell>
          <table:table-cell office:value-type="float" office:value="296">
            <text:p>296</text:p>
          </table:table-cell>
          <table:table-cell office:value-type="string">
            <text:p>Barito Utara</text:p>
          </table:table-cell>
          <table:table-cell table:formula="oooc:=[.A297]*10000+[.D297]" office:value-type="float" office:value="360210296">
            <text:p>360210296</text:p>
          </table:table-cell>
          <table:table-cell/>
          <table:table-cell table:formula="oooc:=&quot;INSERT INTO locality (id,regionid,typeid,name,ctime,mtime) VALUES (&quot;&amp;[.F297]&amp;&quot;,&quot;&amp;[.A297]&amp;&quot;,&quot;&amp;IF([.C297]=&quot;Kabupaten&quot;;3601;3602)&amp;&quot;,&quot;&amp;&quot;'&quot;&amp;[.E297]&amp;&quot;','&quot;&amp;[var.$B$1]&amp;&quot;','&quot;&amp;[var.$B$2]&amp;&quot;');&quot;" office:value-type="string" office:string-value="INSERT INTO locality (id,regionid,typeid,name,ctime,mtime) VALUES (360210296,36021,3601,'Barito Utara','2006-08-14 00:00:00+07','2006-08-14 00:00:00+07');">
            <text:p>INSERT INTO locality (id,regionid,typeid,name,ctime,mtime) VALUES (360210296,36021,3601,'Barito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298];[p.$A$1:.$B$50];2;0)" office:value-type="string" office:string-value="Kalimantan Tengah">
            <text:p>Kalimantan Tengah</text:p>
          </table:table-cell>
          <table:table-cell office:value-type="string">
            <text:p>Kabupaten</text:p>
          </table:table-cell>
          <table:table-cell office:value-type="float" office:value="297">
            <text:p>297</text:p>
          </table:table-cell>
          <table:table-cell office:value-type="string">
            <text:p>Gunung Mas</text:p>
          </table:table-cell>
          <table:table-cell table:formula="oooc:=[.A298]*10000+[.D298]" office:value-type="float" office:value="360210297">
            <text:p>360210297</text:p>
          </table:table-cell>
          <table:table-cell/>
          <table:table-cell table:formula="oooc:=&quot;INSERT INTO locality (id,regionid,typeid,name,ctime,mtime) VALUES (&quot;&amp;[.F298]&amp;&quot;,&quot;&amp;[.A298]&amp;&quot;,&quot;&amp;IF([.C298]=&quot;Kabupaten&quot;;3601;3602)&amp;&quot;,&quot;&amp;&quot;'&quot;&amp;[.E298]&amp;&quot;','&quot;&amp;[var.$B$1]&amp;&quot;','&quot;&amp;[var.$B$2]&amp;&quot;');&quot;" office:value-type="string" office:string-value="INSERT INTO locality (id,regionid,typeid,name,ctime,mtime) VALUES (360210297,36021,3601,'Gunung Mas','2006-08-14 00:00:00+07','2006-08-14 00:00:00+07');">
            <text:p>INSERT INTO locality (id,regionid,typeid,name,ctime,mtime) VALUES (360210297,36021,3601,'Gunung Mas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299];[p.$A$1:.$B$50];2;0)" office:value-type="string" office:string-value="Kalimantan Tengah">
            <text:p>Kalimantan Tengah</text:p>
          </table:table-cell>
          <table:table-cell office:value-type="string">
            <text:p>Kabupaten</text:p>
          </table:table-cell>
          <table:table-cell office:value-type="float" office:value="298">
            <text:p>298</text:p>
          </table:table-cell>
          <table:table-cell office:value-type="string">
            <text:p>Kapuas</text:p>
          </table:table-cell>
          <table:table-cell table:formula="oooc:=[.A299]*10000+[.D299]" office:value-type="float" office:value="360210298">
            <text:p>360210298</text:p>
          </table:table-cell>
          <table:table-cell/>
          <table:table-cell table:formula="oooc:=&quot;INSERT INTO locality (id,regionid,typeid,name,ctime,mtime) VALUES (&quot;&amp;[.F299]&amp;&quot;,&quot;&amp;[.A299]&amp;&quot;,&quot;&amp;IF([.C299]=&quot;Kabupaten&quot;;3601;3602)&amp;&quot;,&quot;&amp;&quot;'&quot;&amp;[.E299]&amp;&quot;','&quot;&amp;[var.$B$1]&amp;&quot;','&quot;&amp;[var.$B$2]&amp;&quot;');&quot;" office:value-type="string" office:string-value="INSERT INTO locality (id,regionid,typeid,name,ctime,mtime) VALUES (360210298,36021,3601,'Kapuas','2006-08-14 00:00:00+07','2006-08-14 00:00:00+07');">
            <text:p>INSERT INTO locality (id,regionid,typeid,name,ctime,mtime) VALUES (360210298,36021,3601,'Kapuas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300];[p.$A$1:.$B$50];2;0)" office:value-type="string" office:string-value="Kalimantan Tengah">
            <text:p>Kalimantan Tengah</text:p>
          </table:table-cell>
          <table:table-cell office:value-type="string">
            <text:p>Kabupaten</text:p>
          </table:table-cell>
          <table:table-cell office:value-type="float" office:value="299">
            <text:p>299</text:p>
          </table:table-cell>
          <table:table-cell office:value-type="string">
            <text:p>Katingan</text:p>
          </table:table-cell>
          <table:table-cell table:formula="oooc:=[.A300]*10000+[.D300]" office:value-type="float" office:value="360210299">
            <text:p>360210299</text:p>
          </table:table-cell>
          <table:table-cell/>
          <table:table-cell table:formula="oooc:=&quot;INSERT INTO locality (id,regionid,typeid,name,ctime,mtime) VALUES (&quot;&amp;[.F300]&amp;&quot;,&quot;&amp;[.A300]&amp;&quot;,&quot;&amp;IF([.C300]=&quot;Kabupaten&quot;;3601;3602)&amp;&quot;,&quot;&amp;&quot;'&quot;&amp;[.E300]&amp;&quot;','&quot;&amp;[var.$B$1]&amp;&quot;','&quot;&amp;[var.$B$2]&amp;&quot;');&quot;" office:value-type="string" office:string-value="INSERT INTO locality (id,regionid,typeid,name,ctime,mtime) VALUES (360210299,36021,3601,'Katingan','2006-08-14 00:00:00+07','2006-08-14 00:00:00+07');">
            <text:p>INSERT INTO locality (id,regionid,typeid,name,ctime,mtime) VALUES (360210299,36021,3601,'Kating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301];[p.$A$1:.$B$50];2;0)" office:value-type="string" office:string-value="Kalimantan Tengah">
            <text:p>Kalimantan Tengah</text:p>
          </table:table-cell>
          <table:table-cell office:value-type="string">
            <text:p>Kabupaten</text:p>
          </table:table-cell>
          <table:table-cell office:value-type="float" office:value="300">
            <text:p>300</text:p>
          </table:table-cell>
          <table:table-cell office:value-type="string">
            <text:p>Kotawaringin Barat</text:p>
          </table:table-cell>
          <table:table-cell table:formula="oooc:=[.A301]*10000+[.D301]" office:value-type="float" office:value="360210300">
            <text:p>360210300</text:p>
          </table:table-cell>
          <table:table-cell/>
          <table:table-cell table:formula="oooc:=&quot;INSERT INTO locality (id,regionid,typeid,name,ctime,mtime) VALUES (&quot;&amp;[.F301]&amp;&quot;,&quot;&amp;[.A301]&amp;&quot;,&quot;&amp;IF([.C301]=&quot;Kabupaten&quot;;3601;3602)&amp;&quot;,&quot;&amp;&quot;'&quot;&amp;[.E301]&amp;&quot;','&quot;&amp;[var.$B$1]&amp;&quot;','&quot;&amp;[var.$B$2]&amp;&quot;');&quot;" office:value-type="string" office:string-value="INSERT INTO locality (id,regionid,typeid,name,ctime,mtime) VALUES (360210300,36021,3601,'Kotawaringin Barat','2006-08-14 00:00:00+07','2006-08-14 00:00:00+07');">
            <text:p>INSERT INTO locality (id,regionid,typeid,name,ctime,mtime) VALUES (360210300,36021,3601,'Kotawaringin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302];[p.$A$1:.$B$50];2;0)" office:value-type="string" office:string-value="Kalimantan Tengah">
            <text:p>Kalimantan Tengah</text:p>
          </table:table-cell>
          <table:table-cell office:value-type="string">
            <text:p>Kabupaten</text:p>
          </table:table-cell>
          <table:table-cell office:value-type="float" office:value="301">
            <text:p>301</text:p>
          </table:table-cell>
          <table:table-cell office:value-type="string">
            <text:p>Kotawaringin Timur</text:p>
          </table:table-cell>
          <table:table-cell table:formula="oooc:=[.A302]*10000+[.D302]" office:value-type="float" office:value="360210301">
            <text:p>360210301</text:p>
          </table:table-cell>
          <table:table-cell/>
          <table:table-cell table:formula="oooc:=&quot;INSERT INTO locality (id,regionid,typeid,name,ctime,mtime) VALUES (&quot;&amp;[.F302]&amp;&quot;,&quot;&amp;[.A302]&amp;&quot;,&quot;&amp;IF([.C302]=&quot;Kabupaten&quot;;3601;3602)&amp;&quot;,&quot;&amp;&quot;'&quot;&amp;[.E302]&amp;&quot;','&quot;&amp;[var.$B$1]&amp;&quot;','&quot;&amp;[var.$B$2]&amp;&quot;');&quot;" office:value-type="string" office:string-value="INSERT INTO locality (id,regionid,typeid,name,ctime,mtime) VALUES (360210301,36021,3601,'Kotawaringin Timur','2006-08-14 00:00:00+07','2006-08-14 00:00:00+07');">
            <text:p>INSERT INTO locality (id,regionid,typeid,name,ctime,mtime) VALUES (360210301,36021,3601,'Kotawaringin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303];[p.$A$1:.$B$50];2;0)" office:value-type="string" office:string-value="Kalimantan Tengah">
            <text:p>Kalimantan Tengah</text:p>
          </table:table-cell>
          <table:table-cell office:value-type="string">
            <text:p>Kabupaten</text:p>
          </table:table-cell>
          <table:table-cell office:value-type="float" office:value="302">
            <text:p>302</text:p>
          </table:table-cell>
          <table:table-cell office:value-type="string">
            <text:p>Lamandau</text:p>
          </table:table-cell>
          <table:table-cell table:formula="oooc:=[.A303]*10000+[.D303]" office:value-type="float" office:value="360210302">
            <text:p>360210302</text:p>
          </table:table-cell>
          <table:table-cell/>
          <table:table-cell table:formula="oooc:=&quot;INSERT INTO locality (id,regionid,typeid,name,ctime,mtime) VALUES (&quot;&amp;[.F303]&amp;&quot;,&quot;&amp;[.A303]&amp;&quot;,&quot;&amp;IF([.C303]=&quot;Kabupaten&quot;;3601;3602)&amp;&quot;,&quot;&amp;&quot;'&quot;&amp;[.E303]&amp;&quot;','&quot;&amp;[var.$B$1]&amp;&quot;','&quot;&amp;[var.$B$2]&amp;&quot;');&quot;" office:value-type="string" office:string-value="INSERT INTO locality (id,regionid,typeid,name,ctime,mtime) VALUES (360210302,36021,3601,'Lamandau','2006-08-14 00:00:00+07','2006-08-14 00:00:00+07');">
            <text:p>INSERT INTO locality (id,regionid,typeid,name,ctime,mtime) VALUES (360210302,36021,3601,'Lamanda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304];[p.$A$1:.$B$50];2;0)" office:value-type="string" office:string-value="Kalimantan Tengah">
            <text:p>Kalimantan Tengah</text:p>
          </table:table-cell>
          <table:table-cell office:value-type="string">
            <text:p>Kabupaten</text:p>
          </table:table-cell>
          <table:table-cell office:value-type="float" office:value="303">
            <text:p>303</text:p>
          </table:table-cell>
          <table:table-cell office:value-type="string">
            <text:p>Murung Raya</text:p>
          </table:table-cell>
          <table:table-cell table:formula="oooc:=[.A304]*10000+[.D304]" office:value-type="float" office:value="360210303">
            <text:p>360210303</text:p>
          </table:table-cell>
          <table:table-cell/>
          <table:table-cell table:formula="oooc:=&quot;INSERT INTO locality (id,regionid,typeid,name,ctime,mtime) VALUES (&quot;&amp;[.F304]&amp;&quot;,&quot;&amp;[.A304]&amp;&quot;,&quot;&amp;IF([.C304]=&quot;Kabupaten&quot;;3601;3602)&amp;&quot;,&quot;&amp;&quot;'&quot;&amp;[.E304]&amp;&quot;','&quot;&amp;[var.$B$1]&amp;&quot;','&quot;&amp;[var.$B$2]&amp;&quot;');&quot;" office:value-type="string" office:string-value="INSERT INTO locality (id,regionid,typeid,name,ctime,mtime) VALUES (360210303,36021,3601,'Murung Raya','2006-08-14 00:00:00+07','2006-08-14 00:00:00+07');">
            <text:p>INSERT INTO locality (id,regionid,typeid,name,ctime,mtime) VALUES (360210303,36021,3601,'Murung Ray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305];[p.$A$1:.$B$50];2;0)" office:value-type="string" office:string-value="Kalimantan Tengah">
            <text:p>Kalimantan Tengah</text:p>
          </table:table-cell>
          <table:table-cell office:value-type="string">
            <text:p>Kabupaten</text:p>
          </table:table-cell>
          <table:table-cell office:value-type="float" office:value="304">
            <text:p>304</text:p>
          </table:table-cell>
          <table:table-cell office:value-type="string">
            <text:p>Pulang Pisau</text:p>
          </table:table-cell>
          <table:table-cell table:formula="oooc:=[.A305]*10000+[.D305]" office:value-type="float" office:value="360210304">
            <text:p>360210304</text:p>
          </table:table-cell>
          <table:table-cell/>
          <table:table-cell table:formula="oooc:=&quot;INSERT INTO locality (id,regionid,typeid,name,ctime,mtime) VALUES (&quot;&amp;[.F305]&amp;&quot;,&quot;&amp;[.A305]&amp;&quot;,&quot;&amp;IF([.C305]=&quot;Kabupaten&quot;;3601;3602)&amp;&quot;,&quot;&amp;&quot;'&quot;&amp;[.E305]&amp;&quot;','&quot;&amp;[var.$B$1]&amp;&quot;','&quot;&amp;[var.$B$2]&amp;&quot;');&quot;" office:value-type="string" office:string-value="INSERT INTO locality (id,regionid,typeid,name,ctime,mtime) VALUES (360210304,36021,3601,'Pulang Pisau','2006-08-14 00:00:00+07','2006-08-14 00:00:00+07');">
            <text:p>INSERT INTO locality (id,regionid,typeid,name,ctime,mtime) VALUES (360210304,36021,3601,'Pulang Pisa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306];[p.$A$1:.$B$50];2;0)" office:value-type="string" office:string-value="Kalimantan Tengah">
            <text:p>Kalimantan Tengah</text:p>
          </table:table-cell>
          <table:table-cell office:value-type="string">
            <text:p>Kabupaten</text:p>
          </table:table-cell>
          <table:table-cell office:value-type="float" office:value="305">
            <text:p>305</text:p>
          </table:table-cell>
          <table:table-cell office:value-type="string">
            <text:p>Seruyan</text:p>
          </table:table-cell>
          <table:table-cell table:formula="oooc:=[.A306]*10000+[.D306]" office:value-type="float" office:value="360210305">
            <text:p>360210305</text:p>
          </table:table-cell>
          <table:table-cell/>
          <table:table-cell table:formula="oooc:=&quot;INSERT INTO locality (id,regionid,typeid,name,ctime,mtime) VALUES (&quot;&amp;[.F306]&amp;&quot;,&quot;&amp;[.A306]&amp;&quot;,&quot;&amp;IF([.C306]=&quot;Kabupaten&quot;;3601;3602)&amp;&quot;,&quot;&amp;&quot;'&quot;&amp;[.E306]&amp;&quot;','&quot;&amp;[var.$B$1]&amp;&quot;','&quot;&amp;[var.$B$2]&amp;&quot;');&quot;" office:value-type="string" office:string-value="INSERT INTO locality (id,regionid,typeid,name,ctime,mtime) VALUES (360210305,36021,3601,'Seruyan','2006-08-14 00:00:00+07','2006-08-14 00:00:00+07');">
            <text:p>INSERT INTO locality (id,regionid,typeid,name,ctime,mtime) VALUES (360210305,36021,3601,'Seruy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307];[p.$A$1:.$B$50];2;0)" office:value-type="string" office:string-value="Kalimantan Tengah">
            <text:p>Kalimantan Tengah</text:p>
          </table:table-cell>
          <table:table-cell office:value-type="string">
            <text:p>Kabupaten</text:p>
          </table:table-cell>
          <table:table-cell office:value-type="float" office:value="306">
            <text:p>306</text:p>
          </table:table-cell>
          <table:table-cell office:value-type="string">
            <text:p>Sukamara</text:p>
          </table:table-cell>
          <table:table-cell table:formula="oooc:=[.A307]*10000+[.D307]" office:value-type="float" office:value="360210306">
            <text:p>360210306</text:p>
          </table:table-cell>
          <table:table-cell/>
          <table:table-cell table:formula="oooc:=&quot;INSERT INTO locality (id,regionid,typeid,name,ctime,mtime) VALUES (&quot;&amp;[.F307]&amp;&quot;,&quot;&amp;[.A307]&amp;&quot;,&quot;&amp;IF([.C307]=&quot;Kabupaten&quot;;3601;3602)&amp;&quot;,&quot;&amp;&quot;'&quot;&amp;[.E307]&amp;&quot;','&quot;&amp;[var.$B$1]&amp;&quot;','&quot;&amp;[var.$B$2]&amp;&quot;');&quot;" office:value-type="string" office:string-value="INSERT INTO locality (id,regionid,typeid,name,ctime,mtime) VALUES (360210306,36021,3601,'Sukamara','2006-08-14 00:00:00+07','2006-08-14 00:00:00+07');">
            <text:p>INSERT INTO locality (id,regionid,typeid,name,ctime,mtime) VALUES (360210306,36021,3601,'Sukam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1">
            <text:p>36021</text:p>
          </table:table-cell>
          <table:table-cell table:formula="oooc:=VLOOKUP([.A308];[p.$A$1:.$B$50];2;0)" office:value-type="string" office:string-value="Kalimantan Tengah">
            <text:p>Kalimantan Tengah</text:p>
          </table:table-cell>
          <table:table-cell office:value-type="string">
            <text:p>Kota</text:p>
          </table:table-cell>
          <table:table-cell office:value-type="float" office:value="307">
            <text:p>307</text:p>
          </table:table-cell>
          <table:table-cell office:value-type="string">
            <text:p>Palangka Raya</text:p>
          </table:table-cell>
          <table:table-cell table:formula="oooc:=[.A308]*10000+[.D308]" office:value-type="float" office:value="360210307">
            <text:p>360210307</text:p>
          </table:table-cell>
          <table:table-cell/>
          <table:table-cell table:formula="oooc:=&quot;INSERT INTO locality (id,regionid,typeid,name,ctime,mtime) VALUES (&quot;&amp;[.F308]&amp;&quot;,&quot;&amp;[.A308]&amp;&quot;,&quot;&amp;IF([.C308]=&quot;Kabupaten&quot;;3601;3602)&amp;&quot;,&quot;&amp;&quot;'&quot;&amp;[.E308]&amp;&quot;','&quot;&amp;[var.$B$1]&amp;&quot;','&quot;&amp;[var.$B$2]&amp;&quot;');&quot;" office:value-type="string" office:string-value="INSERT INTO locality (id,regionid,typeid,name,ctime,mtime) VALUES (360210307,36021,3602,'Palangka Raya','2006-08-14 00:00:00+07','2006-08-14 00:00:00+07');">
            <text:p>INSERT INTO locality (id,regionid,typeid,name,ctime,mtime) VALUES (360210307,36021,3602,'Palangka Ray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2">
            <text:p>36022</text:p>
          </table:table-cell>
          <table:table-cell table:formula="oooc:=VLOOKUP([.A309];[p.$A$1:.$B$50];2;0)" office:value-type="string" office:string-value="Kalimantan Selatan">
            <text:p>Kalimantan Selatan</text:p>
          </table:table-cell>
          <table:table-cell office:value-type="string">
            <text:p>Kabupaten</text:p>
          </table:table-cell>
          <table:table-cell office:value-type="float" office:value="308">
            <text:p>308</text:p>
          </table:table-cell>
          <table:table-cell office:value-type="string">
            <text:p>Balangan</text:p>
          </table:table-cell>
          <table:table-cell table:formula="oooc:=[.A309]*10000+[.D309]" office:value-type="float" office:value="360220308">
            <text:p>360220308</text:p>
          </table:table-cell>
          <table:table-cell/>
          <table:table-cell table:formula="oooc:=&quot;INSERT INTO locality (id,regionid,typeid,name,ctime,mtime) VALUES (&quot;&amp;[.F309]&amp;&quot;,&quot;&amp;[.A309]&amp;&quot;,&quot;&amp;IF([.C309]=&quot;Kabupaten&quot;;3601;3602)&amp;&quot;,&quot;&amp;&quot;'&quot;&amp;[.E309]&amp;&quot;','&quot;&amp;[var.$B$1]&amp;&quot;','&quot;&amp;[var.$B$2]&amp;&quot;');&quot;" office:value-type="string" office:string-value="INSERT INTO locality (id,regionid,typeid,name,ctime,mtime) VALUES (360220308,36022,3601,'Balangan','2006-08-14 00:00:00+07','2006-08-14 00:00:00+07');">
            <text:p>INSERT INTO locality (id,regionid,typeid,name,ctime,mtime) VALUES (360220308,36022,3601,'Balang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2">
            <text:p>36022</text:p>
          </table:table-cell>
          <table:table-cell table:formula="oooc:=VLOOKUP([.A310];[p.$A$1:.$B$50];2;0)" office:value-type="string" office:string-value="Kalimantan Selatan">
            <text:p>Kalimantan Selatan</text:p>
          </table:table-cell>
          <table:table-cell office:value-type="string">
            <text:p>Kabupaten</text:p>
          </table:table-cell>
          <table:table-cell office:value-type="float" office:value="309">
            <text:p>309</text:p>
          </table:table-cell>
          <table:table-cell office:value-type="string">
            <text:p>Banjar</text:p>
          </table:table-cell>
          <table:table-cell table:formula="oooc:=[.A310]*10000+[.D310]" office:value-type="float" office:value="360220309">
            <text:p>360220309</text:p>
          </table:table-cell>
          <table:table-cell/>
          <table:table-cell table:formula="oooc:=&quot;INSERT INTO locality (id,regionid,typeid,name,ctime,mtime) VALUES (&quot;&amp;[.F310]&amp;&quot;,&quot;&amp;[.A310]&amp;&quot;,&quot;&amp;IF([.C310]=&quot;Kabupaten&quot;;3601;3602)&amp;&quot;,&quot;&amp;&quot;'&quot;&amp;[.E310]&amp;&quot;','&quot;&amp;[var.$B$1]&amp;&quot;','&quot;&amp;[var.$B$2]&amp;&quot;');&quot;" office:value-type="string" office:string-value="INSERT INTO locality (id,regionid,typeid,name,ctime,mtime) VALUES (360220309,36022,3601,'Banjar','2006-08-14 00:00:00+07','2006-08-14 00:00:00+07');">
            <text:p>INSERT INTO locality (id,regionid,typeid,name,ctime,mtime) VALUES (360220309,36022,3601,'Banj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2">
            <text:p>36022</text:p>
          </table:table-cell>
          <table:table-cell table:formula="oooc:=VLOOKUP([.A311];[p.$A$1:.$B$50];2;0)" office:value-type="string" office:string-value="Kalimantan Selatan">
            <text:p>Kalimantan Selatan</text:p>
          </table:table-cell>
          <table:table-cell office:value-type="string">
            <text:p>Kabupaten</text:p>
          </table:table-cell>
          <table:table-cell office:value-type="float" office:value="310">
            <text:p>310</text:p>
          </table:table-cell>
          <table:table-cell office:value-type="string">
            <text:p>Barito Kuala</text:p>
          </table:table-cell>
          <table:table-cell table:formula="oooc:=[.A311]*10000+[.D311]" office:value-type="float" office:value="360220310">
            <text:p>360220310</text:p>
          </table:table-cell>
          <table:table-cell/>
          <table:table-cell table:formula="oooc:=&quot;INSERT INTO locality (id,regionid,typeid,name,ctime,mtime) VALUES (&quot;&amp;[.F311]&amp;&quot;,&quot;&amp;[.A311]&amp;&quot;,&quot;&amp;IF([.C311]=&quot;Kabupaten&quot;;3601;3602)&amp;&quot;,&quot;&amp;&quot;'&quot;&amp;[.E311]&amp;&quot;','&quot;&amp;[var.$B$1]&amp;&quot;','&quot;&amp;[var.$B$2]&amp;&quot;');&quot;" office:value-type="string" office:string-value="INSERT INTO locality (id,regionid,typeid,name,ctime,mtime) VALUES (360220310,36022,3601,'Barito Kuala','2006-08-14 00:00:00+07','2006-08-14 00:00:00+07');">
            <text:p>INSERT INTO locality (id,regionid,typeid,name,ctime,mtime) VALUES (360220310,36022,3601,'Barito Kual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2">
            <text:p>36022</text:p>
          </table:table-cell>
          <table:table-cell table:formula="oooc:=VLOOKUP([.A312];[p.$A$1:.$B$50];2;0)" office:value-type="string" office:string-value="Kalimantan Selatan">
            <text:p>Kalimantan Selatan</text:p>
          </table:table-cell>
          <table:table-cell office:value-type="string">
            <text:p>Kabupaten</text:p>
          </table:table-cell>
          <table:table-cell office:value-type="float" office:value="311">
            <text:p>311</text:p>
          </table:table-cell>
          <table:table-cell office:value-type="string">
            <text:p>Hulu Sungai Selatan</text:p>
          </table:table-cell>
          <table:table-cell table:formula="oooc:=[.A312]*10000+[.D312]" office:value-type="float" office:value="360220311">
            <text:p>360220311</text:p>
          </table:table-cell>
          <table:table-cell/>
          <table:table-cell table:formula="oooc:=&quot;INSERT INTO locality (id,regionid,typeid,name,ctime,mtime) VALUES (&quot;&amp;[.F312]&amp;&quot;,&quot;&amp;[.A312]&amp;&quot;,&quot;&amp;IF([.C312]=&quot;Kabupaten&quot;;3601;3602)&amp;&quot;,&quot;&amp;&quot;'&quot;&amp;[.E312]&amp;&quot;','&quot;&amp;[var.$B$1]&amp;&quot;','&quot;&amp;[var.$B$2]&amp;&quot;');&quot;" office:value-type="string" office:string-value="INSERT INTO locality (id,regionid,typeid,name,ctime,mtime) VALUES (360220311,36022,3601,'Hulu Sungai Selatan','2006-08-14 00:00:00+07','2006-08-14 00:00:00+07');">
            <text:p>INSERT INTO locality (id,regionid,typeid,name,ctime,mtime) VALUES (360220311,36022,3601,'Hulu Sungai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2">
            <text:p>36022</text:p>
          </table:table-cell>
          <table:table-cell table:formula="oooc:=VLOOKUP([.A313];[p.$A$1:.$B$50];2;0)" office:value-type="string" office:string-value="Kalimantan Selatan">
            <text:p>Kalimantan Selatan</text:p>
          </table:table-cell>
          <table:table-cell office:value-type="string">
            <text:p>Kabupaten</text:p>
          </table:table-cell>
          <table:table-cell office:value-type="float" office:value="312">
            <text:p>312</text:p>
          </table:table-cell>
          <table:table-cell office:value-type="string">
            <text:p>Hulu Sungai Tengah</text:p>
          </table:table-cell>
          <table:table-cell table:formula="oooc:=[.A313]*10000+[.D313]" office:value-type="float" office:value="360220312">
            <text:p>360220312</text:p>
          </table:table-cell>
          <table:table-cell/>
          <table:table-cell table:formula="oooc:=&quot;INSERT INTO locality (id,regionid,typeid,name,ctime,mtime) VALUES (&quot;&amp;[.F313]&amp;&quot;,&quot;&amp;[.A313]&amp;&quot;,&quot;&amp;IF([.C313]=&quot;Kabupaten&quot;;3601;3602)&amp;&quot;,&quot;&amp;&quot;'&quot;&amp;[.E313]&amp;&quot;','&quot;&amp;[var.$B$1]&amp;&quot;','&quot;&amp;[var.$B$2]&amp;&quot;');&quot;" office:value-type="string" office:string-value="INSERT INTO locality (id,regionid,typeid,name,ctime,mtime) VALUES (360220312,36022,3601,'Hulu Sungai Tengah','2006-08-14 00:00:00+07','2006-08-14 00:00:00+07');">
            <text:p>INSERT INTO locality (id,regionid,typeid,name,ctime,mtime) VALUES (360220312,36022,3601,'Hulu Sungai Tengah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2">
            <text:p>36022</text:p>
          </table:table-cell>
          <table:table-cell table:formula="oooc:=VLOOKUP([.A314];[p.$A$1:.$B$50];2;0)" office:value-type="string" office:string-value="Kalimantan Selatan">
            <text:p>Kalimantan Selatan</text:p>
          </table:table-cell>
          <table:table-cell office:value-type="string">
            <text:p>Kabupaten</text:p>
          </table:table-cell>
          <table:table-cell office:value-type="float" office:value="313">
            <text:p>313</text:p>
          </table:table-cell>
          <table:table-cell office:value-type="string">
            <text:p>Hulu Sungai Utara</text:p>
          </table:table-cell>
          <table:table-cell table:formula="oooc:=[.A314]*10000+[.D314]" office:value-type="float" office:value="360220313">
            <text:p>360220313</text:p>
          </table:table-cell>
          <table:table-cell/>
          <table:table-cell table:formula="oooc:=&quot;INSERT INTO locality (id,regionid,typeid,name,ctime,mtime) VALUES (&quot;&amp;[.F314]&amp;&quot;,&quot;&amp;[.A314]&amp;&quot;,&quot;&amp;IF([.C314]=&quot;Kabupaten&quot;;3601;3602)&amp;&quot;,&quot;&amp;&quot;'&quot;&amp;[.E314]&amp;&quot;','&quot;&amp;[var.$B$1]&amp;&quot;','&quot;&amp;[var.$B$2]&amp;&quot;');&quot;" office:value-type="string" office:string-value="INSERT INTO locality (id,regionid,typeid,name,ctime,mtime) VALUES (360220313,36022,3601,'Hulu Sungai Utara','2006-08-14 00:00:00+07','2006-08-14 00:00:00+07');">
            <text:p>INSERT INTO locality (id,regionid,typeid,name,ctime,mtime) VALUES (360220313,36022,3601,'Hulu Sungai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2">
            <text:p>36022</text:p>
          </table:table-cell>
          <table:table-cell table:formula="oooc:=VLOOKUP([.A315];[p.$A$1:.$B$50];2;0)" office:value-type="string" office:string-value="Kalimantan Selatan">
            <text:p>Kalimantan Selatan</text:p>
          </table:table-cell>
          <table:table-cell office:value-type="string">
            <text:p>Kabupaten</text:p>
          </table:table-cell>
          <table:table-cell office:value-type="float" office:value="314">
            <text:p>314</text:p>
          </table:table-cell>
          <table:table-cell office:value-type="string">
            <text:p>Kotabaru</text:p>
          </table:table-cell>
          <table:table-cell table:formula="oooc:=[.A315]*10000+[.D315]" office:value-type="float" office:value="360220314">
            <text:p>360220314</text:p>
          </table:table-cell>
          <table:table-cell/>
          <table:table-cell table:formula="oooc:=&quot;INSERT INTO locality (id,regionid,typeid,name,ctime,mtime) VALUES (&quot;&amp;[.F315]&amp;&quot;,&quot;&amp;[.A315]&amp;&quot;,&quot;&amp;IF([.C315]=&quot;Kabupaten&quot;;3601;3602)&amp;&quot;,&quot;&amp;&quot;'&quot;&amp;[.E315]&amp;&quot;','&quot;&amp;[var.$B$1]&amp;&quot;','&quot;&amp;[var.$B$2]&amp;&quot;');&quot;" office:value-type="string" office:string-value="INSERT INTO locality (id,regionid,typeid,name,ctime,mtime) VALUES (360220314,36022,3601,'Kotabaru','2006-08-14 00:00:00+07','2006-08-14 00:00:00+07');">
            <text:p>INSERT INTO locality (id,regionid,typeid,name,ctime,mtime) VALUES (360220314,36022,3601,'Kotabar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2">
            <text:p>36022</text:p>
          </table:table-cell>
          <table:table-cell table:formula="oooc:=VLOOKUP([.A316];[p.$A$1:.$B$50];2;0)" office:value-type="string" office:string-value="Kalimantan Selatan">
            <text:p>Kalimantan Selatan</text:p>
          </table:table-cell>
          <table:table-cell office:value-type="string">
            <text:p>Kabupaten</text:p>
          </table:table-cell>
          <table:table-cell office:value-type="float" office:value="315">
            <text:p>315</text:p>
          </table:table-cell>
          <table:table-cell office:value-type="string">
            <text:p>Tabalong</text:p>
          </table:table-cell>
          <table:table-cell table:formula="oooc:=[.A316]*10000+[.D316]" office:value-type="float" office:value="360220315">
            <text:p>360220315</text:p>
          </table:table-cell>
          <table:table-cell/>
          <table:table-cell table:formula="oooc:=&quot;INSERT INTO locality (id,regionid,typeid,name,ctime,mtime) VALUES (&quot;&amp;[.F316]&amp;&quot;,&quot;&amp;[.A316]&amp;&quot;,&quot;&amp;IF([.C316]=&quot;Kabupaten&quot;;3601;3602)&amp;&quot;,&quot;&amp;&quot;'&quot;&amp;[.E316]&amp;&quot;','&quot;&amp;[var.$B$1]&amp;&quot;','&quot;&amp;[var.$B$2]&amp;&quot;');&quot;" office:value-type="string" office:string-value="INSERT INTO locality (id,regionid,typeid,name,ctime,mtime) VALUES (360220315,36022,3601,'Tabalong','2006-08-14 00:00:00+07','2006-08-14 00:00:00+07');">
            <text:p>INSERT INTO locality (id,regionid,typeid,name,ctime,mtime) VALUES (360220315,36022,3601,'Tabalo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2">
            <text:p>36022</text:p>
          </table:table-cell>
          <table:table-cell table:formula="oooc:=VLOOKUP([.A317];[p.$A$1:.$B$50];2;0)" office:value-type="string" office:string-value="Kalimantan Selatan">
            <text:p>Kalimantan Selatan</text:p>
          </table:table-cell>
          <table:table-cell office:value-type="string">
            <text:p>Kabupaten</text:p>
          </table:table-cell>
          <table:table-cell office:value-type="float" office:value="316">
            <text:p>316</text:p>
          </table:table-cell>
          <table:table-cell office:value-type="string">
            <text:p>Tanah Bumbu</text:p>
          </table:table-cell>
          <table:table-cell table:formula="oooc:=[.A317]*10000+[.D317]" office:value-type="float" office:value="360220316">
            <text:p>360220316</text:p>
          </table:table-cell>
          <table:table-cell/>
          <table:table-cell table:formula="oooc:=&quot;INSERT INTO locality (id,regionid,typeid,name,ctime,mtime) VALUES (&quot;&amp;[.F317]&amp;&quot;,&quot;&amp;[.A317]&amp;&quot;,&quot;&amp;IF([.C317]=&quot;Kabupaten&quot;;3601;3602)&amp;&quot;,&quot;&amp;&quot;'&quot;&amp;[.E317]&amp;&quot;','&quot;&amp;[var.$B$1]&amp;&quot;','&quot;&amp;[var.$B$2]&amp;&quot;');&quot;" office:value-type="string" office:string-value="INSERT INTO locality (id,regionid,typeid,name,ctime,mtime) VALUES (360220316,36022,3601,'Tanah Bumbu','2006-08-14 00:00:00+07','2006-08-14 00:00:00+07');">
            <text:p>INSERT INTO locality (id,regionid,typeid,name,ctime,mtime) VALUES (360220316,36022,3601,'Tanah Bumb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2">
            <text:p>36022</text:p>
          </table:table-cell>
          <table:table-cell table:formula="oooc:=VLOOKUP([.A318];[p.$A$1:.$B$50];2;0)" office:value-type="string" office:string-value="Kalimantan Selatan">
            <text:p>Kalimantan Selatan</text:p>
          </table:table-cell>
          <table:table-cell office:value-type="string">
            <text:p>Kabupaten</text:p>
          </table:table-cell>
          <table:table-cell office:value-type="float" office:value="317">
            <text:p>317</text:p>
          </table:table-cell>
          <table:table-cell office:value-type="string">
            <text:p>Tanah Laut</text:p>
          </table:table-cell>
          <table:table-cell table:formula="oooc:=[.A318]*10000+[.D318]" office:value-type="float" office:value="360220317">
            <text:p>360220317</text:p>
          </table:table-cell>
          <table:table-cell/>
          <table:table-cell table:formula="oooc:=&quot;INSERT INTO locality (id,regionid,typeid,name,ctime,mtime) VALUES (&quot;&amp;[.F318]&amp;&quot;,&quot;&amp;[.A318]&amp;&quot;,&quot;&amp;IF([.C318]=&quot;Kabupaten&quot;;3601;3602)&amp;&quot;,&quot;&amp;&quot;'&quot;&amp;[.E318]&amp;&quot;','&quot;&amp;[var.$B$1]&amp;&quot;','&quot;&amp;[var.$B$2]&amp;&quot;');&quot;" office:value-type="string" office:string-value="INSERT INTO locality (id,regionid,typeid,name,ctime,mtime) VALUES (360220317,36022,3601,'Tanah Laut','2006-08-14 00:00:00+07','2006-08-14 00:00:00+07');">
            <text:p>INSERT INTO locality (id,regionid,typeid,name,ctime,mtime) VALUES (360220317,36022,3601,'Tanah Lau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2">
            <text:p>36022</text:p>
          </table:table-cell>
          <table:table-cell table:formula="oooc:=VLOOKUP([.A319];[p.$A$1:.$B$50];2;0)" office:value-type="string" office:string-value="Kalimantan Selatan">
            <text:p>Kalimantan Selatan</text:p>
          </table:table-cell>
          <table:table-cell office:value-type="string">
            <text:p>Kabupaten</text:p>
          </table:table-cell>
          <table:table-cell office:value-type="float" office:value="318">
            <text:p>318</text:p>
          </table:table-cell>
          <table:table-cell office:value-type="string">
            <text:p>Tapin</text:p>
          </table:table-cell>
          <table:table-cell table:formula="oooc:=[.A319]*10000+[.D319]" office:value-type="float" office:value="360220318">
            <text:p>360220318</text:p>
          </table:table-cell>
          <table:table-cell/>
          <table:table-cell table:formula="oooc:=&quot;INSERT INTO locality (id,regionid,typeid,name,ctime,mtime) VALUES (&quot;&amp;[.F319]&amp;&quot;,&quot;&amp;[.A319]&amp;&quot;,&quot;&amp;IF([.C319]=&quot;Kabupaten&quot;;3601;3602)&amp;&quot;,&quot;&amp;&quot;'&quot;&amp;[.E319]&amp;&quot;','&quot;&amp;[var.$B$1]&amp;&quot;','&quot;&amp;[var.$B$2]&amp;&quot;');&quot;" office:value-type="string" office:string-value="INSERT INTO locality (id,regionid,typeid,name,ctime,mtime) VALUES (360220318,36022,3601,'Tapin','2006-08-14 00:00:00+07','2006-08-14 00:00:00+07');">
            <text:p>INSERT INTO locality (id,regionid,typeid,name,ctime,mtime) VALUES (360220318,36022,3601,'Tapi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2">
            <text:p>36022</text:p>
          </table:table-cell>
          <table:table-cell table:formula="oooc:=VLOOKUP([.A320];[p.$A$1:.$B$50];2;0)" office:value-type="string" office:string-value="Kalimantan Selatan">
            <text:p>Kalimantan Selatan</text:p>
          </table:table-cell>
          <table:table-cell office:value-type="string">
            <text:p>Kota</text:p>
          </table:table-cell>
          <table:table-cell office:value-type="float" office:value="319">
            <text:p>319</text:p>
          </table:table-cell>
          <table:table-cell office:value-type="string">
            <text:p>Banjarbaru</text:p>
          </table:table-cell>
          <table:table-cell table:formula="oooc:=[.A320]*10000+[.D320]" office:value-type="float" office:value="360220319">
            <text:p>360220319</text:p>
          </table:table-cell>
          <table:table-cell/>
          <table:table-cell table:formula="oooc:=&quot;INSERT INTO locality (id,regionid,typeid,name,ctime,mtime) VALUES (&quot;&amp;[.F320]&amp;&quot;,&quot;&amp;[.A320]&amp;&quot;,&quot;&amp;IF([.C320]=&quot;Kabupaten&quot;;3601;3602)&amp;&quot;,&quot;&amp;&quot;'&quot;&amp;[.E320]&amp;&quot;','&quot;&amp;[var.$B$1]&amp;&quot;','&quot;&amp;[var.$B$2]&amp;&quot;');&quot;" office:value-type="string" office:string-value="INSERT INTO locality (id,regionid,typeid,name,ctime,mtime) VALUES (360220319,36022,3602,'Banjarbaru','2006-08-14 00:00:00+07','2006-08-14 00:00:00+07');">
            <text:p>INSERT INTO locality (id,regionid,typeid,name,ctime,mtime) VALUES (360220319,36022,3602,'Banjarbar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2">
            <text:p>36022</text:p>
          </table:table-cell>
          <table:table-cell table:formula="oooc:=VLOOKUP([.A321];[p.$A$1:.$B$50];2;0)" office:value-type="string" office:string-value="Kalimantan Selatan">
            <text:p>Kalimantan Selatan</text:p>
          </table:table-cell>
          <table:table-cell office:value-type="string">
            <text:p>Kota</text:p>
          </table:table-cell>
          <table:table-cell office:value-type="float" office:value="320">
            <text:p>320</text:p>
          </table:table-cell>
          <table:table-cell office:value-type="string">
            <text:p>Banjarmasin</text:p>
          </table:table-cell>
          <table:table-cell table:formula="oooc:=[.A321]*10000+[.D321]" office:value-type="float" office:value="360220320">
            <text:p>360220320</text:p>
          </table:table-cell>
          <table:table-cell/>
          <table:table-cell table:formula="oooc:=&quot;INSERT INTO locality (id,regionid,typeid,name,ctime,mtime) VALUES (&quot;&amp;[.F321]&amp;&quot;,&quot;&amp;[.A321]&amp;&quot;,&quot;&amp;IF([.C321]=&quot;Kabupaten&quot;;3601;3602)&amp;&quot;,&quot;&amp;&quot;'&quot;&amp;[.E321]&amp;&quot;','&quot;&amp;[var.$B$1]&amp;&quot;','&quot;&amp;[var.$B$2]&amp;&quot;');&quot;" office:value-type="string" office:string-value="INSERT INTO locality (id,regionid,typeid,name,ctime,mtime) VALUES (360220320,36022,3602,'Banjarmasin','2006-08-14 00:00:00+07','2006-08-14 00:00:00+07');">
            <text:p>INSERT INTO locality (id,regionid,typeid,name,ctime,mtime) VALUES (360220320,36022,3602,'Banjarmasi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3">
            <text:p>36023</text:p>
          </table:table-cell>
          <table:table-cell table:formula="oooc:=VLOOKUP([.A322];[p.$A$1:.$B$50];2;0)" office:value-type="string" office:string-value="Kalimantan Timur">
            <text:p>Kalimantan Timur</text:p>
          </table:table-cell>
          <table:table-cell office:value-type="string">
            <text:p>Kabupaten</text:p>
          </table:table-cell>
          <table:table-cell office:value-type="float" office:value="321">
            <text:p>321</text:p>
          </table:table-cell>
          <table:table-cell office:value-type="string">
            <text:p>Berau</text:p>
          </table:table-cell>
          <table:table-cell table:formula="oooc:=[.A322]*10000+[.D322]" office:value-type="float" office:value="360230321">
            <text:p>360230321</text:p>
          </table:table-cell>
          <table:table-cell/>
          <table:table-cell table:formula="oooc:=&quot;INSERT INTO locality (id,regionid,typeid,name,ctime,mtime) VALUES (&quot;&amp;[.F322]&amp;&quot;,&quot;&amp;[.A322]&amp;&quot;,&quot;&amp;IF([.C322]=&quot;Kabupaten&quot;;3601;3602)&amp;&quot;,&quot;&amp;&quot;'&quot;&amp;[.E322]&amp;&quot;','&quot;&amp;[var.$B$1]&amp;&quot;','&quot;&amp;[var.$B$2]&amp;&quot;');&quot;" office:value-type="string" office:string-value="INSERT INTO locality (id,regionid,typeid,name,ctime,mtime) VALUES (360230321,36023,3601,'Berau','2006-08-14 00:00:00+07','2006-08-14 00:00:00+07');">
            <text:p>INSERT INTO locality (id,regionid,typeid,name,ctime,mtime) VALUES (360230321,36023,3601,'Bera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3">
            <text:p>36023</text:p>
          </table:table-cell>
          <table:table-cell table:formula="oooc:=VLOOKUP([.A323];[p.$A$1:.$B$50];2;0)" office:value-type="string" office:string-value="Kalimantan Timur">
            <text:p>Kalimantan Timur</text:p>
          </table:table-cell>
          <table:table-cell office:value-type="string">
            <text:p>Kabupaten</text:p>
          </table:table-cell>
          <table:table-cell office:value-type="float" office:value="322">
            <text:p>322</text:p>
          </table:table-cell>
          <table:table-cell office:value-type="string">
            <text:p>Bulungan</text:p>
          </table:table-cell>
          <table:table-cell table:formula="oooc:=[.A323]*10000+[.D323]" office:value-type="float" office:value="360230322">
            <text:p>360230322</text:p>
          </table:table-cell>
          <table:table-cell/>
          <table:table-cell table:formula="oooc:=&quot;INSERT INTO locality (id,regionid,typeid,name,ctime,mtime) VALUES (&quot;&amp;[.F323]&amp;&quot;,&quot;&amp;[.A323]&amp;&quot;,&quot;&amp;IF([.C323]=&quot;Kabupaten&quot;;3601;3602)&amp;&quot;,&quot;&amp;&quot;'&quot;&amp;[.E323]&amp;&quot;','&quot;&amp;[var.$B$1]&amp;&quot;','&quot;&amp;[var.$B$2]&amp;&quot;');&quot;" office:value-type="string" office:string-value="INSERT INTO locality (id,regionid,typeid,name,ctime,mtime) VALUES (360230322,36023,3601,'Bulungan','2006-08-14 00:00:00+07','2006-08-14 00:00:00+07');">
            <text:p>INSERT INTO locality (id,regionid,typeid,name,ctime,mtime) VALUES (360230322,36023,3601,'Bulung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3">
            <text:p>36023</text:p>
          </table:table-cell>
          <table:table-cell table:formula="oooc:=VLOOKUP([.A324];[p.$A$1:.$B$50];2;0)" office:value-type="string" office:string-value="Kalimantan Timur">
            <text:p>Kalimantan Timur</text:p>
          </table:table-cell>
          <table:table-cell office:value-type="string">
            <text:p>Kabupaten</text:p>
          </table:table-cell>
          <table:table-cell office:value-type="float" office:value="323">
            <text:p>323</text:p>
          </table:table-cell>
          <table:table-cell office:value-type="string">
            <text:p>Kutai Barat</text:p>
          </table:table-cell>
          <table:table-cell table:formula="oooc:=[.A324]*10000+[.D324]" office:value-type="float" office:value="360230323">
            <text:p>360230323</text:p>
          </table:table-cell>
          <table:table-cell/>
          <table:table-cell table:formula="oooc:=&quot;INSERT INTO locality (id,regionid,typeid,name,ctime,mtime) VALUES (&quot;&amp;[.F324]&amp;&quot;,&quot;&amp;[.A324]&amp;&quot;,&quot;&amp;IF([.C324]=&quot;Kabupaten&quot;;3601;3602)&amp;&quot;,&quot;&amp;&quot;'&quot;&amp;[.E324]&amp;&quot;','&quot;&amp;[var.$B$1]&amp;&quot;','&quot;&amp;[var.$B$2]&amp;&quot;');&quot;" office:value-type="string" office:string-value="INSERT INTO locality (id,regionid,typeid,name,ctime,mtime) VALUES (360230323,36023,3601,'Kutai Barat','2006-08-14 00:00:00+07','2006-08-14 00:00:00+07');">
            <text:p>INSERT INTO locality (id,regionid,typeid,name,ctime,mtime) VALUES (360230323,36023,3601,'Kutai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3">
            <text:p>36023</text:p>
          </table:table-cell>
          <table:table-cell table:formula="oooc:=VLOOKUP([.A325];[p.$A$1:.$B$50];2;0)" office:value-type="string" office:string-value="Kalimantan Timur">
            <text:p>Kalimantan Timur</text:p>
          </table:table-cell>
          <table:table-cell office:value-type="string">
            <text:p>Kabupaten</text:p>
          </table:table-cell>
          <table:table-cell office:value-type="float" office:value="324">
            <text:p>324</text:p>
          </table:table-cell>
          <table:table-cell office:value-type="string">
            <text:p>Kutai Kartanegara</text:p>
          </table:table-cell>
          <table:table-cell table:formula="oooc:=[.A325]*10000+[.D325]" office:value-type="float" office:value="360230324">
            <text:p>360230324</text:p>
          </table:table-cell>
          <table:table-cell/>
          <table:table-cell table:formula="oooc:=&quot;INSERT INTO locality (id,regionid,typeid,name,ctime,mtime) VALUES (&quot;&amp;[.F325]&amp;&quot;,&quot;&amp;[.A325]&amp;&quot;,&quot;&amp;IF([.C325]=&quot;Kabupaten&quot;;3601;3602)&amp;&quot;,&quot;&amp;&quot;'&quot;&amp;[.E325]&amp;&quot;','&quot;&amp;[var.$B$1]&amp;&quot;','&quot;&amp;[var.$B$2]&amp;&quot;');&quot;" office:value-type="string" office:string-value="INSERT INTO locality (id,regionid,typeid,name,ctime,mtime) VALUES (360230324,36023,3601,'Kutai Kartanegara','2006-08-14 00:00:00+07','2006-08-14 00:00:00+07');">
            <text:p>INSERT INTO locality (id,regionid,typeid,name,ctime,mtime) VALUES (360230324,36023,3601,'Kutai Kartaneg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3">
            <text:p>36023</text:p>
          </table:table-cell>
          <table:table-cell table:formula="oooc:=VLOOKUP([.A326];[p.$A$1:.$B$50];2;0)" office:value-type="string" office:string-value="Kalimantan Timur">
            <text:p>Kalimantan Timur</text:p>
          </table:table-cell>
          <table:table-cell office:value-type="string">
            <text:p>Kabupaten</text:p>
          </table:table-cell>
          <table:table-cell office:value-type="float" office:value="325">
            <text:p>325</text:p>
          </table:table-cell>
          <table:table-cell office:value-type="string">
            <text:p>Kutai Timur</text:p>
          </table:table-cell>
          <table:table-cell table:formula="oooc:=[.A326]*10000+[.D326]" office:value-type="float" office:value="360230325">
            <text:p>360230325</text:p>
          </table:table-cell>
          <table:table-cell/>
          <table:table-cell table:formula="oooc:=&quot;INSERT INTO locality (id,regionid,typeid,name,ctime,mtime) VALUES (&quot;&amp;[.F326]&amp;&quot;,&quot;&amp;[.A326]&amp;&quot;,&quot;&amp;IF([.C326]=&quot;Kabupaten&quot;;3601;3602)&amp;&quot;,&quot;&amp;&quot;'&quot;&amp;[.E326]&amp;&quot;','&quot;&amp;[var.$B$1]&amp;&quot;','&quot;&amp;[var.$B$2]&amp;&quot;');&quot;" office:value-type="string" office:string-value="INSERT INTO locality (id,regionid,typeid,name,ctime,mtime) VALUES (360230325,36023,3601,'Kutai Timur','2006-08-14 00:00:00+07','2006-08-14 00:00:00+07');">
            <text:p>INSERT INTO locality (id,regionid,typeid,name,ctime,mtime) VALUES (360230325,36023,3601,'Kutai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3">
            <text:p>36023</text:p>
          </table:table-cell>
          <table:table-cell table:formula="oooc:=VLOOKUP([.A327];[p.$A$1:.$B$50];2;0)" office:value-type="string" office:string-value="Kalimantan Timur">
            <text:p>Kalimantan Timur</text:p>
          </table:table-cell>
          <table:table-cell office:value-type="string">
            <text:p>Kabupaten</text:p>
          </table:table-cell>
          <table:table-cell office:value-type="float" office:value="326">
            <text:p>326</text:p>
          </table:table-cell>
          <table:table-cell office:value-type="string">
            <text:p>Malinau</text:p>
          </table:table-cell>
          <table:table-cell table:formula="oooc:=[.A327]*10000+[.D327]" office:value-type="float" office:value="360230326">
            <text:p>360230326</text:p>
          </table:table-cell>
          <table:table-cell/>
          <table:table-cell table:formula="oooc:=&quot;INSERT INTO locality (id,regionid,typeid,name,ctime,mtime) VALUES (&quot;&amp;[.F327]&amp;&quot;,&quot;&amp;[.A327]&amp;&quot;,&quot;&amp;IF([.C327]=&quot;Kabupaten&quot;;3601;3602)&amp;&quot;,&quot;&amp;&quot;'&quot;&amp;[.E327]&amp;&quot;','&quot;&amp;[var.$B$1]&amp;&quot;','&quot;&amp;[var.$B$2]&amp;&quot;');&quot;" office:value-type="string" office:string-value="INSERT INTO locality (id,regionid,typeid,name,ctime,mtime) VALUES (360230326,36023,3601,'Malinau','2006-08-14 00:00:00+07','2006-08-14 00:00:00+07');">
            <text:p>INSERT INTO locality (id,regionid,typeid,name,ctime,mtime) VALUES (360230326,36023,3601,'Malina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3">
            <text:p>36023</text:p>
          </table:table-cell>
          <table:table-cell table:formula="oooc:=VLOOKUP([.A328];[p.$A$1:.$B$50];2;0)" office:value-type="string" office:string-value="Kalimantan Timur">
            <text:p>Kalimantan Timur</text:p>
          </table:table-cell>
          <table:table-cell office:value-type="string">
            <text:p>Kabupaten</text:p>
          </table:table-cell>
          <table:table-cell office:value-type="float" office:value="327">
            <text:p>327</text:p>
          </table:table-cell>
          <table:table-cell office:value-type="string">
            <text:p>Nunukan</text:p>
          </table:table-cell>
          <table:table-cell table:formula="oooc:=[.A328]*10000+[.D328]" office:value-type="float" office:value="360230327">
            <text:p>360230327</text:p>
          </table:table-cell>
          <table:table-cell/>
          <table:table-cell table:formula="oooc:=&quot;INSERT INTO locality (id,regionid,typeid,name,ctime,mtime) VALUES (&quot;&amp;[.F328]&amp;&quot;,&quot;&amp;[.A328]&amp;&quot;,&quot;&amp;IF([.C328]=&quot;Kabupaten&quot;;3601;3602)&amp;&quot;,&quot;&amp;&quot;'&quot;&amp;[.E328]&amp;&quot;','&quot;&amp;[var.$B$1]&amp;&quot;','&quot;&amp;[var.$B$2]&amp;&quot;');&quot;" office:value-type="string" office:string-value="INSERT INTO locality (id,regionid,typeid,name,ctime,mtime) VALUES (360230327,36023,3601,'Nunukan','2006-08-14 00:00:00+07','2006-08-14 00:00:00+07');">
            <text:p>INSERT INTO locality (id,regionid,typeid,name,ctime,mtime) VALUES (360230327,36023,3601,'Nunuk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3">
            <text:p>36023</text:p>
          </table:table-cell>
          <table:table-cell table:formula="oooc:=VLOOKUP([.A329];[p.$A$1:.$B$50];2;0)" office:value-type="string" office:string-value="Kalimantan Timur">
            <text:p>Kalimantan Timur</text:p>
          </table:table-cell>
          <table:table-cell office:value-type="string">
            <text:p>Kabupaten</text:p>
          </table:table-cell>
          <table:table-cell office:value-type="float" office:value="328">
            <text:p>328</text:p>
          </table:table-cell>
          <table:table-cell office:value-type="string">
            <text:p>Pasir</text:p>
          </table:table-cell>
          <table:table-cell table:formula="oooc:=[.A329]*10000+[.D329]" office:value-type="float" office:value="360230328">
            <text:p>360230328</text:p>
          </table:table-cell>
          <table:table-cell/>
          <table:table-cell table:formula="oooc:=&quot;INSERT INTO locality (id,regionid,typeid,name,ctime,mtime) VALUES (&quot;&amp;[.F329]&amp;&quot;,&quot;&amp;[.A329]&amp;&quot;,&quot;&amp;IF([.C329]=&quot;Kabupaten&quot;;3601;3602)&amp;&quot;,&quot;&amp;&quot;'&quot;&amp;[.E329]&amp;&quot;','&quot;&amp;[var.$B$1]&amp;&quot;','&quot;&amp;[var.$B$2]&amp;&quot;');&quot;" office:value-type="string" office:string-value="INSERT INTO locality (id,regionid,typeid,name,ctime,mtime) VALUES (360230328,36023,3601,'Pasir','2006-08-14 00:00:00+07','2006-08-14 00:00:00+07');">
            <text:p>INSERT INTO locality (id,regionid,typeid,name,ctime,mtime) VALUES (360230328,36023,3601,'Pasi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3">
            <text:p>36023</text:p>
          </table:table-cell>
          <table:table-cell table:formula="oooc:=VLOOKUP([.A330];[p.$A$1:.$B$50];2;0)" office:value-type="string" office:string-value="Kalimantan Timur">
            <text:p>Kalimantan Timur</text:p>
          </table:table-cell>
          <table:table-cell office:value-type="string">
            <text:p>Kabupaten</text:p>
          </table:table-cell>
          <table:table-cell office:value-type="float" office:value="329">
            <text:p>329</text:p>
          </table:table-cell>
          <table:table-cell office:value-type="string">
            <text:p>Penajam Paser Utara</text:p>
          </table:table-cell>
          <table:table-cell table:formula="oooc:=[.A330]*10000+[.D330]" office:value-type="float" office:value="360230329">
            <text:p>360230329</text:p>
          </table:table-cell>
          <table:table-cell/>
          <table:table-cell table:formula="oooc:=&quot;INSERT INTO locality (id,regionid,typeid,name,ctime,mtime) VALUES (&quot;&amp;[.F330]&amp;&quot;,&quot;&amp;[.A330]&amp;&quot;,&quot;&amp;IF([.C330]=&quot;Kabupaten&quot;;3601;3602)&amp;&quot;,&quot;&amp;&quot;'&quot;&amp;[.E330]&amp;&quot;','&quot;&amp;[var.$B$1]&amp;&quot;','&quot;&amp;[var.$B$2]&amp;&quot;');&quot;" office:value-type="string" office:string-value="INSERT INTO locality (id,regionid,typeid,name,ctime,mtime) VALUES (360230329,36023,3601,'Penajam Paser Utara','2006-08-14 00:00:00+07','2006-08-14 00:00:00+07');">
            <text:p>INSERT INTO locality (id,regionid,typeid,name,ctime,mtime) VALUES (360230329,36023,3601,'Penajam Paser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3">
            <text:p>36023</text:p>
          </table:table-cell>
          <table:table-cell table:formula="oooc:=VLOOKUP([.A331];[p.$A$1:.$B$50];2;0)" office:value-type="string" office:string-value="Kalimantan Timur">
            <text:p>Kalimantan Timur</text:p>
          </table:table-cell>
          <table:table-cell office:value-type="string">
            <text:p>Kota</text:p>
          </table:table-cell>
          <table:table-cell office:value-type="float" office:value="330">
            <text:p>330</text:p>
          </table:table-cell>
          <table:table-cell office:value-type="string">
            <text:p>Balikpapan</text:p>
          </table:table-cell>
          <table:table-cell table:formula="oooc:=[.A331]*10000+[.D331]" office:value-type="float" office:value="360230330">
            <text:p>360230330</text:p>
          </table:table-cell>
          <table:table-cell/>
          <table:table-cell table:formula="oooc:=&quot;INSERT INTO locality (id,regionid,typeid,name,ctime,mtime) VALUES (&quot;&amp;[.F331]&amp;&quot;,&quot;&amp;[.A331]&amp;&quot;,&quot;&amp;IF([.C331]=&quot;Kabupaten&quot;;3601;3602)&amp;&quot;,&quot;&amp;&quot;'&quot;&amp;[.E331]&amp;&quot;','&quot;&amp;[var.$B$1]&amp;&quot;','&quot;&amp;[var.$B$2]&amp;&quot;');&quot;" office:value-type="string" office:string-value="INSERT INTO locality (id,regionid,typeid,name,ctime,mtime) VALUES (360230330,36023,3602,'Balikpapan','2006-08-14 00:00:00+07','2006-08-14 00:00:00+07');">
            <text:p>INSERT INTO locality (id,regionid,typeid,name,ctime,mtime) VALUES (360230330,36023,3602,'Balikpap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3">
            <text:p>36023</text:p>
          </table:table-cell>
          <table:table-cell table:formula="oooc:=VLOOKUP([.A332];[p.$A$1:.$B$50];2;0)" office:value-type="string" office:string-value="Kalimantan Timur">
            <text:p>Kalimantan Timur</text:p>
          </table:table-cell>
          <table:table-cell office:value-type="string">
            <text:p>Kota</text:p>
          </table:table-cell>
          <table:table-cell office:value-type="float" office:value="331">
            <text:p>331</text:p>
          </table:table-cell>
          <table:table-cell office:value-type="string">
            <text:p>Bontang</text:p>
          </table:table-cell>
          <table:table-cell table:formula="oooc:=[.A332]*10000+[.D332]" office:value-type="float" office:value="360230331">
            <text:p>360230331</text:p>
          </table:table-cell>
          <table:table-cell/>
          <table:table-cell table:formula="oooc:=&quot;INSERT INTO locality (id,regionid,typeid,name,ctime,mtime) VALUES (&quot;&amp;[.F332]&amp;&quot;,&quot;&amp;[.A332]&amp;&quot;,&quot;&amp;IF([.C332]=&quot;Kabupaten&quot;;3601;3602)&amp;&quot;,&quot;&amp;&quot;'&quot;&amp;[.E332]&amp;&quot;','&quot;&amp;[var.$B$1]&amp;&quot;','&quot;&amp;[var.$B$2]&amp;&quot;');&quot;" office:value-type="string" office:string-value="INSERT INTO locality (id,regionid,typeid,name,ctime,mtime) VALUES (360230331,36023,3602,'Bontang','2006-08-14 00:00:00+07','2006-08-14 00:00:00+07');">
            <text:p>INSERT INTO locality (id,regionid,typeid,name,ctime,mtime) VALUES (360230331,36023,3602,'Bont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3">
            <text:p>36023</text:p>
          </table:table-cell>
          <table:table-cell table:formula="oooc:=VLOOKUP([.A333];[p.$A$1:.$B$50];2;0)" office:value-type="string" office:string-value="Kalimantan Timur">
            <text:p>Kalimantan Timur</text:p>
          </table:table-cell>
          <table:table-cell office:value-type="string">
            <text:p>Kota</text:p>
          </table:table-cell>
          <table:table-cell office:value-type="float" office:value="332">
            <text:p>332</text:p>
          </table:table-cell>
          <table:table-cell office:value-type="string">
            <text:p>Samarinda</text:p>
          </table:table-cell>
          <table:table-cell table:formula="oooc:=[.A333]*10000+[.D333]" office:value-type="float" office:value="360230332">
            <text:p>360230332</text:p>
          </table:table-cell>
          <table:table-cell/>
          <table:table-cell table:formula="oooc:=&quot;INSERT INTO locality (id,regionid,typeid,name,ctime,mtime) VALUES (&quot;&amp;[.F333]&amp;&quot;,&quot;&amp;[.A333]&amp;&quot;,&quot;&amp;IF([.C333]=&quot;Kabupaten&quot;;3601;3602)&amp;&quot;,&quot;&amp;&quot;'&quot;&amp;[.E333]&amp;&quot;','&quot;&amp;[var.$B$1]&amp;&quot;','&quot;&amp;[var.$B$2]&amp;&quot;');&quot;" office:value-type="string" office:string-value="INSERT INTO locality (id,regionid,typeid,name,ctime,mtime) VALUES (360230332,36023,3602,'Samarinda','2006-08-14 00:00:00+07','2006-08-14 00:00:00+07');">
            <text:p>INSERT INTO locality (id,regionid,typeid,name,ctime,mtime) VALUES (360230332,36023,3602,'Samarind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3">
            <text:p>36023</text:p>
          </table:table-cell>
          <table:table-cell table:formula="oooc:=VLOOKUP([.A334];[p.$A$1:.$B$50];2;0)" office:value-type="string" office:string-value="Kalimantan Timur">
            <text:p>Kalimantan Timur</text:p>
          </table:table-cell>
          <table:table-cell office:value-type="string">
            <text:p>Kota</text:p>
          </table:table-cell>
          <table:table-cell office:value-type="float" office:value="333">
            <text:p>333</text:p>
          </table:table-cell>
          <table:table-cell office:value-type="string">
            <text:p>Tarakan</text:p>
          </table:table-cell>
          <table:table-cell table:formula="oooc:=[.A334]*10000+[.D334]" office:value-type="float" office:value="360230333">
            <text:p>360230333</text:p>
          </table:table-cell>
          <table:table-cell/>
          <table:table-cell table:formula="oooc:=&quot;INSERT INTO locality (id,regionid,typeid,name,ctime,mtime) VALUES (&quot;&amp;[.F334]&amp;&quot;,&quot;&amp;[.A334]&amp;&quot;,&quot;&amp;IF([.C334]=&quot;Kabupaten&quot;;3601;3602)&amp;&quot;,&quot;&amp;&quot;'&quot;&amp;[.E334]&amp;&quot;','&quot;&amp;[var.$B$1]&amp;&quot;','&quot;&amp;[var.$B$2]&amp;&quot;');&quot;" office:value-type="string" office:string-value="INSERT INTO locality (id,regionid,typeid,name,ctime,mtime) VALUES (360230333,36023,3602,'Tarakan','2006-08-14 00:00:00+07','2006-08-14 00:00:00+07');">
            <text:p>INSERT INTO locality (id,regionid,typeid,name,ctime,mtime) VALUES (360230333,36023,3602,'Tarak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4">
            <text:p>36024</text:p>
          </table:table-cell>
          <table:table-cell table:formula="oooc:=VLOOKUP([.A335];[p.$A$1:.$B$50];2;0)" office:value-type="string" office:string-value="Sulawesi Utara">
            <text:p>Sulawesi Utara</text:p>
          </table:table-cell>
          <table:table-cell office:value-type="string">
            <text:p>Kabupaten</text:p>
          </table:table-cell>
          <table:table-cell office:value-type="float" office:value="334">
            <text:p>334</text:p>
          </table:table-cell>
          <table:table-cell office:value-type="string">
            <text:p>Bolaang Mongondow</text:p>
          </table:table-cell>
          <table:table-cell table:formula="oooc:=[.A335]*10000+[.D335]" office:value-type="float" office:value="360240334">
            <text:p>360240334</text:p>
          </table:table-cell>
          <table:table-cell/>
          <table:table-cell table:formula="oooc:=&quot;INSERT INTO locality (id,regionid,typeid,name,ctime,mtime) VALUES (&quot;&amp;[.F335]&amp;&quot;,&quot;&amp;[.A335]&amp;&quot;,&quot;&amp;IF([.C335]=&quot;Kabupaten&quot;;3601;3602)&amp;&quot;,&quot;&amp;&quot;'&quot;&amp;[.E335]&amp;&quot;','&quot;&amp;[var.$B$1]&amp;&quot;','&quot;&amp;[var.$B$2]&amp;&quot;');&quot;" office:value-type="string" office:string-value="INSERT INTO locality (id,regionid,typeid,name,ctime,mtime) VALUES (360240334,36024,3601,'Bolaang Mongondow','2006-08-14 00:00:00+07','2006-08-14 00:00:00+07');">
            <text:p>INSERT INTO locality (id,regionid,typeid,name,ctime,mtime) VALUES (360240334,36024,3601,'Bolaang Mongondow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4">
            <text:p>36024</text:p>
          </table:table-cell>
          <table:table-cell table:formula="oooc:=VLOOKUP([.A336];[p.$A$1:.$B$50];2;0)" office:value-type="string" office:string-value="Sulawesi Utara">
            <text:p>Sulawesi Utara</text:p>
          </table:table-cell>
          <table:table-cell office:value-type="string">
            <text:p>Kabupaten</text:p>
          </table:table-cell>
          <table:table-cell office:value-type="float" office:value="335">
            <text:p>335</text:p>
          </table:table-cell>
          <table:table-cell office:value-type="string">
            <text:p>Kepulauan Sangihe</text:p>
          </table:table-cell>
          <table:table-cell table:formula="oooc:=[.A336]*10000+[.D336]" office:value-type="float" office:value="360240335">
            <text:p>360240335</text:p>
          </table:table-cell>
          <table:table-cell/>
          <table:table-cell table:formula="oooc:=&quot;INSERT INTO locality (id,regionid,typeid,name,ctime,mtime) VALUES (&quot;&amp;[.F336]&amp;&quot;,&quot;&amp;[.A336]&amp;&quot;,&quot;&amp;IF([.C336]=&quot;Kabupaten&quot;;3601;3602)&amp;&quot;,&quot;&amp;&quot;'&quot;&amp;[.E336]&amp;&quot;','&quot;&amp;[var.$B$1]&amp;&quot;','&quot;&amp;[var.$B$2]&amp;&quot;');&quot;" office:value-type="string" office:string-value="INSERT INTO locality (id,regionid,typeid,name,ctime,mtime) VALUES (360240335,36024,3601,'Kepulauan Sangihe','2006-08-14 00:00:00+07','2006-08-14 00:00:00+07');">
            <text:p>INSERT INTO locality (id,regionid,typeid,name,ctime,mtime) VALUES (360240335,36024,3601,'Kepulauan Sangihe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4">
            <text:p>36024</text:p>
          </table:table-cell>
          <table:table-cell table:formula="oooc:=VLOOKUP([.A337];[p.$A$1:.$B$50];2;0)" office:value-type="string" office:string-value="Sulawesi Utara">
            <text:p>Sulawesi Utara</text:p>
          </table:table-cell>
          <table:table-cell office:value-type="string">
            <text:p>Kabupaten</text:p>
          </table:table-cell>
          <table:table-cell office:value-type="float" office:value="336">
            <text:p>336</text:p>
          </table:table-cell>
          <table:table-cell office:value-type="string">
            <text:p>Kepulauan Talaud</text:p>
          </table:table-cell>
          <table:table-cell table:formula="oooc:=[.A337]*10000+[.D337]" office:value-type="float" office:value="360240336">
            <text:p>360240336</text:p>
          </table:table-cell>
          <table:table-cell/>
          <table:table-cell table:formula="oooc:=&quot;INSERT INTO locality (id,regionid,typeid,name,ctime,mtime) VALUES (&quot;&amp;[.F337]&amp;&quot;,&quot;&amp;[.A337]&amp;&quot;,&quot;&amp;IF([.C337]=&quot;Kabupaten&quot;;3601;3602)&amp;&quot;,&quot;&amp;&quot;'&quot;&amp;[.E337]&amp;&quot;','&quot;&amp;[var.$B$1]&amp;&quot;','&quot;&amp;[var.$B$2]&amp;&quot;');&quot;" office:value-type="string" office:string-value="INSERT INTO locality (id,regionid,typeid,name,ctime,mtime) VALUES (360240336,36024,3601,'Kepulauan Talaud','2006-08-14 00:00:00+07','2006-08-14 00:00:00+07');">
            <text:p>INSERT INTO locality (id,regionid,typeid,name,ctime,mtime) VALUES (360240336,36024,3601,'Kepulauan Talaud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4">
            <text:p>36024</text:p>
          </table:table-cell>
          <table:table-cell table:formula="oooc:=VLOOKUP([.A338];[p.$A$1:.$B$50];2;0)" office:value-type="string" office:string-value="Sulawesi Utara">
            <text:p>Sulawesi Utara</text:p>
          </table:table-cell>
          <table:table-cell office:value-type="string">
            <text:p>Kabupaten</text:p>
          </table:table-cell>
          <table:table-cell office:value-type="float" office:value="337">
            <text:p>337</text:p>
          </table:table-cell>
          <table:table-cell office:value-type="string">
            <text:p>Minahasa</text:p>
          </table:table-cell>
          <table:table-cell table:formula="oooc:=[.A338]*10000+[.D338]" office:value-type="float" office:value="360240337">
            <text:p>360240337</text:p>
          </table:table-cell>
          <table:table-cell/>
          <table:table-cell table:formula="oooc:=&quot;INSERT INTO locality (id,regionid,typeid,name,ctime,mtime) VALUES (&quot;&amp;[.F338]&amp;&quot;,&quot;&amp;[.A338]&amp;&quot;,&quot;&amp;IF([.C338]=&quot;Kabupaten&quot;;3601;3602)&amp;&quot;,&quot;&amp;&quot;'&quot;&amp;[.E338]&amp;&quot;','&quot;&amp;[var.$B$1]&amp;&quot;','&quot;&amp;[var.$B$2]&amp;&quot;');&quot;" office:value-type="string" office:string-value="INSERT INTO locality (id,regionid,typeid,name,ctime,mtime) VALUES (360240337,36024,3601,'Minahasa','2006-08-14 00:00:00+07','2006-08-14 00:00:00+07');">
            <text:p>INSERT INTO locality (id,regionid,typeid,name,ctime,mtime) VALUES (360240337,36024,3601,'Minahas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4">
            <text:p>36024</text:p>
          </table:table-cell>
          <table:table-cell table:formula="oooc:=VLOOKUP([.A339];[p.$A$1:.$B$50];2;0)" office:value-type="string" office:string-value="Sulawesi Utara">
            <text:p>Sulawesi Utara</text:p>
          </table:table-cell>
          <table:table-cell office:value-type="string">
            <text:p>Kabupaten</text:p>
          </table:table-cell>
          <table:table-cell office:value-type="float" office:value="338">
            <text:p>338</text:p>
          </table:table-cell>
          <table:table-cell office:value-type="string">
            <text:p>Minahasa Selatan</text:p>
          </table:table-cell>
          <table:table-cell table:formula="oooc:=[.A339]*10000+[.D339]" office:value-type="float" office:value="360240338">
            <text:p>360240338</text:p>
          </table:table-cell>
          <table:table-cell/>
          <table:table-cell table:formula="oooc:=&quot;INSERT INTO locality (id,regionid,typeid,name,ctime,mtime) VALUES (&quot;&amp;[.F339]&amp;&quot;,&quot;&amp;[.A339]&amp;&quot;,&quot;&amp;IF([.C339]=&quot;Kabupaten&quot;;3601;3602)&amp;&quot;,&quot;&amp;&quot;'&quot;&amp;[.E339]&amp;&quot;','&quot;&amp;[var.$B$1]&amp;&quot;','&quot;&amp;[var.$B$2]&amp;&quot;');&quot;" office:value-type="string" office:string-value="INSERT INTO locality (id,regionid,typeid,name,ctime,mtime) VALUES (360240338,36024,3601,'Minahasa Selatan','2006-08-14 00:00:00+07','2006-08-14 00:00:00+07');">
            <text:p>INSERT INTO locality (id,regionid,typeid,name,ctime,mtime) VALUES (360240338,36024,3601,'Minahasa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4">
            <text:p>36024</text:p>
          </table:table-cell>
          <table:table-cell table:formula="oooc:=VLOOKUP([.A340];[p.$A$1:.$B$50];2;0)" office:value-type="string" office:string-value="Sulawesi Utara">
            <text:p>Sulawesi Utara</text:p>
          </table:table-cell>
          <table:table-cell office:value-type="string">
            <text:p>Kabupaten</text:p>
          </table:table-cell>
          <table:table-cell office:value-type="float" office:value="339">
            <text:p>339</text:p>
          </table:table-cell>
          <table:table-cell office:value-type="string">
            <text:p>Minahasa Utara</text:p>
          </table:table-cell>
          <table:table-cell table:formula="oooc:=[.A340]*10000+[.D340]" office:value-type="float" office:value="360240339">
            <text:p>360240339</text:p>
          </table:table-cell>
          <table:table-cell/>
          <table:table-cell table:formula="oooc:=&quot;INSERT INTO locality (id,regionid,typeid,name,ctime,mtime) VALUES (&quot;&amp;[.F340]&amp;&quot;,&quot;&amp;[.A340]&amp;&quot;,&quot;&amp;IF([.C340]=&quot;Kabupaten&quot;;3601;3602)&amp;&quot;,&quot;&amp;&quot;'&quot;&amp;[.E340]&amp;&quot;','&quot;&amp;[var.$B$1]&amp;&quot;','&quot;&amp;[var.$B$2]&amp;&quot;');&quot;" office:value-type="string" office:string-value="INSERT INTO locality (id,regionid,typeid,name,ctime,mtime) VALUES (360240339,36024,3601,'Minahasa Utara','2006-08-14 00:00:00+07','2006-08-14 00:00:00+07');">
            <text:p>INSERT INTO locality (id,regionid,typeid,name,ctime,mtime) VALUES (360240339,36024,3601,'Minahasa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4">
            <text:p>36024</text:p>
          </table:table-cell>
          <table:table-cell table:formula="oooc:=VLOOKUP([.A341];[p.$A$1:.$B$50];2;0)" office:value-type="string" office:string-value="Sulawesi Utara">
            <text:p>Sulawesi Utara</text:p>
          </table:table-cell>
          <table:table-cell office:value-type="string">
            <text:p>Kota</text:p>
          </table:table-cell>
          <table:table-cell office:value-type="float" office:value="340">
            <text:p>340</text:p>
          </table:table-cell>
          <table:table-cell office:value-type="string">
            <text:p>Bitung</text:p>
          </table:table-cell>
          <table:table-cell table:formula="oooc:=[.A341]*10000+[.D341]" office:value-type="float" office:value="360240340">
            <text:p>360240340</text:p>
          </table:table-cell>
          <table:table-cell/>
          <table:table-cell table:formula="oooc:=&quot;INSERT INTO locality (id,regionid,typeid,name,ctime,mtime) VALUES (&quot;&amp;[.F341]&amp;&quot;,&quot;&amp;[.A341]&amp;&quot;,&quot;&amp;IF([.C341]=&quot;Kabupaten&quot;;3601;3602)&amp;&quot;,&quot;&amp;&quot;'&quot;&amp;[.E341]&amp;&quot;','&quot;&amp;[var.$B$1]&amp;&quot;','&quot;&amp;[var.$B$2]&amp;&quot;');&quot;" office:value-type="string" office:string-value="INSERT INTO locality (id,regionid,typeid,name,ctime,mtime) VALUES (360240340,36024,3602,'Bitung','2006-08-14 00:00:00+07','2006-08-14 00:00:00+07');">
            <text:p>INSERT INTO locality (id,regionid,typeid,name,ctime,mtime) VALUES (360240340,36024,3602,'Bitu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4">
            <text:p>36024</text:p>
          </table:table-cell>
          <table:table-cell table:formula="oooc:=VLOOKUP([.A342];[p.$A$1:.$B$50];2;0)" office:value-type="string" office:string-value="Sulawesi Utara">
            <text:p>Sulawesi Utara</text:p>
          </table:table-cell>
          <table:table-cell office:value-type="string">
            <text:p>Kota</text:p>
          </table:table-cell>
          <table:table-cell office:value-type="float" office:value="341">
            <text:p>341</text:p>
          </table:table-cell>
          <table:table-cell office:value-type="string">
            <text:p>Manado</text:p>
          </table:table-cell>
          <table:table-cell table:formula="oooc:=[.A342]*10000+[.D342]" office:value-type="float" office:value="360240341">
            <text:p>360240341</text:p>
          </table:table-cell>
          <table:table-cell/>
          <table:table-cell table:formula="oooc:=&quot;INSERT INTO locality (id,regionid,typeid,name,ctime,mtime) VALUES (&quot;&amp;[.F342]&amp;&quot;,&quot;&amp;[.A342]&amp;&quot;,&quot;&amp;IF([.C342]=&quot;Kabupaten&quot;;3601;3602)&amp;&quot;,&quot;&amp;&quot;'&quot;&amp;[.E342]&amp;&quot;','&quot;&amp;[var.$B$1]&amp;&quot;','&quot;&amp;[var.$B$2]&amp;&quot;');&quot;" office:value-type="string" office:string-value="INSERT INTO locality (id,regionid,typeid,name,ctime,mtime) VALUES (360240341,36024,3602,'Manado','2006-08-14 00:00:00+07','2006-08-14 00:00:00+07');">
            <text:p>INSERT INTO locality (id,regionid,typeid,name,ctime,mtime) VALUES (360240341,36024,3602,'Manad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4">
            <text:p>36024</text:p>
          </table:table-cell>
          <table:table-cell table:formula="oooc:=VLOOKUP([.A343];[p.$A$1:.$B$50];2;0)" office:value-type="string" office:string-value="Sulawesi Utara">
            <text:p>Sulawesi Utara</text:p>
          </table:table-cell>
          <table:table-cell office:value-type="string">
            <text:p>Kota</text:p>
          </table:table-cell>
          <table:table-cell office:value-type="float" office:value="342">
            <text:p>342</text:p>
          </table:table-cell>
          <table:table-cell office:value-type="string">
            <text:p>Tomohon</text:p>
          </table:table-cell>
          <table:table-cell table:formula="oooc:=[.A343]*10000+[.D343]" office:value-type="float" office:value="360240342">
            <text:p>360240342</text:p>
          </table:table-cell>
          <table:table-cell/>
          <table:table-cell table:formula="oooc:=&quot;INSERT INTO locality (id,regionid,typeid,name,ctime,mtime) VALUES (&quot;&amp;[.F343]&amp;&quot;,&quot;&amp;[.A343]&amp;&quot;,&quot;&amp;IF([.C343]=&quot;Kabupaten&quot;;3601;3602)&amp;&quot;,&quot;&amp;&quot;'&quot;&amp;[.E343]&amp;&quot;','&quot;&amp;[var.$B$1]&amp;&quot;','&quot;&amp;[var.$B$2]&amp;&quot;');&quot;" office:value-type="string" office:string-value="INSERT INTO locality (id,regionid,typeid,name,ctime,mtime) VALUES (360240342,36024,3602,'Tomohon','2006-08-14 00:00:00+07','2006-08-14 00:00:00+07');">
            <text:p>INSERT INTO locality (id,regionid,typeid,name,ctime,mtime) VALUES (360240342,36024,3602,'Tomoho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5">
            <text:p>36025</text:p>
          </table:table-cell>
          <table:table-cell table:formula="oooc:=VLOOKUP([.A344];[p.$A$1:.$B$50];2;0)" office:value-type="string" office:string-value="Sulawesi Tengah">
            <text:p>Sulawesi Tengah</text:p>
          </table:table-cell>
          <table:table-cell office:value-type="string">
            <text:p>Kabupaten</text:p>
          </table:table-cell>
          <table:table-cell office:value-type="float" office:value="343">
            <text:p>343</text:p>
          </table:table-cell>
          <table:table-cell office:value-type="string">
            <text:p>Banggai</text:p>
          </table:table-cell>
          <table:table-cell table:formula="oooc:=[.A344]*10000+[.D344]" office:value-type="float" office:value="360250343">
            <text:p>360250343</text:p>
          </table:table-cell>
          <table:table-cell/>
          <table:table-cell table:formula="oooc:=&quot;INSERT INTO locality (id,regionid,typeid,name,ctime,mtime) VALUES (&quot;&amp;[.F344]&amp;&quot;,&quot;&amp;[.A344]&amp;&quot;,&quot;&amp;IF([.C344]=&quot;Kabupaten&quot;;3601;3602)&amp;&quot;,&quot;&amp;&quot;'&quot;&amp;[.E344]&amp;&quot;','&quot;&amp;[var.$B$1]&amp;&quot;','&quot;&amp;[var.$B$2]&amp;&quot;');&quot;" office:value-type="string" office:string-value="INSERT INTO locality (id,regionid,typeid,name,ctime,mtime) VALUES (360250343,36025,3601,'Banggai','2006-08-14 00:00:00+07','2006-08-14 00:00:00+07');">
            <text:p>INSERT INTO locality (id,regionid,typeid,name,ctime,mtime) VALUES (360250343,36025,3601,'Bangga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5">
            <text:p>36025</text:p>
          </table:table-cell>
          <table:table-cell table:formula="oooc:=VLOOKUP([.A345];[p.$A$1:.$B$50];2;0)" office:value-type="string" office:string-value="Sulawesi Tengah">
            <text:p>Sulawesi Tengah</text:p>
          </table:table-cell>
          <table:table-cell office:value-type="string">
            <text:p>Kabupaten</text:p>
          </table:table-cell>
          <table:table-cell office:value-type="float" office:value="344">
            <text:p>344</text:p>
          </table:table-cell>
          <table:table-cell office:value-type="string">
            <text:p>Banggai Kepulauan</text:p>
          </table:table-cell>
          <table:table-cell table:formula="oooc:=[.A345]*10000+[.D345]" office:value-type="float" office:value="360250344">
            <text:p>360250344</text:p>
          </table:table-cell>
          <table:table-cell/>
          <table:table-cell table:formula="oooc:=&quot;INSERT INTO locality (id,regionid,typeid,name,ctime,mtime) VALUES (&quot;&amp;[.F345]&amp;&quot;,&quot;&amp;[.A345]&amp;&quot;,&quot;&amp;IF([.C345]=&quot;Kabupaten&quot;;3601;3602)&amp;&quot;,&quot;&amp;&quot;'&quot;&amp;[.E345]&amp;&quot;','&quot;&amp;[var.$B$1]&amp;&quot;','&quot;&amp;[var.$B$2]&amp;&quot;');&quot;" office:value-type="string" office:string-value="INSERT INTO locality (id,regionid,typeid,name,ctime,mtime) VALUES (360250344,36025,3601,'Banggai Kepulauan','2006-08-14 00:00:00+07','2006-08-14 00:00:00+07');">
            <text:p>INSERT INTO locality (id,regionid,typeid,name,ctime,mtime) VALUES (360250344,36025,3601,'Banggai Kepulau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5">
            <text:p>36025</text:p>
          </table:table-cell>
          <table:table-cell table:formula="oooc:=VLOOKUP([.A346];[p.$A$1:.$B$50];2;0)" office:value-type="string" office:string-value="Sulawesi Tengah">
            <text:p>Sulawesi Tengah</text:p>
          </table:table-cell>
          <table:table-cell office:value-type="string">
            <text:p>Kabupaten</text:p>
          </table:table-cell>
          <table:table-cell office:value-type="float" office:value="345">
            <text:p>345</text:p>
          </table:table-cell>
          <table:table-cell office:value-type="string">
            <text:p>Buol</text:p>
          </table:table-cell>
          <table:table-cell table:formula="oooc:=[.A346]*10000+[.D346]" office:value-type="float" office:value="360250345">
            <text:p>360250345</text:p>
          </table:table-cell>
          <table:table-cell/>
          <table:table-cell table:formula="oooc:=&quot;INSERT INTO locality (id,regionid,typeid,name,ctime,mtime) VALUES (&quot;&amp;[.F346]&amp;&quot;,&quot;&amp;[.A346]&amp;&quot;,&quot;&amp;IF([.C346]=&quot;Kabupaten&quot;;3601;3602)&amp;&quot;,&quot;&amp;&quot;'&quot;&amp;[.E346]&amp;&quot;','&quot;&amp;[var.$B$1]&amp;&quot;','&quot;&amp;[var.$B$2]&amp;&quot;');&quot;" office:value-type="string" office:string-value="INSERT INTO locality (id,regionid,typeid,name,ctime,mtime) VALUES (360250345,36025,3601,'Buol','2006-08-14 00:00:00+07','2006-08-14 00:00:00+07');">
            <text:p>INSERT INTO locality (id,regionid,typeid,name,ctime,mtime) VALUES (360250345,36025,3601,'Buol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5">
            <text:p>36025</text:p>
          </table:table-cell>
          <table:table-cell table:formula="oooc:=VLOOKUP([.A347];[p.$A$1:.$B$50];2;0)" office:value-type="string" office:string-value="Sulawesi Tengah">
            <text:p>Sulawesi Tengah</text:p>
          </table:table-cell>
          <table:table-cell office:value-type="string">
            <text:p>Kabupaten</text:p>
          </table:table-cell>
          <table:table-cell office:value-type="float" office:value="346">
            <text:p>346</text:p>
          </table:table-cell>
          <table:table-cell office:value-type="string">
            <text:p>Donggala</text:p>
          </table:table-cell>
          <table:table-cell table:formula="oooc:=[.A347]*10000+[.D347]" office:value-type="float" office:value="360250346">
            <text:p>360250346</text:p>
          </table:table-cell>
          <table:table-cell/>
          <table:table-cell table:formula="oooc:=&quot;INSERT INTO locality (id,regionid,typeid,name,ctime,mtime) VALUES (&quot;&amp;[.F347]&amp;&quot;,&quot;&amp;[.A347]&amp;&quot;,&quot;&amp;IF([.C347]=&quot;Kabupaten&quot;;3601;3602)&amp;&quot;,&quot;&amp;&quot;'&quot;&amp;[.E347]&amp;&quot;','&quot;&amp;[var.$B$1]&amp;&quot;','&quot;&amp;[var.$B$2]&amp;&quot;');&quot;" office:value-type="string" office:string-value="INSERT INTO locality (id,regionid,typeid,name,ctime,mtime) VALUES (360250346,36025,3601,'Donggala','2006-08-14 00:00:00+07','2006-08-14 00:00:00+07');">
            <text:p>INSERT INTO locality (id,regionid,typeid,name,ctime,mtime) VALUES (360250346,36025,3601,'Donggal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5">
            <text:p>36025</text:p>
          </table:table-cell>
          <table:table-cell table:formula="oooc:=VLOOKUP([.A348];[p.$A$1:.$B$50];2;0)" office:value-type="string" office:string-value="Sulawesi Tengah">
            <text:p>Sulawesi Tengah</text:p>
          </table:table-cell>
          <table:table-cell office:value-type="string">
            <text:p>Kabupaten</text:p>
          </table:table-cell>
          <table:table-cell office:value-type="float" office:value="347">
            <text:p>347</text:p>
          </table:table-cell>
          <table:table-cell office:value-type="string">
            <text:p>Morowali</text:p>
          </table:table-cell>
          <table:table-cell table:formula="oooc:=[.A348]*10000+[.D348]" office:value-type="float" office:value="360250347">
            <text:p>360250347</text:p>
          </table:table-cell>
          <table:table-cell/>
          <table:table-cell table:formula="oooc:=&quot;INSERT INTO locality (id,regionid,typeid,name,ctime,mtime) VALUES (&quot;&amp;[.F348]&amp;&quot;,&quot;&amp;[.A348]&amp;&quot;,&quot;&amp;IF([.C348]=&quot;Kabupaten&quot;;3601;3602)&amp;&quot;,&quot;&amp;&quot;'&quot;&amp;[.E348]&amp;&quot;','&quot;&amp;[var.$B$1]&amp;&quot;','&quot;&amp;[var.$B$2]&amp;&quot;');&quot;" office:value-type="string" office:string-value="INSERT INTO locality (id,regionid,typeid,name,ctime,mtime) VALUES (360250347,36025,3601,'Morowali','2006-08-14 00:00:00+07','2006-08-14 00:00:00+07');">
            <text:p>INSERT INTO locality (id,regionid,typeid,name,ctime,mtime) VALUES (360250347,36025,3601,'Morowal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5">
            <text:p>36025</text:p>
          </table:table-cell>
          <table:table-cell table:formula="oooc:=VLOOKUP([.A349];[p.$A$1:.$B$50];2;0)" office:value-type="string" office:string-value="Sulawesi Tengah">
            <text:p>Sulawesi Tengah</text:p>
          </table:table-cell>
          <table:table-cell office:value-type="string">
            <text:p>Kabupaten</text:p>
          </table:table-cell>
          <table:table-cell office:value-type="float" office:value="348">
            <text:p>348</text:p>
          </table:table-cell>
          <table:table-cell office:value-type="string">
            <text:p>Parigi Moutong</text:p>
          </table:table-cell>
          <table:table-cell table:formula="oooc:=[.A349]*10000+[.D349]" office:value-type="float" office:value="360250348">
            <text:p>360250348</text:p>
          </table:table-cell>
          <table:table-cell/>
          <table:table-cell table:formula="oooc:=&quot;INSERT INTO locality (id,regionid,typeid,name,ctime,mtime) VALUES (&quot;&amp;[.F349]&amp;&quot;,&quot;&amp;[.A349]&amp;&quot;,&quot;&amp;IF([.C349]=&quot;Kabupaten&quot;;3601;3602)&amp;&quot;,&quot;&amp;&quot;'&quot;&amp;[.E349]&amp;&quot;','&quot;&amp;[var.$B$1]&amp;&quot;','&quot;&amp;[var.$B$2]&amp;&quot;');&quot;" office:value-type="string" office:string-value="INSERT INTO locality (id,regionid,typeid,name,ctime,mtime) VALUES (360250348,36025,3601,'Parigi Moutong','2006-08-14 00:00:00+07','2006-08-14 00:00:00+07');">
            <text:p>INSERT INTO locality (id,regionid,typeid,name,ctime,mtime) VALUES (360250348,36025,3601,'Parigi Mouto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5">
            <text:p>36025</text:p>
          </table:table-cell>
          <table:table-cell table:formula="oooc:=VLOOKUP([.A350];[p.$A$1:.$B$50];2;0)" office:value-type="string" office:string-value="Sulawesi Tengah">
            <text:p>Sulawesi Tengah</text:p>
          </table:table-cell>
          <table:table-cell office:value-type="string">
            <text:p>Kabupaten</text:p>
          </table:table-cell>
          <table:table-cell office:value-type="float" office:value="349">
            <text:p>349</text:p>
          </table:table-cell>
          <table:table-cell office:value-type="string">
            <text:p>Poso</text:p>
          </table:table-cell>
          <table:table-cell table:formula="oooc:=[.A350]*10000+[.D350]" office:value-type="float" office:value="360250349">
            <text:p>360250349</text:p>
          </table:table-cell>
          <table:table-cell/>
          <table:table-cell table:formula="oooc:=&quot;INSERT INTO locality (id,regionid,typeid,name,ctime,mtime) VALUES (&quot;&amp;[.F350]&amp;&quot;,&quot;&amp;[.A350]&amp;&quot;,&quot;&amp;IF([.C350]=&quot;Kabupaten&quot;;3601;3602)&amp;&quot;,&quot;&amp;&quot;'&quot;&amp;[.E350]&amp;&quot;','&quot;&amp;[var.$B$1]&amp;&quot;','&quot;&amp;[var.$B$2]&amp;&quot;');&quot;" office:value-type="string" office:string-value="INSERT INTO locality (id,regionid,typeid,name,ctime,mtime) VALUES (360250349,36025,3601,'Poso','2006-08-14 00:00:00+07','2006-08-14 00:00:00+07');">
            <text:p>INSERT INTO locality (id,regionid,typeid,name,ctime,mtime) VALUES (360250349,36025,3601,'Pos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5">
            <text:p>36025</text:p>
          </table:table-cell>
          <table:table-cell table:formula="oooc:=VLOOKUP([.A351];[p.$A$1:.$B$50];2;0)" office:value-type="string" office:string-value="Sulawesi Tengah">
            <text:p>Sulawesi Tengah</text:p>
          </table:table-cell>
          <table:table-cell office:value-type="string">
            <text:p>Kabupaten</text:p>
          </table:table-cell>
          <table:table-cell office:value-type="float" office:value="350">
            <text:p>350</text:p>
          </table:table-cell>
          <table:table-cell office:value-type="string">
            <text:p>Tojo Una-Una</text:p>
          </table:table-cell>
          <table:table-cell table:formula="oooc:=[.A351]*10000+[.D351]" office:value-type="float" office:value="360250350">
            <text:p>360250350</text:p>
          </table:table-cell>
          <table:table-cell/>
          <table:table-cell table:formula="oooc:=&quot;INSERT INTO locality (id,regionid,typeid,name,ctime,mtime) VALUES (&quot;&amp;[.F351]&amp;&quot;,&quot;&amp;[.A351]&amp;&quot;,&quot;&amp;IF([.C351]=&quot;Kabupaten&quot;;3601;3602)&amp;&quot;,&quot;&amp;&quot;'&quot;&amp;[.E351]&amp;&quot;','&quot;&amp;[var.$B$1]&amp;&quot;','&quot;&amp;[var.$B$2]&amp;&quot;');&quot;" office:value-type="string" office:string-value="INSERT INTO locality (id,regionid,typeid,name,ctime,mtime) VALUES (360250350,36025,3601,'Tojo Una-Una','2006-08-14 00:00:00+07','2006-08-14 00:00:00+07');">
            <text:p>INSERT INTO locality (id,regionid,typeid,name,ctime,mtime) VALUES (360250350,36025,3601,'Tojo Una-Un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5">
            <text:p>36025</text:p>
          </table:table-cell>
          <table:table-cell table:formula="oooc:=VLOOKUP([.A352];[p.$A$1:.$B$50];2;0)" office:value-type="string" office:string-value="Sulawesi Tengah">
            <text:p>Sulawesi Tengah</text:p>
          </table:table-cell>
          <table:table-cell office:value-type="string">
            <text:p>Kabupaten</text:p>
          </table:table-cell>
          <table:table-cell office:value-type="float" office:value="351">
            <text:p>351</text:p>
          </table:table-cell>
          <table:table-cell office:value-type="string">
            <text:p>Toli-Toli</text:p>
          </table:table-cell>
          <table:table-cell table:formula="oooc:=[.A352]*10000+[.D352]" office:value-type="float" office:value="360250351">
            <text:p>360250351</text:p>
          </table:table-cell>
          <table:table-cell/>
          <table:table-cell table:formula="oooc:=&quot;INSERT INTO locality (id,regionid,typeid,name,ctime,mtime) VALUES (&quot;&amp;[.F352]&amp;&quot;,&quot;&amp;[.A352]&amp;&quot;,&quot;&amp;IF([.C352]=&quot;Kabupaten&quot;;3601;3602)&amp;&quot;,&quot;&amp;&quot;'&quot;&amp;[.E352]&amp;&quot;','&quot;&amp;[var.$B$1]&amp;&quot;','&quot;&amp;[var.$B$2]&amp;&quot;');&quot;" office:value-type="string" office:string-value="INSERT INTO locality (id,regionid,typeid,name,ctime,mtime) VALUES (360250351,36025,3601,'Toli-Toli','2006-08-14 00:00:00+07','2006-08-14 00:00:00+07');">
            <text:p>INSERT INTO locality (id,regionid,typeid,name,ctime,mtime) VALUES (360250351,36025,3601,'Toli-Tol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5">
            <text:p>36025</text:p>
          </table:table-cell>
          <table:table-cell table:formula="oooc:=VLOOKUP([.A353];[p.$A$1:.$B$50];2;0)" office:value-type="string" office:string-value="Sulawesi Tengah">
            <text:p>Sulawesi Tengah</text:p>
          </table:table-cell>
          <table:table-cell office:value-type="string">
            <text:p>Kota</text:p>
          </table:table-cell>
          <table:table-cell office:value-type="float" office:value="352">
            <text:p>352</text:p>
          </table:table-cell>
          <table:table-cell office:value-type="string">
            <text:p>Palu</text:p>
          </table:table-cell>
          <table:table-cell table:formula="oooc:=[.A353]*10000+[.D353]" office:value-type="float" office:value="360250352">
            <text:p>360250352</text:p>
          </table:table-cell>
          <table:table-cell/>
          <table:table-cell table:formula="oooc:=&quot;INSERT INTO locality (id,regionid,typeid,name,ctime,mtime) VALUES (&quot;&amp;[.F353]&amp;&quot;,&quot;&amp;[.A353]&amp;&quot;,&quot;&amp;IF([.C353]=&quot;Kabupaten&quot;;3601;3602)&amp;&quot;,&quot;&amp;&quot;'&quot;&amp;[.E353]&amp;&quot;','&quot;&amp;[var.$B$1]&amp;&quot;','&quot;&amp;[var.$B$2]&amp;&quot;');&quot;" office:value-type="string" office:string-value="INSERT INTO locality (id,regionid,typeid,name,ctime,mtime) VALUES (360250352,36025,3602,'Palu','2006-08-14 00:00:00+07','2006-08-14 00:00:00+07');">
            <text:p>INSERT INTO locality (id,regionid,typeid,name,ctime,mtime) VALUES (360250352,36025,3602,'Pal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54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53">
            <text:p>353</text:p>
          </table:table-cell>
          <table:table-cell office:value-type="string">
            <text:p>Bantaeng</text:p>
          </table:table-cell>
          <table:table-cell table:formula="oooc:=[.A354]*10000+[.D354]" office:value-type="float" office:value="360260353">
            <text:p>360260353</text:p>
          </table:table-cell>
          <table:table-cell/>
          <table:table-cell table:formula="oooc:=&quot;INSERT INTO locality (id,regionid,typeid,name,ctime,mtime) VALUES (&quot;&amp;[.F354]&amp;&quot;,&quot;&amp;[.A354]&amp;&quot;,&quot;&amp;IF([.C354]=&quot;Kabupaten&quot;;3601;3602)&amp;&quot;,&quot;&amp;&quot;'&quot;&amp;[.E354]&amp;&quot;','&quot;&amp;[var.$B$1]&amp;&quot;','&quot;&amp;[var.$B$2]&amp;&quot;');&quot;" office:value-type="string" office:string-value="INSERT INTO locality (id,regionid,typeid,name,ctime,mtime) VALUES (360260353,36026,3601,'Bantaeng','2006-08-14 00:00:00+07','2006-08-14 00:00:00+07');">
            <text:p>INSERT INTO locality (id,regionid,typeid,name,ctime,mtime) VALUES (360260353,36026,3601,'Bantae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55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54">
            <text:p>354</text:p>
          </table:table-cell>
          <table:table-cell office:value-type="string">
            <text:p>Barru</text:p>
          </table:table-cell>
          <table:table-cell table:formula="oooc:=[.A355]*10000+[.D355]" office:value-type="float" office:value="360260354">
            <text:p>360260354</text:p>
          </table:table-cell>
          <table:table-cell/>
          <table:table-cell table:formula="oooc:=&quot;INSERT INTO locality (id,regionid,typeid,name,ctime,mtime) VALUES (&quot;&amp;[.F355]&amp;&quot;,&quot;&amp;[.A355]&amp;&quot;,&quot;&amp;IF([.C355]=&quot;Kabupaten&quot;;3601;3602)&amp;&quot;,&quot;&amp;&quot;'&quot;&amp;[.E355]&amp;&quot;','&quot;&amp;[var.$B$1]&amp;&quot;','&quot;&amp;[var.$B$2]&amp;&quot;');&quot;" office:value-type="string" office:string-value="INSERT INTO locality (id,regionid,typeid,name,ctime,mtime) VALUES (360260354,36026,3601,'Barru','2006-08-14 00:00:00+07','2006-08-14 00:00:00+07');">
            <text:p>INSERT INTO locality (id,regionid,typeid,name,ctime,mtime) VALUES (360260354,36026,3601,'Barr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56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55">
            <text:p>355</text:p>
          </table:table-cell>
          <table:table-cell office:value-type="string">
            <text:p>Bone</text:p>
          </table:table-cell>
          <table:table-cell table:formula="oooc:=[.A356]*10000+[.D356]" office:value-type="float" office:value="360260355">
            <text:p>360260355</text:p>
          </table:table-cell>
          <table:table-cell/>
          <table:table-cell table:formula="oooc:=&quot;INSERT INTO locality (id,regionid,typeid,name,ctime,mtime) VALUES (&quot;&amp;[.F356]&amp;&quot;,&quot;&amp;[.A356]&amp;&quot;,&quot;&amp;IF([.C356]=&quot;Kabupaten&quot;;3601;3602)&amp;&quot;,&quot;&amp;&quot;'&quot;&amp;[.E356]&amp;&quot;','&quot;&amp;[var.$B$1]&amp;&quot;','&quot;&amp;[var.$B$2]&amp;&quot;');&quot;" office:value-type="string" office:string-value="INSERT INTO locality (id,regionid,typeid,name,ctime,mtime) VALUES (360260355,36026,3601,'Bone','2006-08-14 00:00:00+07','2006-08-14 00:00:00+07');">
            <text:p>INSERT INTO locality (id,regionid,typeid,name,ctime,mtime) VALUES (360260355,36026,3601,'Bone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57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56">
            <text:p>356</text:p>
          </table:table-cell>
          <table:table-cell office:value-type="string">
            <text:p>Bulukumba</text:p>
          </table:table-cell>
          <table:table-cell table:formula="oooc:=[.A357]*10000+[.D357]" office:value-type="float" office:value="360260356">
            <text:p>360260356</text:p>
          </table:table-cell>
          <table:table-cell/>
          <table:table-cell table:formula="oooc:=&quot;INSERT INTO locality (id,regionid,typeid,name,ctime,mtime) VALUES (&quot;&amp;[.F357]&amp;&quot;,&quot;&amp;[.A357]&amp;&quot;,&quot;&amp;IF([.C357]=&quot;Kabupaten&quot;;3601;3602)&amp;&quot;,&quot;&amp;&quot;'&quot;&amp;[.E357]&amp;&quot;','&quot;&amp;[var.$B$1]&amp;&quot;','&quot;&amp;[var.$B$2]&amp;&quot;');&quot;" office:value-type="string" office:string-value="INSERT INTO locality (id,regionid,typeid,name,ctime,mtime) VALUES (360260356,36026,3601,'Bulukumba','2006-08-14 00:00:00+07','2006-08-14 00:00:00+07');">
            <text:p>INSERT INTO locality (id,regionid,typeid,name,ctime,mtime) VALUES (360260356,36026,3601,'Bulukumb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58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57">
            <text:p>357</text:p>
          </table:table-cell>
          <table:table-cell office:value-type="string">
            <text:p>Enrekang</text:p>
          </table:table-cell>
          <table:table-cell table:formula="oooc:=[.A358]*10000+[.D358]" office:value-type="float" office:value="360260357">
            <text:p>360260357</text:p>
          </table:table-cell>
          <table:table-cell/>
          <table:table-cell table:formula="oooc:=&quot;INSERT INTO locality (id,regionid,typeid,name,ctime,mtime) VALUES (&quot;&amp;[.F358]&amp;&quot;,&quot;&amp;[.A358]&amp;&quot;,&quot;&amp;IF([.C358]=&quot;Kabupaten&quot;;3601;3602)&amp;&quot;,&quot;&amp;&quot;'&quot;&amp;[.E358]&amp;&quot;','&quot;&amp;[var.$B$1]&amp;&quot;','&quot;&amp;[var.$B$2]&amp;&quot;');&quot;" office:value-type="string" office:string-value="INSERT INTO locality (id,regionid,typeid,name,ctime,mtime) VALUES (360260357,36026,3601,'Enrekang','2006-08-14 00:00:00+07','2006-08-14 00:00:00+07');">
            <text:p>INSERT INTO locality (id,regionid,typeid,name,ctime,mtime) VALUES (360260357,36026,3601,'Enrek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59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58">
            <text:p>358</text:p>
          </table:table-cell>
          <table:table-cell office:value-type="string">
            <text:p>Gowa</text:p>
          </table:table-cell>
          <table:table-cell table:formula="oooc:=[.A359]*10000+[.D359]" office:value-type="float" office:value="360260358">
            <text:p>360260358</text:p>
          </table:table-cell>
          <table:table-cell/>
          <table:table-cell table:formula="oooc:=&quot;INSERT INTO locality (id,regionid,typeid,name,ctime,mtime) VALUES (&quot;&amp;[.F359]&amp;&quot;,&quot;&amp;[.A359]&amp;&quot;,&quot;&amp;IF([.C359]=&quot;Kabupaten&quot;;3601;3602)&amp;&quot;,&quot;&amp;&quot;'&quot;&amp;[.E359]&amp;&quot;','&quot;&amp;[var.$B$1]&amp;&quot;','&quot;&amp;[var.$B$2]&amp;&quot;');&quot;" office:value-type="string" office:string-value="INSERT INTO locality (id,regionid,typeid,name,ctime,mtime) VALUES (360260358,36026,3601,'Gowa','2006-08-14 00:00:00+07','2006-08-14 00:00:00+07');">
            <text:p>INSERT INTO locality (id,regionid,typeid,name,ctime,mtime) VALUES (360260358,36026,3601,'Gow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60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59">
            <text:p>359</text:p>
          </table:table-cell>
          <table:table-cell office:value-type="string">
            <text:p>Jeneponto</text:p>
          </table:table-cell>
          <table:table-cell table:formula="oooc:=[.A360]*10000+[.D360]" office:value-type="float" office:value="360260359">
            <text:p>360260359</text:p>
          </table:table-cell>
          <table:table-cell/>
          <table:table-cell table:formula="oooc:=&quot;INSERT INTO locality (id,regionid,typeid,name,ctime,mtime) VALUES (&quot;&amp;[.F360]&amp;&quot;,&quot;&amp;[.A360]&amp;&quot;,&quot;&amp;IF([.C360]=&quot;Kabupaten&quot;;3601;3602)&amp;&quot;,&quot;&amp;&quot;'&quot;&amp;[.E360]&amp;&quot;','&quot;&amp;[var.$B$1]&amp;&quot;','&quot;&amp;[var.$B$2]&amp;&quot;');&quot;" office:value-type="string" office:string-value="INSERT INTO locality (id,regionid,typeid,name,ctime,mtime) VALUES (360260359,36026,3601,'Jeneponto','2006-08-14 00:00:00+07','2006-08-14 00:00:00+07');">
            <text:p>INSERT INTO locality (id,regionid,typeid,name,ctime,mtime) VALUES (360260359,36026,3601,'Jenepont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61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60">
            <text:p>360</text:p>
          </table:table-cell>
          <table:table-cell office:value-type="string">
            <text:p>Luwu</text:p>
          </table:table-cell>
          <table:table-cell table:formula="oooc:=[.A361]*10000+[.D361]" office:value-type="float" office:value="360260360">
            <text:p>360260360</text:p>
          </table:table-cell>
          <table:table-cell/>
          <table:table-cell table:formula="oooc:=&quot;INSERT INTO locality (id,regionid,typeid,name,ctime,mtime) VALUES (&quot;&amp;[.F361]&amp;&quot;,&quot;&amp;[.A361]&amp;&quot;,&quot;&amp;IF([.C361]=&quot;Kabupaten&quot;;3601;3602)&amp;&quot;,&quot;&amp;&quot;'&quot;&amp;[.E361]&amp;&quot;','&quot;&amp;[var.$B$1]&amp;&quot;','&quot;&amp;[var.$B$2]&amp;&quot;');&quot;" office:value-type="string" office:string-value="INSERT INTO locality (id,regionid,typeid,name,ctime,mtime) VALUES (360260360,36026,3601,'Luwu','2006-08-14 00:00:00+07','2006-08-14 00:00:00+07');">
            <text:p>INSERT INTO locality (id,regionid,typeid,name,ctime,mtime) VALUES (360260360,36026,3601,'Luw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62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61">
            <text:p>361</text:p>
          </table:table-cell>
          <table:table-cell office:value-type="string">
            <text:p>Luwu Timur</text:p>
          </table:table-cell>
          <table:table-cell table:formula="oooc:=[.A362]*10000+[.D362]" office:value-type="float" office:value="360260361">
            <text:p>360260361</text:p>
          </table:table-cell>
          <table:table-cell/>
          <table:table-cell table:formula="oooc:=&quot;INSERT INTO locality (id,regionid,typeid,name,ctime,mtime) VALUES (&quot;&amp;[.F362]&amp;&quot;,&quot;&amp;[.A362]&amp;&quot;,&quot;&amp;IF([.C362]=&quot;Kabupaten&quot;;3601;3602)&amp;&quot;,&quot;&amp;&quot;'&quot;&amp;[.E362]&amp;&quot;','&quot;&amp;[var.$B$1]&amp;&quot;','&quot;&amp;[var.$B$2]&amp;&quot;');&quot;" office:value-type="string" office:string-value="INSERT INTO locality (id,regionid,typeid,name,ctime,mtime) VALUES (360260361,36026,3601,'Luwu Timur','2006-08-14 00:00:00+07','2006-08-14 00:00:00+07');">
            <text:p>INSERT INTO locality (id,regionid,typeid,name,ctime,mtime) VALUES (360260361,36026,3601,'Luwu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63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62">
            <text:p>362</text:p>
          </table:table-cell>
          <table:table-cell office:value-type="string">
            <text:p>Luwu Utara</text:p>
          </table:table-cell>
          <table:table-cell table:formula="oooc:=[.A363]*10000+[.D363]" office:value-type="float" office:value="360260362">
            <text:p>360260362</text:p>
          </table:table-cell>
          <table:table-cell/>
          <table:table-cell table:formula="oooc:=&quot;INSERT INTO locality (id,regionid,typeid,name,ctime,mtime) VALUES (&quot;&amp;[.F363]&amp;&quot;,&quot;&amp;[.A363]&amp;&quot;,&quot;&amp;IF([.C363]=&quot;Kabupaten&quot;;3601;3602)&amp;&quot;,&quot;&amp;&quot;'&quot;&amp;[.E363]&amp;&quot;','&quot;&amp;[var.$B$1]&amp;&quot;','&quot;&amp;[var.$B$2]&amp;&quot;');&quot;" office:value-type="string" office:string-value="INSERT INTO locality (id,regionid,typeid,name,ctime,mtime) VALUES (360260362,36026,3601,'Luwu Utara','2006-08-14 00:00:00+07','2006-08-14 00:00:00+07');">
            <text:p>INSERT INTO locality (id,regionid,typeid,name,ctime,mtime) VALUES (360260362,36026,3601,'Luwu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64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63">
            <text:p>363</text:p>
          </table:table-cell>
          <table:table-cell office:value-type="string">
            <text:p>Maros</text:p>
          </table:table-cell>
          <table:table-cell table:formula="oooc:=[.A364]*10000+[.D364]" office:value-type="float" office:value="360260363">
            <text:p>360260363</text:p>
          </table:table-cell>
          <table:table-cell/>
          <table:table-cell table:formula="oooc:=&quot;INSERT INTO locality (id,regionid,typeid,name,ctime,mtime) VALUES (&quot;&amp;[.F364]&amp;&quot;,&quot;&amp;[.A364]&amp;&quot;,&quot;&amp;IF([.C364]=&quot;Kabupaten&quot;;3601;3602)&amp;&quot;,&quot;&amp;&quot;'&quot;&amp;[.E364]&amp;&quot;','&quot;&amp;[var.$B$1]&amp;&quot;','&quot;&amp;[var.$B$2]&amp;&quot;');&quot;" office:value-type="string" office:string-value="INSERT INTO locality (id,regionid,typeid,name,ctime,mtime) VALUES (360260363,36026,3601,'Maros','2006-08-14 00:00:00+07','2006-08-14 00:00:00+07');">
            <text:p>INSERT INTO locality (id,regionid,typeid,name,ctime,mtime) VALUES (360260363,36026,3601,'Maros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65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64">
            <text:p>364</text:p>
          </table:table-cell>
          <table:table-cell office:value-type="string">
            <text:p>Pangkajene Kepulauan</text:p>
          </table:table-cell>
          <table:table-cell table:formula="oooc:=[.A365]*10000+[.D365]" office:value-type="float" office:value="360260364">
            <text:p>360260364</text:p>
          </table:table-cell>
          <table:table-cell/>
          <table:table-cell table:formula="oooc:=&quot;INSERT INTO locality (id,regionid,typeid,name,ctime,mtime) VALUES (&quot;&amp;[.F365]&amp;&quot;,&quot;&amp;[.A365]&amp;&quot;,&quot;&amp;IF([.C365]=&quot;Kabupaten&quot;;3601;3602)&amp;&quot;,&quot;&amp;&quot;'&quot;&amp;[.E365]&amp;&quot;','&quot;&amp;[var.$B$1]&amp;&quot;','&quot;&amp;[var.$B$2]&amp;&quot;');&quot;" office:value-type="string" office:string-value="INSERT INTO locality (id,regionid,typeid,name,ctime,mtime) VALUES (360260364,36026,3601,'Pangkajene Kepulauan','2006-08-14 00:00:00+07','2006-08-14 00:00:00+07');">
            <text:p>INSERT INTO locality (id,regionid,typeid,name,ctime,mtime) VALUES (360260364,36026,3601,'Pangkajene Kepulau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66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65">
            <text:p>365</text:p>
          </table:table-cell>
          <table:table-cell office:value-type="string">
            <text:p>Pinrang</text:p>
          </table:table-cell>
          <table:table-cell table:formula="oooc:=[.A366]*10000+[.D366]" office:value-type="float" office:value="360260365">
            <text:p>360260365</text:p>
          </table:table-cell>
          <table:table-cell/>
          <table:table-cell table:formula="oooc:=&quot;INSERT INTO locality (id,regionid,typeid,name,ctime,mtime) VALUES (&quot;&amp;[.F366]&amp;&quot;,&quot;&amp;[.A366]&amp;&quot;,&quot;&amp;IF([.C366]=&quot;Kabupaten&quot;;3601;3602)&amp;&quot;,&quot;&amp;&quot;'&quot;&amp;[.E366]&amp;&quot;','&quot;&amp;[var.$B$1]&amp;&quot;','&quot;&amp;[var.$B$2]&amp;&quot;');&quot;" office:value-type="string" office:string-value="INSERT INTO locality (id,regionid,typeid,name,ctime,mtime) VALUES (360260365,36026,3601,'Pinrang','2006-08-14 00:00:00+07','2006-08-14 00:00:00+07');">
            <text:p>INSERT INTO locality (id,regionid,typeid,name,ctime,mtime) VALUES (360260365,36026,3601,'Pinr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67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66">
            <text:p>366</text:p>
          </table:table-cell>
          <table:table-cell office:value-type="string">
            <text:p>Selayar</text:p>
          </table:table-cell>
          <table:table-cell table:formula="oooc:=[.A367]*10000+[.D367]" office:value-type="float" office:value="360260366">
            <text:p>360260366</text:p>
          </table:table-cell>
          <table:table-cell/>
          <table:table-cell table:formula="oooc:=&quot;INSERT INTO locality (id,regionid,typeid,name,ctime,mtime) VALUES (&quot;&amp;[.F367]&amp;&quot;,&quot;&amp;[.A367]&amp;&quot;,&quot;&amp;IF([.C367]=&quot;Kabupaten&quot;;3601;3602)&amp;&quot;,&quot;&amp;&quot;'&quot;&amp;[.E367]&amp;&quot;','&quot;&amp;[var.$B$1]&amp;&quot;','&quot;&amp;[var.$B$2]&amp;&quot;');&quot;" office:value-type="string" office:string-value="INSERT INTO locality (id,regionid,typeid,name,ctime,mtime) VALUES (360260366,36026,3601,'Selayar','2006-08-14 00:00:00+07','2006-08-14 00:00:00+07');">
            <text:p>INSERT INTO locality (id,regionid,typeid,name,ctime,mtime) VALUES (360260366,36026,3601,'Selay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68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67">
            <text:p>367</text:p>
          </table:table-cell>
          <table:table-cell office:value-type="string">
            <text:p>Sidenreng Rappang</text:p>
          </table:table-cell>
          <table:table-cell table:formula="oooc:=[.A368]*10000+[.D368]" office:value-type="float" office:value="360260367">
            <text:p>360260367</text:p>
          </table:table-cell>
          <table:table-cell/>
          <table:table-cell table:formula="oooc:=&quot;INSERT INTO locality (id,regionid,typeid,name,ctime,mtime) VALUES (&quot;&amp;[.F368]&amp;&quot;,&quot;&amp;[.A368]&amp;&quot;,&quot;&amp;IF([.C368]=&quot;Kabupaten&quot;;3601;3602)&amp;&quot;,&quot;&amp;&quot;'&quot;&amp;[.E368]&amp;&quot;','&quot;&amp;[var.$B$1]&amp;&quot;','&quot;&amp;[var.$B$2]&amp;&quot;');&quot;" office:value-type="string" office:string-value="INSERT INTO locality (id,regionid,typeid,name,ctime,mtime) VALUES (360260367,36026,3601,'Sidenreng Rappang','2006-08-14 00:00:00+07','2006-08-14 00:00:00+07');">
            <text:p>INSERT INTO locality (id,regionid,typeid,name,ctime,mtime) VALUES (360260367,36026,3601,'Sidenreng Rapp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69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68">
            <text:p>368</text:p>
          </table:table-cell>
          <table:table-cell office:value-type="string">
            <text:p>Sinjai</text:p>
          </table:table-cell>
          <table:table-cell table:formula="oooc:=[.A369]*10000+[.D369]" office:value-type="float" office:value="360260368">
            <text:p>360260368</text:p>
          </table:table-cell>
          <table:table-cell/>
          <table:table-cell table:formula="oooc:=&quot;INSERT INTO locality (id,regionid,typeid,name,ctime,mtime) VALUES (&quot;&amp;[.F369]&amp;&quot;,&quot;&amp;[.A369]&amp;&quot;,&quot;&amp;IF([.C369]=&quot;Kabupaten&quot;;3601;3602)&amp;&quot;,&quot;&amp;&quot;'&quot;&amp;[.E369]&amp;&quot;','&quot;&amp;[var.$B$1]&amp;&quot;','&quot;&amp;[var.$B$2]&amp;&quot;');&quot;" office:value-type="string" office:string-value="INSERT INTO locality (id,regionid,typeid,name,ctime,mtime) VALUES (360260368,36026,3601,'Sinjai','2006-08-14 00:00:00+07','2006-08-14 00:00:00+07');">
            <text:p>INSERT INTO locality (id,regionid,typeid,name,ctime,mtime) VALUES (360260368,36026,3601,'Sinja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70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69">
            <text:p>369</text:p>
          </table:table-cell>
          <table:table-cell office:value-type="string">
            <text:p>Soppeng</text:p>
          </table:table-cell>
          <table:table-cell table:formula="oooc:=[.A370]*10000+[.D370]" office:value-type="float" office:value="360260369">
            <text:p>360260369</text:p>
          </table:table-cell>
          <table:table-cell/>
          <table:table-cell table:formula="oooc:=&quot;INSERT INTO locality (id,regionid,typeid,name,ctime,mtime) VALUES (&quot;&amp;[.F370]&amp;&quot;,&quot;&amp;[.A370]&amp;&quot;,&quot;&amp;IF([.C370]=&quot;Kabupaten&quot;;3601;3602)&amp;&quot;,&quot;&amp;&quot;'&quot;&amp;[.E370]&amp;&quot;','&quot;&amp;[var.$B$1]&amp;&quot;','&quot;&amp;[var.$B$2]&amp;&quot;');&quot;" office:value-type="string" office:string-value="INSERT INTO locality (id,regionid,typeid,name,ctime,mtime) VALUES (360260369,36026,3601,'Soppeng','2006-08-14 00:00:00+07','2006-08-14 00:00:00+07');">
            <text:p>INSERT INTO locality (id,regionid,typeid,name,ctime,mtime) VALUES (360260369,36026,3601,'Soppe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71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70">
            <text:p>370</text:p>
          </table:table-cell>
          <table:table-cell office:value-type="string">
            <text:p>Takalar</text:p>
          </table:table-cell>
          <table:table-cell table:formula="oooc:=[.A371]*10000+[.D371]" office:value-type="float" office:value="360260370">
            <text:p>360260370</text:p>
          </table:table-cell>
          <table:table-cell/>
          <table:table-cell table:formula="oooc:=&quot;INSERT INTO locality (id,regionid,typeid,name,ctime,mtime) VALUES (&quot;&amp;[.F371]&amp;&quot;,&quot;&amp;[.A371]&amp;&quot;,&quot;&amp;IF([.C371]=&quot;Kabupaten&quot;;3601;3602)&amp;&quot;,&quot;&amp;&quot;'&quot;&amp;[.E371]&amp;&quot;','&quot;&amp;[var.$B$1]&amp;&quot;','&quot;&amp;[var.$B$2]&amp;&quot;');&quot;" office:value-type="string" office:string-value="INSERT INTO locality (id,regionid,typeid,name,ctime,mtime) VALUES (360260370,36026,3601,'Takalar','2006-08-14 00:00:00+07','2006-08-14 00:00:00+07');">
            <text:p>INSERT INTO locality (id,regionid,typeid,name,ctime,mtime) VALUES (360260370,36026,3601,'Takal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72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71">
            <text:p>371</text:p>
          </table:table-cell>
          <table:table-cell office:value-type="string">
            <text:p>Tana Toraja</text:p>
          </table:table-cell>
          <table:table-cell table:formula="oooc:=[.A372]*10000+[.D372]" office:value-type="float" office:value="360260371">
            <text:p>360260371</text:p>
          </table:table-cell>
          <table:table-cell/>
          <table:table-cell table:formula="oooc:=&quot;INSERT INTO locality (id,regionid,typeid,name,ctime,mtime) VALUES (&quot;&amp;[.F372]&amp;&quot;,&quot;&amp;[.A372]&amp;&quot;,&quot;&amp;IF([.C372]=&quot;Kabupaten&quot;;3601;3602)&amp;&quot;,&quot;&amp;&quot;'&quot;&amp;[.E372]&amp;&quot;','&quot;&amp;[var.$B$1]&amp;&quot;','&quot;&amp;[var.$B$2]&amp;&quot;');&quot;" office:value-type="string" office:string-value="INSERT INTO locality (id,regionid,typeid,name,ctime,mtime) VALUES (360260371,36026,3601,'Tana Toraja','2006-08-14 00:00:00+07','2006-08-14 00:00:00+07');">
            <text:p>INSERT INTO locality (id,regionid,typeid,name,ctime,mtime) VALUES (360260371,36026,3601,'Tana Toraj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73];[p.$A$1:.$B$50];2;0)" office:value-type="string" office:string-value="Sulawesi Selatan">
            <text:p>Sulawesi Selatan</text:p>
          </table:table-cell>
          <table:table-cell office:value-type="string">
            <text:p>Kabupaten</text:p>
          </table:table-cell>
          <table:table-cell office:value-type="float" office:value="372">
            <text:p>372</text:p>
          </table:table-cell>
          <table:table-cell office:value-type="string">
            <text:p>Wajo</text:p>
          </table:table-cell>
          <table:table-cell table:formula="oooc:=[.A373]*10000+[.D373]" office:value-type="float" office:value="360260372">
            <text:p>360260372</text:p>
          </table:table-cell>
          <table:table-cell/>
          <table:table-cell table:formula="oooc:=&quot;INSERT INTO locality (id,regionid,typeid,name,ctime,mtime) VALUES (&quot;&amp;[.F373]&amp;&quot;,&quot;&amp;[.A373]&amp;&quot;,&quot;&amp;IF([.C373]=&quot;Kabupaten&quot;;3601;3602)&amp;&quot;,&quot;&amp;&quot;'&quot;&amp;[.E373]&amp;&quot;','&quot;&amp;[var.$B$1]&amp;&quot;','&quot;&amp;[var.$B$2]&amp;&quot;');&quot;" office:value-type="string" office:string-value="INSERT INTO locality (id,regionid,typeid,name,ctime,mtime) VALUES (360260372,36026,3601,'Wajo','2006-08-14 00:00:00+07','2006-08-14 00:00:00+07');">
            <text:p>INSERT INTO locality (id,regionid,typeid,name,ctime,mtime) VALUES (360260372,36026,3601,'Waj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74];[p.$A$1:.$B$50];2;0)" office:value-type="string" office:string-value="Sulawesi Selatan">
            <text:p>Sulawesi Selatan</text:p>
          </table:table-cell>
          <table:table-cell office:value-type="string">
            <text:p>Kota</text:p>
          </table:table-cell>
          <table:table-cell office:value-type="float" office:value="373">
            <text:p>373</text:p>
          </table:table-cell>
          <table:table-cell office:value-type="string">
            <text:p>Makassar</text:p>
          </table:table-cell>
          <table:table-cell table:formula="oooc:=[.A374]*10000+[.D374]" office:value-type="float" office:value="360260373">
            <text:p>360260373</text:p>
          </table:table-cell>
          <table:table-cell/>
          <table:table-cell table:formula="oooc:=&quot;INSERT INTO locality (id,regionid,typeid,name,ctime,mtime) VALUES (&quot;&amp;[.F374]&amp;&quot;,&quot;&amp;[.A374]&amp;&quot;,&quot;&amp;IF([.C374]=&quot;Kabupaten&quot;;3601;3602)&amp;&quot;,&quot;&amp;&quot;'&quot;&amp;[.E374]&amp;&quot;','&quot;&amp;[var.$B$1]&amp;&quot;','&quot;&amp;[var.$B$2]&amp;&quot;');&quot;" office:value-type="string" office:string-value="INSERT INTO locality (id,regionid,typeid,name,ctime,mtime) VALUES (360260373,36026,3602,'Makassar','2006-08-14 00:00:00+07','2006-08-14 00:00:00+07');">
            <text:p>INSERT INTO locality (id,regionid,typeid,name,ctime,mtime) VALUES (360260373,36026,3602,'Makass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75];[p.$A$1:.$B$50];2;0)" office:value-type="string" office:string-value="Sulawesi Selatan">
            <text:p>Sulawesi Selatan</text:p>
          </table:table-cell>
          <table:table-cell office:value-type="string">
            <text:p>Kota</text:p>
          </table:table-cell>
          <table:table-cell office:value-type="float" office:value="374">
            <text:p>374</text:p>
          </table:table-cell>
          <table:table-cell office:value-type="string">
            <text:p>Palopo</text:p>
          </table:table-cell>
          <table:table-cell table:formula="oooc:=[.A375]*10000+[.D375]" office:value-type="float" office:value="360260374">
            <text:p>360260374</text:p>
          </table:table-cell>
          <table:table-cell/>
          <table:table-cell table:formula="oooc:=&quot;INSERT INTO locality (id,regionid,typeid,name,ctime,mtime) VALUES (&quot;&amp;[.F375]&amp;&quot;,&quot;&amp;[.A375]&amp;&quot;,&quot;&amp;IF([.C375]=&quot;Kabupaten&quot;;3601;3602)&amp;&quot;,&quot;&amp;&quot;'&quot;&amp;[.E375]&amp;&quot;','&quot;&amp;[var.$B$1]&amp;&quot;','&quot;&amp;[var.$B$2]&amp;&quot;');&quot;" office:value-type="string" office:string-value="INSERT INTO locality (id,regionid,typeid,name,ctime,mtime) VALUES (360260374,36026,3602,'Palopo','2006-08-14 00:00:00+07','2006-08-14 00:00:00+07');">
            <text:p>INSERT INTO locality (id,regionid,typeid,name,ctime,mtime) VALUES (360260374,36026,3602,'Palop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6">
            <text:p>36026</text:p>
          </table:table-cell>
          <table:table-cell table:formula="oooc:=VLOOKUP([.A376];[p.$A$1:.$B$50];2;0)" office:value-type="string" office:string-value="Sulawesi Selatan">
            <text:p>Sulawesi Selatan</text:p>
          </table:table-cell>
          <table:table-cell office:value-type="string">
            <text:p>Kota</text:p>
          </table:table-cell>
          <table:table-cell office:value-type="float" office:value="375">
            <text:p>375</text:p>
          </table:table-cell>
          <table:table-cell office:value-type="string">
            <text:p>Pare-Pare</text:p>
          </table:table-cell>
          <table:table-cell table:formula="oooc:=[.A376]*10000+[.D376]" office:value-type="float" office:value="360260375">
            <text:p>360260375</text:p>
          </table:table-cell>
          <table:table-cell/>
          <table:table-cell table:formula="oooc:=&quot;INSERT INTO locality (id,regionid,typeid,name,ctime,mtime) VALUES (&quot;&amp;[.F376]&amp;&quot;,&quot;&amp;[.A376]&amp;&quot;,&quot;&amp;IF([.C376]=&quot;Kabupaten&quot;;3601;3602)&amp;&quot;,&quot;&amp;&quot;'&quot;&amp;[.E376]&amp;&quot;','&quot;&amp;[var.$B$1]&amp;&quot;','&quot;&amp;[var.$B$2]&amp;&quot;');&quot;" office:value-type="string" office:string-value="INSERT INTO locality (id,regionid,typeid,name,ctime,mtime) VALUES (360260375,36026,3602,'Pare-Pare','2006-08-14 00:00:00+07','2006-08-14 00:00:00+07');">
            <text:p>INSERT INTO locality (id,regionid,typeid,name,ctime,mtime) VALUES (360260375,36026,3602,'Pare-Pare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7">
            <text:p>36027</text:p>
          </table:table-cell>
          <table:table-cell table:formula="oooc:=VLOOKUP([.A377];[p.$A$1:.$B$50];2;0)" office:value-type="string" office:string-value="Sulawesi Tenggara">
            <text:p>Sulawesi Tenggara</text:p>
          </table:table-cell>
          <table:table-cell office:value-type="string">
            <text:p>Kabupaten</text:p>
          </table:table-cell>
          <table:table-cell office:value-type="float" office:value="376">
            <text:p>376</text:p>
          </table:table-cell>
          <table:table-cell office:value-type="string">
            <text:p>Bombana</text:p>
          </table:table-cell>
          <table:table-cell table:formula="oooc:=[.A377]*10000+[.D377]" office:value-type="float" office:value="360270376">
            <text:p>360270376</text:p>
          </table:table-cell>
          <table:table-cell/>
          <table:table-cell table:formula="oooc:=&quot;INSERT INTO locality (id,regionid,typeid,name,ctime,mtime) VALUES (&quot;&amp;[.F377]&amp;&quot;,&quot;&amp;[.A377]&amp;&quot;,&quot;&amp;IF([.C377]=&quot;Kabupaten&quot;;3601;3602)&amp;&quot;,&quot;&amp;&quot;'&quot;&amp;[.E377]&amp;&quot;','&quot;&amp;[var.$B$1]&amp;&quot;','&quot;&amp;[var.$B$2]&amp;&quot;');&quot;" office:value-type="string" office:string-value="INSERT INTO locality (id,regionid,typeid,name,ctime,mtime) VALUES (360270376,36027,3601,'Bombana','2006-08-14 00:00:00+07','2006-08-14 00:00:00+07');">
            <text:p>INSERT INTO locality (id,regionid,typeid,name,ctime,mtime) VALUES (360270376,36027,3601,'Bomban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7">
            <text:p>36027</text:p>
          </table:table-cell>
          <table:table-cell table:formula="oooc:=VLOOKUP([.A378];[p.$A$1:.$B$50];2;0)" office:value-type="string" office:string-value="Sulawesi Tenggara">
            <text:p>Sulawesi Tenggara</text:p>
          </table:table-cell>
          <table:table-cell office:value-type="string">
            <text:p>Kabupaten</text:p>
          </table:table-cell>
          <table:table-cell office:value-type="float" office:value="377">
            <text:p>377</text:p>
          </table:table-cell>
          <table:table-cell office:value-type="string">
            <text:p>Buton</text:p>
          </table:table-cell>
          <table:table-cell table:formula="oooc:=[.A378]*10000+[.D378]" office:value-type="float" office:value="360270377">
            <text:p>360270377</text:p>
          </table:table-cell>
          <table:table-cell/>
          <table:table-cell table:formula="oooc:=&quot;INSERT INTO locality (id,regionid,typeid,name,ctime,mtime) VALUES (&quot;&amp;[.F378]&amp;&quot;,&quot;&amp;[.A378]&amp;&quot;,&quot;&amp;IF([.C378]=&quot;Kabupaten&quot;;3601;3602)&amp;&quot;,&quot;&amp;&quot;'&quot;&amp;[.E378]&amp;&quot;','&quot;&amp;[var.$B$1]&amp;&quot;','&quot;&amp;[var.$B$2]&amp;&quot;');&quot;" office:value-type="string" office:string-value="INSERT INTO locality (id,regionid,typeid,name,ctime,mtime) VALUES (360270377,36027,3601,'Buton','2006-08-14 00:00:00+07','2006-08-14 00:00:00+07');">
            <text:p>INSERT INTO locality (id,regionid,typeid,name,ctime,mtime) VALUES (360270377,36027,3601,'Buto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7">
            <text:p>36027</text:p>
          </table:table-cell>
          <table:table-cell table:formula="oooc:=VLOOKUP([.A379];[p.$A$1:.$B$50];2;0)" office:value-type="string" office:string-value="Sulawesi Tenggara">
            <text:p>Sulawesi Tenggara</text:p>
          </table:table-cell>
          <table:table-cell office:value-type="string">
            <text:p>Kabupaten</text:p>
          </table:table-cell>
          <table:table-cell office:value-type="float" office:value="378">
            <text:p>378</text:p>
          </table:table-cell>
          <table:table-cell office:value-type="string">
            <text:p>Kolaka</text:p>
          </table:table-cell>
          <table:table-cell table:formula="oooc:=[.A379]*10000+[.D379]" office:value-type="float" office:value="360270378">
            <text:p>360270378</text:p>
          </table:table-cell>
          <table:table-cell/>
          <table:table-cell table:formula="oooc:=&quot;INSERT INTO locality (id,regionid,typeid,name,ctime,mtime) VALUES (&quot;&amp;[.F379]&amp;&quot;,&quot;&amp;[.A379]&amp;&quot;,&quot;&amp;IF([.C379]=&quot;Kabupaten&quot;;3601;3602)&amp;&quot;,&quot;&amp;&quot;'&quot;&amp;[.E379]&amp;&quot;','&quot;&amp;[var.$B$1]&amp;&quot;','&quot;&amp;[var.$B$2]&amp;&quot;');&quot;" office:value-type="string" office:string-value="INSERT INTO locality (id,regionid,typeid,name,ctime,mtime) VALUES (360270378,36027,3601,'Kolaka','2006-08-14 00:00:00+07','2006-08-14 00:00:00+07');">
            <text:p>INSERT INTO locality (id,regionid,typeid,name,ctime,mtime) VALUES (360270378,36027,3601,'Kolak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7">
            <text:p>36027</text:p>
          </table:table-cell>
          <table:table-cell table:formula="oooc:=VLOOKUP([.A380];[p.$A$1:.$B$50];2;0)" office:value-type="string" office:string-value="Sulawesi Tenggara">
            <text:p>Sulawesi Tenggara</text:p>
          </table:table-cell>
          <table:table-cell office:value-type="string">
            <text:p>Kabupaten</text:p>
          </table:table-cell>
          <table:table-cell office:value-type="float" office:value="379">
            <text:p>379</text:p>
          </table:table-cell>
          <table:table-cell office:value-type="string">
            <text:p>Kolaka Utara</text:p>
          </table:table-cell>
          <table:table-cell table:formula="oooc:=[.A380]*10000+[.D380]" office:value-type="float" office:value="360270379">
            <text:p>360270379</text:p>
          </table:table-cell>
          <table:table-cell/>
          <table:table-cell table:formula="oooc:=&quot;INSERT INTO locality (id,regionid,typeid,name,ctime,mtime) VALUES (&quot;&amp;[.F380]&amp;&quot;,&quot;&amp;[.A380]&amp;&quot;,&quot;&amp;IF([.C380]=&quot;Kabupaten&quot;;3601;3602)&amp;&quot;,&quot;&amp;&quot;'&quot;&amp;[.E380]&amp;&quot;','&quot;&amp;[var.$B$1]&amp;&quot;','&quot;&amp;[var.$B$2]&amp;&quot;');&quot;" office:value-type="string" office:string-value="INSERT INTO locality (id,regionid,typeid,name,ctime,mtime) VALUES (360270379,36027,3601,'Kolaka Utara','2006-08-14 00:00:00+07','2006-08-14 00:00:00+07');">
            <text:p>INSERT INTO locality (id,regionid,typeid,name,ctime,mtime) VALUES (360270379,36027,3601,'Kolaka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7">
            <text:p>36027</text:p>
          </table:table-cell>
          <table:table-cell table:formula="oooc:=VLOOKUP([.A381];[p.$A$1:.$B$50];2;0)" office:value-type="string" office:string-value="Sulawesi Tenggara">
            <text:p>Sulawesi Tenggara</text:p>
          </table:table-cell>
          <table:table-cell office:value-type="string">
            <text:p>Kabupaten</text:p>
          </table:table-cell>
          <table:table-cell office:value-type="float" office:value="380">
            <text:p>380</text:p>
          </table:table-cell>
          <table:table-cell office:value-type="string">
            <text:p>Konawe</text:p>
          </table:table-cell>
          <table:table-cell table:formula="oooc:=[.A381]*10000+[.D381]" office:value-type="float" office:value="360270380">
            <text:p>360270380</text:p>
          </table:table-cell>
          <table:table-cell office:value-type="string">
            <text:p>dulu bernama Kendari</text:p>
          </table:table-cell>
          <table:table-cell table:formula="oooc:=&quot;INSERT INTO locality (id,regionid,typeid,name,ctime,mtime) VALUES (&quot;&amp;[.F381]&amp;&quot;,&quot;&amp;[.A381]&amp;&quot;,&quot;&amp;IF([.C381]=&quot;Kabupaten&quot;;3601;3602)&amp;&quot;,&quot;&amp;&quot;'&quot;&amp;[.E381]&amp;&quot;','&quot;&amp;[var.$B$1]&amp;&quot;','&quot;&amp;[var.$B$2]&amp;&quot;');&quot;" office:value-type="string" office:string-value="INSERT INTO locality (id,regionid,typeid,name,ctime,mtime) VALUES (360270380,36027,3601,'Konawe','2006-08-14 00:00:00+07','2006-08-14 00:00:00+07');">
            <text:p>INSERT INTO locality (id,regionid,typeid,name,ctime,mtime) VALUES (360270380,36027,3601,'Konawe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7">
            <text:p>36027</text:p>
          </table:table-cell>
          <table:table-cell table:formula="oooc:=VLOOKUP([.A382];[p.$A$1:.$B$50];2;0)" office:value-type="string" office:string-value="Sulawesi Tenggara">
            <text:p>Sulawesi Tenggara</text:p>
          </table:table-cell>
          <table:table-cell office:value-type="string">
            <text:p>Kabupaten</text:p>
          </table:table-cell>
          <table:table-cell office:value-type="float" office:value="381">
            <text:p>381</text:p>
          </table:table-cell>
          <table:table-cell office:value-type="string">
            <text:p>Konawe Selatan</text:p>
          </table:table-cell>
          <table:table-cell table:formula="oooc:=[.A382]*10000+[.D382]" office:value-type="float" office:value="360270381">
            <text:p>360270381</text:p>
          </table:table-cell>
          <table:table-cell/>
          <table:table-cell table:formula="oooc:=&quot;INSERT INTO locality (id,regionid,typeid,name,ctime,mtime) VALUES (&quot;&amp;[.F382]&amp;&quot;,&quot;&amp;[.A382]&amp;&quot;,&quot;&amp;IF([.C382]=&quot;Kabupaten&quot;;3601;3602)&amp;&quot;,&quot;&amp;&quot;'&quot;&amp;[.E382]&amp;&quot;','&quot;&amp;[var.$B$1]&amp;&quot;','&quot;&amp;[var.$B$2]&amp;&quot;');&quot;" office:value-type="string" office:string-value="INSERT INTO locality (id,regionid,typeid,name,ctime,mtime) VALUES (360270381,36027,3601,'Konawe Selatan','2006-08-14 00:00:00+07','2006-08-14 00:00:00+07');">
            <text:p>INSERT INTO locality (id,regionid,typeid,name,ctime,mtime) VALUES (360270381,36027,3601,'Konawe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7">
            <text:p>36027</text:p>
          </table:table-cell>
          <table:table-cell table:formula="oooc:=VLOOKUP([.A383];[p.$A$1:.$B$50];2;0)" office:value-type="string" office:string-value="Sulawesi Tenggara">
            <text:p>Sulawesi Tenggara</text:p>
          </table:table-cell>
          <table:table-cell office:value-type="string">
            <text:p>Kabupaten</text:p>
          </table:table-cell>
          <table:table-cell office:value-type="float" office:value="382">
            <text:p>382</text:p>
          </table:table-cell>
          <table:table-cell office:value-type="string">
            <text:p>Muna</text:p>
          </table:table-cell>
          <table:table-cell table:formula="oooc:=[.A383]*10000+[.D383]" office:value-type="float" office:value="360270382">
            <text:p>360270382</text:p>
          </table:table-cell>
          <table:table-cell/>
          <table:table-cell table:formula="oooc:=&quot;INSERT INTO locality (id,regionid,typeid,name,ctime,mtime) VALUES (&quot;&amp;[.F383]&amp;&quot;,&quot;&amp;[.A383]&amp;&quot;,&quot;&amp;IF([.C383]=&quot;Kabupaten&quot;;3601;3602)&amp;&quot;,&quot;&amp;&quot;'&quot;&amp;[.E383]&amp;&quot;','&quot;&amp;[var.$B$1]&amp;&quot;','&quot;&amp;[var.$B$2]&amp;&quot;');&quot;" office:value-type="string" office:string-value="INSERT INTO locality (id,regionid,typeid,name,ctime,mtime) VALUES (360270382,36027,3601,'Muna','2006-08-14 00:00:00+07','2006-08-14 00:00:00+07');">
            <text:p>INSERT INTO locality (id,regionid,typeid,name,ctime,mtime) VALUES (360270382,36027,3601,'Mun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7">
            <text:p>36027</text:p>
          </table:table-cell>
          <table:table-cell table:formula="oooc:=VLOOKUP([.A384];[p.$A$1:.$B$50];2;0)" office:value-type="string" office:string-value="Sulawesi Tenggara">
            <text:p>Sulawesi Tenggara</text:p>
          </table:table-cell>
          <table:table-cell office:value-type="string">
            <text:p>Kabupaten</text:p>
          </table:table-cell>
          <table:table-cell office:value-type="float" office:value="383">
            <text:p>383</text:p>
          </table:table-cell>
          <table:table-cell office:value-type="string">
            <text:p>Wakatobi</text:p>
          </table:table-cell>
          <table:table-cell table:formula="oooc:=[.A384]*10000+[.D384]" office:value-type="float" office:value="360270383">
            <text:p>360270383</text:p>
          </table:table-cell>
          <table:table-cell/>
          <table:table-cell table:formula="oooc:=&quot;INSERT INTO locality (id,regionid,typeid,name,ctime,mtime) VALUES (&quot;&amp;[.F384]&amp;&quot;,&quot;&amp;[.A384]&amp;&quot;,&quot;&amp;IF([.C384]=&quot;Kabupaten&quot;;3601;3602)&amp;&quot;,&quot;&amp;&quot;'&quot;&amp;[.E384]&amp;&quot;','&quot;&amp;[var.$B$1]&amp;&quot;','&quot;&amp;[var.$B$2]&amp;&quot;');&quot;" office:value-type="string" office:string-value="INSERT INTO locality (id,regionid,typeid,name,ctime,mtime) VALUES (360270383,36027,3601,'Wakatobi','2006-08-14 00:00:00+07','2006-08-14 00:00:00+07');">
            <text:p>INSERT INTO locality (id,regionid,typeid,name,ctime,mtime) VALUES (360270383,36027,3601,'Wakatob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7">
            <text:p>36027</text:p>
          </table:table-cell>
          <table:table-cell table:formula="oooc:=VLOOKUP([.A385];[p.$A$1:.$B$50];2;0)" office:value-type="string" office:string-value="Sulawesi Tenggara">
            <text:p>Sulawesi Tenggara</text:p>
          </table:table-cell>
          <table:table-cell office:value-type="string">
            <text:p>Kota</text:p>
          </table:table-cell>
          <table:table-cell office:value-type="float" office:value="384">
            <text:p>384</text:p>
          </table:table-cell>
          <table:table-cell office:value-type="string">
            <text:p>Bau-Bau</text:p>
          </table:table-cell>
          <table:table-cell table:formula="oooc:=[.A385]*10000+[.D385]" office:value-type="float" office:value="360270384">
            <text:p>360270384</text:p>
          </table:table-cell>
          <table:table-cell/>
          <table:table-cell table:formula="oooc:=&quot;INSERT INTO locality (id,regionid,typeid,name,ctime,mtime) VALUES (&quot;&amp;[.F385]&amp;&quot;,&quot;&amp;[.A385]&amp;&quot;,&quot;&amp;IF([.C385]=&quot;Kabupaten&quot;;3601;3602)&amp;&quot;,&quot;&amp;&quot;'&quot;&amp;[.E385]&amp;&quot;','&quot;&amp;[var.$B$1]&amp;&quot;','&quot;&amp;[var.$B$2]&amp;&quot;');&quot;" office:value-type="string" office:string-value="INSERT INTO locality (id,regionid,typeid,name,ctime,mtime) VALUES (360270384,36027,3602,'Bau-Bau','2006-08-14 00:00:00+07','2006-08-14 00:00:00+07');">
            <text:p>INSERT INTO locality (id,regionid,typeid,name,ctime,mtime) VALUES (360270384,36027,3602,'Bau-Ba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7">
            <text:p>36027</text:p>
          </table:table-cell>
          <table:table-cell table:formula="oooc:=VLOOKUP([.A386];[p.$A$1:.$B$50];2;0)" office:value-type="string" office:string-value="Sulawesi Tenggara">
            <text:p>Sulawesi Tenggara</text:p>
          </table:table-cell>
          <table:table-cell office:value-type="string">
            <text:p>Kota</text:p>
          </table:table-cell>
          <table:table-cell office:value-type="float" office:value="385">
            <text:p>385</text:p>
          </table:table-cell>
          <table:table-cell office:value-type="string">
            <text:p>Kendari</text:p>
          </table:table-cell>
          <table:table-cell table:formula="oooc:=[.A386]*10000+[.D386]" office:value-type="float" office:value="360270385">
            <text:p>360270385</text:p>
          </table:table-cell>
          <table:table-cell/>
          <table:table-cell table:formula="oooc:=&quot;INSERT INTO locality (id,regionid,typeid,name,ctime,mtime) VALUES (&quot;&amp;[.F386]&amp;&quot;,&quot;&amp;[.A386]&amp;&quot;,&quot;&amp;IF([.C386]=&quot;Kabupaten&quot;;3601;3602)&amp;&quot;,&quot;&amp;&quot;'&quot;&amp;[.E386]&amp;&quot;','&quot;&amp;[var.$B$1]&amp;&quot;','&quot;&amp;[var.$B$2]&amp;&quot;');&quot;" office:value-type="string" office:string-value="INSERT INTO locality (id,regionid,typeid,name,ctime,mtime) VALUES (360270385,36027,3602,'Kendari','2006-08-14 00:00:00+07','2006-08-14 00:00:00+07');">
            <text:p>INSERT INTO locality (id,regionid,typeid,name,ctime,mtime) VALUES (360270385,36027,3602,'Kendar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8">
            <text:p>36028</text:p>
          </table:table-cell>
          <table:table-cell table:formula="oooc:=VLOOKUP([.A387];[p.$A$1:.$B$50];2;0)" office:value-type="string" office:string-value="Sulawesi Barat">
            <text:p>Sulawesi Barat</text:p>
          </table:table-cell>
          <table:table-cell office:value-type="string">
            <text:p>Kabupaten</text:p>
          </table:table-cell>
          <table:table-cell office:value-type="float" office:value="386">
            <text:p>386</text:p>
          </table:table-cell>
          <table:table-cell office:value-type="string">
            <text:p>Majene</text:p>
          </table:table-cell>
          <table:table-cell table:formula="oooc:=[.A387]*10000+[.D387]" office:value-type="float" office:value="360280386">
            <text:p>360280386</text:p>
          </table:table-cell>
          <table:table-cell/>
          <table:table-cell table:formula="oooc:=&quot;INSERT INTO locality (id,regionid,typeid,name,ctime,mtime) VALUES (&quot;&amp;[.F387]&amp;&quot;,&quot;&amp;[.A387]&amp;&quot;,&quot;&amp;IF([.C387]=&quot;Kabupaten&quot;;3601;3602)&amp;&quot;,&quot;&amp;&quot;'&quot;&amp;[.E387]&amp;&quot;','&quot;&amp;[var.$B$1]&amp;&quot;','&quot;&amp;[var.$B$2]&amp;&quot;');&quot;" office:value-type="string" office:string-value="INSERT INTO locality (id,regionid,typeid,name,ctime,mtime) VALUES (360280386,36028,3601,'Majene','2006-08-14 00:00:00+07','2006-08-14 00:00:00+07');">
            <text:p>INSERT INTO locality (id,regionid,typeid,name,ctime,mtime) VALUES (360280386,36028,3601,'Majene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8">
            <text:p>36028</text:p>
          </table:table-cell>
          <table:table-cell table:formula="oooc:=VLOOKUP([.A388];[p.$A$1:.$B$50];2;0)" office:value-type="string" office:string-value="Sulawesi Barat">
            <text:p>Sulawesi Barat</text:p>
          </table:table-cell>
          <table:table-cell office:value-type="string">
            <text:p>Kabupaten</text:p>
          </table:table-cell>
          <table:table-cell office:value-type="float" office:value="387">
            <text:p>387</text:p>
          </table:table-cell>
          <table:table-cell office:value-type="string">
            <text:p>Mamasa</text:p>
          </table:table-cell>
          <table:table-cell table:formula="oooc:=[.A388]*10000+[.D388]" office:value-type="float" office:value="360280387">
            <text:p>360280387</text:p>
          </table:table-cell>
          <table:table-cell/>
          <table:table-cell table:formula="oooc:=&quot;INSERT INTO locality (id,regionid,typeid,name,ctime,mtime) VALUES (&quot;&amp;[.F388]&amp;&quot;,&quot;&amp;[.A388]&amp;&quot;,&quot;&amp;IF([.C388]=&quot;Kabupaten&quot;;3601;3602)&amp;&quot;,&quot;&amp;&quot;'&quot;&amp;[.E388]&amp;&quot;','&quot;&amp;[var.$B$1]&amp;&quot;','&quot;&amp;[var.$B$2]&amp;&quot;');&quot;" office:value-type="string" office:string-value="INSERT INTO locality (id,regionid,typeid,name,ctime,mtime) VALUES (360280387,36028,3601,'Mamasa','2006-08-14 00:00:00+07','2006-08-14 00:00:00+07');">
            <text:p>INSERT INTO locality (id,regionid,typeid,name,ctime,mtime) VALUES (360280387,36028,3601,'Mamas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8">
            <text:p>36028</text:p>
          </table:table-cell>
          <table:table-cell table:formula="oooc:=VLOOKUP([.A389];[p.$A$1:.$B$50];2;0)" office:value-type="string" office:string-value="Sulawesi Barat">
            <text:p>Sulawesi Barat</text:p>
          </table:table-cell>
          <table:table-cell office:value-type="string">
            <text:p>Kabupaten</text:p>
          </table:table-cell>
          <table:table-cell office:value-type="float" office:value="388">
            <text:p>388</text:p>
          </table:table-cell>
          <table:table-cell office:value-type="string">
            <text:p>Mamuju</text:p>
          </table:table-cell>
          <table:table-cell table:formula="oooc:=[.A389]*10000+[.D389]" office:value-type="float" office:value="360280388">
            <text:p>360280388</text:p>
          </table:table-cell>
          <table:table-cell/>
          <table:table-cell table:formula="oooc:=&quot;INSERT INTO locality (id,regionid,typeid,name,ctime,mtime) VALUES (&quot;&amp;[.F389]&amp;&quot;,&quot;&amp;[.A389]&amp;&quot;,&quot;&amp;IF([.C389]=&quot;Kabupaten&quot;;3601;3602)&amp;&quot;,&quot;&amp;&quot;'&quot;&amp;[.E389]&amp;&quot;','&quot;&amp;[var.$B$1]&amp;&quot;','&quot;&amp;[var.$B$2]&amp;&quot;');&quot;" office:value-type="string" office:string-value="INSERT INTO locality (id,regionid,typeid,name,ctime,mtime) VALUES (360280388,36028,3601,'Mamuju','2006-08-14 00:00:00+07','2006-08-14 00:00:00+07');">
            <text:p>INSERT INTO locality (id,regionid,typeid,name,ctime,mtime) VALUES (360280388,36028,3601,'Mamuj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8">
            <text:p>36028</text:p>
          </table:table-cell>
          <table:table-cell table:formula="oooc:=VLOOKUP([.A390];[p.$A$1:.$B$50];2;0)" office:value-type="string" office:string-value="Sulawesi Barat">
            <text:p>Sulawesi Barat</text:p>
          </table:table-cell>
          <table:table-cell office:value-type="string">
            <text:p>Kabupaten</text:p>
          </table:table-cell>
          <table:table-cell office:value-type="float" office:value="389">
            <text:p>389</text:p>
          </table:table-cell>
          <table:table-cell office:value-type="string">
            <text:p>Mamuju Utara</text:p>
          </table:table-cell>
          <table:table-cell table:formula="oooc:=[.A390]*10000+[.D390]" office:value-type="float" office:value="360280389">
            <text:p>360280389</text:p>
          </table:table-cell>
          <table:table-cell/>
          <table:table-cell table:formula="oooc:=&quot;INSERT INTO locality (id,regionid,typeid,name,ctime,mtime) VALUES (&quot;&amp;[.F390]&amp;&quot;,&quot;&amp;[.A390]&amp;&quot;,&quot;&amp;IF([.C390]=&quot;Kabupaten&quot;;3601;3602)&amp;&quot;,&quot;&amp;&quot;'&quot;&amp;[.E390]&amp;&quot;','&quot;&amp;[var.$B$1]&amp;&quot;','&quot;&amp;[var.$B$2]&amp;&quot;');&quot;" office:value-type="string" office:string-value="INSERT INTO locality (id,regionid,typeid,name,ctime,mtime) VALUES (360280389,36028,3601,'Mamuju Utara','2006-08-14 00:00:00+07','2006-08-14 00:00:00+07');">
            <text:p>INSERT INTO locality (id,regionid,typeid,name,ctime,mtime) VALUES (360280389,36028,3601,'Mamuju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8">
            <text:p>36028</text:p>
          </table:table-cell>
          <table:table-cell table:formula="oooc:=VLOOKUP([.A391];[p.$A$1:.$B$50];2;0)" office:value-type="string" office:string-value="Sulawesi Barat">
            <text:p>Sulawesi Barat</text:p>
          </table:table-cell>
          <table:table-cell office:value-type="string">
            <text:p>Kabupaten</text:p>
          </table:table-cell>
          <table:table-cell office:value-type="float" office:value="390">
            <text:p>390</text:p>
          </table:table-cell>
          <table:table-cell office:value-type="string">
            <text:p>Polewali Mandar</text:p>
          </table:table-cell>
          <table:table-cell table:formula="oooc:=[.A391]*10000+[.D391]" office:value-type="float" office:value="360280390">
            <text:p>360280390</text:p>
          </table:table-cell>
          <table:table-cell/>
          <table:table-cell table:formula="oooc:=&quot;INSERT INTO locality (id,regionid,typeid,name,ctime,mtime) VALUES (&quot;&amp;[.F391]&amp;&quot;,&quot;&amp;[.A391]&amp;&quot;,&quot;&amp;IF([.C391]=&quot;Kabupaten&quot;;3601;3602)&amp;&quot;,&quot;&amp;&quot;'&quot;&amp;[.E391]&amp;&quot;','&quot;&amp;[var.$B$1]&amp;&quot;','&quot;&amp;[var.$B$2]&amp;&quot;');&quot;" office:value-type="string" office:string-value="INSERT INTO locality (id,regionid,typeid,name,ctime,mtime) VALUES (360280390,36028,3601,'Polewali Mandar','2006-08-14 00:00:00+07','2006-08-14 00:00:00+07');">
            <text:p>INSERT INTO locality (id,regionid,typeid,name,ctime,mtime) VALUES (360280390,36028,3601,'Polewali Manda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9">
            <text:p>36029</text:p>
          </table:table-cell>
          <table:table-cell table:formula="oooc:=VLOOKUP([.A392];[p.$A$1:.$B$50];2;0)" office:value-type="string" office:string-value="Gorontalo">
            <text:p>Gorontalo</text:p>
          </table:table-cell>
          <table:table-cell office:value-type="string">
            <text:p>Kabupaten</text:p>
          </table:table-cell>
          <table:table-cell office:value-type="float" office:value="391">
            <text:p>391</text:p>
          </table:table-cell>
          <table:table-cell office:value-type="string">
            <text:p>Boalemo</text:p>
          </table:table-cell>
          <table:table-cell table:formula="oooc:=[.A392]*10000+[.D392]" office:value-type="float" office:value="360290391">
            <text:p>360290391</text:p>
          </table:table-cell>
          <table:table-cell/>
          <table:table-cell table:formula="oooc:=&quot;INSERT INTO locality (id,regionid,typeid,name,ctime,mtime) VALUES (&quot;&amp;[.F392]&amp;&quot;,&quot;&amp;[.A392]&amp;&quot;,&quot;&amp;IF([.C392]=&quot;Kabupaten&quot;;3601;3602)&amp;&quot;,&quot;&amp;&quot;'&quot;&amp;[.E392]&amp;&quot;','&quot;&amp;[var.$B$1]&amp;&quot;','&quot;&amp;[var.$B$2]&amp;&quot;');&quot;" office:value-type="string" office:string-value="INSERT INTO locality (id,regionid,typeid,name,ctime,mtime) VALUES (360290391,36029,3601,'Boalemo','2006-08-14 00:00:00+07','2006-08-14 00:00:00+07');">
            <text:p>INSERT INTO locality (id,regionid,typeid,name,ctime,mtime) VALUES (360290391,36029,3601,'Boalem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9">
            <text:p>36029</text:p>
          </table:table-cell>
          <table:table-cell table:formula="oooc:=VLOOKUP([.A393];[p.$A$1:.$B$50];2;0)" office:value-type="string" office:string-value="Gorontalo">
            <text:p>Gorontalo</text:p>
          </table:table-cell>
          <table:table-cell office:value-type="string">
            <text:p>Kabupaten</text:p>
          </table:table-cell>
          <table:table-cell office:value-type="float" office:value="392">
            <text:p>392</text:p>
          </table:table-cell>
          <table:table-cell office:value-type="string">
            <text:p>Bone Bolango</text:p>
          </table:table-cell>
          <table:table-cell table:formula="oooc:=[.A393]*10000+[.D393]" office:value-type="float" office:value="360290392">
            <text:p>360290392</text:p>
          </table:table-cell>
          <table:table-cell/>
          <table:table-cell table:formula="oooc:=&quot;INSERT INTO locality (id,regionid,typeid,name,ctime,mtime) VALUES (&quot;&amp;[.F393]&amp;&quot;,&quot;&amp;[.A393]&amp;&quot;,&quot;&amp;IF([.C393]=&quot;Kabupaten&quot;;3601;3602)&amp;&quot;,&quot;&amp;&quot;'&quot;&amp;[.E393]&amp;&quot;','&quot;&amp;[var.$B$1]&amp;&quot;','&quot;&amp;[var.$B$2]&amp;&quot;');&quot;" office:value-type="string" office:string-value="INSERT INTO locality (id,regionid,typeid,name,ctime,mtime) VALUES (360290392,36029,3601,'Bone Bolango','2006-08-14 00:00:00+07','2006-08-14 00:00:00+07');">
            <text:p>INSERT INTO locality (id,regionid,typeid,name,ctime,mtime) VALUES (360290392,36029,3601,'Bone Bolang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9">
            <text:p>36029</text:p>
          </table:table-cell>
          <table:table-cell table:formula="oooc:=VLOOKUP([.A394];[p.$A$1:.$B$50];2;0)" office:value-type="string" office:string-value="Gorontalo">
            <text:p>Gorontalo</text:p>
          </table:table-cell>
          <table:table-cell office:value-type="string">
            <text:p>Kabupaten</text:p>
          </table:table-cell>
          <table:table-cell office:value-type="float" office:value="393">
            <text:p>393</text:p>
          </table:table-cell>
          <table:table-cell office:value-type="string">
            <text:p>Gorontalo</text:p>
          </table:table-cell>
          <table:table-cell table:formula="oooc:=[.A394]*10000+[.D394]" office:value-type="float" office:value="360290393">
            <text:p>360290393</text:p>
          </table:table-cell>
          <table:table-cell/>
          <table:table-cell table:formula="oooc:=&quot;INSERT INTO locality (id,regionid,typeid,name,ctime,mtime) VALUES (&quot;&amp;[.F394]&amp;&quot;,&quot;&amp;[.A394]&amp;&quot;,&quot;&amp;IF([.C394]=&quot;Kabupaten&quot;;3601;3602)&amp;&quot;,&quot;&amp;&quot;'&quot;&amp;[.E394]&amp;&quot;','&quot;&amp;[var.$B$1]&amp;&quot;','&quot;&amp;[var.$B$2]&amp;&quot;');&quot;" office:value-type="string" office:string-value="INSERT INTO locality (id,regionid,typeid,name,ctime,mtime) VALUES (360290393,36029,3601,'Gorontalo','2006-08-14 00:00:00+07','2006-08-14 00:00:00+07');">
            <text:p>INSERT INTO locality (id,regionid,typeid,name,ctime,mtime) VALUES (360290393,36029,3601,'Gorontal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9">
            <text:p>36029</text:p>
          </table:table-cell>
          <table:table-cell table:formula="oooc:=VLOOKUP([.A395];[p.$A$1:.$B$50];2;0)" office:value-type="string" office:string-value="Gorontalo">
            <text:p>Gorontalo</text:p>
          </table:table-cell>
          <table:table-cell office:value-type="string">
            <text:p>Kabupaten</text:p>
          </table:table-cell>
          <table:table-cell office:value-type="float" office:value="394">
            <text:p>394</text:p>
          </table:table-cell>
          <table:table-cell office:value-type="string">
            <text:p>Pohuwato</text:p>
          </table:table-cell>
          <table:table-cell table:formula="oooc:=[.A395]*10000+[.D395]" office:value-type="float" office:value="360290394">
            <text:p>360290394</text:p>
          </table:table-cell>
          <table:table-cell/>
          <table:table-cell table:formula="oooc:=&quot;INSERT INTO locality (id,regionid,typeid,name,ctime,mtime) VALUES (&quot;&amp;[.F395]&amp;&quot;,&quot;&amp;[.A395]&amp;&quot;,&quot;&amp;IF([.C395]=&quot;Kabupaten&quot;;3601;3602)&amp;&quot;,&quot;&amp;&quot;'&quot;&amp;[.E395]&amp;&quot;','&quot;&amp;[var.$B$1]&amp;&quot;','&quot;&amp;[var.$B$2]&amp;&quot;');&quot;" office:value-type="string" office:string-value="INSERT INTO locality (id,regionid,typeid,name,ctime,mtime) VALUES (360290394,36029,3601,'Pohuwato','2006-08-14 00:00:00+07','2006-08-14 00:00:00+07');">
            <text:p>INSERT INTO locality (id,regionid,typeid,name,ctime,mtime) VALUES (360290394,36029,3601,'Pohuwat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29">
            <text:p>36029</text:p>
          </table:table-cell>
          <table:table-cell table:formula="oooc:=VLOOKUP([.A396];[p.$A$1:.$B$50];2;0)" office:value-type="string" office:string-value="Gorontalo">
            <text:p>Gorontalo</text:p>
          </table:table-cell>
          <table:table-cell office:value-type="string">
            <text:p>Kota</text:p>
          </table:table-cell>
          <table:table-cell office:value-type="float" office:value="395">
            <text:p>395</text:p>
          </table:table-cell>
          <table:table-cell office:value-type="string">
            <text:p>Gorontalo</text:p>
          </table:table-cell>
          <table:table-cell table:formula="oooc:=[.A396]*10000+[.D396]" office:value-type="float" office:value="360290395">
            <text:p>360290395</text:p>
          </table:table-cell>
          <table:table-cell/>
          <table:table-cell table:formula="oooc:=&quot;INSERT INTO locality (id,regionid,typeid,name,ctime,mtime) VALUES (&quot;&amp;[.F396]&amp;&quot;,&quot;&amp;[.A396]&amp;&quot;,&quot;&amp;IF([.C396]=&quot;Kabupaten&quot;;3601;3602)&amp;&quot;,&quot;&amp;&quot;'&quot;&amp;[.E396]&amp;&quot;','&quot;&amp;[var.$B$1]&amp;&quot;','&quot;&amp;[var.$B$2]&amp;&quot;');&quot;" office:value-type="string" office:string-value="INSERT INTO locality (id,regionid,typeid,name,ctime,mtime) VALUES (360290395,36029,3602,'Gorontalo','2006-08-14 00:00:00+07','2006-08-14 00:00:00+07');">
            <text:p>INSERT INTO locality (id,regionid,typeid,name,ctime,mtime) VALUES (360290395,36029,3602,'Gorontal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0">
            <text:p>36030</text:p>
          </table:table-cell>
          <table:table-cell table:formula="oooc:=VLOOKUP([.A397];[p.$A$1:.$B$50];2;0)" office:value-type="string" office:string-value="Maluku">
            <text:p>Maluku</text:p>
          </table:table-cell>
          <table:table-cell office:value-type="string">
            <text:p>Kabupaten</text:p>
          </table:table-cell>
          <table:table-cell office:value-type="float" office:value="396">
            <text:p>396</text:p>
          </table:table-cell>
          <table:table-cell office:value-type="string">
            <text:p>Buru</text:p>
          </table:table-cell>
          <table:table-cell table:formula="oooc:=[.A397]*10000+[.D397]" office:value-type="float" office:value="360300396">
            <text:p>360300396</text:p>
          </table:table-cell>
          <table:table-cell/>
          <table:table-cell table:formula="oooc:=&quot;INSERT INTO locality (id,regionid,typeid,name,ctime,mtime) VALUES (&quot;&amp;[.F397]&amp;&quot;,&quot;&amp;[.A397]&amp;&quot;,&quot;&amp;IF([.C397]=&quot;Kabupaten&quot;;3601;3602)&amp;&quot;,&quot;&amp;&quot;'&quot;&amp;[.E397]&amp;&quot;','&quot;&amp;[var.$B$1]&amp;&quot;','&quot;&amp;[var.$B$2]&amp;&quot;');&quot;" office:value-type="string" office:string-value="INSERT INTO locality (id,regionid,typeid,name,ctime,mtime) VALUES (360300396,36030,3601,'Buru','2006-08-14 00:00:00+07','2006-08-14 00:00:00+07');">
            <text:p>INSERT INTO locality (id,regionid,typeid,name,ctime,mtime) VALUES (360300396,36030,3601,'Bur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0">
            <text:p>36030</text:p>
          </table:table-cell>
          <table:table-cell table:formula="oooc:=VLOOKUP([.A398];[p.$A$1:.$B$50];2;0)" office:value-type="string" office:string-value="Maluku">
            <text:p>Maluku</text:p>
          </table:table-cell>
          <table:table-cell office:value-type="string">
            <text:p>Kabupaten</text:p>
          </table:table-cell>
          <table:table-cell office:value-type="float" office:value="397">
            <text:p>397</text:p>
          </table:table-cell>
          <table:table-cell office:value-type="string">
            <text:p>Kepulauan Aru</text:p>
          </table:table-cell>
          <table:table-cell table:formula="oooc:=[.A398]*10000+[.D398]" office:value-type="float" office:value="360300397">
            <text:p>360300397</text:p>
          </table:table-cell>
          <table:table-cell/>
          <table:table-cell table:formula="oooc:=&quot;INSERT INTO locality (id,regionid,typeid,name,ctime,mtime) VALUES (&quot;&amp;[.F398]&amp;&quot;,&quot;&amp;[.A398]&amp;&quot;,&quot;&amp;IF([.C398]=&quot;Kabupaten&quot;;3601;3602)&amp;&quot;,&quot;&amp;&quot;'&quot;&amp;[.E398]&amp;&quot;','&quot;&amp;[var.$B$1]&amp;&quot;','&quot;&amp;[var.$B$2]&amp;&quot;');&quot;" office:value-type="string" office:string-value="INSERT INTO locality (id,regionid,typeid,name,ctime,mtime) VALUES (360300397,36030,3601,'Kepulauan Aru','2006-08-14 00:00:00+07','2006-08-14 00:00:00+07');">
            <text:p>INSERT INTO locality (id,regionid,typeid,name,ctime,mtime) VALUES (360300397,36030,3601,'Kepulauan Aru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0">
            <text:p>36030</text:p>
          </table:table-cell>
          <table:table-cell table:formula="oooc:=VLOOKUP([.A399];[p.$A$1:.$B$50];2;0)" office:value-type="string" office:string-value="Maluku">
            <text:p>Maluku</text:p>
          </table:table-cell>
          <table:table-cell office:value-type="string">
            <text:p>Kabupaten</text:p>
          </table:table-cell>
          <table:table-cell office:value-type="float" office:value="398">
            <text:p>398</text:p>
          </table:table-cell>
          <table:table-cell office:value-type="string">
            <text:p>Maluku Tengah</text:p>
          </table:table-cell>
          <table:table-cell table:formula="oooc:=[.A399]*10000+[.D399]" office:value-type="float" office:value="360300398">
            <text:p>360300398</text:p>
          </table:table-cell>
          <table:table-cell/>
          <table:table-cell table:formula="oooc:=&quot;INSERT INTO locality (id,regionid,typeid,name,ctime,mtime) VALUES (&quot;&amp;[.F399]&amp;&quot;,&quot;&amp;[.A399]&amp;&quot;,&quot;&amp;IF([.C399]=&quot;Kabupaten&quot;;3601;3602)&amp;&quot;,&quot;&amp;&quot;'&quot;&amp;[.E399]&amp;&quot;','&quot;&amp;[var.$B$1]&amp;&quot;','&quot;&amp;[var.$B$2]&amp;&quot;');&quot;" office:value-type="string" office:string-value="INSERT INTO locality (id,regionid,typeid,name,ctime,mtime) VALUES (360300398,36030,3601,'Maluku Tengah','2006-08-14 00:00:00+07','2006-08-14 00:00:00+07');">
            <text:p>INSERT INTO locality (id,regionid,typeid,name,ctime,mtime) VALUES (360300398,36030,3601,'Maluku Tengah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0">
            <text:p>36030</text:p>
          </table:table-cell>
          <table:table-cell table:formula="oooc:=VLOOKUP([.A400];[p.$A$1:.$B$50];2;0)" office:value-type="string" office:string-value="Maluku">
            <text:p>Maluku</text:p>
          </table:table-cell>
          <table:table-cell office:value-type="string">
            <text:p>Kabupaten</text:p>
          </table:table-cell>
          <table:table-cell office:value-type="float" office:value="399">
            <text:p>399</text:p>
          </table:table-cell>
          <table:table-cell office:value-type="string">
            <text:p>Maluku Tenggara</text:p>
          </table:table-cell>
          <table:table-cell table:formula="oooc:=[.A400]*10000+[.D400]" office:value-type="float" office:value="360300399">
            <text:p>360300399</text:p>
          </table:table-cell>
          <table:table-cell/>
          <table:table-cell table:formula="oooc:=&quot;INSERT INTO locality (id,regionid,typeid,name,ctime,mtime) VALUES (&quot;&amp;[.F400]&amp;&quot;,&quot;&amp;[.A400]&amp;&quot;,&quot;&amp;IF([.C400]=&quot;Kabupaten&quot;;3601;3602)&amp;&quot;,&quot;&amp;&quot;'&quot;&amp;[.E400]&amp;&quot;','&quot;&amp;[var.$B$1]&amp;&quot;','&quot;&amp;[var.$B$2]&amp;&quot;');&quot;" office:value-type="string" office:string-value="INSERT INTO locality (id,regionid,typeid,name,ctime,mtime) VALUES (360300399,36030,3601,'Maluku Tenggara','2006-08-14 00:00:00+07','2006-08-14 00:00:00+07');">
            <text:p>INSERT INTO locality (id,regionid,typeid,name,ctime,mtime) VALUES (360300399,36030,3601,'Maluku Tengg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0">
            <text:p>36030</text:p>
          </table:table-cell>
          <table:table-cell table:formula="oooc:=VLOOKUP([.A401];[p.$A$1:.$B$50];2;0)" office:value-type="string" office:string-value="Maluku">
            <text:p>Maluku</text:p>
          </table:table-cell>
          <table:table-cell office:value-type="string">
            <text:p>Kabupaten</text:p>
          </table:table-cell>
          <table:table-cell office:value-type="float" office:value="400">
            <text:p>400</text:p>
          </table:table-cell>
          <table:table-cell office:value-type="string">
            <text:p>Maluku Tenggara Barat</text:p>
          </table:table-cell>
          <table:table-cell table:formula="oooc:=[.A401]*10000+[.D401]" office:value-type="float" office:value="360300400">
            <text:p>360300400</text:p>
          </table:table-cell>
          <table:table-cell/>
          <table:table-cell table:formula="oooc:=&quot;INSERT INTO locality (id,regionid,typeid,name,ctime,mtime) VALUES (&quot;&amp;[.F401]&amp;&quot;,&quot;&amp;[.A401]&amp;&quot;,&quot;&amp;IF([.C401]=&quot;Kabupaten&quot;;3601;3602)&amp;&quot;,&quot;&amp;&quot;'&quot;&amp;[.E401]&amp;&quot;','&quot;&amp;[var.$B$1]&amp;&quot;','&quot;&amp;[var.$B$2]&amp;&quot;');&quot;" office:value-type="string" office:string-value="INSERT INTO locality (id,regionid,typeid,name,ctime,mtime) VALUES (360300400,36030,3601,'Maluku Tenggara Barat','2006-08-14 00:00:00+07','2006-08-14 00:00:00+07');">
            <text:p>INSERT INTO locality (id,regionid,typeid,name,ctime,mtime) VALUES (360300400,36030,3601,'Maluku Tenggara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0">
            <text:p>36030</text:p>
          </table:table-cell>
          <table:table-cell table:formula="oooc:=VLOOKUP([.A402];[p.$A$1:.$B$50];2;0)" office:value-type="string" office:string-value="Maluku">
            <text:p>Maluku</text:p>
          </table:table-cell>
          <table:table-cell office:value-type="string">
            <text:p>Kabupaten</text:p>
          </table:table-cell>
          <table:table-cell office:value-type="float" office:value="401">
            <text:p>401</text:p>
          </table:table-cell>
          <table:table-cell office:value-type="string">
            <text:p>Seram Bagian Barat</text:p>
          </table:table-cell>
          <table:table-cell table:formula="oooc:=[.A402]*10000+[.D402]" office:value-type="float" office:value="360300401">
            <text:p>360300401</text:p>
          </table:table-cell>
          <table:table-cell/>
          <table:table-cell table:formula="oooc:=&quot;INSERT INTO locality (id,regionid,typeid,name,ctime,mtime) VALUES (&quot;&amp;[.F402]&amp;&quot;,&quot;&amp;[.A402]&amp;&quot;,&quot;&amp;IF([.C402]=&quot;Kabupaten&quot;;3601;3602)&amp;&quot;,&quot;&amp;&quot;'&quot;&amp;[.E402]&amp;&quot;','&quot;&amp;[var.$B$1]&amp;&quot;','&quot;&amp;[var.$B$2]&amp;&quot;');&quot;" office:value-type="string" office:string-value="INSERT INTO locality (id,regionid,typeid,name,ctime,mtime) VALUES (360300401,36030,3601,'Seram Bagian Barat','2006-08-14 00:00:00+07','2006-08-14 00:00:00+07');">
            <text:p>INSERT INTO locality (id,regionid,typeid,name,ctime,mtime) VALUES (360300401,36030,3601,'Seram Bagian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0">
            <text:p>36030</text:p>
          </table:table-cell>
          <table:table-cell table:formula="oooc:=VLOOKUP([.A403];[p.$A$1:.$B$50];2;0)" office:value-type="string" office:string-value="Maluku">
            <text:p>Maluku</text:p>
          </table:table-cell>
          <table:table-cell office:value-type="string">
            <text:p>Kabupaten</text:p>
          </table:table-cell>
          <table:table-cell office:value-type="float" office:value="402">
            <text:p>402</text:p>
          </table:table-cell>
          <table:table-cell office:value-type="string">
            <text:p>Seram Bagian Timur</text:p>
          </table:table-cell>
          <table:table-cell table:formula="oooc:=[.A403]*10000+[.D403]" office:value-type="float" office:value="360300402">
            <text:p>360300402</text:p>
          </table:table-cell>
          <table:table-cell/>
          <table:table-cell table:formula="oooc:=&quot;INSERT INTO locality (id,regionid,typeid,name,ctime,mtime) VALUES (&quot;&amp;[.F403]&amp;&quot;,&quot;&amp;[.A403]&amp;&quot;,&quot;&amp;IF([.C403]=&quot;Kabupaten&quot;;3601;3602)&amp;&quot;,&quot;&amp;&quot;'&quot;&amp;[.E403]&amp;&quot;','&quot;&amp;[var.$B$1]&amp;&quot;','&quot;&amp;[var.$B$2]&amp;&quot;');&quot;" office:value-type="string" office:string-value="INSERT INTO locality (id,regionid,typeid,name,ctime,mtime) VALUES (360300402,36030,3601,'Seram Bagian Timur','2006-08-14 00:00:00+07','2006-08-14 00:00:00+07');">
            <text:p>INSERT INTO locality (id,regionid,typeid,name,ctime,mtime) VALUES (360300402,36030,3601,'Seram Bagian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0">
            <text:p>36030</text:p>
          </table:table-cell>
          <table:table-cell table:formula="oooc:=VLOOKUP([.A404];[p.$A$1:.$B$50];2;0)" office:value-type="string" office:string-value="Maluku">
            <text:p>Maluku</text:p>
          </table:table-cell>
          <table:table-cell office:value-type="string">
            <text:p>Kota</text:p>
          </table:table-cell>
          <table:table-cell office:value-type="float" office:value="403">
            <text:p>403</text:p>
          </table:table-cell>
          <table:table-cell office:value-type="string">
            <text:p>Ambon</text:p>
          </table:table-cell>
          <table:table-cell table:formula="oooc:=[.A404]*10000+[.D404]" office:value-type="float" office:value="360300403">
            <text:p>360300403</text:p>
          </table:table-cell>
          <table:table-cell/>
          <table:table-cell table:formula="oooc:=&quot;INSERT INTO locality (id,regionid,typeid,name,ctime,mtime) VALUES (&quot;&amp;[.F404]&amp;&quot;,&quot;&amp;[.A404]&amp;&quot;,&quot;&amp;IF([.C404]=&quot;Kabupaten&quot;;3601;3602)&amp;&quot;,&quot;&amp;&quot;'&quot;&amp;[.E404]&amp;&quot;','&quot;&amp;[var.$B$1]&amp;&quot;','&quot;&amp;[var.$B$2]&amp;&quot;');&quot;" office:value-type="string" office:string-value="INSERT INTO locality (id,regionid,typeid,name,ctime,mtime) VALUES (360300403,36030,3602,'Ambon','2006-08-14 00:00:00+07','2006-08-14 00:00:00+07');">
            <text:p>INSERT INTO locality (id,regionid,typeid,name,ctime,mtime) VALUES (360300403,36030,3602,'Ambo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1">
            <text:p>36031</text:p>
          </table:table-cell>
          <table:table-cell table:formula="oooc:=VLOOKUP([.A405];[p.$A$1:.$B$50];2;0)" office:value-type="string" office:string-value="Maluku Utara">
            <text:p>Maluku Utara</text:p>
          </table:table-cell>
          <table:table-cell office:value-type="string">
            <text:p>Kabupaten</text:p>
          </table:table-cell>
          <table:table-cell office:value-type="float" office:value="404">
            <text:p>404</text:p>
          </table:table-cell>
          <table:table-cell office:value-type="string">
            <text:p>Halmahera Barat</text:p>
          </table:table-cell>
          <table:table-cell table:formula="oooc:=[.A405]*10000+[.D405]" office:value-type="float" office:value="360310404">
            <text:p>360310404</text:p>
          </table:table-cell>
          <table:table-cell/>
          <table:table-cell table:formula="oooc:=&quot;INSERT INTO locality (id,regionid,typeid,name,ctime,mtime) VALUES (&quot;&amp;[.F405]&amp;&quot;,&quot;&amp;[.A405]&amp;&quot;,&quot;&amp;IF([.C405]=&quot;Kabupaten&quot;;3601;3602)&amp;&quot;,&quot;&amp;&quot;'&quot;&amp;[.E405]&amp;&quot;','&quot;&amp;[var.$B$1]&amp;&quot;','&quot;&amp;[var.$B$2]&amp;&quot;');&quot;" office:value-type="string" office:string-value="INSERT INTO locality (id,regionid,typeid,name,ctime,mtime) VALUES (360310404,36031,3601,'Halmahera Barat','2006-08-14 00:00:00+07','2006-08-14 00:00:00+07');">
            <text:p>INSERT INTO locality (id,regionid,typeid,name,ctime,mtime) VALUES (360310404,36031,3601,'Halmahera Bar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1">
            <text:p>36031</text:p>
          </table:table-cell>
          <table:table-cell table:formula="oooc:=VLOOKUP([.A406];[p.$A$1:.$B$50];2;0)" office:value-type="string" office:string-value="Maluku Utara">
            <text:p>Maluku Utara</text:p>
          </table:table-cell>
          <table:table-cell office:value-type="string">
            <text:p>Kabupaten</text:p>
          </table:table-cell>
          <table:table-cell office:value-type="float" office:value="405">
            <text:p>405</text:p>
          </table:table-cell>
          <table:table-cell office:value-type="string">
            <text:p>Halmahera Selatan</text:p>
          </table:table-cell>
          <table:table-cell table:formula="oooc:=[.A406]*10000+[.D406]" office:value-type="float" office:value="360310405">
            <text:p>360310405</text:p>
          </table:table-cell>
          <table:table-cell/>
          <table:table-cell table:formula="oooc:=&quot;INSERT INTO locality (id,regionid,typeid,name,ctime,mtime) VALUES (&quot;&amp;[.F406]&amp;&quot;,&quot;&amp;[.A406]&amp;&quot;,&quot;&amp;IF([.C406]=&quot;Kabupaten&quot;;3601;3602)&amp;&quot;,&quot;&amp;&quot;'&quot;&amp;[.E406]&amp;&quot;','&quot;&amp;[var.$B$1]&amp;&quot;','&quot;&amp;[var.$B$2]&amp;&quot;');&quot;" office:value-type="string" office:string-value="INSERT INTO locality (id,regionid,typeid,name,ctime,mtime) VALUES (360310405,36031,3601,'Halmahera Selatan','2006-08-14 00:00:00+07','2006-08-14 00:00:00+07');">
            <text:p>INSERT INTO locality (id,regionid,typeid,name,ctime,mtime) VALUES (360310405,36031,3601,'Halmahera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1">
            <text:p>36031</text:p>
          </table:table-cell>
          <table:table-cell table:formula="oooc:=VLOOKUP([.A407];[p.$A$1:.$B$50];2;0)" office:value-type="string" office:string-value="Maluku Utara">
            <text:p>Maluku Utara</text:p>
          </table:table-cell>
          <table:table-cell office:value-type="string">
            <text:p>Kabupaten</text:p>
          </table:table-cell>
          <table:table-cell office:value-type="float" office:value="406">
            <text:p>406</text:p>
          </table:table-cell>
          <table:table-cell office:value-type="string">
            <text:p>Halmahera Tengah</text:p>
          </table:table-cell>
          <table:table-cell table:formula="oooc:=[.A407]*10000+[.D407]" office:value-type="float" office:value="360310406">
            <text:p>360310406</text:p>
          </table:table-cell>
          <table:table-cell/>
          <table:table-cell table:formula="oooc:=&quot;INSERT INTO locality (id,regionid,typeid,name,ctime,mtime) VALUES (&quot;&amp;[.F407]&amp;&quot;,&quot;&amp;[.A407]&amp;&quot;,&quot;&amp;IF([.C407]=&quot;Kabupaten&quot;;3601;3602)&amp;&quot;,&quot;&amp;&quot;'&quot;&amp;[.E407]&amp;&quot;','&quot;&amp;[var.$B$1]&amp;&quot;','&quot;&amp;[var.$B$2]&amp;&quot;');&quot;" office:value-type="string" office:string-value="INSERT INTO locality (id,regionid,typeid,name,ctime,mtime) VALUES (360310406,36031,3601,'Halmahera Tengah','2006-08-14 00:00:00+07','2006-08-14 00:00:00+07');">
            <text:p>INSERT INTO locality (id,regionid,typeid,name,ctime,mtime) VALUES (360310406,36031,3601,'Halmahera Tengah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1">
            <text:p>36031</text:p>
          </table:table-cell>
          <table:table-cell table:formula="oooc:=VLOOKUP([.A408];[p.$A$1:.$B$50];2;0)" office:value-type="string" office:string-value="Maluku Utara">
            <text:p>Maluku Utara</text:p>
          </table:table-cell>
          <table:table-cell office:value-type="string">
            <text:p>Kabupaten</text:p>
          </table:table-cell>
          <table:table-cell office:value-type="float" office:value="407">
            <text:p>407</text:p>
          </table:table-cell>
          <table:table-cell office:value-type="string">
            <text:p>Halmahera Timur</text:p>
          </table:table-cell>
          <table:table-cell table:formula="oooc:=[.A408]*10000+[.D408]" office:value-type="float" office:value="360310407">
            <text:p>360310407</text:p>
          </table:table-cell>
          <table:table-cell/>
          <table:table-cell table:formula="oooc:=&quot;INSERT INTO locality (id,regionid,typeid,name,ctime,mtime) VALUES (&quot;&amp;[.F408]&amp;&quot;,&quot;&amp;[.A408]&amp;&quot;,&quot;&amp;IF([.C408]=&quot;Kabupaten&quot;;3601;3602)&amp;&quot;,&quot;&amp;&quot;'&quot;&amp;[.E408]&amp;&quot;','&quot;&amp;[var.$B$1]&amp;&quot;','&quot;&amp;[var.$B$2]&amp;&quot;');&quot;" office:value-type="string" office:string-value="INSERT INTO locality (id,regionid,typeid,name,ctime,mtime) VALUES (360310407,36031,3601,'Halmahera Timur','2006-08-14 00:00:00+07','2006-08-14 00:00:00+07');">
            <text:p>INSERT INTO locality (id,regionid,typeid,name,ctime,mtime) VALUES (360310407,36031,3601,'Halmahera Timu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1">
            <text:p>36031</text:p>
          </table:table-cell>
          <table:table-cell table:formula="oooc:=VLOOKUP([.A409];[p.$A$1:.$B$50];2;0)" office:value-type="string" office:string-value="Maluku Utara">
            <text:p>Maluku Utara</text:p>
          </table:table-cell>
          <table:table-cell office:value-type="string">
            <text:p>Kabupaten</text:p>
          </table:table-cell>
          <table:table-cell office:value-type="float" office:value="408">
            <text:p>408</text:p>
          </table:table-cell>
          <table:table-cell office:value-type="string">
            <text:p>Halmahera Utara</text:p>
          </table:table-cell>
          <table:table-cell table:formula="oooc:=[.A409]*10000+[.D409]" office:value-type="float" office:value="360310408">
            <text:p>360310408</text:p>
          </table:table-cell>
          <table:table-cell/>
          <table:table-cell table:formula="oooc:=&quot;INSERT INTO locality (id,regionid,typeid,name,ctime,mtime) VALUES (&quot;&amp;[.F409]&amp;&quot;,&quot;&amp;[.A409]&amp;&quot;,&quot;&amp;IF([.C409]=&quot;Kabupaten&quot;;3601;3602)&amp;&quot;,&quot;&amp;&quot;'&quot;&amp;[.E409]&amp;&quot;','&quot;&amp;[var.$B$1]&amp;&quot;','&quot;&amp;[var.$B$2]&amp;&quot;');&quot;" office:value-type="string" office:string-value="INSERT INTO locality (id,regionid,typeid,name,ctime,mtime) VALUES (360310408,36031,3601,'Halmahera Utara','2006-08-14 00:00:00+07','2006-08-14 00:00:00+07');">
            <text:p>INSERT INTO locality (id,regionid,typeid,name,ctime,mtime) VALUES (360310408,36031,3601,'Halmahera Ut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1">
            <text:p>36031</text:p>
          </table:table-cell>
          <table:table-cell table:formula="oooc:=VLOOKUP([.A410];[p.$A$1:.$B$50];2;0)" office:value-type="string" office:string-value="Maluku Utara">
            <text:p>Maluku Utara</text:p>
          </table:table-cell>
          <table:table-cell office:value-type="string">
            <text:p>Kabupaten</text:p>
          </table:table-cell>
          <table:table-cell office:value-type="float" office:value="409">
            <text:p>409</text:p>
          </table:table-cell>
          <table:table-cell office:value-type="string">
            <text:p>Kepulauan Sula</text:p>
          </table:table-cell>
          <table:table-cell table:formula="oooc:=[.A410]*10000+[.D410]" office:value-type="float" office:value="360310409">
            <text:p>360310409</text:p>
          </table:table-cell>
          <table:table-cell/>
          <table:table-cell table:formula="oooc:=&quot;INSERT INTO locality (id,regionid,typeid,name,ctime,mtime) VALUES (&quot;&amp;[.F410]&amp;&quot;,&quot;&amp;[.A410]&amp;&quot;,&quot;&amp;IF([.C410]=&quot;Kabupaten&quot;;3601;3602)&amp;&quot;,&quot;&amp;&quot;'&quot;&amp;[.E410]&amp;&quot;','&quot;&amp;[var.$B$1]&amp;&quot;','&quot;&amp;[var.$B$2]&amp;&quot;');&quot;" office:value-type="string" office:string-value="INSERT INTO locality (id,regionid,typeid,name,ctime,mtime) VALUES (360310409,36031,3601,'Kepulauan Sula','2006-08-14 00:00:00+07','2006-08-14 00:00:00+07');">
            <text:p>INSERT INTO locality (id,regionid,typeid,name,ctime,mtime) VALUES (360310409,36031,3601,'Kepulauan Sul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1">
            <text:p>36031</text:p>
          </table:table-cell>
          <table:table-cell table:formula="oooc:=VLOOKUP([.A411];[p.$A$1:.$B$50];2;0)" office:value-type="string" office:string-value="Maluku Utara">
            <text:p>Maluku Utara</text:p>
          </table:table-cell>
          <table:table-cell office:value-type="string">
            <text:p>Kota</text:p>
          </table:table-cell>
          <table:table-cell office:value-type="float" office:value="410">
            <text:p>410</text:p>
          </table:table-cell>
          <table:table-cell office:value-type="string">
            <text:p>Ternate</text:p>
          </table:table-cell>
          <table:table-cell table:formula="oooc:=[.A411]*10000+[.D411]" office:value-type="float" office:value="360310410">
            <text:p>360310410</text:p>
          </table:table-cell>
          <table:table-cell/>
          <table:table-cell table:formula="oooc:=&quot;INSERT INTO locality (id,regionid,typeid,name,ctime,mtime) VALUES (&quot;&amp;[.F411]&amp;&quot;,&quot;&amp;[.A411]&amp;&quot;,&quot;&amp;IF([.C411]=&quot;Kabupaten&quot;;3601;3602)&amp;&quot;,&quot;&amp;&quot;'&quot;&amp;[.E411]&amp;&quot;','&quot;&amp;[var.$B$1]&amp;&quot;','&quot;&amp;[var.$B$2]&amp;&quot;');&quot;" office:value-type="string" office:string-value="INSERT INTO locality (id,regionid,typeid,name,ctime,mtime) VALUES (360310410,36031,3602,'Ternate','2006-08-14 00:00:00+07','2006-08-14 00:00:00+07');">
            <text:p>INSERT INTO locality (id,regionid,typeid,name,ctime,mtime) VALUES (360310410,36031,3602,'Ternate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1">
            <text:p>36031</text:p>
          </table:table-cell>
          <table:table-cell table:formula="oooc:=VLOOKUP([.A412];[p.$A$1:.$B$50];2;0)" office:value-type="string" office:string-value="Maluku Utara">
            <text:p>Maluku Utara</text:p>
          </table:table-cell>
          <table:table-cell office:value-type="string">
            <text:p>Kota</text:p>
          </table:table-cell>
          <table:table-cell office:value-type="float" office:value="411">
            <text:p>411</text:p>
          </table:table-cell>
          <table:table-cell office:value-type="string">
            <text:p>Tidore</text:p>
          </table:table-cell>
          <table:table-cell table:formula="oooc:=[.A412]*10000+[.D412]" office:value-type="float" office:value="360310411">
            <text:p>360310411</text:p>
          </table:table-cell>
          <table:table-cell/>
          <table:table-cell table:formula="oooc:=&quot;INSERT INTO locality (id,regionid,typeid,name,ctime,mtime) VALUES (&quot;&amp;[.F412]&amp;&quot;,&quot;&amp;[.A412]&amp;&quot;,&quot;&amp;IF([.C412]=&quot;Kabupaten&quot;;3601;3602)&amp;&quot;,&quot;&amp;&quot;'&quot;&amp;[.E412]&amp;&quot;','&quot;&amp;[var.$B$1]&amp;&quot;','&quot;&amp;[var.$B$2]&amp;&quot;');&quot;" office:value-type="string" office:string-value="INSERT INTO locality (id,regionid,typeid,name,ctime,mtime) VALUES (360310411,36031,3602,'Tidore','2006-08-14 00:00:00+07','2006-08-14 00:00:00+07');">
            <text:p>INSERT INTO locality (id,regionid,typeid,name,ctime,mtime) VALUES (360310411,36031,3602,'Tidore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2">
            <text:p>36032</text:p>
          </table:table-cell>
          <table:table-cell table:formula="oooc:=VLOOKUP([.A413];[p.$A$1:.$B$50];2;0)" office:value-type="string" office:string-value="Irian Jaya Barat">
            <text:p>Irian Jaya Barat</text:p>
          </table:table-cell>
          <table:table-cell office:value-type="string">
            <text:p>Kabupaten</text:p>
          </table:table-cell>
          <table:table-cell office:value-type="float" office:value="412">
            <text:p>412</text:p>
          </table:table-cell>
          <table:table-cell office:value-type="string">
            <text:p>Fak-fak</text:p>
          </table:table-cell>
          <table:table-cell table:formula="oooc:=[.A413]*10000+[.D413]" office:value-type="float" office:value="360320412">
            <text:p>360320412</text:p>
          </table:table-cell>
          <table:table-cell/>
          <table:table-cell table:formula="oooc:=&quot;INSERT INTO locality (id,regionid,typeid,name,ctime,mtime) VALUES (&quot;&amp;[.F413]&amp;&quot;,&quot;&amp;[.A413]&amp;&quot;,&quot;&amp;IF([.C413]=&quot;Kabupaten&quot;;3601;3602)&amp;&quot;,&quot;&amp;&quot;'&quot;&amp;[.E413]&amp;&quot;','&quot;&amp;[var.$B$1]&amp;&quot;','&quot;&amp;[var.$B$2]&amp;&quot;');&quot;" office:value-type="string" office:string-value="INSERT INTO locality (id,regionid,typeid,name,ctime,mtime) VALUES (360320412,36032,3601,'Fak-fak','2006-08-14 00:00:00+07','2006-08-14 00:00:00+07');">
            <text:p>INSERT INTO locality (id,regionid,typeid,name,ctime,mtime) VALUES (360320412,36032,3601,'Fak-fak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2">
            <text:p>36032</text:p>
          </table:table-cell>
          <table:table-cell table:formula="oooc:=VLOOKUP([.A414];[p.$A$1:.$B$50];2;0)" office:value-type="string" office:string-value="Irian Jaya Barat">
            <text:p>Irian Jaya Barat</text:p>
          </table:table-cell>
          <table:table-cell office:value-type="string">
            <text:p>Kabupaten</text:p>
          </table:table-cell>
          <table:table-cell office:value-type="float" office:value="413">
            <text:p>413</text:p>
          </table:table-cell>
          <table:table-cell office:value-type="string">
            <text:p>Kaimana</text:p>
          </table:table-cell>
          <table:table-cell table:formula="oooc:=[.A414]*10000+[.D414]" office:value-type="float" office:value="360320413">
            <text:p>360320413</text:p>
          </table:table-cell>
          <table:table-cell/>
          <table:table-cell table:formula="oooc:=&quot;INSERT INTO locality (id,regionid,typeid,name,ctime,mtime) VALUES (&quot;&amp;[.F414]&amp;&quot;,&quot;&amp;[.A414]&amp;&quot;,&quot;&amp;IF([.C414]=&quot;Kabupaten&quot;;3601;3602)&amp;&quot;,&quot;&amp;&quot;'&quot;&amp;[.E414]&amp;&quot;','&quot;&amp;[var.$B$1]&amp;&quot;','&quot;&amp;[var.$B$2]&amp;&quot;');&quot;" office:value-type="string" office:string-value="INSERT INTO locality (id,regionid,typeid,name,ctime,mtime) VALUES (360320413,36032,3601,'Kaimana','2006-08-14 00:00:00+07','2006-08-14 00:00:00+07');">
            <text:p>INSERT INTO locality (id,regionid,typeid,name,ctime,mtime) VALUES (360320413,36032,3601,'Kaiman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2">
            <text:p>36032</text:p>
          </table:table-cell>
          <table:table-cell table:formula="oooc:=VLOOKUP([.A415];[p.$A$1:.$B$50];2;0)" office:value-type="string" office:string-value="Irian Jaya Barat">
            <text:p>Irian Jaya Barat</text:p>
          </table:table-cell>
          <table:table-cell office:value-type="string">
            <text:p>Kabupaten</text:p>
          </table:table-cell>
          <table:table-cell office:value-type="float" office:value="414">
            <text:p>414</text:p>
          </table:table-cell>
          <table:table-cell office:value-type="string">
            <text:p>Manokwari</text:p>
          </table:table-cell>
          <table:table-cell table:formula="oooc:=[.A415]*10000+[.D415]" office:value-type="float" office:value="360320414">
            <text:p>360320414</text:p>
          </table:table-cell>
          <table:table-cell/>
          <table:table-cell table:formula="oooc:=&quot;INSERT INTO locality (id,regionid,typeid,name,ctime,mtime) VALUES (&quot;&amp;[.F415]&amp;&quot;,&quot;&amp;[.A415]&amp;&quot;,&quot;&amp;IF([.C415]=&quot;Kabupaten&quot;;3601;3602)&amp;&quot;,&quot;&amp;&quot;'&quot;&amp;[.E415]&amp;&quot;','&quot;&amp;[var.$B$1]&amp;&quot;','&quot;&amp;[var.$B$2]&amp;&quot;');&quot;" office:value-type="string" office:string-value="INSERT INTO locality (id,regionid,typeid,name,ctime,mtime) VALUES (360320414,36032,3601,'Manokwari','2006-08-14 00:00:00+07','2006-08-14 00:00:00+07');">
            <text:p>INSERT INTO locality (id,regionid,typeid,name,ctime,mtime) VALUES (360320414,36032,3601,'Manokwar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2">
            <text:p>36032</text:p>
          </table:table-cell>
          <table:table-cell table:formula="oooc:=VLOOKUP([.A416];[p.$A$1:.$B$50];2;0)" office:value-type="string" office:string-value="Irian Jaya Barat">
            <text:p>Irian Jaya Barat</text:p>
          </table:table-cell>
          <table:table-cell office:value-type="string">
            <text:p>Kabupaten</text:p>
          </table:table-cell>
          <table:table-cell office:value-type="float" office:value="415">
            <text:p>415</text:p>
          </table:table-cell>
          <table:table-cell office:value-type="string">
            <text:p>Raja Ampat</text:p>
          </table:table-cell>
          <table:table-cell table:formula="oooc:=[.A416]*10000+[.D416]" office:value-type="float" office:value="360320415">
            <text:p>360320415</text:p>
          </table:table-cell>
          <table:table-cell/>
          <table:table-cell table:formula="oooc:=&quot;INSERT INTO locality (id,regionid,typeid,name,ctime,mtime) VALUES (&quot;&amp;[.F416]&amp;&quot;,&quot;&amp;[.A416]&amp;&quot;,&quot;&amp;IF([.C416]=&quot;Kabupaten&quot;;3601;3602)&amp;&quot;,&quot;&amp;&quot;'&quot;&amp;[.E416]&amp;&quot;','&quot;&amp;[var.$B$1]&amp;&quot;','&quot;&amp;[var.$B$2]&amp;&quot;');&quot;" office:value-type="string" office:string-value="INSERT INTO locality (id,regionid,typeid,name,ctime,mtime) VALUES (360320415,36032,3601,'Raja Ampat','2006-08-14 00:00:00+07','2006-08-14 00:00:00+07');">
            <text:p>INSERT INTO locality (id,regionid,typeid,name,ctime,mtime) VALUES (360320415,36032,3601,'Raja Amp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2">
            <text:p>36032</text:p>
          </table:table-cell>
          <table:table-cell table:formula="oooc:=VLOOKUP([.A417];[p.$A$1:.$B$50];2;0)" office:value-type="string" office:string-value="Irian Jaya Barat">
            <text:p>Irian Jaya Barat</text:p>
          </table:table-cell>
          <table:table-cell office:value-type="string">
            <text:p>Kabupaten</text:p>
          </table:table-cell>
          <table:table-cell office:value-type="float" office:value="416">
            <text:p>416</text:p>
          </table:table-cell>
          <table:table-cell office:value-type="string">
            <text:p>Sorong</text:p>
          </table:table-cell>
          <table:table-cell table:formula="oooc:=[.A417]*10000+[.D417]" office:value-type="float" office:value="360320416">
            <text:p>360320416</text:p>
          </table:table-cell>
          <table:table-cell/>
          <table:table-cell table:formula="oooc:=&quot;INSERT INTO locality (id,regionid,typeid,name,ctime,mtime) VALUES (&quot;&amp;[.F417]&amp;&quot;,&quot;&amp;[.A417]&amp;&quot;,&quot;&amp;IF([.C417]=&quot;Kabupaten&quot;;3601;3602)&amp;&quot;,&quot;&amp;&quot;'&quot;&amp;[.E417]&amp;&quot;','&quot;&amp;[var.$B$1]&amp;&quot;','&quot;&amp;[var.$B$2]&amp;&quot;');&quot;" office:value-type="string" office:string-value="INSERT INTO locality (id,regionid,typeid,name,ctime,mtime) VALUES (360320416,36032,3601,'Sorong','2006-08-14 00:00:00+07','2006-08-14 00:00:00+07');">
            <text:p>INSERT INTO locality (id,regionid,typeid,name,ctime,mtime) VALUES (360320416,36032,3601,'Soro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2">
            <text:p>36032</text:p>
          </table:table-cell>
          <table:table-cell table:formula="oooc:=VLOOKUP([.A418];[p.$A$1:.$B$50];2;0)" office:value-type="string" office:string-value="Irian Jaya Barat">
            <text:p>Irian Jaya Barat</text:p>
          </table:table-cell>
          <table:table-cell office:value-type="string">
            <text:p>Kabupaten</text:p>
          </table:table-cell>
          <table:table-cell office:value-type="float" office:value="417">
            <text:p>417</text:p>
          </table:table-cell>
          <table:table-cell office:value-type="string">
            <text:p>Sorong Selatan</text:p>
          </table:table-cell>
          <table:table-cell table:formula="oooc:=[.A418]*10000+[.D418]" office:value-type="float" office:value="360320417">
            <text:p>360320417</text:p>
          </table:table-cell>
          <table:table-cell/>
          <table:table-cell table:formula="oooc:=&quot;INSERT INTO locality (id,regionid,typeid,name,ctime,mtime) VALUES (&quot;&amp;[.F418]&amp;&quot;,&quot;&amp;[.A418]&amp;&quot;,&quot;&amp;IF([.C418]=&quot;Kabupaten&quot;;3601;3602)&amp;&quot;,&quot;&amp;&quot;'&quot;&amp;[.E418]&amp;&quot;','&quot;&amp;[var.$B$1]&amp;&quot;','&quot;&amp;[var.$B$2]&amp;&quot;');&quot;" office:value-type="string" office:string-value="INSERT INTO locality (id,regionid,typeid,name,ctime,mtime) VALUES (360320417,36032,3601,'Sorong Selatan','2006-08-14 00:00:00+07','2006-08-14 00:00:00+07');">
            <text:p>INSERT INTO locality (id,regionid,typeid,name,ctime,mtime) VALUES (360320417,36032,3601,'Sorong Selata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2">
            <text:p>36032</text:p>
          </table:table-cell>
          <table:table-cell table:formula="oooc:=VLOOKUP([.A419];[p.$A$1:.$B$50];2;0)" office:value-type="string" office:string-value="Irian Jaya Barat">
            <text:p>Irian Jaya Barat</text:p>
          </table:table-cell>
          <table:table-cell office:value-type="string">
            <text:p>Kabupaten</text:p>
          </table:table-cell>
          <table:table-cell office:value-type="float" office:value="418">
            <text:p>418</text:p>
          </table:table-cell>
          <table:table-cell office:value-type="string">
            <text:p>Teluk Bintuni</text:p>
          </table:table-cell>
          <table:table-cell table:formula="oooc:=[.A419]*10000+[.D419]" office:value-type="float" office:value="360320418">
            <text:p>360320418</text:p>
          </table:table-cell>
          <table:table-cell/>
          <table:table-cell table:formula="oooc:=&quot;INSERT INTO locality (id,regionid,typeid,name,ctime,mtime) VALUES (&quot;&amp;[.F419]&amp;&quot;,&quot;&amp;[.A419]&amp;&quot;,&quot;&amp;IF([.C419]=&quot;Kabupaten&quot;;3601;3602)&amp;&quot;,&quot;&amp;&quot;'&quot;&amp;[.E419]&amp;&quot;','&quot;&amp;[var.$B$1]&amp;&quot;','&quot;&amp;[var.$B$2]&amp;&quot;');&quot;" office:value-type="string" office:string-value="INSERT INTO locality (id,regionid,typeid,name,ctime,mtime) VALUES (360320418,36032,3601,'Teluk Bintuni','2006-08-14 00:00:00+07','2006-08-14 00:00:00+07');">
            <text:p>INSERT INTO locality (id,regionid,typeid,name,ctime,mtime) VALUES (360320418,36032,3601,'Teluk Bintun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2">
            <text:p>36032</text:p>
          </table:table-cell>
          <table:table-cell table:formula="oooc:=VLOOKUP([.A420];[p.$A$1:.$B$50];2;0)" office:value-type="string" office:string-value="Irian Jaya Barat">
            <text:p>Irian Jaya Barat</text:p>
          </table:table-cell>
          <table:table-cell office:value-type="string">
            <text:p>Kabupaten</text:p>
          </table:table-cell>
          <table:table-cell office:value-type="float" office:value="419">
            <text:p>419</text:p>
          </table:table-cell>
          <table:table-cell office:value-type="string">
            <text:p>Teluk Wondama</text:p>
          </table:table-cell>
          <table:table-cell table:formula="oooc:=[.A420]*10000+[.D420]" office:value-type="float" office:value="360320419">
            <text:p>360320419</text:p>
          </table:table-cell>
          <table:table-cell/>
          <table:table-cell table:formula="oooc:=&quot;INSERT INTO locality (id,regionid,typeid,name,ctime,mtime) VALUES (&quot;&amp;[.F420]&amp;&quot;,&quot;&amp;[.A420]&amp;&quot;,&quot;&amp;IF([.C420]=&quot;Kabupaten&quot;;3601;3602)&amp;&quot;,&quot;&amp;&quot;'&quot;&amp;[.E420]&amp;&quot;','&quot;&amp;[var.$B$1]&amp;&quot;','&quot;&amp;[var.$B$2]&amp;&quot;');&quot;" office:value-type="string" office:string-value="INSERT INTO locality (id,regionid,typeid,name,ctime,mtime) VALUES (360320419,36032,3601,'Teluk Wondama','2006-08-14 00:00:00+07','2006-08-14 00:00:00+07');">
            <text:p>INSERT INTO locality (id,regionid,typeid,name,ctime,mtime) VALUES (360320419,36032,3601,'Teluk Wondam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2">
            <text:p>36032</text:p>
          </table:table-cell>
          <table:table-cell table:formula="oooc:=VLOOKUP([.A421];[p.$A$1:.$B$50];2;0)" office:value-type="string" office:string-value="Irian Jaya Barat">
            <text:p>Irian Jaya Barat</text:p>
          </table:table-cell>
          <table:table-cell office:value-type="string">
            <text:p>Kota</text:p>
          </table:table-cell>
          <table:table-cell office:value-type="float" office:value="420">
            <text:p>420</text:p>
          </table:table-cell>
          <table:table-cell office:value-type="string">
            <text:p>Sorong</text:p>
          </table:table-cell>
          <table:table-cell table:formula="oooc:=[.A421]*10000+[.D421]" office:value-type="float" office:value="360320420">
            <text:p>360320420</text:p>
          </table:table-cell>
          <table:table-cell/>
          <table:table-cell table:formula="oooc:=&quot;INSERT INTO locality (id,regionid,typeid,name,ctime,mtime) VALUES (&quot;&amp;[.F421]&amp;&quot;,&quot;&amp;[.A421]&amp;&quot;,&quot;&amp;IF([.C421]=&quot;Kabupaten&quot;;3601;3602)&amp;&quot;,&quot;&amp;&quot;'&quot;&amp;[.E421]&amp;&quot;','&quot;&amp;[var.$B$1]&amp;&quot;','&quot;&amp;[var.$B$2]&amp;&quot;');&quot;" office:value-type="string" office:string-value="INSERT INTO locality (id,regionid,typeid,name,ctime,mtime) VALUES (360320420,36032,3602,'Sorong','2006-08-14 00:00:00+07','2006-08-14 00:00:00+07');">
            <text:p>INSERT INTO locality (id,regionid,typeid,name,ctime,mtime) VALUES (360320420,36032,3602,'Soro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22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21">
            <text:p>421</text:p>
          </table:table-cell>
          <table:table-cell office:value-type="string">
            <text:p>Asmat</text:p>
          </table:table-cell>
          <table:table-cell table:formula="oooc:=[.A422]*10000+[.D422]" office:value-type="float" office:value="360330421">
            <text:p>360330421</text:p>
          </table:table-cell>
          <table:table-cell/>
          <table:table-cell table:formula="oooc:=&quot;INSERT INTO locality (id,regionid,typeid,name,ctime,mtime) VALUES (&quot;&amp;[.F422]&amp;&quot;,&quot;&amp;[.A422]&amp;&quot;,&quot;&amp;IF([.C422]=&quot;Kabupaten&quot;;3601;3602)&amp;&quot;,&quot;&amp;&quot;'&quot;&amp;[.E422]&amp;&quot;','&quot;&amp;[var.$B$1]&amp;&quot;','&quot;&amp;[var.$B$2]&amp;&quot;');&quot;" office:value-type="string" office:string-value="INSERT INTO locality (id,regionid,typeid,name,ctime,mtime) VALUES (360330421,36033,3601,'Asmat','2006-08-14 00:00:00+07','2006-08-14 00:00:00+07');">
            <text:p>INSERT INTO locality (id,regionid,typeid,name,ctime,mtime) VALUES (360330421,36033,3601,'Asmat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23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22">
            <text:p>422</text:p>
          </table:table-cell>
          <table:table-cell office:value-type="string">
            <text:p>Biak Numfor</text:p>
          </table:table-cell>
          <table:table-cell table:formula="oooc:=[.A423]*10000+[.D423]" office:value-type="float" office:value="360330422">
            <text:p>360330422</text:p>
          </table:table-cell>
          <table:table-cell/>
          <table:table-cell table:formula="oooc:=&quot;INSERT INTO locality (id,regionid,typeid,name,ctime,mtime) VALUES (&quot;&amp;[.F423]&amp;&quot;,&quot;&amp;[.A423]&amp;&quot;,&quot;&amp;IF([.C423]=&quot;Kabupaten&quot;;3601;3602)&amp;&quot;,&quot;&amp;&quot;'&quot;&amp;[.E423]&amp;&quot;','&quot;&amp;[var.$B$1]&amp;&quot;','&quot;&amp;[var.$B$2]&amp;&quot;');&quot;" office:value-type="string" office:string-value="INSERT INTO locality (id,regionid,typeid,name,ctime,mtime) VALUES (360330422,36033,3601,'Biak Numfor','2006-08-14 00:00:00+07','2006-08-14 00:00:00+07');">
            <text:p>INSERT INTO locality (id,regionid,typeid,name,ctime,mtime) VALUES (360330422,36033,3601,'Biak Numfor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24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23">
            <text:p>423</text:p>
          </table:table-cell>
          <table:table-cell office:value-type="string">
            <text:p>Boven Digoel</text:p>
          </table:table-cell>
          <table:table-cell table:formula="oooc:=[.A424]*10000+[.D424]" office:value-type="float" office:value="360330423">
            <text:p>360330423</text:p>
          </table:table-cell>
          <table:table-cell/>
          <table:table-cell table:formula="oooc:=&quot;INSERT INTO locality (id,regionid,typeid,name,ctime,mtime) VALUES (&quot;&amp;[.F424]&amp;&quot;,&quot;&amp;[.A424]&amp;&quot;,&quot;&amp;IF([.C424]=&quot;Kabupaten&quot;;3601;3602)&amp;&quot;,&quot;&amp;&quot;'&quot;&amp;[.E424]&amp;&quot;','&quot;&amp;[var.$B$1]&amp;&quot;','&quot;&amp;[var.$B$2]&amp;&quot;');&quot;" office:value-type="string" office:string-value="INSERT INTO locality (id,regionid,typeid,name,ctime,mtime) VALUES (360330423,36033,3601,'Boven Digoel','2006-08-14 00:00:00+07','2006-08-14 00:00:00+07');">
            <text:p>INSERT INTO locality (id,regionid,typeid,name,ctime,mtime) VALUES (360330423,36033,3601,'Boven Digoel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25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24">
            <text:p>424</text:p>
          </table:table-cell>
          <table:table-cell office:value-type="string">
            <text:p>Jayapura</text:p>
          </table:table-cell>
          <table:table-cell table:formula="oooc:=[.A425]*10000+[.D425]" office:value-type="float" office:value="360330424">
            <text:p>360330424</text:p>
          </table:table-cell>
          <table:table-cell/>
          <table:table-cell table:formula="oooc:=&quot;INSERT INTO locality (id,regionid,typeid,name,ctime,mtime) VALUES (&quot;&amp;[.F425]&amp;&quot;,&quot;&amp;[.A425]&amp;&quot;,&quot;&amp;IF([.C425]=&quot;Kabupaten&quot;;3601;3602)&amp;&quot;,&quot;&amp;&quot;'&quot;&amp;[.E425]&amp;&quot;','&quot;&amp;[var.$B$1]&amp;&quot;','&quot;&amp;[var.$B$2]&amp;&quot;');&quot;" office:value-type="string" office:string-value="INSERT INTO locality (id,regionid,typeid,name,ctime,mtime) VALUES (360330424,36033,3601,'Jayapura','2006-08-14 00:00:00+07','2006-08-14 00:00:00+07');">
            <text:p>INSERT INTO locality (id,regionid,typeid,name,ctime,mtime) VALUES (360330424,36033,3601,'Jayapu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26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25">
            <text:p>425</text:p>
          </table:table-cell>
          <table:table-cell office:value-type="string">
            <text:p>Jayawijaya</text:p>
          </table:table-cell>
          <table:table-cell table:formula="oooc:=[.A426]*10000+[.D426]" office:value-type="float" office:value="360330425">
            <text:p>360330425</text:p>
          </table:table-cell>
          <table:table-cell/>
          <table:table-cell table:formula="oooc:=&quot;INSERT INTO locality (id,regionid,typeid,name,ctime,mtime) VALUES (&quot;&amp;[.F426]&amp;&quot;,&quot;&amp;[.A426]&amp;&quot;,&quot;&amp;IF([.C426]=&quot;Kabupaten&quot;;3601;3602)&amp;&quot;,&quot;&amp;&quot;'&quot;&amp;[.E426]&amp;&quot;','&quot;&amp;[var.$B$1]&amp;&quot;','&quot;&amp;[var.$B$2]&amp;&quot;');&quot;" office:value-type="string" office:string-value="INSERT INTO locality (id,regionid,typeid,name,ctime,mtime) VALUES (360330425,36033,3601,'Jayawijaya','2006-08-14 00:00:00+07','2006-08-14 00:00:00+07');">
            <text:p>INSERT INTO locality (id,regionid,typeid,name,ctime,mtime) VALUES (360330425,36033,3601,'Jayawijay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27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26">
            <text:p>426</text:p>
          </table:table-cell>
          <table:table-cell office:value-type="string">
            <text:p>Keerom</text:p>
          </table:table-cell>
          <table:table-cell table:formula="oooc:=[.A427]*10000+[.D427]" office:value-type="float" office:value="360330426">
            <text:p>360330426</text:p>
          </table:table-cell>
          <table:table-cell/>
          <table:table-cell table:formula="oooc:=&quot;INSERT INTO locality (id,regionid,typeid,name,ctime,mtime) VALUES (&quot;&amp;[.F427]&amp;&quot;,&quot;&amp;[.A427]&amp;&quot;,&quot;&amp;IF([.C427]=&quot;Kabupaten&quot;;3601;3602)&amp;&quot;,&quot;&amp;&quot;'&quot;&amp;[.E427]&amp;&quot;','&quot;&amp;[var.$B$1]&amp;&quot;','&quot;&amp;[var.$B$2]&amp;&quot;');&quot;" office:value-type="string" office:string-value="INSERT INTO locality (id,regionid,typeid,name,ctime,mtime) VALUES (360330426,36033,3601,'Keerom','2006-08-14 00:00:00+07','2006-08-14 00:00:00+07');">
            <text:p>INSERT INTO locality (id,regionid,typeid,name,ctime,mtime) VALUES (360330426,36033,3601,'Keerom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28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27">
            <text:p>427</text:p>
          </table:table-cell>
          <table:table-cell office:value-type="string">
            <text:p>Mappi</text:p>
          </table:table-cell>
          <table:table-cell table:formula="oooc:=[.A428]*10000+[.D428]" office:value-type="float" office:value="360330427">
            <text:p>360330427</text:p>
          </table:table-cell>
          <table:table-cell/>
          <table:table-cell table:formula="oooc:=&quot;INSERT INTO locality (id,regionid,typeid,name,ctime,mtime) VALUES (&quot;&amp;[.F428]&amp;&quot;,&quot;&amp;[.A428]&amp;&quot;,&quot;&amp;IF([.C428]=&quot;Kabupaten&quot;;3601;3602)&amp;&quot;,&quot;&amp;&quot;'&quot;&amp;[.E428]&amp;&quot;','&quot;&amp;[var.$B$1]&amp;&quot;','&quot;&amp;[var.$B$2]&amp;&quot;');&quot;" office:value-type="string" office:string-value="INSERT INTO locality (id,regionid,typeid,name,ctime,mtime) VALUES (360330427,36033,3601,'Mappi','2006-08-14 00:00:00+07','2006-08-14 00:00:00+07');">
            <text:p>INSERT INTO locality (id,regionid,typeid,name,ctime,mtime) VALUES (360330427,36033,3601,'Mapp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29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28">
            <text:p>428</text:p>
          </table:table-cell>
          <table:table-cell office:value-type="string">
            <text:p>Merauke</text:p>
          </table:table-cell>
          <table:table-cell table:formula="oooc:=[.A429]*10000+[.D429]" office:value-type="float" office:value="360330428">
            <text:p>360330428</text:p>
          </table:table-cell>
          <table:table-cell/>
          <table:table-cell table:formula="oooc:=&quot;INSERT INTO locality (id,regionid,typeid,name,ctime,mtime) VALUES (&quot;&amp;[.F429]&amp;&quot;,&quot;&amp;[.A429]&amp;&quot;,&quot;&amp;IF([.C429]=&quot;Kabupaten&quot;;3601;3602)&amp;&quot;,&quot;&amp;&quot;'&quot;&amp;[.E429]&amp;&quot;','&quot;&amp;[var.$B$1]&amp;&quot;','&quot;&amp;[var.$B$2]&amp;&quot;');&quot;" office:value-type="string" office:string-value="INSERT INTO locality (id,regionid,typeid,name,ctime,mtime) VALUES (360330428,36033,3601,'Merauke','2006-08-14 00:00:00+07','2006-08-14 00:00:00+07');">
            <text:p>INSERT INTO locality (id,regionid,typeid,name,ctime,mtime) VALUES (360330428,36033,3601,'Merauke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30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29">
            <text:p>429</text:p>
          </table:table-cell>
          <table:table-cell office:value-type="string">
            <text:p>Mimika</text:p>
          </table:table-cell>
          <table:table-cell table:formula="oooc:=[.A430]*10000+[.D430]" office:value-type="float" office:value="360330429">
            <text:p>360330429</text:p>
          </table:table-cell>
          <table:table-cell/>
          <table:table-cell table:formula="oooc:=&quot;INSERT INTO locality (id,regionid,typeid,name,ctime,mtime) VALUES (&quot;&amp;[.F430]&amp;&quot;,&quot;&amp;[.A430]&amp;&quot;,&quot;&amp;IF([.C430]=&quot;Kabupaten&quot;;3601;3602)&amp;&quot;,&quot;&amp;&quot;'&quot;&amp;[.E430]&amp;&quot;','&quot;&amp;[var.$B$1]&amp;&quot;','&quot;&amp;[var.$B$2]&amp;&quot;');&quot;" office:value-type="string" office:string-value="INSERT INTO locality (id,regionid,typeid,name,ctime,mtime) VALUES (360330429,36033,3601,'Mimika','2006-08-14 00:00:00+07','2006-08-14 00:00:00+07');">
            <text:p>INSERT INTO locality (id,regionid,typeid,name,ctime,mtime) VALUES (360330429,36033,3601,'Mimik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31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30">
            <text:p>430</text:p>
          </table:table-cell>
          <table:table-cell office:value-type="string">
            <text:p>Nabire</text:p>
          </table:table-cell>
          <table:table-cell table:formula="oooc:=[.A431]*10000+[.D431]" office:value-type="float" office:value="360330430">
            <text:p>360330430</text:p>
          </table:table-cell>
          <table:table-cell/>
          <table:table-cell table:formula="oooc:=&quot;INSERT INTO locality (id,regionid,typeid,name,ctime,mtime) VALUES (&quot;&amp;[.F431]&amp;&quot;,&quot;&amp;[.A431]&amp;&quot;,&quot;&amp;IF([.C431]=&quot;Kabupaten&quot;;3601;3602)&amp;&quot;,&quot;&amp;&quot;'&quot;&amp;[.E431]&amp;&quot;','&quot;&amp;[var.$B$1]&amp;&quot;','&quot;&amp;[var.$B$2]&amp;&quot;');&quot;" office:value-type="string" office:string-value="INSERT INTO locality (id,regionid,typeid,name,ctime,mtime) VALUES (360330430,36033,3601,'Nabire','2006-08-14 00:00:00+07','2006-08-14 00:00:00+07');">
            <text:p>INSERT INTO locality (id,regionid,typeid,name,ctime,mtime) VALUES (360330430,36033,3601,'Nabire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32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31">
            <text:p>431</text:p>
          </table:table-cell>
          <table:table-cell office:value-type="string">
            <text:p>Paniai</text:p>
          </table:table-cell>
          <table:table-cell table:formula="oooc:=[.A432]*10000+[.D432]" office:value-type="float" office:value="360330431">
            <text:p>360330431</text:p>
          </table:table-cell>
          <table:table-cell/>
          <table:table-cell table:formula="oooc:=&quot;INSERT INTO locality (id,regionid,typeid,name,ctime,mtime) VALUES (&quot;&amp;[.F432]&amp;&quot;,&quot;&amp;[.A432]&amp;&quot;,&quot;&amp;IF([.C432]=&quot;Kabupaten&quot;;3601;3602)&amp;&quot;,&quot;&amp;&quot;'&quot;&amp;[.E432]&amp;&quot;','&quot;&amp;[var.$B$1]&amp;&quot;','&quot;&amp;[var.$B$2]&amp;&quot;');&quot;" office:value-type="string" office:string-value="INSERT INTO locality (id,regionid,typeid,name,ctime,mtime) VALUES (360330431,36033,3601,'Paniai','2006-08-14 00:00:00+07','2006-08-14 00:00:00+07');">
            <text:p>INSERT INTO locality (id,regionid,typeid,name,ctime,mtime) VALUES (360330431,36033,3601,'Pania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33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32">
            <text:p>432</text:p>
          </table:table-cell>
          <table:table-cell office:value-type="string">
            <text:p>Pegunungan Bintang</text:p>
          </table:table-cell>
          <table:table-cell table:formula="oooc:=[.A433]*10000+[.D433]" office:value-type="float" office:value="360330432">
            <text:p>360330432</text:p>
          </table:table-cell>
          <table:table-cell/>
          <table:table-cell table:formula="oooc:=&quot;INSERT INTO locality (id,regionid,typeid,name,ctime,mtime) VALUES (&quot;&amp;[.F433]&amp;&quot;,&quot;&amp;[.A433]&amp;&quot;,&quot;&amp;IF([.C433]=&quot;Kabupaten&quot;;3601;3602)&amp;&quot;,&quot;&amp;&quot;'&quot;&amp;[.E433]&amp;&quot;','&quot;&amp;[var.$B$1]&amp;&quot;','&quot;&amp;[var.$B$2]&amp;&quot;');&quot;" office:value-type="string" office:string-value="INSERT INTO locality (id,regionid,typeid,name,ctime,mtime) VALUES (360330432,36033,3601,'Pegunungan Bintang','2006-08-14 00:00:00+07','2006-08-14 00:00:00+07');">
            <text:p>INSERT INTO locality (id,regionid,typeid,name,ctime,mtime) VALUES (360330432,36033,3601,'Pegunungan Bintang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34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33">
            <text:p>433</text:p>
          </table:table-cell>
          <table:table-cell office:value-type="string">
            <text:p>Puncak Jaya</text:p>
          </table:table-cell>
          <table:table-cell table:formula="oooc:=[.A434]*10000+[.D434]" office:value-type="float" office:value="360330433">
            <text:p>360330433</text:p>
          </table:table-cell>
          <table:table-cell/>
          <table:table-cell table:formula="oooc:=&quot;INSERT INTO locality (id,regionid,typeid,name,ctime,mtime) VALUES (&quot;&amp;[.F434]&amp;&quot;,&quot;&amp;[.A434]&amp;&quot;,&quot;&amp;IF([.C434]=&quot;Kabupaten&quot;;3601;3602)&amp;&quot;,&quot;&amp;&quot;'&quot;&amp;[.E434]&amp;&quot;','&quot;&amp;[var.$B$1]&amp;&quot;','&quot;&amp;[var.$B$2]&amp;&quot;');&quot;" office:value-type="string" office:string-value="INSERT INTO locality (id,regionid,typeid,name,ctime,mtime) VALUES (360330433,36033,3601,'Puncak Jaya','2006-08-14 00:00:00+07','2006-08-14 00:00:00+07');">
            <text:p>INSERT INTO locality (id,regionid,typeid,name,ctime,mtime) VALUES (360330433,36033,3601,'Puncak Jay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35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34">
            <text:p>434</text:p>
          </table:table-cell>
          <table:table-cell office:value-type="string">
            <text:p>Sarmi</text:p>
          </table:table-cell>
          <table:table-cell table:formula="oooc:=[.A435]*10000+[.D435]" office:value-type="float" office:value="360330434">
            <text:p>360330434</text:p>
          </table:table-cell>
          <table:table-cell/>
          <table:table-cell table:formula="oooc:=&quot;INSERT INTO locality (id,regionid,typeid,name,ctime,mtime) VALUES (&quot;&amp;[.F435]&amp;&quot;,&quot;&amp;[.A435]&amp;&quot;,&quot;&amp;IF([.C435]=&quot;Kabupaten&quot;;3601;3602)&amp;&quot;,&quot;&amp;&quot;'&quot;&amp;[.E435]&amp;&quot;','&quot;&amp;[var.$B$1]&amp;&quot;','&quot;&amp;[var.$B$2]&amp;&quot;');&quot;" office:value-type="string" office:string-value="INSERT INTO locality (id,regionid,typeid,name,ctime,mtime) VALUES (360330434,36033,3601,'Sarmi','2006-08-14 00:00:00+07','2006-08-14 00:00:00+07');">
            <text:p>INSERT INTO locality (id,regionid,typeid,name,ctime,mtime) VALUES (360330434,36033,3601,'Sarm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36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35">
            <text:p>435</text:p>
          </table:table-cell>
          <table:table-cell office:value-type="string">
            <text:p>Supiori</text:p>
          </table:table-cell>
          <table:table-cell table:formula="oooc:=[.A436]*10000+[.D436]" office:value-type="float" office:value="360330435">
            <text:p>360330435</text:p>
          </table:table-cell>
          <table:table-cell/>
          <table:table-cell table:formula="oooc:=&quot;INSERT INTO locality (id,regionid,typeid,name,ctime,mtime) VALUES (&quot;&amp;[.F436]&amp;&quot;,&quot;&amp;[.A436]&amp;&quot;,&quot;&amp;IF([.C436]=&quot;Kabupaten&quot;;3601;3602)&amp;&quot;,&quot;&amp;&quot;'&quot;&amp;[.E436]&amp;&quot;','&quot;&amp;[var.$B$1]&amp;&quot;','&quot;&amp;[var.$B$2]&amp;&quot;');&quot;" office:value-type="string" office:string-value="INSERT INTO locality (id,regionid,typeid,name,ctime,mtime) VALUES (360330435,36033,3601,'Supiori','2006-08-14 00:00:00+07','2006-08-14 00:00:00+07');">
            <text:p>INSERT INTO locality (id,regionid,typeid,name,ctime,mtime) VALUES (360330435,36033,3601,'Supiori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37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36">
            <text:p>436</text:p>
          </table:table-cell>
          <table:table-cell office:value-type="string">
            <text:p>Tolikara</text:p>
          </table:table-cell>
          <table:table-cell table:formula="oooc:=[.A437]*10000+[.D437]" office:value-type="float" office:value="360330436">
            <text:p>360330436</text:p>
          </table:table-cell>
          <table:table-cell/>
          <table:table-cell table:formula="oooc:=&quot;INSERT INTO locality (id,regionid,typeid,name,ctime,mtime) VALUES (&quot;&amp;[.F437]&amp;&quot;,&quot;&amp;[.A437]&amp;&quot;,&quot;&amp;IF([.C437]=&quot;Kabupaten&quot;;3601;3602)&amp;&quot;,&quot;&amp;&quot;'&quot;&amp;[.E437]&amp;&quot;','&quot;&amp;[var.$B$1]&amp;&quot;','&quot;&amp;[var.$B$2]&amp;&quot;');&quot;" office:value-type="string" office:string-value="INSERT INTO locality (id,regionid,typeid,name,ctime,mtime) VALUES (360330436,36033,3601,'Tolikara','2006-08-14 00:00:00+07','2006-08-14 00:00:00+07');">
            <text:p>INSERT INTO locality (id,regionid,typeid,name,ctime,mtime) VALUES (360330436,36033,3601,'Tolikara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38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37">
            <text:p>437</text:p>
          </table:table-cell>
          <table:table-cell office:value-type="string">
            <text:p>Waropen</text:p>
          </table:table-cell>
          <table:table-cell table:formula="oooc:=[.A438]*10000+[.D438]" office:value-type="float" office:value="360330437">
            <text:p>360330437</text:p>
          </table:table-cell>
          <table:table-cell/>
          <table:table-cell table:formula="oooc:=&quot;INSERT INTO locality (id,regionid,typeid,name,ctime,mtime) VALUES (&quot;&amp;[.F438]&amp;&quot;,&quot;&amp;[.A438]&amp;&quot;,&quot;&amp;IF([.C438]=&quot;Kabupaten&quot;;3601;3602)&amp;&quot;,&quot;&amp;&quot;'&quot;&amp;[.E438]&amp;&quot;','&quot;&amp;[var.$B$1]&amp;&quot;','&quot;&amp;[var.$B$2]&amp;&quot;');&quot;" office:value-type="string" office:string-value="INSERT INTO locality (id,regionid,typeid,name,ctime,mtime) VALUES (360330437,36033,3601,'Waropen','2006-08-14 00:00:00+07','2006-08-14 00:00:00+07');">
            <text:p>INSERT INTO locality (id,regionid,typeid,name,ctime,mtime) VALUES (360330437,36033,3601,'Warope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39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38">
            <text:p>438</text:p>
          </table:table-cell>
          <table:table-cell office:value-type="string">
            <text:p>Yahukimo</text:p>
          </table:table-cell>
          <table:table-cell table:formula="oooc:=[.A439]*10000+[.D439]" office:value-type="float" office:value="360330438">
            <text:p>360330438</text:p>
          </table:table-cell>
          <table:table-cell/>
          <table:table-cell table:formula="oooc:=&quot;INSERT INTO locality (id,regionid,typeid,name,ctime,mtime) VALUES (&quot;&amp;[.F439]&amp;&quot;,&quot;&amp;[.A439]&amp;&quot;,&quot;&amp;IF([.C439]=&quot;Kabupaten&quot;;3601;3602)&amp;&quot;,&quot;&amp;&quot;'&quot;&amp;[.E439]&amp;&quot;','&quot;&amp;[var.$B$1]&amp;&quot;','&quot;&amp;[var.$B$2]&amp;&quot;');&quot;" office:value-type="string" office:string-value="INSERT INTO locality (id,regionid,typeid,name,ctime,mtime) VALUES (360330438,36033,3601,'Yahukimo','2006-08-14 00:00:00+07','2006-08-14 00:00:00+07');">
            <text:p>INSERT INTO locality (id,regionid,typeid,name,ctime,mtime) VALUES (360330438,36033,3601,'Yahukimo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40];[p.$A$1:.$B$50];2;0)" office:value-type="string" office:string-value="Papua">
            <text:p>Papua</text:p>
          </table:table-cell>
          <table:table-cell office:value-type="string">
            <text:p>Kabupaten</text:p>
          </table:table-cell>
          <table:table-cell office:value-type="float" office:value="439">
            <text:p>439</text:p>
          </table:table-cell>
          <table:table-cell office:value-type="string">
            <text:p>Yapen Waropen</text:p>
          </table:table-cell>
          <table:table-cell table:formula="oooc:=[.A440]*10000+[.D440]" office:value-type="float" office:value="360330439">
            <text:p>360330439</text:p>
          </table:table-cell>
          <table:table-cell/>
          <table:table-cell table:formula="oooc:=&quot;INSERT INTO locality (id,regionid,typeid,name,ctime,mtime) VALUES (&quot;&amp;[.F440]&amp;&quot;,&quot;&amp;[.A440]&amp;&quot;,&quot;&amp;IF([.C440]=&quot;Kabupaten&quot;;3601;3602)&amp;&quot;,&quot;&amp;&quot;'&quot;&amp;[.E440]&amp;&quot;','&quot;&amp;[var.$B$1]&amp;&quot;','&quot;&amp;[var.$B$2]&amp;&quot;');&quot;" office:value-type="string" office:string-value="INSERT INTO locality (id,regionid,typeid,name,ctime,mtime) VALUES (360330439,36033,3601,'Yapen Waropen','2006-08-14 00:00:00+07','2006-08-14 00:00:00+07');">
            <text:p>INSERT INTO locality (id,regionid,typeid,name,ctime,mtime) VALUES (360330439,36033,3601,'Yapen Waropen','2006-08-14 00:00:00+07','2006-08-14 00:00:00+07');</text:p>
          </table:table-cell>
          <table:table-cell table:number-columns-repeated="248"/>
        </table:table-row>
        <table:table-row table:style-name="ro1">
          <table:table-cell office:value-type="float" office:value="36033">
            <text:p>36033</text:p>
          </table:table-cell>
          <table:table-cell table:formula="oooc:=VLOOKUP([.A441];[p.$A$1:.$B$50];2;0)" office:value-type="string" office:string-value="Papua">
            <text:p>Papua</text:p>
          </table:table-cell>
          <table:table-cell office:value-type="string">
            <text:p>Kota</text:p>
          </table:table-cell>
          <table:table-cell office:value-type="float" office:value="440">
            <text:p>440</text:p>
          </table:table-cell>
          <table:table-cell office:value-type="string">
            <text:p>Jayapura</text:p>
          </table:table-cell>
          <table:table-cell table:formula="oooc:=[.A441]*10000+[.D441]" office:value-type="float" office:value="360330440">
            <text:p>360330440</text:p>
          </table:table-cell>
          <table:table-cell/>
          <table:table-cell table:formula="oooc:=&quot;INSERT INTO locality (id,regionid,typeid,name,ctime,mtime) VALUES (&quot;&amp;[.F441]&amp;&quot;,&quot;&amp;[.A441]&amp;&quot;,&quot;&amp;IF([.C441]=&quot;Kabupaten&quot;;3601;3602)&amp;&quot;,&quot;&amp;&quot;'&quot;&amp;[.E441]&amp;&quot;','&quot;&amp;[var.$B$1]&amp;&quot;','&quot;&amp;[var.$B$2]&amp;&quot;');&quot;" office:value-type="string" office:string-value="INSERT INTO locality (id,regionid,typeid,name,ctime,mtime) VALUES (360330440,36033,3602,'Jayapura','2006-08-14 00:00:00+07','2006-08-14 00:00:00+07');">
            <text:p>INSERT INTO locality (id,regionid,typeid,name,ctime,mtime) VALUES (360330440,36033,3602,'Jayapura','2006-08-14 00:00:00+07','2006-08-14 00:00:00+07');</text:p>
          </table:table-cell>
          <table:table-cell table:number-columns-repeated="248"/>
        </table:table-row>
      </table:table>
      <table:database-ranges>
        <table:database-range table:target-range-address="k.A1:k.E441">
          <table:sort>
            <table:sort-by table:field-number="0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4">08/14/2006</text:date>, <text:time>14:5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6-08-14T14:10:36</meta:creation-date>
    <dc:date>2006-08-14T14:54:39</dc:date>
    <dc:language>en-US</dc:language>
    <meta:editing-cycles>8</meta:editing-cycles>
    <meta:editing-duration>PT44M4S</meta:editing-duration>
    <meta:user-defined meta:name="Info 1"/>
    <meta:user-defined meta:name="Info 2"/>
    <meta:user-defined meta:name="Info 3"/>
    <meta:user-defined meta:name="Info 4"/>
    <meta:document-statistic meta:table-count="3" meta:cell-count="3163"/>
  </office:meta>
</office:document-meta>
</file>